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5.826cm" fo:margin-left="0cm" fo:margin-top="0cm" fo:margin-bottom="0cm" table:align="left" style:writing-mode="lr-tb"/>
    </style:style>
    <style:style style:name="Tableau1.A" style:family="table-column">
      <style:table-column-properties style:column-width="1.035cm"/>
    </style:style>
    <style:style style:name="Tableau1.B" style:family="table-column">
      <style:table-column-properties style:column-width="1.864cm"/>
    </style:style>
    <style:style style:name="Tableau1.C" style:family="table-column">
      <style:table-column-properties style:column-width="2.926cm"/>
    </style:style>
    <style:style style:name="Tableau1.1" style:family="table-row">
      <style:table-row-properties style:min-row-height="0.653cm" fo:keep-together="auto"/>
    </style:style>
    <style:style style:name="Tableau1.A1" style:family="table-cell">
      <style:table-cell-properties style:vertical-align="" fo:padding="0cm" fo:border="none" style:writing-mode="lr-tb"/>
    </style:style>
    <style:style style:name="Tableau1.B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806cm" fo:keep-together="auto"/>
    </style:style>
    <style:style style:name="Tableau1.B2" style:family="table-cell">
      <style:table-cell-properties style:vertical-align="" fo:padding="0cm" fo:border-left="0.5pt solid #000000" fo:border-right="none" fo:border-top="none" fo:border-bottom="none" style:writing-mode="lr-tb"/>
    </style:style>
    <style:style style:name="Tableau1.3" style:family="table-row">
      <style:table-row-properties style:min-row-height="1.074cm" fo:keep-together="auto"/>
    </style:style>
    <style:style style:name="Tableau1.A3" style:family="table-cell">
      <style:table-cell-properties style:vertical-align="middle" fo:padding="0cm" fo:border="none" style:writing-mode="lr-tb"/>
    </style:style>
    <style:style style:name="Tableau1.B3" style:family="table-cell">
      <style:table-cell-properties style:vertical-align="bottom" fo:padding="0cm" fo:border-left="0.5pt solid #000000" fo:border-right="none" fo:border-top="none" fo:border-bottom="none" style:writing-mode="lr-tb"/>
    </style:style>
    <style:style style:name="Tableau1.4" style:family="table-row">
      <style:table-row-properties style:min-row-height="1.109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7.497cm"/>
        </style:tab-stops>
      </style:paragraph-properties>
    </style:style>
    <style:style style:name="P4" style:family="paragraph" style:parent-style-name="Normal">
      <style:paragraph-properties fo:break-before="page"/>
    </style:style>
    <style:style style:name="P5" style:family="paragraph" style:parent-style-name="Normal">
      <style:paragraph-properties fo:break-before="page">
        <style:tab-stops>
          <style:tab-stop style:position="7.445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844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3.844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2.496cm"/>
          <style:tab-stop style:position="4.73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287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789cm"/>
          <style:tab-stop style:position="7.634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6.429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19d4c7"/>
    </style:style>
    <style:style style:name="P13" style:family="paragraph" style:parent-style-name="Normal">
      <style:text-properties officeooo:paragraph-rsid="0019d4c7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1d5c3f"/>
    </style:style>
    <style:style style:name="P15" style:family="paragraph" style:parent-style-name="Normal">
      <style:paragraph-properties fo:break-before="page"/>
      <style:text-properties officeooo:paragraph-rsid="001d5c3f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1e9118"/>
    </style:style>
    <style:style style:name="P17" style:family="paragraph" style:parent-style-name="Heading_20_1" style:master-page-name="MP0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Normal">
      <style:paragraph-properties fo:break-before="page"/>
    </style:style>
    <style:style style:name="P21" style:family="paragraph" style:parent-style-name="Standard">
      <style:paragraph-properties fo:margin-top="0cm" fo:margin-bottom="0cm" style:contextual-spacing="false">
        <style:tab-stops/>
      </style:paragraph-properties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9118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officeooo:rsid="001bc396"/>
    </style:style>
    <style:style style:name="T9" style:family="text">
      <style:text-properties officeooo:rsid="001e9118"/>
    </style:style>
    <style:style style:name="T10" style:family="text">
      <style:text-properties fo:font-variant="normal" fo:text-transform="none" fo:color="#424242" loext:opacity="100%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11" style:family="text">
      <style:text-properties fo:font-variant="normal" fo:text-transform="none" fo:color="#191919" loext:opacity="100%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12" style:family="text">
      <style:text-properties fo:color="#000000" loext:opacity="100%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bookmark-start text:name="bookmark0"/>GALENI DE SANITATE TVENDA<text:line-break/>LIBER PRIMUS.<text:bookmark-end text:name="bookmark0"/></text:h>
      <text:h text:style-name="Heading_20_2" text:outline-level="2">Cap. I. </text:h>
      <text:p text:style-name="P12">Quum una sit ars, quae circa c<text:span text:style-name="Default_20_Paragraph_20_Font"><text:span text:style-name="T1">o</text:span></text:span>rpus ho-<text:line-break/>minis occupatur, ut in alio libro demonstratum esu<text:line-break/>ejus primae ac maximae partes sunt duae; quarum<text:line-break/>altera sanitatis conservatrix, alte<text:span text:style-name="Default_20_Paragraph_20_Font"><text:span text:style-name="T1">r</text:span></text:span>a curatrix appellatur;<text:line-break/>quae c<text:span text:style-name="Default_20_Paragraph_20_Font"><text:span text:style-name="T1">o</text:span></text:span>ntraria inter fe habent officia; siquidem issi tueri,<text:line-break/>huic immutare statum corporis est propositum. Quum<text:line-break/>ve<text:span text:style-name="Default_20_Paragraph_20_Font"><text:span text:style-name="T1">r</text:span></text:span>o et dignitate et tempore sanitas morbum praecedat,<text:line-break/>utique et nos, quemadmodum haec servanda sit, consi-<text:line-break/>derare prius oportet, delude vero; quo pacto comum-</text:p>
      <text:p text:style-name="P3">dissime morbos quis abigat Utriusque autem invenien-<text:line-break/>dae communis via est, si cognoverimus, qualis sit is cor-<text:line-break/>poris assectus; quem sanitatem appellamus; quandoquidem<text:line-break/>nec praesentem servare, nec labefactatam restituere pos-<text:line-break/>sint, qui, quaenam ea sit, penitus ignorant. Scripsimus<text:line-break/>de hoc alibi ostendimusque, similiarium, quas vocant,<text:line-break/>partium sanitatem, calidi, frigidi , humidi et sicci, com-<text:line-break/>moderationem quandam esse, organicarum vero ex simi-<text:line-break/>liarium Ipsarum compositione, et numero, et magnitudine,<text:line-break/>et confo<text:span text:style-name="Default_20_Paragraph_20_Font"><text:span text:style-name="T1">r</text:span></text:span>matione constare. Quare, quisquis haec commode<text:line-break/>tueri possit, is optimus sanitatis cestos fuerit. Tuebitur<text:line-break/>autem;- al modos omnes, quibus vitiantur, compertos<text:line-break/>prius habuerit. Sicuti enim , si impatiblle nobis corpus<text:line-break/>esset, nullam desideraret artem, quae. ejus tutelae prae-<text:line-break/>esset; ita nunc, quum diversis multisque . affectibus expo-<text:line-break/>situm sit, certam sibi; deposcit artem, quae et omnes ejus<text:line-break/>laesiones perspicere, et ipsum ah iis tueri possit.</text:p>
      <text:h text:style-name="P19" text:outline-level="2">Cap. II. </text:h>
      <text:p text:style-name="P12">Sane, quae corpus nothum laedunt cor-<text:line-break/>rumpuntque, ea sunt genere duplicia; alia quidem ne-<text:line-break/>cessaria et nobis congenita, quaeque ex ipsis generationis<text:line-break/>principiis veluti radice oriuntur; quaedam vero non ne-<text:line-break/>cessaria quidem et quae a nobis non procedunt, nec<text:line-break/>tamen minus quam illa corpus nostrum corrumpunt.<text:line-break/>Utraque iam seorsum distinguemus. Sanguis et semen<text:line-break/>generationis nostrae principia sunt: sanguis quidem ceu<text:line-break/>materies quaedam apta concinnaque, et opifici ad quid-<text:line-break/>vis sequax; semen vero opificis rationem obtinens.<text:line-break/>Mixtum est horum utrumque eisdem genere elementis<text:line-break/>humido et .sicco, frigido et calido, aut, si quis velit,<text:line-break/>ab essentia sumptis nominibus, non a qualitate, noni-<text:line-break/>nasse, terra et aqua, aere et igne. Sic enim demonstra-<text:line-break/>tum nobis est in eo libro, quem de elementis ex Hip-<text:line-break/>pec<text:span text:style-name="Default_20_Paragraph_20_Font"><text:span text:style-name="T1">t</text:span></text:span>atis sententia scripsimus. Dissident autem ratione<text:line-break/>mixtionis. Siquidem in femine plus est igneae snbstan-<text:line-break/>tiae atque aereae , in sanguine aqueae terreaeque,</text:p>
      <text:p text:style-name="P4">quamquam praepollet in hoc quoque et calidum frigido<text:line-break/>et humidum sicco, et ob eam exuperantiam non siccus,<text:line-break/>sicut ossa, unguis pilusve, sed humidus esse dicitur. At<text:line-break/>semen sanguine sicuius quidem est , caeterum ipsttm quo-<text:line-break/>que humidunr fluxlleque esu Atque ita nobis utrinque<text:line-break/>ex humida substantia principium generationis est, hanc<text:line-break/>tamen humidam servari conveniens non erat, si modo<text:line-break/>ex ea ne<text:span text:style-name="Default_20_Paragraph_20_Font"><text:span text:style-name="T1">r</text:span></text:span>vi, arteriae, venae, ossa, cartilagines, metn-<text:line-break/>branulae et alia id genus fieri deberent. Affundi equi-<text:line-break/>dem statim ab initio - generationis validius in tempera-<text:line-break/>mento oportuit elementum id, quod siccandi vim haberet.<text:line-break/>Est vero id natura quidem maxime ignis , fed tamen et<text:line-break/>terra; est enim ea quoque res sicca. Verum hujus plus<text:line-break/>immisceri possibile non erat, quum ipsa principia esse<text:line-break/>debeant humidiora. Ignis certe quo minus plus fit ad-<text:line-break/>mixtum, nec obstat quicquam, et Iane illius admixtum<text:line-break/>est lento plane plus in utroque principio, quantum nec<text:line-break/>lam torreat nratve, et tamen abunde siccet; nam etiam</text:p>
      <text:p text:style-name="P4">tantus calor adhibitus facilitatem praesta<text:span text:style-name="Default_20_Paragraph_20_Font"><text:span text:style-name="T1">r</text:span></text:span>e ad motiones <text:span text:style-name="Default_20_Paragraph_20_Font"><text:span text:style-name="T3">sat<text:line-break/></text:span></text:span>erat. Ab hoc igitur primum cogitur, paulumque concre-<text:line-break/>fcit , quod in utero conceptum est ; mox siccius redditum<text:line-break/>veluti lineamenta quaedam et rudimenta cujusque partis<text:line-break/>obtinet. Ulterius vero etiam siccescens non lineamenta<text:line-break/>rudimentave modo, (est etiam exactam uniuscuj usque<text:line-break/>speciem ostendit. lam vero in lucem editum tum sic-<text:line-break/>cius, tum valentius fe ipso semper efficitur, donec ad<text:line-break/>florem pervenerit, aetatis. Tum vero et incrementum<text:line-break/>omne sistitur, ossibus nimirum ipsis per siccitatem non<text:line-break/>ultra sequacibus , et vas unumquodque in latum extendi-<text:line-break/>tur, cunctae denique partes non solum robustae, sed<text:line-break/>etiam vires suas summas obtinenti In eo vero, quod fe-<text:line-break/>quitur, tempore, omnibus iam instrumentis plus justo<text:line-break/>siccescentibus , non solum cujusque functio minus probe<text:line-break/>perficitur, sed etiam animal ipsum ntacilentius gracilius-<text:line-break/>que , quam ante , redditur. E<text:span text:style-name="Default_20_Paragraph_20_Font"><text:span text:style-name="T1">r</text:span></text:span>go plus fatis <text:span text:style-name="Default_20_Paragraph_20_Font"><text:span text:style-name="T3">siccatum non<text:line-break/></text:span></text:span>macilentius modo, verum etiam rugosum efficitur. <text:span text:style-name="Default_20_Paragraph_20_Font"><text:span text:style-name="T3">Artu.</text:span></text:span></text:p>
      <text:p text:style-name="P4">quoque ipsi invalidi atque ad motus suos instabiles sunt.<text:line-break/>Atque talis quidem affectus renium appellatur, ei, quae<text:line-break/>ru stirpibus arefactio dicitur, proportione respondens: est<text:line-break/>enim ct illa stirpis <text:span text:style-name="Default_20_Paragraph_20_Font"><text:span text:style-name="T1">t</text:span></text:span>ensum, siccitatis excessu proveniens.<text:line-break/>Una igitur haec est omni genitu corpori corruptelae in-<text:line-break/>teritusque connata necessitas. Altera est, quae. etiam in<text:line-break/>animalibus praecipue cernitur, totius substantiae fluor,<text:line-break/>quem insitus calor excitat. Has itaque jacturas nullum,<text:line-break/>quod genitum sit, corpus .effugere potest; reliquas vero,<text:line-break/>quae has sequuntur, providentia confilioque certe potest.<text:line-break/>Porro his quoque non aliunde origo est, quam ex ipsis<text:line-break/>jam dictis necessariis iacturis corrigendis atque sarcien-<text:line-break/>dis. Nam quum tota moles animalium in perpetuo<text:line-break/>fluore sit, ni similis altera substantia pro ea, quae de-<text:line-break/>fluxit, restituta sit, dissolvetur certe atque dissipabitur<text:line-break/>universum corpus. Quo factum arbitror, ut natura non<text:line-break/>animalibus modo, verum etiam stirpibus iusitas quasdam<text:line-break/>facultates ejus quod deest; semper appetentes ab initio</text:p>
      <text:p text:style-name="P4">statim dede<text:span text:style-name="Default_20_Paragraph_20_Font"><text:span text:style-name="T1">r</text:span></text:span>it. Non enim vesci, bibere, aut respirare<text:line-break/>a quoquam usquam dsscinius , sed statim a principio fa-<text:line-break/>unitates in nobis habemus, quae haec omnia citra docen-<text:line-break/>tem perficiant. Cibo igitur , quicquid siccioris substantiae<text:line-break/>effinxit, restituimus, potu, quicquid humidioris , atque ad<text:line-break/>pristinam ita commoderationem ambo reducimus. .Ita<text:line-break/>vero et aereae igneaeque substantiae modum respiratione<text:line-break/>et pulsu tuemur. De quibus omnibus etiam sigillatim<text:line-break/>dictum a nobis in aliis voluminibus est, nec a praesenti<text:line-break/>disputatione alienum censemus, ut, quae ibidem monstrata<text:line-break/>sunt, ad sanitatis tuendae artem hypotheseos loco positis,<text:line-break/>sic quae deinceps sunt aggrediamur.</text:p>
      <text:h text:style-name="Heading_20_2" text:outline-level="2">Cap. HI. </text:h>
      <text:p text:style-name="P12">Quum enim quotidie propter insitum ipsis<text:line-break/>calorem cunctis animalibus multa substantiae portio de-<text:line-break/>fluat, indigeamus autem ad hujus commoderationem con<text:span text:style-name="Default_20_Paragraph_20_Font"><text:span text:style-name="T1">d<text:line-break/></text:span></text:span>servandam cibo, potu, respiratione et pulsu, necesse est<text:line-break/>ex iis sequi excrementorum proventum. Nam si , quale<text:line-break/>erat ipsum, quod effinxit, tale prorsus adjungere ei per</text:p>
      <text:p text:style-name="P4">totum liceret, optimum id saluberrim<text:span text:style-name="Default_20_Paragraph_20_Font"><text:span text:style-name="T1">o</text:span></text:span> mque plane esset.<text:line-break/>Verum quum id, quod a singulis partibus defluit, tale<text:line-break/>natura est , qualis est pars ipsa , nihil autem eorum , quae<text:line-break/>eduntur bibunturve, ejusmodi prorsus est, necessarium<text:line-break/>naturae fuit prius ea mutare et concoquere, et quam<text:line-break/>fieri maxime potuit efficere similia corpori nutriendo.<text:line-break/>In quo opere si quid nec confectum, nec prorsus assimi-<text:line-break/>latum est, id corpori non adnascitur, et. per ipsius laxiora<text:line-break/>iutus spatia tanquam supervacaneum e<text:span text:style-name="Default_20_Paragraph_20_Font"><text:span text:style-name="T1">r</text:span></text:span>rat; unde nomen<text:line-break/>quoque recte a majoribus ipsi excrementum est inditum.<text:line-break/>Quum igitur edere bibereque necessaria animantibus<text:line-break/>sint , haec autem subsequatur excrementorum generatio,<text:line-break/>natura non solum ipsis excernenda instrumenta instituit,<text:line-break/>verum etiam instrumentis ipsis facultates inferuit, quibus<text:line-break/>incitata quaedam ad fe trahunt excrementa, quaedam aliis<text:line-break/>transmittunt, quaedam expellunt. Atque haec neque ali-<text:line-break/>quatenus obstrui, neque ad functiones imbecilla esse<text:line-break/>oportet, quo corpus semper mundum atque excrementis</text:p>
      <text:p text:style-name="P4">vacuum fervetur. Atque tibi geminum jam scopum<text:line-break/>salubris victus sermo <text:span text:style-name="Default_20_Paragraph_20_Font"><text:span text:style-name="T1">n</text:span></text:span>o<text:span text:style-name="Default_20_Paragraph_20_Font"><text:span text:style-name="T1">ster</text:span></text:span> exposuit; alterum vacuatorum<text:line-break/>repletionem, alterum excrementorum excretionem. Ter-<text:line-break/>tius namque, qui huc spectat, ne animal praepropere fe-<text:line-break/>nescat, duos iam dictostuecessario comitatur. Si enim<text:line-break/>in neutro sit erratum , nec lu eo , quod exhausium est,<text:line-break/>replendo, nec in excrementis immutandis, -et sanitate in-<text:line-break/>terim animal fruetur, et rigoris tenorem quam longissime<text:line-break/>servabit. Verum de hoc postea procedente sermone<text:line-break/>dicetur.</text:p>
      <text:h text:style-name="Heading_20_2" text:outline-level="2">Cap. IV. </text:h>
      <text:p text:style-name="P12">Nunc quod reliquum est eorum , quae ab<text:line-break/>initio disserere proposuimus, adliciam, quo sanitatis tuen-<text:line-break/>dae scopos, quot qualesque sint, clarius distinguam.<text:line-break/>Diximus enim, si corpus nostrum inpatibile esset, sicut<text:line-break/>adamas, aut quid ejusmodi, minime artem requirere,<text:line-break/>quae ei tuendo praesideret; sed quoniam duplices curru-<text:line-break/>ptionrs caulas, alteras internas et a se, alteras extrinsecus<text:line-break/>incidentes, habet, necesse est curam providentiamque <text:span text:style-name="Default_20_Paragraph_20_Font"><text:span text:style-name="T3">non</text:span></text:span></text:p>
      <text:p text:style-name="P4">parvam desiderare. Et ex se quidem duplici primo modo<text:line-break/>consumi corpus indicavimus; uno, quod vel aetatis cursu,<text:line-break/>vel assiduo substantiae fluore ad interitum tendat; altero,<text:line-break/>qui utique esum potionemque consequitur, ipso excre-<text:line-break/>mentornm p<text:span text:style-name="Default_20_Paragraph_20_Font"><text:span text:style-name="T1">r</text:span></text:span>oventu. Atque ex se quidem ita corrumpi-<text:line-break/>tori eorum ve<text:span text:style-name="Default_20_Paragraph_20_Font"><text:span text:style-name="T1">r</text:span></text:span>o, quae extrinsecus incidunt, unum certe<text:line-break/>est, quod separari ab eo non potest, quodque illi perpe-<text:line-break/>tuo, et (ut ita dicam) veluti connatum adhaeret, aer<text:line-break/>ipse ambiens. Alia nec necessario, et incertis temporibus<text:line-break/>nobis accedunt. Ille nempe qui circumfunditur aer nos<text:line-break/>laedit, vel quod calidos immodice, vel quod frigidos,<text:line-break/>vel quod siccos, vel humidos efficiar, haec , quod contun-<text:line-break/>dant, quod divellant, quod vulne<text:span text:style-name="Default_20_Paragraph_20_Font"><text:span text:style-name="T1">r</text:span></text:span>ent, vili quod articu-<text:line-break/>lum aliquem loco moveant. oritur hoc loco logica<text:line-break/>quaedam disputatio, quae in utramque pa<text:span text:style-name="Default_20_Paragraph_20_Font"><text:span text:style-name="T1">r</text:span></text:span>tem rationes<text:line-break/>habet, aliis horum omnium curam ad eam quae corpus<text:line-break/>tuetur artem pertinere affirmantibus, aliis eorum tantum,<text:line-break/>quae calefaciant, refrigerent, humectent, aut siccent: non<text:line-break/>enim, si quid c<text:span text:style-name="Default_20_Paragraph_20_Font"><text:span text:style-name="T1">o</text:span></text:span>ntusione, vulnere, aut simili quopiam</text:p>
      <text:p text:style-name="P4">affectu a naturali habitu sit emotum, id. aut nosse, aut<text:line-break/>declinasse, ullius esse artis munus. Ego vero de proble-i<text:line-break/>malis id genus agendum mihi non statui, sied, quod utra-<text:line-break/>que spara ultro concedit, eo accepto, ad propositum re-<text:line-break/>vertar. Illud ergo confessum utrique arbitror, quae vul-<text:line-break/>nere, veh contusione, vel simili aliqua ratione laedunt<text:line-break/>aut corrumpunt sanitatem, omnibus hominibus esse nota;<text:line-break/>quae calefaciendo, veI refrigerando, vel humectando, veI<text:line-break/>siccando, non omnibus. Ergo ne nos quidem quicquam<text:line-break/>ab officio alienum fecisse videbimu<text:span text:style-name="Default_20_Paragraph_20_Font"><text:span text:style-name="T1">r</text:span></text:span>, si, quae omnibus nota<text:line-break/>sunt, .praetermissis, ad ea, quae parum nota sunt, oratio—<text:line-break/>nem convertamus: non enim mihi propositum est hoc<text:line-break/>saltem opere sophisticos cavillus diluere, sini potius, quo<text:line-break/>pacto quis in morbum non incidat, docere. Rursus<text:line-break/>igitur ad proprium initium sermonem <text:span text:style-name="Default_20_Paragraph_20_Font"><text:span text:style-name="T1">r</text:span></text:span>evocemus, ac ali-<text:line-break/>ligentius adhuc, quae pro hypothesi funi habenda, com-<text:line-break/>memoremus. Primum ergo, quod a nobis alibi demou-<text:line-break/>stratum est, fit ad praesentia hypothesis, sanitatem non esse</text:p>
      <text:p text:style-name="P4">absolute elementorum, ex quibus constamus, probam tem-<text:line-break/>periem aut commoderationem , quemadmodum omnibus<text:line-break/>fere, qui aule nos scripserunt, vi<text:span text:style-name="Default_20_Paragraph_20_Font"><text:span text:style-name="T1">t</text:span></text:span>um est, sed eam dun-<text:line-break/>taxat, quae similarium est partium. Secundo loco illud<text:line-break/>quoque, quod alibi non minus demonstravimus, praesump-<text:line-break/>tum pro hypothesi esto, nempe instrumentalium sanitatem<text:line-break/>in consormatione, numero, magnitudine ac compositione<text:line-break/>similarium consistere. Te<text:span text:style-name="Default_20_Paragraph_20_Font"><text:span text:style-name="T1">r</text:span></text:span>tio functionibus fecundum na-<text:line-break/>tu<text:span text:style-name="Default_20_Paragraph_20_Font"><text:span text:style-name="T1">t</text:span></text:span>am obeundis sanitatis habitum discerni; postremo<text:line-break/>sanitatem quandam optimam esse, et (ut sic dicam] con-<text:line-break/>summatum atque summam, quandam ceu deficie<text:span text:style-name="Default_20_Paragraph_20_Font"><text:span text:style-name="T1">n</text:span></text:span>tem ab<text:line-break/>hac, nec plane absolutam perseclamve, atque hanc etiam<text:line-break/>latitudinem habere non parvam; haec quoque pro hypo-<text:line-break/>thesi hoc loco sint, quae alibi nobis certissimis rationi-<text:line-break/>bus iam firmata, nunc quoque nihilo <text:span text:style-name="Default_20_Paragraph_20_Font"><text:span text:style-name="T1">t</text:span></text:span>ectus <text:span text:style-name="Default_20_Paragraph_20_Font"><text:span text:style-name="T1">t</text:span></text:span>uor demon-<text:line-break/>ftranda. Maxime vero velim, qui his studere voluerit,<text:line-break/>eum librum legat, in quo illud investigamus, cujus artis<text:line-break/>pars. sit ea, quae sanitatis tuendae. curam profitetur; is<text:line-break/>liber inscriptus Thrasybulu<text:span text:style-name="Default_20_Paragraph_20_Font"><text:span text:style-name="T1">s</text:span></text:span> est; praeterea eum, quem de</text:p>
      <text:p text:style-name="P4">optimo corporis nostri statu scripsimus; item quem de<text:line-break/>bouo corporis habitu. Sunt hi breves ambo libelli; quos<text:line-break/>si perlegerit, qui ad haec accedet, facillime consequetur,<text:line-break/>quae mox dicentur. Dictum jam antea nobis est, -etiam<text:line-break/>eum librum , qui de elementis secundum Hippocratem<text:line-break/>fcriptus est , necessarium ad praesentem disputationem esse,<text:line-break/>quod opus sequuntur tum id , quod de optima corpo-<text:line-break/>ris. constitutione, tum id,. quod de bono habitu con-<text:line-break/>scripsimus.</text:p>
      <text:h text:style-name="Heading_20_2" text:outline-level="2">Cap. U.</text:h>
      <text:p text:style-name="P12"><text:s/>Ah his hypothesibus, veluti fundamentis<text:line-break/>operis jactis, hinc alicunde sanitatis tuendae tractatio in-<text:line-break/>cipienda erit.. Quum sanitas commoderatio quaedam fit,<text:line-break/>commoderatio vero omnis duplici ratione non solum<text:line-break/>perficiatur , sed etiam dicatur, alias quae ..ad summum<text:line-break/>pervenit, et vere prorsusque commoderatio est, alias quae<text:line-break/>ab hujus absolutione persectioneque paulum deficit; uti-<text:line-break/>que et sanitatis commoderatio duplex quaedam fuerit; haec<text:line-break/>quidem exacta, optima, absoluta et summa, illa paulo<text:line-break/>ab haq deficiens, non tamen eatenus, ut annuali fit<text:line-break/>granis, Existit et hoc loco logica potius quam ex usu</text:p>
      <text:p text:style-name="P4">artis dubitatio quaedam, negantibus quibusdam, alium<text:line-break/>alio magis esse sanum, aut esse ejus affectus corporis,<text:line-break/>quam sanitatem dicimus, notabilem ullam latitudinem,<text:line-break/>sed unicam esse eam affirmantibus, et quae ad unguem<text:line-break/>sit exacta, nec majoris min <text:span text:style-name="Default_20_Paragraph_20_Font"><text:span text:style-name="T1">a</text:span></text:span>visque. ratione dividua. Mihi<text:line-break/>vero sicuti album corpus aliud magis, aliud minus album<text:line-break/>cernitur, ita et quod sanum dicimus, magis minusque<text:line-break/>tale esse videtur. Cujus . rei duplex demonstratio est;<text:line-break/>una, quae ex mutatione accipitur, quae per aetatum vices<text:line-break/>cernitur; postea namque, quam. editum animal in lucem<text:line-break/>est, perpetuo mulari ejus temperamentum (ut ante pro-<text:line-break/>posuimus) est necesse. Quare, si in tempe<text:span text:style-name="Default_20_Paragraph_20_Font"><text:span text:style-name="T1">r</text:span></text:span>amenti quali-<text:line-break/>tate sanitas constituitur, qualitas autem ipsa non pe<text:span text:style-name="Default_20_Paragraph_20_Font"><text:span text:style-name="T1">r</text:span></text:span>ma-<text:line-break/>net eadem, nec ipsam sanitatem eandem servari est post-<text:line-break/>sibilo. Altera non minus evidens demonstratio ab ipsa<text:line-break/>sumitur actionis differentia. Siquidem nec .qui sani sunt<text:line-break/>omnes oculis aeque cernunt, sed alii perspicacius, alii ob-<text:line-break/>tutius; nec auribus pari modo audiunt, imo hic quoque</text:p>
      <text:p text:style-name="P4">magna est in excessu defectuque .diversitas. Sed nec pe-<text:line-break/>dibus similiter currunt, nec manibus apprehendunt, nec<text:line-break/>reliquorum denique instrumentorum munia similiter<text:line-break/>obeunt, sed hic melius, ille deterius. Si itaque actionum<text:line-break/>diversitas temperamenti modo respondet, cogit plane ratio,<text:line-break/>ut totidem sint temperamentorum diversitates, quot sunt<text:line-break/>functionum differentiae. Quod . fi quis constitutionum<text:line-break/>potius quam temperamentorum dicendum putat, quo<text:span text:style-name="Default_20_Paragraph_20_Font"><text:span text:style-name="T1">r<text:line-break/></text:span></text:span>utique in omnem sectam ratio quadret, ita nimirum col-<text:line-break/>ligat licet Sanitas omni sectae commoderatio quaedam<text:line-break/>est nobis, humidi, sicci; calidi et frigidi; aliis corpus-<text:line-break/>culorum et meatuum ; aliis insectilium, vel incompactilium,<text:line-break/>vel minimorum , similariumve , vel denique primorum ele-<text:line-break/>mentorum cuiuscunque. Sed secundum cujusque sectae opi-<text:line-break/>nionem pro ipsorum commoderatione partibus operantur.<text:line-break/>Si itaque varia eduntur opera, utique varia est et elemento-<text:line-break/>nun in singulis commoderatio , quam esse sanitatem supra<text:line-break/>proposuimus. Qum et citra omnem elementi mentionem boe</text:p>
      <text:p text:style-name="P2">pacto sermo quaesitus esu Si membrorum constitutioni<text:line-break/>functio<text:span text:style-name="Default_20_Paragraph_20_Font"><text:span text:style-name="T1">n</text:span></text:span>es suae respondent, ^quotquot harum varietates<text:line-break/>dabuntur, totidem nimirum et constitutiones erunt; atqui<text:line-break/>respondent constitutionibus opera; erunt ergo necessario<text:line-break/>tot constitutionum discrimina, quot fiant iunctionum diffe-<text:line-break/>retusae. Sunt vero bae numerosae; quare erunt et con-<text:line-break/>stitutiones aeque multae. Si ergo. omnium, qui sani sunt,<text:line-break/>membrorum constitutio in commoderatione consistit, con-<text:line-break/>ftitutiones autem ipsae variae sinat, quandoquidem functio-<text:line-break/>nes <text:span text:style-name="Default_20_Paragraph_20_Font"><text:span text:style-name="T1">t</text:span></text:span>unt variae ; utique multae variaeque ipsarum con-<text:line-break/>stitutionum commoderatio<text:span text:style-name="Default_20_Paragraph_20_Font"><text:span text:style-name="T1">n</text:span></text:span>es erunt; quare etiam sanitates<text:line-break/>multae variaeque. Atqui si inter fe disserunt particulares<text:line-break/>sanitates, vel secundum communem in omnibus formam-<text:line-break/>drflerent, a qua sane sanitates dicuntur, vel fecundum<text:line-break/>magis et minus inter fe differunt; at non fecundum<text:line-break/>communem formam, indifferentes e<text:span text:style-name="Default_20_Paragraph_20_Font"><text:span text:style-name="T1">n</text:span></text:span>im funt ipfae fausta-<text:line-break/>tes; fecundum ergo magis et minus inter <text:span text:style-name="Default_20_Paragraph_20_Font"><text:span text:style-name="T1">t</text:span></text:span>e differunt.<text:line-break/>Sicuti enim nivis candor ab eo, qui in lacte visitur,</text:p>
      <text:p text:style-name="P2">quatenus candor est, non dissidet, feti majoris mluorisque<text:line-break/>ratione dissidet, ita et Achillis v. g. sanitas ab ea,<text:line-break/>quae in Thersite est, non differt; quatenus enim faustas,<text:line-break/>eadem est; at altero quopiam ab ea differt, id vero al-<text:line-break/>ternm aliud plane nihil est, quam majoris minorisque<text:line-break/>ratio. Neque enim est, quod quisquam dicat, non edi ab<text:line-break/>omnibus hominibus varias actiones, neque aliunde dissi-<text:line-break/>militudinem hanc nasci, quam ex ipsa constitutione,<text:line-break/>unde actio proficsscitur. Quod si quis eos duntaxat<text:line-break/>sanos esse contendat, quorum singula membra functiones<text:line-break/>suas obeunt absolutissime, nos vero caeteros, qui minus<text:line-break/>probe sumus affecti , non esse sanos , sciar is , se univer-<text:line-break/>sue tractationis, quae de sanitate tuenda instituitur, fun-<text:line-break/>damentum subvertere. Si enim huic propositum est ser-<text:line-break/>vare tuerique eam quam ab initio accepit sanitatem,<text:line-break/>nemo autem nostrum sanus est, luce clarius fit, inutilem<text:line-break/>irritamque lore, quam nunc de sanitate tuenda artem in-<text:line-break/>stituimus. ltaqne nec quaerenda nobis talis ulla est, sed<text:line-break/>plane silentio praetereunda, fermoque jam jam finiendus.</text:p>
      <text:p text:style-name="P4">omnes. ergo ejusmodi dissicul tales submovet ipsius veri-<text:line-break/>talis cognitio;. non enim absoluta ipsa tantum est, quae<text:line-break/>indivisibilis simul. est et dicitur sanitas, verum etiam;<text:line-break/>quae ab. hac deficit, modo. tamen usibus nostris adhuc<text:line-break/>non sit inepta. Quippe sanitate omnes indigemus tum ad<text:line-break/>vitae functiones, quas plane morbi impediunt aut inter-<text:line-break/>rumpunt atque auferunt, tum vero ut molestia careamus.<text:line-break/>Vexamur enim in doloribus non. leviter; eam vero cor-<text:line-break/>poris constitutionem, in qua nec doloribus cruciamur,<text:line-break/>nec lu vitae actionibus. impedimur, sanitatem appellamus:<text:line-break/>quam si quis alio nomine appellere malit, nihilo plus<text:line-break/>ex tare consequetur; sicut nec qui perpetuam passionem<text:line-break/>invehunt Quippe si hanc propterea inveherent, quod<text:line-break/>omne genitum corpus, sicuti generationis, sic etiam inter-<text:line-break/>itus caulas ab initio secum natas habet, sicuti a nobis<text:line-break/>ante; demonstratum est, utique laudati a nobis essent,<text:line-break/>tanquam et vera simul et antiqua dogmata professi :<text:line-break/>nunc quum jnula fanorum aegrotantium que corporum</text:p>
      <text:p text:style-name="P4">constitutiones easdem esse specie decernunt, nec auctores<text:line-break/>laudo nec placitum probo, quum longe melius existimem<text:line-break/>satis amplam latitudinem sanitati tribuere, quam. nos<text:line-break/>omnes homines perpetuo urgentibus morbis premi. Qui<text:line-break/>etsi esse in nobis . omnium morborum semina dicant,<text:line-break/>tamen fatentur ipsi, ea tam esse parva, ut sensum nostrum<text:line-break/>om<text:span text:style-name="Default_20_Paragraph_20_Font"><text:span text:style-name="T1">n</text:span></text:span>ino effugiant. Esto igitur, si velint, doloris quispiam<text:line-break/>in nobis affectus, verum tam exiguus inlensibilisque , ut<text:line-break/>minime officiat ei, quem corripuit hominem. Su<text:span text:style-name="Default_20_Paragraph_20_Font"><text:span text:style-name="T1">n</text:span></text:span>to, si<text:line-break/>libet, et febres, sed<text:span text:style-name="Default_20_Paragraph_20_Font"><text:span text:style-name="T1">p</text:span></text:span>deo leves, ut neque sensum fui<text:line-break/>ullum afferant , liceatque per eas et negotiis publicis<text:line-break/>privatisque perfungi, et balueo uti, esseque et bibere,<text:line-break/>ac reliqua, quae opus sunt, peragere. Quippe facultas ad<text:line-break/>necessarios usus minime impedita sanitatem potius deter-<text:line-break/>minat. Non enim functionum imbecillitas morbi statim<text:line-break/>nota .est, . absolute ita loquenti, nisi adjectum sit, quae<text:line-break/>praeter naturam cujusque siti Siquidem omnes, arbitror,<text:line-break/>et. cernimus male, fi cum aquilis et lynce comparemur,</text:p>
      <text:p text:style-name="P4">et consule oblaeseque audimus, si cum Melampode, et pe-<text:line-break/>drbus parum valemus, si cum Iphiclo, et manibus, si<text:line-break/>cum Mllone conferamur. Quovis. denique membro prope<text:line-break/>mutili videamur; fi eam iis, qui hoc ipso maxime valent;<text:line-break/>comparemur. Quis igitur nostrum fe non probe ocula-<text:line-break/>tum existimet, fi formicas duum stadiorum intervallo . n<text:span text:style-name="Default_20_Paragraph_20_Font"><text:span text:style-name="T1">o</text:span></text:span>n<text:line-break/>cernat? Aut quis auritum fe parum recte putet, si, qu<text:span text:style-name="Default_20_Paragraph_20_Font"><text:span text:style-name="T1">o</text:span></text:span>d<text:line-break/><text:span text:style-name="Default_20_Paragraph_20_Font"><text:span text:style-name="T1">s</text:span></text:span>exaginta stadiis abest, non exaudiat? At fi quis literas<text:line-break/>hac pagella descriptas recte non cernat, is jam oculos<text:line-break/>merito accuset; non tamen, si quatuor has ipsas cubitis<text:line-break/>dissitas non videat,- nisi forte ea prius oculorum acie<text:line-break/>fuit, qua vel has cerneret. Sic enim, arbitror, accuset,<text:line-break/>dicatque merito, quod omnibus hominibus dici assolet,<text:line-break/>nempe hoc prius fecisse, nunc idem facere non posse:<text:line-break/>hunc enim morbo aliquo teneri dicemus, siquidem fene-<text:line-break/>ctutis vitio imbecillitas ea non incidit, quamvis sunt, qui<text:line-break/>senectutem quoque ipsam morbum esse velint. Caeteros,<text:line-break/>quibus natura non dedit, ut acute videant aut audiant,</text:p>
      <text:p text:style-name="P4">aut celeriter currant, aut alia id genus valide strenueque<text:line-break/>obeant, neque morbo teneri, neque in totum praeter<text:line-break/>naturam <text:span text:style-name="Default_20_Paragraph_20_Font"><text:span text:style-name="T1">t</text:span></text:span>e habere censebimus. omnis siquidem morbus<text:line-break/>praeter naturam est, hi fe praeter naturam plane non<text:line-break/>habent, sicuti nec Tenes. Non igitur absolute banos<text:line-break/>aegrosque functionum firmitate infirmitateque judican-<text:line-break/>dum, scd fanis verba illa, fecundum naturam, aegris<text:line-break/>illa, praeter naturam, adjici oportebit: ut sit nimirum<text:line-break/>sanitas affectus secundum naturam actionem perficiens,<text:line-break/>contra morbus affectio praeter naturam actionem lae-<text:line-break/>dens. Neque enim, si affectus secundum naturam se ha-<text:line-break/>beat, continuo etiam sanitas existit. Est enim affectus<text:line-break/>fecundum naturam tum Aegyptiorum nigritia, tum Celta-<text:line-break/>rum candor, tum Scytlrarum rufus color, quorum tamen<text:line-break/>nullum est sanitas, -quum ea omnino -in colore. non con-<text:line-break/>sistat. .Neque, fi praeter naturam su habeat, protinus mor-<text:line-break/>bus est; quando. ita vel ex fole nigritia, vel diutina<text:line-break/>umbratili consuetudine contractus candor morbus sit.</text:p>
      <text:p text:style-name="P4">Sed adjecisse oportet sanitatis notioni, quod causae ra-<text:line-break/>ti enem ad opus edendum obtineat, morbi vero notioni,<text:line-break/>quod actionem laedat. Verum de his alibi dictum . a<text:line-break/>nobis . locupletius est. Ad praestentem disputationem illud<text:line-break/>solum sumpsisse sufficiat, permagnam sanitatis latitudinem<text:line-break/>esse,. nec eam omnibus nobis aequaliter protius inesse.<text:line-break/>Quod si cui violentum appereat probae temperiei nomine<text:line-break/>censuri, quod metio ad unguem temperamento non sit,<text:line-break/>is , quaesi, , reliquorum in alta nominum usum ad me-<text:line-break/>moriam revocet, ubi et potum, et balneum probe tem-<text:line-break/>peratum dicimus, non solum quum alterum huic, alte-<text:line-break/>rum illi tale est, fed etiam quum ad eundem hominem<text:line-break/>in latitudine tale esu Nam si, ave<text:span text:style-name="Default_20_Paragraph_20_Font"><text:span text:style-name="T1">r</text:span></text:span>si, paululum, qui bi-<text:line-break/>sierit, iniecerit quis in calicem calidae frigidaeve exi-<text:line-break/>guum, nullam . mediccris temperamenti mutationem de-<text:line-break/>prehendeti Atqui fi, quod temperatum est, ita exigis ad<text:line-break/>unguem, ut omnino indivisibile sit, haudquaquam in-<text:line-break/>jectu vel .calidae. vel gelidae minimo temperatum ad-<text:line-break/>huc esse videbitur. Ad eundem modum neque si quis</text:p>
      <text:p text:style-name="P4">in natationem temperatam frigidae pusillum iniecerit,.<text:line-break/>probam ejus temperiem protinus. corruperit. Quin amb-<text:line-break/><text:span text:style-name="Default_20_Paragraph_20_Font"><text:span text:style-name="T1">t</text:span></text:span>entem quoque nos aerem temperatum dicimus,- etiamsi<text:line-break/>in alterutram partem paululum sit propensus. Deinde<text:line-break/>quid miri, si probam temperiem in satis amplam- latitu-<text:line-break/>dinem extendunt universi, quando et in lyris consonan-<text:line-break/>tiam ipsam, quae summa exactissimaque fit, unicam<text:line-break/>atque indivisibilem. esse probabile sit, quae in urus bo-<text:line-break/>minum veniat, certe latitudinem habeat? Saepe namque,<text:line-break/>quam. percomm<text:span text:style-name="Default_20_Paragraph_20_Font"><text:span text:style-name="T1">o</text:span></text:span>de temperasse videaris lyram, alter fuper-<text:line-break/>veniens musicus exactius temperavit. .Siquidem -nobis<text:line-break/>ad omnia vitae munera sensus ubique judex est; quare<text:line-break/>ipso etiam p<text:span text:style-name="Default_20_Paragraph_20_Font"><text:span text:style-name="T1">r</text:span></text:span>obam temperiem et intemperiem^ judicabi-<text:line-break/>mus. Pari modo actionis laesionem cujusque praeter nd-<text:line-break/>turam suam male habentis membri non - ante q morbum<text:line-break/>decememus, quam ad sensibilem magnitudinem pervene-<text:line-break/>rit. Nec quicquam ut ad rem propositam ne hic- quidem<text:line-break/>referat, ipfamne laesam actionem, an affectum, cujus</text:p>
      <text:p text:style-name="P4">vitio laeditur, morbum dixeris, sicuti nec, sive affectus,<text:line-break/>sive constitutiones appellasse malio Dictum a nobis alibi<text:line-break/>et de his est, et simul evidentibus rationibus consuma-<text:line-break/>tum,. tum morbum, tum sanitatem in corporis affectu<text:line-break/>constitutioneque consistere , minime in actione adti<text:span text:style-name="Default_20_Paragraph_20_Font"><text:span text:style-name="T1">o</text:span></text:span>uisve<text:line-break/>laesione. Caeterum ex horum mor<text:span text:style-name="Default_20_Paragraph_20_Font"><text:span text:style-name="T1">at</text:span></text:span>a propensione disi-<text:line-break/>cussioneque parum vel ad valetudinem tuendam, vel ad<text:line-break/>morbum summovendum juvamur, quum illud modo no-<text:line-break/>visse <text:span text:style-name="Default_20_Paragraph_20_Font"><text:span text:style-name="T1">t</text:span></text:span>atis sit, corporis constitutionem, quae cau<text:span text:style-name="Default_20_Paragraph_20_Font"><text:span text:style-name="T1">t</text:span></text:span>ae ra-<text:line-break/>tironem respectu actionis obtinet, utriusque faculta-<text:line-break/>lis fcopum esse, et ejus, quae sanitatem tuendam, et<text:line-break/>ejus, quae morbum profligandum profitetur, quippe quum<text:line-break/>hunc et praesentem servare, et amissam restituere pro-<text:line-break/>positum nobis sit; actiones vero constitutionem corporis<text:line-break/>necessario sequuntur, eam, quae proba est, inculpatae<text:line-break/>probaeque, quae contra est, culpabiles ac vitiosae.<text:line-break/>Quare, quoniam id, quod ope nostra .servatur restituitur-<text:line-break/>que, affectus quidam corporis constitutioque est, eam<text:line-break/>vero ex necessitate .functionum sequitur integritas, ad<text:line-break/>prae<text:span text:style-name="Default_20_Paragraph_20_Font"><text:span text:style-name="T1">t</text:span></text:span>entum certe disputationem parum attinet, functio-</text:p>
      <text:p text:style-name="P4">numne an co<text:span text:style-name="Default_20_Paragraph_20_Font"><text:span text:style-name="T1">n</text:span></text:span>stitutionum in genere morbus fanitasque<text:line-break/>collocanda fit, inquiras; id potius attinet, ut illud pro<text:line-break/>hypothesi sumentes, quod in naturali corporis nostri con-<text:line-break/>ititutione illa fervauda maxime sunt, quo<text:span text:style-name="Default_20_Paragraph_20_Font"><text:span text:style-name="T1">r</text:span></text:span>um beneficio<text:line-break/>iunctiones obeamus, ac illud memoria repetentes, quod<text:line-break/>similarium quidem partium proba temperies, iusirumen-<text:line-break/>talium p<text:span text:style-name="Default_20_Paragraph_20_Font"><text:span text:style-name="T1">o</text:span></text:span>situs, numerus et magnitudo functionum fiunt<text:line-break/>causae, propterea quod haec omnia in latitudine qua-<text:line-break/>dam spectantur, etiam in fing<text:span text:style-name="Default_20_Paragraph_20_Font"><text:span text:style-name="T1">a</text:span></text:span>tis hominibus seorsum,<text:line-break/>quae reliqua sunt, persequamur. Ad quae sane non<text:line-break/>parvam commoditatum affert latitudo horuni perspectu.<text:line-break/>Nam quum proba temperies duplex omnino sit, altera,<text:line-break/>quae in animantium saltem corpore cogitatione potius<text:line-break/>usurpetur, quam s<text:span text:style-name="Default_20_Paragraph_20_Font"><text:span text:style-name="T1">o</text:span></text:span>lide subsistat, altera, quae in sanis<text:line-break/>omnibus subsistit atque apparet, hanc rursus conspicuam<text:line-break/>a nobis dividi par est, quippe .in qua non parva diver-<text:line-break/>silas invenietur. Id quam sit verum, vel ex ipsis aeta-<text:line-break/>tibus maxime deprehendas. Quum erum ad omnem vo-<text:line-break/>Iuntate susceptam actionem adulescentium aetas sit aptis-</text:p>
      <text:p text:style-name="P4">sima, infantium propter humiditatem, senum propter sic.;<text:line-break/>citatum et frigiditatem deterior. In aliis tamen sunctio-<text:line-break/>nibus, quas naturales appellamus, veluti accretione, con-<text:line-break/>coctione, distributione et nutritione, infantes plane cae-<text:line-break/>teris aetatibus longe praestanti Neque tamen eo <text:span text:style-name="Default_20_Paragraph_20_Font"><text:span text:style-name="T1">s</text:span></text:span>ecius<text:line-break/>.omnibus per omnes aetates licet esse fanis. Ergo quem-<text:line-break/>admodum in aetatibus fe habet, ita etiam in naturis<text:line-break/>immenfum esse temperamentorum discrimen invenies,<text:line-break/>ut duorum e. g. similis aetatis puerorum hunc altero<text:line-break/>longe humidio<text:span text:style-name="Default_20_Paragraph_20_Font"><text:span text:style-name="T1">r</text:span></text:span>em, illum sicciorem, pari modo hunc cali-<text:line-break/>diorem , illum frigidiorem. Quibuscunque igitur corpori-<text:line-break/>bus multo supra justum calidis, frigidis, humidis, aut<text:line-break/>siccis esse contingit, iis plane optima temperies non est,<text:line-break/>In quibus autem ab eo, quod absolutissime temperatum<text:line-break/>est, diversitas quaedam intelligitur, minor tamen, quam<text:line-break/>quae sensu .discerni possit, haec certe, quoad ad usum<text:line-break/>pertinet, pro absolutissimis accipimus; ita ut sanitatis,<text:line-break/>quam lu latitudine contemplamur, haec quidem medii fit</text:p>
      <text:p text:style-name="P4">temperamenti, nec ulli vitio obnoxia, quod saltem sensu.<text:line-break/>percipiatur, haec ceu intemperata vitioque. exposita.<text:line-break/>Hujus sententiae evidentissima praebent indicia corpo-<text:line-break/>ruta fecundum gracilitatem et corpulentiam differentiae r<text:line-break/>quippe quorum contrarias habitudines ex contrariis tem-<text:line-break/>per<text:span text:style-name="Default_20_Paragraph_20_Font"><text:span text:style-name="T1">e</text:span></text:span>mentis ortas esse necesse est. Sicuti igitur nec ni-<text:line-break/>urium gracile corpus probamus, nec quod valde est obe-<text:line-break/>sum, ita nec tempe<text:span text:style-name="Default_20_Paragraph_20_Font"><text:span text:style-name="T1">r</text:span></text:span>amenta eorum plane laudabimus,<text:line-break/>tametsi utrumque quam maxime sanum esse conspicimus.<text:line-break/>Sed quae in messio horum habitudines sunt, eorum qui<text:line-break/>bene habiti nominantur, sicuti ipsae debitam partium<text:line-break/>commoderationem speciemque inculpatam habent, ita<text:line-break/>sequuntur mediocria et nulli vitio obnoxia tempera-<text:line-break/>menta. Tales ergo corporum habitus, si veritatem ipsam<text:line-break/>ad unguem exigas, absoluta saltem exactaque temperie<text:line-break/>ne ipsus quidem tempe<text:span text:style-name="Default_20_Paragraph_20_Font"><text:span text:style-name="T1">r</text:span></text:span>atos dixeris, verum, quod sensu<text:line-break/>iudicetur, atque ad usum sit satis, non inculpabiles<text:line-break/>solum, sed etiam optimos censueris. Sane indicium evj.-<text:line-break/>dentissimum est, ne ipsus quidem exactistlinum tempera-</text:p>
      <text:p text:style-name="P4">mentum consecutos, ex eo, quod nunquam eodem statu<text:line-break/>permaneant, <text:span text:style-name="Default_20_Paragraph_20_Font"><text:span text:style-name="T1">t</text:span></text:span>e d primum aetatum ipsarum mutationem<text:line-break/>recipiant, nulla harum eundem perpetuo tenorem fer-<text:line-break/>vaute, fied semper ad siccius tendente; deinde eam,<text:line-break/>quae siomni ac vigiliarum, quietis et motus, tum motus<text:line-break/>ipsius differentiarum, ad haec bibendi, fitiendi, edendi,<text:line-break/>esuriendi, ciborum potusque copiae aut inopiae; prae-<text:line-break/>turea balnei, iracundiae, curarum, molestiarum, omnium-<text:line-break/>que talium occatione provenit, quae tantum non omni<text:line-break/>momento temperamentum immutant. Non igitur in tanta<text:line-break/>mutatione quaerere optimum undecumque temperamen-<text:line-break/>tum oportet; quippe quod, si cui unquam optima matura<text:line-break/>praedito contigit, certe ne momento quidem durarit.<text:line-break/>Adeo mihi sane admirari struit eorum opinionem, qui<text:line-break/>sanitatum probamque temperiem citra omnem latitudinem<text:line-break/>unicamque esse, et si quid ab hac paulo discessit, utique<text:line-break/>sanitatem non esse contendunt. Qua nimirum sententia<text:line-break/>perpetuam passionem obiter imprudentes invehunt, disi-</text:p>
      <text:p text:style-name="P4">putantque de re aut nunquam plane visa in animalis<text:line-break/>corpore, aut, si quando vi<text:span text:style-name="Default_20_Paragraph_20_Font"><text:span text:style-name="T1">t</text:span></text:span>a est, ne minimum quidem<text:line-break/>tempus durante.</text:p>
      <text:h text:style-name="Heading_20_2" text:outline-level="2">Cap. VI. </text:h>
      <text:p text:style-name="P12">His ergo, quam somniant sanitatem, ipsis<text:line-break/>servandam linquimus; nos interim ad eas, quae in aperto<text:line-break/><text:span text:style-name="Default_20_Paragraph_20_Font"><text:span text:style-name="T1">t</text:span></text:span>unt, revertimur. Qua<text:span text:style-name="Default_20_Paragraph_20_Font"><text:span text:style-name="T1">r</text:span></text:span>um quum duplicem statuamus<text:line-break/>essentiam, de qua modo verba fecimus, <text:span text:style-name="Default_20_Paragraph_20_Font"><text:span text:style-name="T1">t</text:span></text:span>uum utrique<text:line-break/>scopum reddamus; nempe ei, quam inculpatam diximus,<text:line-break/>exactam abfolutamque plane, quolli utique <text:span text:style-name="Default_20_Paragraph_20_Font"><text:span text:style-name="T1">t</text:span></text:span>ensa adverti<text:line-break/>possit, custodiam, alteri, de qua conquerere, non exa-<text:line-break/>ctam. Quippe intemperies, quae intra sanitatis sunt ter-.<text:line-break/>minos, corrigere oportebit ita, ut, quae justo sicciores<text:line-break/>naturae sunt, humidiores reddas, quae humidiores stant,<text:line-break/>sicciores ; pari modo , quae frigidiores funt , ut harum<text:line-break/>excessum emendes, quae calidiores, eurum exuperantiam .<text:line-break/>ad moderatius revoces. Haec qua salubris victus -ratione<text:line-break/>fiant, procedente sermone docebimus. Prius enim tra-<text:line-break/>dendum arbitror, quemadmodum optimae naturae con<text:span text:style-name="Default_20_Paragraph_20_Font"><text:span text:style-name="T1">t</text:span></text:span>er-</text:p>
      <text:p text:style-name="P4">vanda sit faustas. Ante id vero, quaenam sit optima<text:line-break/>corporis constitutio, exponemus. Est igitur ea fecundum<text:line-break/>substantiam ipsam rei enarrantibus, et quae optimo tem-<text:line-break/>peramento sit, et quae conformationem partium egregie<text:line-break/>ad iunctiones comparatam habeat; ad haec, quae omnem<text:line-break/>tum numerum, tum magnitudinem, tum omnium earum<text:line-break/>inter <text:span text:style-name="Default_20_Paragraph_20_Font"><text:span text:style-name="T1">t</text:span></text:span>e contextum a ductiones idoneum exhibeat. Si vero<text:line-break/>indicia notasque respicias, cujus corpus camis exquisi-<text:line-break/>tam mediocritatem praefert, tale est, quod inter gracile<text:line-break/>et corpulentum esse docuimus. Nec refert, si pro cor-<text:line-break/>pulento crassam dixeris. ldem reliquorum quoque excef-<text:line-break/>fuum lu medio plane est situm ita, ut nec hirfutum id<text:line-break/>dixeris, nec glabrum; sed nec molle, nec durum; nec<text:line-break/>nigrum, nec candidum; adde etiam, nec venis amplis,<text:line-break/>nec obfcuris; nec iracundum, nec ignavum; nec somno-<text:line-break/>lentum, nec pervigilem; nec hebetem, nec calidum;<text:line-break/>nec in venerem pronum , nec a venere alienum. Quod<text:line-break/>si omnibus quoque corporis partibus plane medium omnis</text:p>
      <text:p text:style-name="P4">excessus teneat , pulcherrimum id visu nimirum fuerit,<text:line-break/>iitpote commoderatum. Erit non minus ad labores omnes<text:line-break/>plane idoneum, nec reliquis boni temperamenti cujus-<text:line-break/>que membri notis, -quas in secundo de temperamentis<text:line-break/>retulimus, destitutum. Nam multos videas, verbi gratia,<text:line-break/>quibus caput temperatum commode sit, thorax venterve<text:line-break/>et genitales paries sunt intemperatae. Quorundam vero<text:line-break/>in artubus intemperies esu Non desunt et quorum unum.<text:line-break/>aliquod viscerum, aut alia quaepiam particula una, aut<text:line-break/>plures, praeterea vero plura aliqua viscera sint intem-<text:line-break/>perata. Ego vero in unica instrumentalium partium duo<text:line-break/>temperame<text:span text:style-name="Default_20_Paragraph_20_Font"><text:span text:style-name="T1">n</text:span></text:span>ta, idque i<text:span text:style-name="Default_20_Paragraph_20_Font"><text:span text:style-name="T1">n</text:span></text:span> non paucis notavi, ita ut v. g.<text:line-break/>reliqua omnis ventriculi cavitas u<text:span text:style-name="Default_20_Paragraph_20_Font"><text:span text:style-name="T1">n</text:span></text:span>o .temperamento com-<text:line-break/>modo incommodove esset, alio ipsum duntaxat ventriculi<text:line-break/>os. Caeterum de his, ubi do vitiosis corporunr consutus<text:line-break/>tionibus disceptabimus, agetur.</text:p>
      <text:h text:style-name="Heading_20_2" text:outline-level="2">Cap. VII. </text:h>
      <text:p text:style-name="P12">De optima vero, cujus singulae partes<text:line-break/>universam substantiam inculpatam habent ; nunc dicetur.</text:p>
      <text:p text:style-name="P4">Hujus ergo fortis homo , quum arti sanitatis tuendae<text:line-break/>traditur educandus, fortunatus utique fit, si statim editus<text:line-break/>in lucem ei committatur. Ita namque ad animi quoque<text:line-break/>affectus nonnihil lucri faciet, infit nimirum recia victus<text:line-break/>ratione mores quoque probos reddente. Caeterum si<text:line-break/>qua etiam loquentium aetatum ejus fe moderationi sum-<text:line-break/>mittat, sic quoque commoda <text:span text:style-name="Default_20_Paragraph_20_Font"><text:span text:style-name="T1">s</text:span></text:span>entiet non mediocria. Sane<text:line-break/>primum dicatus, quemadmodum, si hujuscemodi hominem<text:line-break/>ab initio susceperis, eundem per omnem vitae cursum<text:line-break/>fanum cusiodias, modo ne quid violentum extrinsecus illi<text:line-break/>incidat, id quod utique ad sanitatis tuendae artificem<text:line-break/>nihil attinet; fecundo, quemadmodum, si non recens<text:line-break/>natum puellum acceperis, fed qui jam praeceptoribus<text:line-break/>dari sit habilis, ejus quoque curam agas; postremo,<text:line-break/>quemadmodum reliquarum aetatum cujuslibet. Ergo<text:line-break/>rece<text:span text:style-name="Default_20_Paragraph_20_Font"><text:span text:style-name="T1">n</text:span></text:span>s is natus insantulus, cujus corporis constitutio<text:line-break/>omni noxa vacat, primum quidem fuluiis deligetur, fed<text:line-break/>corpori prius toti fala modice inspersu, quo cutis ejus<text:line-break/>densior folidiorque iis, quae intus fiunt, partibus reddatur.</text:p>
      <text:p text:style-name="P4">In utero enim aeque cum reliquis mollis erat, quum<text:line-break/>nec durius ullum externum corpus inibi contigerit,<text:line-break/>nec aer illi .usquam frigidus inciderit, quorum commercio<text:line-break/>contracta deusataque, et quam ipsamet prius, et quam<text:line-break/>reliqua membra , densior duriorque fieret. At quoniam<text:line-break/>iam enitus infans in frigore, calore, atque inter cor-<text:line-break/>pera multo fe .duriora versetur, necesse est, ob haec ipsa<text:line-break/>nimirum naturale ejus tegmen praeparari quodammodo<text:line-break/>a nobis, reddique ad dy spatulam quam aptissimum par<text:line-break/>esu Ile vero , qui secundum naturam se habent infantes,<text:line-break/>vel solo sale praeparati munitique abunde fuerint, quando,<text:line-break/>qui siccorum myrti foliorum, . aut aliorum id genus in-<text:line-break/>[pensione egent, ii plane male sunt affecti. Nobis vero<text:line-break/>ad praesens de iis , qui optima sunt constitutione ,. dis-<text:line-break/>serere propositum esu Ergo lu fasciis (ut dictum est)<text:line-break/>involuti lacte pro alimento utantur, et balneis salubrium<text:line-break/>aquarum. Universam namque victus rationem humidam<text:line-break/>sibi adhiberi postulant, ut qui caeleris aetatibus tempera-<text:line-break/>mento sint lmmidiore. Atque ex iis, quae ad sanorum</text:p>
      <text:p text:style-name="P4">victus rationem sunt necessaria, primum hoc fe ad dis-<text:line-break/>quifitionem statim offert. Nam sunt, qui humidi<text:span text:style-name="Default_20_Paragraph_20_Font"><text:span text:style-name="T1">o</text:span></text:span>res<text:line-break/>naturas siccandas semper putent; sicuti e diversc, quae<text:line-break/>frigidiores sunt , calefieri debere ; humectari, quae ficcio-<text:line-break/>res ; refrigerari, quae calidiores. Quippe similibus quem-<text:line-break/>libet excessum augescere, contrariis remitti ac minui,<text:line-break/>utroque ve<text:span text:style-name="Default_20_Paragraph_20_Font"><text:span text:style-name="T1">r</text:span></text:span>bo, contraria contrariorum esse <text:span text:style-name="Default_20_Paragraph_20_Font"><text:span text:style-name="T1">r</text:span></text:span>emedia.<text:line-break/>oportuit vero non id modo Hippocrati^ legisse eos me-<text:line-break/>miuisseque, <text:span text:style-name="Default_20_Paragraph_20_Font"><text:span text:style-name="T1">quod contraria sint contrariorum remedia,<text:line-break/>t</text:span></text:span>ed et ilia quoque, in quibus ait, <text:span text:style-name="Default_20_Paragraph_20_Font"><text:span text:style-name="T1">humidam omnem victus<text:line-break/>rati</text:span></text:span>o<text:span text:style-name="Default_20_Paragraph_20_Font"><text:span text:style-name="T1">nem scbricitantibus esse utilem, praecipue vero<text:line-break/>puell</text:span></text:span>i<text:span text:style-name="Default_20_Paragraph_20_Font"><text:span text:style-name="T1">s, et iis, qui tali resici victu sunt asueti. </text:span></text:span>Videtur<text:line-break/>enim in his tris deinceps pari inter <text:span text:style-name="Default_20_Paragraph_20_Font"><text:span text:style-name="T1">t</text:span></text:span>e jure posuisse,<text:line-break/>morbum, aetatem, consuetudinem. Atque a morbo<text:line-break/>quidem contrarii adhibendi indicationem accipit; ab<text:line-break/>aetate et consuetudine similium. Febri namque, ceu<text:line-break/>morbo calido et sicco, humida conveniunt. Puellis, ut<text:line-break/>quibus ea aetas non morbus. fed -fecundum natu<text:span text:style-name="Default_20_Paragraph_20_Font"><text:span text:style-name="T1">r</text:span></text:span>am sit,</text:p>
      <text:p text:style-name="P2">id maxime est utile, qu<text:span text:style-name="Default_20_Paragraph_20_Font"><text:span text:style-name="T1">o</text:span></text:span>d plane est simillimum. Pari<text:line-break/>modo consuetudini, utpote quae adscititium acquilititianr-<text:line-break/>que naturam in co<text:span text:style-name="Default_20_Paragraph_20_Font"><text:span text:style-name="T1">r</text:span></text:span>poribus gignit, contra<text:span text:style-name="Default_20_Paragraph_20_Font"><text:span text:style-name="T1">r</text:span></text:span>ia dedisse in<text:line-break/>primis est noxium. Atque haec merito, quae enim cor-<text:line-break/>pera secundum naturam fe habent, iis servari custodiri-<text:line-break/>que suum habitum decej; quae morbo aliquo premuntur,<text:line-break/>iis contra alterari et ad contrarium habitum trahi ex-<text:line-break/>pediti Ac servatur quidem similibus unumquodque, .al-<text:line-break/>te<text:span text:style-name="Default_20_Paragraph_20_Font"><text:span text:style-name="T1">r</text:span></text:span>atu<text:span text:style-name="Default_20_Paragraph_20_Font"><text:span text:style-name="T1">r</text:span></text:span> contrariis. Haudquaquam itaque siccandi pueri<text:line-break/>sunt, si modo in his nulla praeter naturam humiditas<text:line-break/>Inhesi, qualis in raucedine, gravedine catarrboque con-<text:line-break/>fpicitur; sed pro naturae ratione alendi, ac dulcium<text:line-break/>aquarum balneis humectandi; (quae enim medicam fa-<text:line-break/>cultatem aliquam prae fe ferunt, omnes plane siccant,<text:line-break/>veluti quae sulphuris aliquid, bituminis aluminisve re-<text:line-break/>praesentant;) tum cibo eo potioneque nutriendi, qui<text:line-break/>humidae quam maxime naturae sint. Ad hunc modum<text:line-break/>et <text:span text:style-name="Default_20_Paragraph_20_Font"><text:span text:style-name="T1">n</text:span></text:span>atura ipsa pueris consuluit, et lac matris in hutnen-<text:line-break/><text:span text:style-name="Default_20_Paragraph_20_Font"><text:span text:style-name="T3">. tis </text:span></text:span>alimenti usum praeparavit. Atque optimum quidem</text:p>
      <text:p text:style-name="P4">est etiam reliquis fo<text:span text:style-name="Default_20_Paragraph_20_Font"><text:span text:style-name="T1">r</text:span></text:span>tasse om<text:span text:style-name="Default_20_Paragraph_20_Font"><text:span text:style-name="T1">n</text:span></text:span>ibus infantibus ipsum lac<text:line-break/>matris, modo nullo mo<text:span text:style-name="Default_20_Paragraph_20_Font"><text:span text:style-name="T1">r</text:span></text:span>bo sit corruptum; maxime vero<text:line-break/>ei, qui optimo est temperamento, de quo nunc fe<text:span text:style-name="Default_20_Paragraph_20_Font"><text:span text:style-name="T1">r</text:span></text:span>me<text:line-break/>instituitur, quippe cujus mate<text:span text:style-name="Default_20_Paragraph_20_Font"><text:span text:style-name="T1">r</text:span></text:span>num non corpus modo<text:line-break/>totum, fed etiam lac a vitio esse alienum non sit ab-<text:line-break/>simile. Ac fauguine quidem, dum adhuc in utero gesta-<text:line-break/>mur, ali nos constat; ex sanguine vero lac gignitur, exi-<text:line-break/>guam in. mamillis mutationem adepto. Quare, qui matris<text:line-break/>lacte pueri aluntur , ii jam non solum c<text:span text:style-name="Default_20_Paragraph_20_Font"><text:span text:style-name="T1">o</text:span></text:span>nsueto , ve<text:span text:style-name="Default_20_Paragraph_20_Font"><text:span text:style-name="T1">r</text:span></text:span>um<text:line-break/>etiam maxime proprio utuntur alimento. Videtur autem<text:line-break/>non modo <text:span text:style-name="Default_20_Paragraph_20_Font"><text:span text:style-name="T1">n</text:span></text:span>utrimentum id natura infantibus praepa<text:span text:style-name="Default_20_Paragraph_20_Font"><text:span text:style-name="T1">r</text:span></text:span>asse,<text:line-break/>verum etiam facultates quasdam naturales, quibus eo<text:line-break/>utantur, ab initio protinus co<text:span text:style-name="Default_20_Paragraph_20_Font"><text:span text:style-name="T1">n</text:span></text:span>tulisse, quando, si modo<text:line-break/>natis papillam statim in os inse<text:span text:style-name="Default_20_Paragraph_20_Font"><text:span text:style-name="T1">r</text:span></text:span>as, et sugunt lac ipsum,<text:line-break/>et deglutiunt promptissime. Quin , sicubi forte ossendun-<text:line-break/><text:span text:style-name="Default_20_Paragraph_20_Font"><text:span text:style-name="T1">tur</text:span></text:span> plorantve, <text:span text:style-name="Default_20_Paragraph_20_Font"><text:span text:style-name="T1">n</text:span></text:span>on mluimum iis doloris lenimen est nu-:.<text:line-break/>tricrs papilla ori indita; quippe tria haec doloris infan-<text:line-break/>tium remedia nutricibus ipso usu edoctis inventa vide-</text:p>
      <text:p text:style-name="P4">mus; unum, quod modo retulimus, et altera duo, motum<text:line-break/>medioc<text:span text:style-name="Default_20_Paragraph_20_Font"><text:span text:style-name="T1">r</text:span></text:span>em et vocis modulationem ; quibus perpetuo<text:line-break/>usae non solum mitigant, sed etiam somnum conciliant,<text:line-break/>vel hoc ipso testificante natura, ad musicam eos et<text:line-break/>exercitia suopte ingenio esse propensos. Adeo , quisquis<text:line-break/>his a<text:span text:style-name="Default_20_Paragraph_20_Font"><text:span text:style-name="T1">r</text:span></text:span>tibus probe uti sciet, is nimirum et corpus et<text:line-break/>animum optime instituet.</text:p>
      <text:h text:style-name="Heading_20_2" text:outline-level="2">Cap. VIII.</text:h>
      <text:p text:style-name="P12"><text:s/>Nutricibus igitur triplex puellis excogi-<text:line-break/>tata motio est, in cunis, in lectulis pendentibus, in<text:line-break/>ruis ipsarum ulnis; ubi iam hoc aliud quoque nobis aesti-<text:line-break/>maudum oritur ad sanitatis tutelam vel lu primis ne-<text:line-break/>cellarium, quum Asclepiades plane aperteque exercita-<text:line-break/>trones damnet, Erasistratus verecundius timidiusque de-<text:line-break/>cemat, caeterum idem cum Asclepiade sentiat, reliqui<text:line-break/>fere medici non solum ad bonam corporis habitudinem,<text:line-break/>sed etiam ad sanitatem eas p<text:span text:style-name="Default_20_Paragraph_20_Font"><text:span text:style-name="T1">r</text:span></text:span>aedicent. Porro exercita-<text:line-break/>tionum tria saltem prima notantur genera, utique quot<text:line-break/>motionum differentiae; quippe aut a nobis ipsis move.</text:p>
      <text:p text:style-name="P4">mur, aut ab aliis, aut medicamento. Horum tamen<text:line-break/>tertia species ad sanos nequaquam pertinet. Sed qui ah<text:line-break/>altero praestatur motus, navigando, equitando, velter:-<text:line-break/>do, atque, ut paulo a<text:span text:style-name="Default_20_Paragraph_20_Font"><text:span text:style-name="T1">n</text:span></text:span>te dictum est, -in cunis, lectulis<text:line-break/>uluisque obitur. Recens tamen nati puelli tam valentem<text:line-break/>motum, quam qui ex vehiculis, navigiis equisve praesta-<text:line-break/>tui, adhuc non desiderant. At qui iam tertium aut<text:line-break/>quartum annum a natali agunt; his vehiculo navigioque<text:line-break/>modice agitari licet. Septennes vero etiam valentiores<text:line-break/>motus tolerant, ita ut equitare iam assuescant. Per <text:span text:style-name="Default_20_Paragraph_20_Font"><text:span text:style-name="T1">t</text:span></text:span>e<text:line-break/>vero moveri tum primum pueris licet, quum iam repere<text:line-break/>coeperunt, magisque etiam, quum ambulate. l m mature<text:line-break/>vero cogendi non <text:span text:style-name="Default_20_Paragraph_20_Font"><text:span text:style-name="T1">t</text:span></text:span>unt, ne eorum artus distorqueantur<text:line-break/>Sane vel hac aetate facile declaratur, quanta fit naturae<text:line-break/>nostrae cum exercitiis societas, quum pueros, nec si con-<text:line-break/>cluscris loco aliquo, prohibeas, quo minus discurrant<text:line-break/><text:span text:style-name="Default_20_Paragraph_20_Font"><text:span text:style-name="T3">ac </text:span></text:span>pullorum vitulorumque ritu lasciviant. Quippe <text:span text:style-name="Default_20_Paragraph_20_Font"><text:span text:style-name="T1">t</text:span></text:span>ua</text:p>
      <text:p text:style-name="P4">cuique animanti natura satis ad proprias convenien tesqua<text:line-break/>excitandas appetitiones, quibus sanitatem falutemquc<text:line-break/>tueatur. Verum Asclepiades nihil horum cogitans per<text:line-break/>magnum otium captiunculas texit, quibus docere conetur,<text:line-break/>nihil ad bonam valetudinem exercitia conserve. Verum<text:line-break/>huic postea, quod par est, respondebitur, ceu garrulitate<text:line-break/>ad finem potissimum taxanda. Est enim nobis hoc loco<text:line-break/>propositum non sophistarum nugas refellere, fed, quod<text:line-break/>ad sanitatem tuendam conducat, praecipere. Itaque ad<text:line-break/>infantes redeo, qui optimo corporis habitu sunt. Porro<text:line-break/>his animi quoque mores citra vitium esse par est. Qui<text:line-break/>enim justo sunt ad iram procliviores , aut animo plane<text:line-break/>demisso, aut <text:span text:style-name="Default_20_Paragraph_20_Font"><text:span text:style-name="T1">s</text:span></text:span>ensiles magis, aut insensiles, aut praeter<text:line-break/>modum gulosi , hos parum idoneo temperamento esse iis<text:line-break/>partibus, quibus praedictorum singula obimus, necesse est<text:line-break/>Proditum vero de Eis fusius est in iis libris, quos d.<text:line-break/>llippocratis Platonisque placitis scripsimus. Verum qui<text:line-break/>nunc in nostra disputatione propositus insani est, unda-</text:p>
      <text:p text:style-name="P4">cumque absolutus esu Hujus ergo sicut mullum ex animi<text:line-break/>moribus co<text:span text:style-name="Default_20_Paragraph_20_Font"><text:span text:style-name="T1">r</text:span></text:span>rigere, sic eosdem fervere, ne quo vitientur,<text:line-break/>oportet. Servantur vero omnes iisdem plane genere, quibus<text:line-break/>corrumpuntur. Corrumpuntur autem animi mores prava<text:line-break/>consuetudine cujusque horum, cibi, potus, exercitationis,<text:line-break/>videndi , audiendi , totius denique musices. Itaque peri-<text:line-break/>tum horum -omnium esse eum medicum oportet, qui sa-<text:line-break/>nitatis tuendae curam suscipiet, nec ea opinione esse;<text:line-break/>quasi ad solum. spectet philosophum animi mores effin-<text:line-break/>gere. Quippe huic ob aliud omnino majus id muneris<text:line-break/>tribuitur, nempe animi sanitatem ; medico vero, necor-<text:line-break/>pus facilius in morbos incidat, quando iracundia, fletus,<text:line-break/>ira, tristitia, cura immodica, et multae super his vigiliae<text:line-break/>febres accendunt, ac g<text:span text:style-name="Default_20_Paragraph_20_Font"><text:span text:style-name="T1">r</text:span></text:span>atissimis morbis initia praebent;<text:line-break/>veluti e diversio cogitationis mentisque <text:span text:style-name="Default_20_Paragraph_20_Font"><text:span text:style-name="T1">s</text:span></text:span>egnitia ac ani-<text:line-break/>mus omnmo defes decoloratos ac faepe ex nutriendi<text:line-break/>defectu graciles ob naturalis caloris imbecillitatem red-<text:line-break/>dunt. Hune enim calorem praeter caetera inter sanitatis</text:p>
      <text:p text:style-name="P4">fines servare oportet; servatu<text:span text:style-name="Default_20_Paragraph_20_Font"><text:span text:style-name="T1">r</text:span></text:span> autem modicis tum co<text:span text:style-name="Default_20_Paragraph_20_Font"><text:span text:style-name="T1">r</text:span></text:span>po-<text:line-break/>ris tum animi exercitiis. Qui namque motits modum<text:line-break/>non servant, sive ii a concupiscibili, sive a rationali,<text:line-break/>sive ah irascibili animi parte cientur, si modum nimium<text:line-break/>excesserunt, biliosum animans reddunt; si intra modum<text:line-break/>nimium subsistunt , pituitosum frigidumque efficiunt.<text:line-break/>Quin etiam priorem habitudinem febres, et qui calidiores<text:line-break/>assectus sunt, posteriorem jecinoris et viscerum obsitu-<text:line-break/>ctiones, comitiales morbi, apoplexiae, in summa destilla-<text:line-break/>rie<text:span text:style-name="Default_20_Paragraph_20_Font"><text:span text:style-name="T1">n</text:span></text:span>um fluxionumque morbi plerumque excipiunt. Et<text:line-break/>nos ob animi mores aegros quotannis non paucos persa-<text:line-break/>navimus , falis animi motibus ad debitum modum revo-<text:line-break/>eatis. Est vero non spernendus hujus <text:span text:style-name="Default_20_Paragraph_20_Font"><text:span text:style-name="T1">s</text:span></text:span>ententiae testis<text:line-break/>ipsum patrium nobis numen Aesculapius, qui multas<text:line-break/>scribi cantilenas mimosque ridiculorum rerum fieri et<text:line-break/>melodias quasdam instituit iis, quibus vehementiores<text:line-break/>irnscibilis partis. .motus corporis temperamentum jusio<text:line-break/>calidius efficerent. Aliis quibusdam, neque iis paucis,</text:p>
      <text:p text:style-name="P4">venari, equitare atque armatos exercituri jussit, iisdem-<text:line-break/>que statim tum motuum ipsorum speciem, utique quibus<text:line-break/>motus injunxit, tum armorum, quibus armatis exerceri<text:line-break/>praecepit, definivit. Non enim, quo pacto excitetur eri-<text:line-break/>gaturque irascibilis pars, quum imbecilla fit, praecipere<text:line-break/>fat habuit, nisi etiam mensuram ejus ab exeret lationum<text:line-break/>idea definiret Non enim pari modo excitatur ea para<text:line-break/>animi adver<text:span text:style-name="Default_20_Paragraph_20_Font"><text:span text:style-name="T1">t</text:span></text:span>us apros, ursos, tauros et alias ejusmodi<text:line-break/>feras immanes, ac adversius leporem, capram et id genus<text:line-break/>fugaces ac timidas; nec similiter, quum in levi a<text:span text:style-name="Default_20_Paragraph_20_Font"><text:span text:style-name="T1">r</text:span></text:span>ma-<text:line-break/>tusa et gravi exercemur; nec pariter, quum citato c<text:span text:style-name="Default_20_Paragraph_20_Font"><text:span text:style-name="T1">orili<text:line-break/></text:span></text:span>dimoveatur, et quum mediocri motu agimur; nec ubi<text:line-break/>cum aliis contendimus, et ubi foli agimus. Jam clamore,<text:line-break/>an tacitus ad labores adhorteris irritesque, non parum<text:line-break/>sane interest. Verum de his satius dicetur in sequenti—<text:line-break/>bus. Sed infantes, qui optimum so<text:span text:style-name="Default_20_Paragraph_20_Font"><text:span text:style-name="T1">r</text:span></text:span>titi sunt temperamen-<text:line-break/>tum, (de his enim <text:span text:style-name="Default_20_Paragraph_20_Font"><text:span text:style-name="T1">t</text:span></text:span>emno erat,) non levi cura egent, ne<text:line-break/>quos animi .motus immodicos incurrant. Quippe loquelae</text:p>
      <text:p text:style-name="P4">adhuc expertes ploratu, clamore, iracundia et inordi-<text:line-break/>nato <text:span text:style-name="Default_20_Paragraph_20_Font"><text:span text:style-name="T1">t</text:span></text:span>ui motu dolo<text:span text:style-name="Default_20_Paragraph_20_Font"><text:span text:style-name="T1">r</text:span></text:span>em indicant. Nostrum igitur officium<text:line-break/>sit, coniectantes quid desiderent, assidue id suppeditare<text:line-break/>p<text:span text:style-name="Default_20_Paragraph_20_Font"><text:span text:style-name="T1">r</text:span></text:span>ius, quam auctus dolor in nimium atque inordine-<text:line-break/>tum motum una cum corpore etiam animum ipsum<text:line-break/>universum coniiciat; siquidem dentientes , aut ab<text:line-break/>exte<text:span text:style-name="Default_20_Paragraph_20_Font"><text:span text:style-name="T1">r</text:span></text:span>no quopiam offensi, aut alvum exonerare, aut<text:line-break/>meiere , aut esse bibereve cupientes perinde ac difcru-<text:line-break/>ciati plo<text:span text:style-name="Default_20_Paragraph_20_Font"><text:span text:style-name="T1">r</text:span></text:span>ant atque vehementer moventur. Fieri etiam<text:line-break/>potest, ut frigore offensi teporem desiderent, sicuti contra<text:line-break/>aestu immodico afflicti refrigerationem. Est quando mulo<text:line-break/>titudinem instratarum vestium non toleranti Quippe<text:line-break/>multos offendit id quoque non minimum , maxime vero<text:line-break/>quum aut totum corpus vertere , aut etiam artus movere<text:line-break/>cupiunt. Quin etiam ipsir quies, si sit diuturnior, non<text:line-break/>parum molesta esse solet, quando nullum animans immo-<text:line-break/>dico ullo delectatur, fied semper medium modum expetiti<text:line-break/>Porro medius ipsis modus non unus omnibus est , fied<text:line-break/>esa</text:p>
      <text:p text:style-name="P4">omnis mediocritas ex eorum semper est numero, quae<text:line-break/>in collatione ad aliud spectantur. Quocirca, qui emam<text:line-break/>infantis educandi suscipiet, hunc plane, ut acrem medio-<text:line-break/>critatis convenientisque coniectorem esse, ita haec sum-<text:line-break/>per praebere oportet prius, quam ex desiderio cujusvis<text:line-break/>auctus dolor simul cum corpore animum quoque in<text:line-break/>motus immodicos coniiciat. Quod si quando, quod infestat,<text:line-break/>imprudentibus inscientibusque nobis auctum esse conti-<text:line-break/>gerit, co<text:span text:style-name="Default_20_Paragraph_20_Font"><text:span text:style-name="T1">r</text:span></text:span>rigere molestiam tentabimus illico, vel oblato,<text:line-break/>quod expedit, vel sublato, quod offendit, etiam motu per<text:line-break/>ulnas nutricis adhibito, ac vocis modulamine, quibus<text:line-break/>uti prudentiores nutricum consueverunt. Ego namque,<text:line-break/>puello quodam totum diem non raro plorante, ac immo-<text:line-break/>dice se inordiuateque Iactante, nutrice ipsa omnis con-<text:line-break/>silii inope, deprehendi quod. offendit; quippe ut neque<text:line-break/>papilla in os immissa, neque a nutrice prolatus, fi forte<text:line-break/>mejere aut alvum exonerare vellet, lenitus est, sed nec<text:line-break/>quum ab ulnarum agitatu reclinari coepisset, adverti<text:line-break/>autem tum lectum, tum involucra, tum velles ipsas ser-</text:p>
      <text:p text:style-name="P4">didiores, praeterea puellum ipfum immundum atque il-<text:line-break/>lotum: lavare delergereque jussi, tum lectulum mutare,<text:line-break/>ac vestem omnem tersam mundamque praebere. Quibus<text:line-break/>peractis, protinus ab immodico agitatu conquievit, illico-<text:line-break/>que dormivit non suavissimum modo, verum etiam longis-<text:line-break/>simum somnum. Ut vero recte coniicias , quae puello<text:line-break/>officiant, non modo solertia est opus, <text:span text:style-name="Default_20_Paragraph_20_Font"><text:span text:style-name="T1">t</text:span></text:span>est etiam assidua<text:line-break/>de ipsis , qui nutritur , experientia.</text:p>
      <text:h text:style-name="Heading_20_2" text:outline-level="2">Cap. IX.</text:h>
      <text:p text:style-name="P12"><text:s/>Haec igitur omnia usque in tertium a<text:line-break/>natali annum circa puellum peragenda censeo, in pri-<text:line-break/>misque de nutrice ipfa non minimam habendam esse<text:line-break/>curam, quid edat, quid bibat, quo pacto in simine, ve-<text:line-break/>nere, exercitatione <text:span text:style-name="Default_20_Paragraph_20_Font"><text:span text:style-name="T1">t</text:span></text:span>e habeat; ut videlicet lac ejus egregie<text:line-break/>sit temperatum, quale certe erit, si sanguis ejus quam<text:line-break/>optimus siti Porro is talis est, qui nec flava abundat bile,<text:line-break/>nec atra, nec pituitosus est, nec ser osus, nec aqu<text:span text:style-name="Default_20_Paragraph_20_Font"><text:span text:style-name="T1">at</text:span></text:span>o li-<text:line-break/>quore permixtus. Nascitur autem ejusmodi sanguis ab</text:p>
      <text:p text:style-name="P4">exercitatio<text:span text:style-name="Default_20_Paragraph_20_Font"><text:span text:style-name="T1">n</text:span></text:span>e moderata, et cibis tum boni succi, tum justo<text:line-break/>tempore modoque assumptis, praeterea potione tempestiva<text:line-break/>modiceque sumpta. De quibus omnibus in iis, quae post<text:line-break/>dicentur, diligenter agetur. A venere omnino abstinere<text:line-break/>jubeo omnes mulieres, quae pueros lactant. Nam et<text:line-break/>men<text:span text:style-name="Default_20_Paragraph_20_Font"><text:span text:style-name="T1">t</text:span></text:span>es viri consuetudine provocantur, et lac odoris gra-<text:line-break/>tiam in deterius mutat. Quin etiam aliquae in utero con-<text:line-break/>cipiunt, quo nocentius puello adhuc lactenti niltil esu<text:line-break/>Interim enim , quidquid sanguinis est optimum, in foetum<text:line-break/>abfumitur ; quippe is , quum proprium i<text:span text:style-name="Default_20_Paragraph_20_Font"><text:span text:style-name="T1">n t</text:span></text:span>e vitae princi-<text:line-break/>pium c<text:span text:style-name="Default_20_Paragraph_20_Font"><text:span text:style-name="T1">o</text:span></text:span>ntineat, et hujus moderamine agitur, et assidue<text:line-break/>conveniens sibi alimentum trahit, utero ipsi veluti radici<text:line-break/>adhaerens, nec ufquam ab eo nocte dieve discedens. ln-<text:line-break/>terim vero non minor modo, verum etiam deterior ratio-<text:line-break/>n<text:span text:style-name="Default_20_Paragraph_20_Font"><text:span text:style-name="T1">o</text:span></text:span>biliter redditur ipsius gravidae sanguis. Quo fit, ut lac<text:line-break/>ipsum tum pejus, tum vero exiguum in mammillis col-<text:line-break/>ligatur. Quare fi, quae infantem lactat, uterum gerit,</text:p>
      <text:p text:style-name="P4">ego magnopere suaferim aliam inveniendam nutricem.<text:line-break/>Cujus etiam lac gustu, odoratu, visu considerandum cx-<text:line-break/>plorandumque diligenter sit; siquidem, quod optimum est;<text:line-break/>id gustanti olfacientique plane suave, intuenti candidum,<text:line-break/>aequabile ac liquidi crafsique medium apparebit. Quod<text:line-break/>vitiosum est, e diversio aut crass<text:span text:style-name="Default_20_Paragraph_20_Font"><text:span text:style-name="T1">a</text:span></text:span>m et cascofum , aut<text:line-break/>liquidum et scro<text:span text:style-name="Default_20_Paragraph_20_Font"><text:span text:style-name="T1">t</text:span></text:span>um ac lividum , tum consistentia ipsa<text:line-break/>coloreque inaequabile videbitur. Idem gustantibus ama-<text:line-break/>rorem, aut salsedinem , aut qualitatem quampiam extra-<text:line-break/>neam exhibebit: tale vero nec olsacienti suave erit<text:line-break/>Atque lactis probi malive haec sunto indicia, quae con-<text:line-break/>jectans, quum mater aut jam concepit, aut morbo ali-<text:line-break/>quo cst affecta, ad aliamque nutricem transire est nc-<text:line-break/>cessarium, lactis judicium atque electionem facere quis<text:line-break/>posset.</text:p>
      <text:h text:style-name="Heading_20_2" text:outline-level="2">Cap. X.</text:h>
      <text:p text:style-name="P12"><text:s/>Tum vero puellum, quoad primores dcn-<text:line-break/>tes emiserit, solo lacte alendum, ac tum eum solidiori<text:line-break/>quodammodo jam cibo assuefacere conveniet, quod etiam</text:p>
      <text:p text:style-name="P4">experie<text:span text:style-name="Default_20_Paragraph_20_Font"><text:span text:style-name="T1">n</text:span></text:span>tia plane doctae mulieres faciunt; primum panem,<text:line-break/>mox legumina, ac carnem, et similia, omnia prius com-<text:line-break/>mansa puellarum ofculis immittentes. Corpus autum lu-<text:line-break/>fantium confricare oportet oleo dulci, sicuti id ipsum<text:line-break/>recta peragunt <text:span text:style-name="Default_20_Paragraph_20_Font"><text:span text:style-name="T1">n</text:span></text:span>utrices pleraeque statim ipsas corporis<text:line-break/>partes modulantes atque fingentes. Verum in eo, quem<text:line-break/>proposuimus; puero, qui corporis statu est optimo, quod<text:line-break/>ad membrorum concinnitatem saltem attinet, nihil est,<text:line-break/>quod curiosa nutrix sit, sed ta<text:span text:style-name="Default_20_Paragraph_20_Font"><text:span text:style-name="T1">n</text:span></text:span>tum fricet quotidie me-<text:line-break/>diocriter ac lavet, idque, quam fieri maxime potest,<text:line-break/>lacte i<text:span text:style-name="Default_20_Paragraph_20_Font"><text:span text:style-name="T1">n</text:span></text:span> ventriculo minime adhuc haerente crudo, quippe<text:line-break/>quod periculum est, ne prius, quam probe fit coneo-<text:line-break/>ctum, in totum corpus infantis distiibuatur. Multo vero<text:line-break/>maxime, fi quis ventriculum ipsimi adhuc lactis plenum<text:line-break/>i<text:span text:style-name="Default_20_Paragraph_20_Font"><text:span text:style-name="T1">n</text:span></text:span>fricet, tum corpus crudo alimento implebit, tum caput<text:line-break/>onerabit. Quo magis prospiciendum in primis est, ne<text:line-break/>quid nutrimenti neque ante balneum neque ante frictio:.</text:p>
      <text:p text:style-name="P4">nem puerulo praebeatur. Id fiet, si ad haec admisti-<text:line-break/>stranda nutrix post longissimum somnum diligenter tempus<text:line-break/>observet. ld enim maxime. temporis est , in quo vel<text:line-break/>inanem plane ventriculum invenias, vel certe concoctum<text:line-break/>jam alimentum in se contruentem. Quae autem, ut sto-<text:line-break/>die fit, faciunt, . sane laedunt, aliae unum et certum<text:line-break/>diei tempus praescribentes, aliae, quum ipsae a negotiis<text:line-break/>vacent, tum demum curantes. Quo fit, ut saepius laedi,<text:line-break/>quam juvari puellos necesse sit; quippe quod a nobis<text:line-break/>praescriptum tempus est, alias in aliud diei no<text:span text:style-name="Default_20_Paragraph_20_Font"><text:span text:style-name="T1">c</text:span></text:span>tssve<text:line-break/>tempus incidit. Majorum tamen puerorum, qui videlicet<text:line-break/>plagis, minis, objurgationi, monitis parere no<text:span text:style-name="Default_20_Paragraph_20_Font"><text:span text:style-name="T1">r</text:span></text:span>unt, iis<text:line-break/>duplex et fricandi et lavandi temporis occasio est;<text:line-break/>prio<text:span text:style-name="Default_20_Paragraph_20_Font"><text:span text:style-name="T1">r</text:span></text:span> ac commodissima, quum a matutino <text:span text:style-name="Default_20_Paragraph_20_Font"><text:span text:style-name="T1">t</text:span></text:span>emno fune-<text:line-break/>xerint, deinde luserint, ac jam cibum petunt; tum enim<text:line-break/>maxime vocandi ad haec sunt, ac corpus quidem ad fa-<text:line-break/>nitatem pariter et bonam habitudinem, animus ad ob-<text:line-break/>sequium et temperantiam exercendus, interminandum-</text:p>
      <text:p text:style-name="P4">que nun aliter nos cibum ipsis praebituros, nisi, quan-<text:line-break/>tum ipsi velimus, frictioni balneoque <text:span text:style-name="Default_20_Paragraph_20_Font"><text:span text:style-name="T1">t</text:span></text:span>e pe<text:span text:style-name="Default_20_Paragraph_20_Font"><text:span text:style-name="T1">r</text:span></text:span>miserint.<text:line-break/>Atque optimunr quidem tempus hoc fuerit. Quod si qua<text:line-break/>occupatione, qui puellum alit, avocetu<text:span text:style-name="Default_20_Paragraph_20_Font"><text:span text:style-name="T1">r, </text:span></text:span>modico pane<text:line-break/>exhibito, ludere permittat, quantum velit; dein quum<text:line-break/>aurius . cibum petierit, tum fricet lavetque. Minime<text:line-break/>tamen bibere ei permittendum post cibum est, quem<text:line-break/>balneum excipit ; quando ita praecipitatior eorum , quae<text:line-break/>ventriculus continet, distributio in corpus fiet. ld vero<text:line-break/>in corporibus prorsus fanis cave<text:span text:style-name="Default_20_Paragraph_20_Font"><text:span text:style-name="T1">r</text:span></text:span>e oportet. Quippe qui-<text:line-break/>bus utilius fit ante balneum cibum dedisse, horum plane<text:line-break/>vitiosi tum affectus fiunt, tum corporum status. De bis<text:line-break/>vero in sequentibus dicemus ; nunc praestat illius hypo-<text:line-break/>theseos <text:span text:style-name="Default_20_Paragraph_20_Font"><text:span text:style-name="T1">r</text:span></text:span>ecorda<text:span text:style-name="Default_20_Paragraph_20_Font"><text:span text:style-name="T1">r</text:span></text:span>i: nempe ut puellum, cui optime asse-<text:line-break/>ctum. corpus fit, fic educemus, ut talis perpetuo se<text:span text:style-name="Default_20_Paragraph_20_Font"><text:span text:style-name="T1">r</text:span></text:span>vetur;<text:line-break/>huic expedit, ut cibus balneum sequatur. Quod fi , quo<text:line-break/>loco puellus alitur, balnei copia non fit, (fortasse vero<text:line-break/>nec ista unquam legent, qui ibi habitant , ) in concha</text:p>
      <text:p text:style-name="P4">pue<text:span text:style-name="Default_20_Paragraph_20_Font"><text:span text:style-name="T1">r</text:span></text:span>os lavant, donec alterum jam tertiumve aetatis an-<text:line-break/>num attigerint. Qui vero hos armos excesse<text:span text:style-name="Default_20_Paragraph_20_Font"><text:span text:style-name="T1">r</text:span></text:span>int, eos, si<text:line-break/>non quotidie, at certe tertio quoque die qua<text:span text:style-name="Default_20_Paragraph_20_Font"><text:span text:style-name="T1">r</text:span></text:span>tove ungunt<text:line-break/>atque infricant. Quod si anni tempus non p<text:span text:style-name="Default_20_Paragraph_20_Font"><text:span text:style-name="T1">r</text:span></text:span>ohibeat,<text:line-break/>stagna amnesque his lavacra sunt, veluti nobis balneum.<text:line-break/>Apud Germanos enim plane ne probe quidem nutriuntur<text:line-break/>infantes. Verum nos neque Germanis, neque aliis agro-<text:line-break/>stibus aut barbaris hominibus haec p<text:span text:style-name="Default_20_Paragraph_20_Font"><text:span text:style-name="T1">r</text:span></text:span>odimus, non magis<text:line-break/>equidem quam ursis, apris, leonibus, aut aliis id genus<text:line-break/>fe<text:span text:style-name="Default_20_Paragraph_20_Font"><text:span text:style-name="T1">r</text:span></text:span>is, sed Graecis, et iis, qui, tametsi gene<text:span text:style-name="Default_20_Paragraph_20_Font"><text:span text:style-name="T1">r</text:span></text:span>e sunt barbari,<text:line-break/>Graecorum tamen aemulantur studia. Nam quis, quaeso,<text:line-break/>eorum hominum, qui apud nos degunt, tulerit modo<text:line-break/>editum infantulum, etiam ab utero calentem, ad flumen<text:line-break/>deferre, inique, sicuti Ge<text:span text:style-name="Default_20_Paragraph_20_Font"><text:span text:style-name="T1">r</text:span></text:span>manos aiunt, ceu candens sit<text:line-break/>fer<text:span text:style-name="Default_20_Paragraph_20_Font"><text:span text:style-name="T1">r</text:span></text:span>um , in frigidum humorem mergendo , simul de na-<text:line-break/>tu<text:span text:style-name="Default_20_Paragraph_20_Font"><text:span text:style-name="T1">t</text:span></text:span>ae vigo<text:span text:style-name="Default_20_Paragraph_20_Font"><text:span text:style-name="T1">r</text:span></text:span>e periculum facere, simul corpus ipsum robo-<text:line-break/>rare? Quippe, si citra noxam id sustinuerit, et quod</text:p>
      <text:p text:style-name="P4">propriae naturae robur ostendit, et novum praeterea<text:line-break/>robur ex frigidae commercio compararit, nulli non<text:line-break/>patet. Caeterum, si ab externo frigore naturalis calor<text:line-break/>sit victus , quod protinus interire necesse sit , id quoque<text:line-break/>neminem latet. Quis igitur mentis compos nec omnino<text:line-break/>ferus Scythave proprium pignus in id agere discrimen<text:line-break/>eligat; in quo errorem mors loquitur, potissimum cum<text:line-break/>ex eo periculo non magnum sit futurum, quod Iucrifa-<text:line-break/>ciet? Asino enim fortassis, aut id genus experti rationis<text:line-break/>animanti utilissimum fuerit densum ita tergus dmumque<text:line-break/>effici, ut citra dolorem frigus festinent, homini vero<text:line-break/>ratione praedito curiam, quaesti, tam magno sit usui?<text:line-break/>Non enim, si quis abfolute citraque exceptionem pronun-<text:line-break/>ciet, cutem densissimam duiissimamque utilem ad fausta-<text:line-break/>tem esse, is recte dicat. Quum namque animalis cor- .<text:line-break/>pori duplex instet incommodum, alterum ab externis,<text:line-break/>alterum ab internis causis: querunt certe rara mollisqne<text:line-break/>cutis est, ii ab extrinsecus imminentibus malis facile</text:p>
      <text:p text:style-name="P4">tentantur, quorum densa ac dura, ab internis, Itaque<text:line-break/>etiam Hippocrates, ubi de iis praecipit,. quae in <text:span text:style-name="Default_20_Paragraph_20_Font"><text:span text:style-name="T1">n</text:span></text:span>obis ah<text:line-break/>alimento ad commodum incommodumve cedunt, post alia<text:line-break/>multa haec scripsit: <text:span text:style-name="Default_20_Paragraph_20_Font"><text:span text:style-name="T1">Rarita</text:span></text:span>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is ad transpiratum<text:line-break/>ii</text:span></text:span>s, <text:span text:style-name="Default_20_Paragraph_20_Font"><text:span text:style-name="T1">quibu</text:span></text:span>s <text:span text:style-name="Default_20_Paragraph_20_Font"><text:span text:style-name="T1">plurimum aufertur , salubriu</text:span></text:span>s <text:span text:style-name="Default_20_Paragraph_20_Font"><text:span text:style-name="T1">, quibus . minus,<text:line-break/>insalubrius. </text:span></text:span>Praestat ergo utrumque declinasse excessum,<text:line-break/>nec adeo aut densam reddidisse cutem, ut corporis tran-<text:line-break/>spiratum prohibeat, aut raram, ut facile a qualibet ex-<text:line-break/>trinfecus incidente causa laedatu<text:span text:style-name="Default_20_Paragraph_20_Font"><text:span text:style-name="T1">r. </text:span></text:span>Tale porro natura<text:line-break/>est propositi nobis hoc loco puelli corpus, quum sit me-<text:line-break/>dium omnis excessus. Est ergo id ea ratione alendum,<text:line-break/>ut constitutionis suae integritatem perpetuo fervet.<text:line-break/>Servabit autem , si primis quidem annis foto lacte nu-<text:line-break/>trias, ac balneo dulcis aquae et calentis utare; quo<text:line-break/>videlicet corpus ejus molle quam diutissime servatum<text:line-break/>ad plurimum augmenti perveniat. Ab his annis, quum<text:line-break/>jam mitti in ludum est habilis; non necesse erit assiduis</text:p>
      <text:p text:style-name="P4">praeterea balneis uti, sed interim , dum luctari condiscit,<text:line-break/>mediocriter inibi ante cibum exercitari siit erit, ac balneo<text:line-break/>plerumque abstinere. Modum vero in labore excedere,<text:line-break/>quod nonnulli gymnafiarchae pueros cogunt, protius<text:line-break/>alienum est, siquidem intempestiva duritie .corporis inlu-<text:line-break/>beter accretio , etiamsi natura sit ad incrementum quam<text:line-break/>maxime comparata.</text:p>
      <text:h text:style-name="Heading_20_2" text:outline-level="2">Cap. XI. </text:h>
      <text:p text:style-name="P12">Sane vinum quam diutissime, qui ea<text:line-break/>natura puer est, . ne gustare -quidem suaserim, quippe<text:line-break/>quod haustum et humectat nimium, et calefacit corpus,<text:line-break/>tum caput halitu replet iis, qui humido calidoque tem-<text:line-break/>peramento sunt, quale est ejusmodi puerorum. Atqui<text:line-break/>nec repleri his caput est utile, nec ipsos plus, quam per<text:line-break/>est, humidos calidosque fieri, quoniam .eo jam caloris<text:line-break/>liumorisque pervenerunt, ut, si paululum utramvis qua-<text:line-break/>litatem auxeris, jam modum excesserint. Quum autem<text:line-break/>sit omnis excessus fugiendus, maxime hunc fugere expe- .<text:line-break/>dit, ex quo non corpori modo, verum etiam animo dam-</text:p>
      <text:p text:style-name="P4">num accedit. Quare neque jam adultis vinum, nisi mo-<text:line-break/>dice sirmptum, existimandum est utile esse, quod videlicet<text:line-break/>ad iram praecipites et ad iniuriam incontinentes facit,<text:line-break/>et partem animi rationalem hebetem turbidamque redditi<text:line-break/>Caeterum his ipsis ad bilis excrementa vel mitiganda<text:line-break/>vel expellenda est sane non inutile ; non minime vero<text:line-break/>ad eam siccitatem, quae in fetidis partibus aut ex itu-<text:line-break/>modicis laboribus aut ex proprio aetatis temperamento<text:line-break/>provenit, idoneum est alnum. Humectat namque ac<text:line-break/>nutrit, quicquid immodice siccatum est; tum bilis amarae<text:line-break/>acrimoniam mitigat ac frangit; praeterea per sudores<text:line-break/>uriuasque vacuat. Pueri vero, ceu qui talem succum<text:line-break/>minime colligunt, quique naturalem humiditatem pluri-<text:line-break/>mam obtinent, ut commodorum, quae vini potio largitur,<text:line-break/>plane non egent, ita incommodi:, quae affert, tantum<text:line-break/>sentiunt Nemo itaque rationis c<text:span text:style-name="Default_20_Paragraph_20_Font"><text:span text:style-name="T1">o</text:span></text:span>mpos ea uti potione<text:line-break/>pueros sinet, quam, praeterquam quod nullum affert<text:line-break/>commodum, immensum etiam loquitur incommodum.</text:p>
      <text:p text:style-name="P4">A f<text:span text:style-name="Default_20_Paragraph_20_Font"><text:span text:style-name="T1">r</text:span></text:span>igidae potione omnino prohibendos hujusmodi<text:line-break/>pueros non censeo, quod tamen aliqui faciunt, verum<text:line-break/>a cibo plerumque, et per calores, quum ipsis cordi erit,<text:line-break/>uti permitto,. potissimum vero (fi copia ejus sit) fon-<text:line-break/>tanae recentis, . cui nulla qualitas villosa aliunde fit<text:line-break/>contracta; ea si non est, . reliquarum. Cavendae vero<text:line-break/>sunt, quae ex stagnis hauriuntur, et quae turbidae, et<text:line-break/>quae maleolentes, et quae salsae, denique in quibus<text:line-break/>qualitas aliqua gustu deprehenditur , quando, quae optima<text:line-break/>est, ea penitus non gustui modo horum, verum etiam<text:line-break/>olfactus omnis qualitatis expers videbitur. Eadem quo-<text:line-break/>que tum potui jucundisstma erit, tum plane pura. Quod<text:line-break/>li praecordia quoque celeriter transit, nihil est, quod<text:line-break/>magis idoneam requiras, quando, si qua pura limpida-<text:line-break/>que est, nec ingrata potui, nihil secius tamen circa prae-<text:line-break/>cordia haeret, haec femivitiosa est: atque abstinendum ah<text:line-break/>ea censeo utique, quum prorsus est frigida; caeterum a<text:line-break/>calefacta non deterreo. Ac tutissimum quidem sit expe-</text:p>
      <text:p text:style-name="P4">ruentia ipsa de hujusmodi aqua judicium fieri. Quod si<text:line-break/>quis est, qui ex notis potius facultatem praenotis malit:<text:line-break/>cujus fons e petra scaturiens contra septentriones fluit,<text:line-break/>folemque aversum habet, hanc aegre concoctum iri, tar-<text:line-break/>dique transitus esse putandum est; eadem nimirum cale-<text:line-break/>fiet frigefietque ta<text:span text:style-name="Default_20_Paragraph_20_Font"><text:span text:style-name="T1">r</text:span></text:span>de. Contra,. cujus ad orientem selem<text:line-break/>fons erumpit, quaeque per meatum aliquem mundum<text:line-break/>aut puram colatur terram, eademque calefit ac refrige-<text:line-break/>ratur ocissime, hanc omni aetati utilissimam esse existi-<text:line-break/>mandunt esu Non enim, sicuti vino, estis, exercitatione,<text:line-break/>vigiliis, <text:span text:style-name="Default_20_Paragraph_20_Font"><text:span text:style-name="T1">t</text:span></text:span>emno ac venere aliis alias uti pro ratione<text:line-break/>aetatis expedit, ita de aqua quoque statuendum est, fied,<text:line-break/>quam nunc optimam indicavimus, hac uti puero, juveni,<text:line-break/>soni conducet. ldem de adre judicandum, quem opti-<text:line-break/>mutn in pulmones trahere omnibus juxta salubre est.<text:line-break/>optimum aerem censeo, qui prorsus sit purus. Ejusmodi<text:line-break/>veto fuerit, qui nec flagni nec paludis halitu sit ob-<text:line-break/>sinuatus, nec ex profundo specu pestilentem spiraverit</text:p>
      <text:p text:style-name="P4">auram , qualis circa Sardes et Hierapolin , alibique ter-<text:line-break/>rarum saepenumero visitur: nec qui ex cloacis, quae<text:line-break/>magnam aliquam urbem aut numerosum exercitum pu<text:span text:style-name="Default_20_Paragraph_20_Font"><text:span text:style-name="T1">r-<text:line-break/></text:span></text:span>ge<text:span text:style-name="Default_20_Paragraph_20_Font"><text:span text:style-name="T1">n</text:span></text:span>t, vitium contraxit: nec qui ex animalium, olerum<text:line-break/>aut leguminum putredine, aut fimo coinquinatur: nec<text:line-break/>qui oh stagnum vel flumen vicinum nebulosus est: nec<text:line-break/>qui editis undique montibus in cavo loco clausus nullum<text:line-break/>recipit perflatum; suffocans enim putrisque est, fimitis<text:line-break/>ei, qui in domibus quibusdam est inclusus, in quibus<text:line-break/>ob putredinem et perflatus defectum plurimus acervatus<text:line-break/>situs. Hujuscemodi ergo aer omni plane aetati est noxius,<text:line-break/>sicut e diver<text:span text:style-name="Default_20_Paragraph_20_Font"><text:span text:style-name="T1">t</text:span></text:span>o, qui purus omnino est, nulli non aetati<text:line-break/><text:span text:style-name="Default_20_Paragraph_20_Font"><text:span text:style-name="T3">est </text:span></text:span>utilis. At vero quae ex calore , frigore , siccitate ,<text:line-break/>humiditate diversitas aeris contingit, non proinde fe ad<text:line-break/>omnes homines habet. Sed corporibus, quae optimo tem-<text:line-break/>peramentu fiunt, etiam optime temperatus aer est saluber-<text:line-break/>rimus; in quibus veto aliqua exuperans qualitas domi-</text:p>
      <text:p text:style-name="P4">natur, iis utilissimus aer est, qui ei qualitati maxime est<text:line-break/>adversus, frigidus calidae, calidus frigidae, humidiora<text:line-break/>siccus, sicciori, quam par est, tanto humidior, quanto sic-<text:line-break/>citas apsit modunr excessit. Atque haec quidem hoc loco<text:line-break/>intellexisse sat esu Quemadmodum vero noxas, quae ex<text:line-break/>vitiosis aere aqursque proveniunt, corrigas, alio volumine<text:line-break/>dicetur. Nunc enim optimum corporis statum simul<text:line-break/>cum optima victus ratione ceu scopum ac regulam<text:line-break/>quandam tractare constitui. Quae enim vitiosa in aliquo<text:line-break/>corpore sunt, horum varietates omnes una cum idonea<text:line-break/>ipsis victus <text:span text:style-name="Default_20_Paragraph_20_Font"><text:span text:style-name="T1">r</text:span></text:span>atione in sequentibus libris persequemur</text:p>
      <text:h text:style-name="Heading_20_2" text:outline-level="2">Cap. XII. </text:h>
      <text:p text:style-name="P12">Quere rursus ad optimi status puerum<text:line-break/>reversi, ejus aetatem a primo septenario usque ad secun-<text:line-break/>dum explicemus, et cujus temperamenti sit, et quodnam<text:line-break/>postulet rictus genus. Ergo temperamentum ejus, ut ir<text:span text:style-name="Default_20_Paragraph_20_Font"><text:span text:style-name="T1">i<text:line-break/></text:span></text:span>libris, quos de temperamentis scripsimus, evidenter oster-<text:line-break/>dimus, calidum est eodem gradu, quo prius, humidum</text:p>
      <text:p text:style-name="P4">vero non eodem. Quandoquidem omne animans ab<text:line-break/>fpfo statim ortu siccius in dies efficitur, minime tamen<text:line-break/>per omnes aetates aut calidius aut frigidius evadit. Sed<text:line-break/>.quorum optime fe habent corpora, iis calor similis quo-<text:line-break/>dammodo usque adsummum incrementum manet; quorum<text:line-break/>vero humida frigidaque supra optimae conditionis corpus<text:line-break/>funt, horum calor augetur. Sed non est nunc de his<text:line-break/>ferme. Cui vero optime constitutum corpus obtigit, is<text:line-break/>ad quartum decimum usque annum jam traditam victus<text:line-break/>rationem observet, non autem immodice aut violenter<text:line-break/>fe exerceat si ne corporis inhibeat incrementum. Lavetur<text:line-break/>autem calida potius, quam gelida, ut qui nondum hanc<text:line-break/>citra .noxam poterit sustinere. Hac aetate animum quo-<text:line-break/>que formet, idque potissimum probis consuetudinibus et<text:line-break/>gravibus disciplinis, quae animo modestiam pariant.<text:line-break/>Quippe ad ea , quae sequente aetate circa corpus ejus<text:line-break/>moliri oportebit, maximo compendio sit animi modestia^<text:line-break/>et ad parendum facilitas. A secundo vero septenum</text:p>
      <text:p text:style-name="P4">usque ad expletum tertium, si quidem ad robustissimum<text:line-break/>corporis habitum provehere hominem cupis, aut militem<text:line-break/>eum strenuum, aut luctatorem, aut alias viribus insignem<text:line-break/>destinans, utique de iis animi . dotibus , quae ad scientiam<text:line-break/>fapieutiamque pertinent, minus laborabis. Quae enim<text:line-break/>ad mores spectant, hac maxime aetate perfici abfolvique<text:line-break/>convenit. Sin corporis membra roborare hactenus cupis,<text:line-break/>dum fanum quendam habitum et incrementum iis compa-<text:line-break/>res , animi vero rationalem partem adolescentis . ornare<text:line-break/>cupis , non est utrobique eadem victus ratio ex usu.<text:line-break/>Quanquam etiam tertiam quartamque vitae formulam licet<text:line-break/>iuvenice, aliis <text:span text:style-name="Default_20_Paragraph_20_Font"><text:span text:style-name="T1">s</text:span></text:span>ordidarum cuilibet artium deditis, idque<text:line-break/>vel ei, quae co<text:span text:style-name="Default_20_Paragraph_20_Font"><text:span text:style-name="T1">r</text:span></text:span>pus exerceat, vel alienum ab exercitio id<text:line-break/>teneat, aliis ad agriculturam, vel mercaturam, vel tale<text:line-break/>quippiam fe conferentibus; quae genera tot numero sunt,<text:line-break/>ut dissicile certe videatur omnes vitae species certo nu-<text:line-break/>mero complecti. Ac ars quidem, quae <text:span text:style-name="Default_20_Paragraph_20_Font"><text:span text:style-name="T1">s</text:span></text:span>anitatem tuen-<text:line-break/>clam profitetur, omnibus profecto hominibus simitatis</text:p>
      <text:p text:style-name="P4">tuendae documenta p<text:span text:style-name="Default_20_Paragraph_20_Font"><text:span text:style-name="T1">o</text:span></text:span>llicetur , aut singulorum propria,<text:line-break/>aut omnium communia, aut haec quidem propria, illa<text:line-break/>ver<text:span text:style-name="Default_20_Paragraph_20_Font"><text:span text:style-name="T1">o</text:span></text:span> communia. Verumtamen fieri nequit, ut de omni-<text:line-break/>bus simul disseratur, sini primo loco , quemadmodum quis,<text:line-break/>ad longissimum prolata vita, etiam bona valetudine per-<text:line-break/>petuo utatur. (Sane hanc vitam ab omni ex necessario<text:line-break/>negotio liberam esse oportet, ac foli corpori vacare.)<text:line-break/>Secundo loco, ut de iis, quae cum arte aliqua, aut<text:line-break/>opere, aut vitae instituto, aut ministerio privato puhli-<text:line-break/>cove, in summa, quae cum premente aliquo negotio<text:line-break/>coniunctae sunt. Sic utique fieri potest, ut de omnibus<text:line-break/>disseratur. Neque enim aliter aut dilucidus, aut memo-<text:line-break/>ra tu facilis, aut certa m ethodo traditus ferum noster vi-<text:line-break/>deatur, nisi hunc ordinem sequatur. Sed ad id, quod<text:line-break/>primo. loco propositum est, revertendum, docendumque,<text:line-break/>quemadmodum, qui optimum corporis habitum est nactus,<text:line-break/>ah omnibus, quae ad publicum in vita spectant, secedens,<text:line-break/>ac. sibi soli vivens , nec morbo uno , quoad fieri potest, un-<text:line-break/>quatuteuletur, nec aule longissimum vitus tempus morte oc-</text:p>
      <text:p text:style-name="P4">cupetirr. Imm<text:span text:style-name="Default_20_Paragraph_20_Font"><text:span text:style-name="T1">or</text:span></text:span>tale namque fieri, quod genitum est,<text:line-break/>plane non potest, tametsi nostri temporis philosophus<text:line-break/>quidam in egregio scilicet opere illo, in quo immorta-<text:line-break/>litatis vilem docet, id ostendere sit aggressus. Ut vero<text:line-break/>corpus in plurimum perduret tempus, id ve<text:span text:style-name="Default_20_Paragraph_20_Font"><text:span text:style-name="T1">r</text:span></text:span>o fieri poste<text:line-break/>profecto convenit, praesertim ejus , qui optima sit natura.<text:line-break/>Sunt enim qui ab ipso ortu adeo impr<text:span text:style-name="Default_20_Paragraph_20_Font"><text:span text:style-name="T1">o</text:span></text:span>spere corporis<text:line-break/>sint fletu, ut, ne si Aesculapium quidem ipsum iis prae-<text:line-break/>feceris, vel <text:span text:style-name="Default_20_Paragraph_20_Font"><text:span text:style-name="T1">s</text:span></text:span>exagesimum annum videant. Sed non est<text:line-break/>nunc de bis locus. Quare ad illum hominem potius,<text:line-break/>qui optimo est habitu, reversi repetamus ca, quae inter<text:line-break/>initia demonstravimus, nempe quod comesse bibereque<text:line-break/>nobis necesse est, propterea quod e corpore nostro ali-<text:line-break/>quid semper defluit; quum vero edendum nobis biben-<text:line-break/>dumque fit, necesse rursus est excrementorum excernen-<text:line-break/>dorum curam rationemque haberi. Horum vero quum<text:line-break/>variae sint species, aliae eorum, quae in ventriculo per-<text:line-break/>finiuntur, aliae eormu, quae i<text:span text:style-name="Default_20_Paragraph_20_Font"><text:span text:style-name="T1">n</text:span></text:span> jcrinore, arteriis et<text:line-break/>venis, aliae ejus quod per singula membra distribuitur</text:p>
      <text:p text:style-name="P4">alimenti, sane cujusque suam esse vacuationem oportet,<text:line-break/>sicuti id ipsum ab initio instituisse natura videtur, quae<text:line-break/>instrumenta animalibus contulit, alia, quae excrementa<text:line-break/>ipsa expurgent ac separent, alia, quae deducant, alia,<text:line-break/>quae in unum colli<text:span text:style-name="Default_20_Paragraph_20_Font"><text:span text:style-name="T1">g</text:span></text:span>ant, alia, quae excernunt, de quibus<text:line-break/>omnibus tractatum nobis fusius est ru iis commentariis,<text:line-break/>quos de naturalibus facultatibus, et quos de partium ani-<text:line-break/>malis usu inscripsimus. Nunc hypotheseos loco haec<text:line-break/>praesumenda fiant ad- ea , quae paramus. Primum nam-<text:line-break/>que excrementum et a since<text:span text:style-name="Default_20_Paragraph_20_Font"><text:span text:style-name="T1">r</text:span></text:span>o separatur, et paulatim im-<text:line-break/>pellitur per omnia intestina usque ad fatis capax spatium,<text:line-break/>quod in eo intestino visitur, quod rectum appellant; ad<text:line-break/>cujus exitum musculi quidam funt inserti, qui ipsum<text:line-break/>coerceant, iutusque detineant, ac intempestive effluere<text:line-break/>vetent. Quum vero abunde congestum jam grave animali<text:line-break/>fuerit, tum foras agi sinunt, ad celeritatem emissionis<text:line-break/>etiam abdominis musculis una cum diaphragmate adju-<text:line-break/>vautihus. Iecinoris excrementorum aliud est, quale quod</text:p>
      <text:p text:style-name="P4">florem in rino appellant, aliud, quale quod faex dicitur.<text:line-break/>Attrahitur alterum a. vesicula, quae facinori subiicitur;<text:line-break/>alterum a liene. lu his collecta excernuntur, alterum<text:line-break/>in priorem tenuis intestini partem, alterum in-ventricu-<text:line-break/>lum : ab susque jam per omnia intestina, u<text:span text:style-name="Default_20_Paragraph_20_Font"><text:span text:style-name="T1">t</text:span></text:span>raque cum<text:line-break/>sicciori alimenti excremento permeant. Quod autem in<text:line-break/>venis et arteriis excrementum acervatur, ejusmodi plane<text:line-break/>est , quale in lacte concreto serum. Hoc .renes a sanguine<text:line-break/>secernentes ad vesicam transmittunt. Ea po<text:span text:style-name="Default_20_Paragraph_20_Font"><text:span text:style-name="T1">r</text:span></text:span>ro id col-<text:line-break/>linit , <text:span text:style-name="Default_20_Paragraph_20_Font"><text:span text:style-name="T1">t</text:span></text:span>ervatque ad eundem ferme modum, quem de sicco<text:line-break/>exeremento supra retulimus. Quippe adnascitur hic quo-<text:line-break/>que ad exitum ipsum musculus quidam .transversus, qui<text:line-break/>osculum vesicae ita ad unguem comprimit, ut inde; nihil<text:line-break/>essiuat. Postquam vero hujus quoque collecta jam copia<text:line-break/>animal urget, illico ic remittens laxansque statione cedit.<text:line-break/>Vesica vero. omne exc<text:span text:style-name="Default_20_Paragraph_20_Font"><text:span text:style-name="T1">r</text:span></text:span>ementum excernit, mirius hic qno-<text:line-break/>que, ut ad celeritatem exitus siccorum .excrementorum,<text:line-break/>auxiliantibus musculis iis, qui in abdomine sunt siti.</text:p>
      <text:p text:style-name="P4">Reliquum excrementorum genus ili singulis animalis nu<text:span text:style-name="Default_20_Paragraph_20_Font"><text:span text:style-name="T1">x<text:line-break/></text:span></text:span>suitur partibus ex ipso unde aluntur succo : aliud quidem<text:line-break/>ceu semicoctae quaepiam reliquiae,- qttae assimilari nu-<text:line-break/>triendae parti <text:span text:style-name="Default_20_Paragraph_20_Font"><text:span text:style-name="T1">n</text:span></text:span>equierunt: aliud, quod prius transmittendi<text:line-break/>alimenti fuit vehiculum, nunc functum officio, humidum<text:line-break/>tenueque superest: -.quale <text:span text:style-name="Default_20_Paragraph_20_Font"><text:span text:style-name="T1">n</text:span></text:span>imirum setosum illud jam<text:line-break/>dictum, quod ex.. vasis in vesicam defluit. Huic excre-<text:line-break/>mentu nullus certus a natura praescriptus meatus est:<text:line-break/>expellitur tamen partim actum per ipsa molliora corpora;<text:line-break/>quae fluentis ejus violentiae cedunt, potissimum quum<text:line-break/>a spiritu .rnajore impetu irruente impellitur; partito<text:line-break/>etiam per exiguos omnes corporeae molis meatus; quo-<text:line-break/>rnm non modo reliquum co<text:span text:style-name="Default_20_Paragraph_20_Font"><text:span text:style-name="T1">r</text:span></text:span>pus uuiverfum, sed etiam<text:line-break/>tota cutis plena est. Dictum autem nobis de generatione<text:line-break/>horum est in libris, quos de temperamentis edidimus. Ergo<text:line-break/>tenuissimum hujus generis excrementum facile sane ejici-<text:line-break/>tur, partim in speciem halitus ab insito calore solutum,<text:line-break/>partim viole<text:span text:style-name="Default_20_Paragraph_20_Font"><text:span text:style-name="T1">n</text:span></text:span>to motu confertim. erumpens. Appellant<text:line-break/>vero, quod lita excernitur, - sudorem. Alterum vero,</text:p>
      <text:p text:style-name="P4">cui nullum nomen est, quod videlicet nec vulgo est co-<text:line-break/>gustum, ut quod conspectum prae tenuitate effugiat, qui<text:line-break/>id ratione contemplali sunt, iis perspiratio sensum latens<text:line-break/>vocatur. In hac insensibili perlpiratione esiam crassioris<text:line-break/>excrementi nonnihil excernitur. Huic autem et vehe-<text:line-break/>mentiore deducente calore, et impetu impellente majore<text:line-break/>opus est, quum alioqui periculum sit, ne ante itineris<text:line-break/>finem consistat , saltem ad cutim. Ab hoc excremento<text:line-break/>tum pilis originem esse ostensum nobis est , tum vero<text:line-break/>iis, quae circa omnium cutim semper acervantur, sordi-<text:line-break/>bus. Ac dicta ferme nobis universa sunt tum generatio-<text:line-break/>nis, tum etiam expulsionis excrementorum necessaria<text:line-break/>capita; quae in aliis nostris operibus, quorum proxime<text:line-break/>meminerimus, suere demonstrata, hypotheses opportunae<text:line-break/>sunt iis, quae nunc molimur. Nam quoniam excerni<text:line-break/>haec oportet, utpote quae vitiosa qualitate sint, tametsi<text:line-break/>Asclepiades reclamet, convenit (arbitror) primum novisse,<text:line-break/><text:span text:style-name="Default_20_Paragraph_20_Font"><text:span text:style-name="T1">q</text:span></text:span>uibus maxime causis morentur, dein rationem inire, qua</text:p>
      <text:p text:style-name="P4">nec in ipsas incidatur, ac, si quando inciditur, quampri-<text:line-break/>mum error corrigatur. Atque ne incidatur quidem, hinc<text:line-break/>licet assequamur utique, si, excreta abunde sint, necne,<text:line-break/>compertum habuerimus; ut vero erratum jam corrigatur,<text:line-break/>alia quadam nrethodo est opus.</text:p>
      <text:h text:style-name="Heading_20_2" text:outline-level="2">Cap. XllI. </text:h>
      <text:p text:style-name="P12">Dicamus ilaque p<text:span text:style-name="Default_20_Paragraph_20_Font"><text:span text:style-name="T1">r</text:span></text:span>imum, a quibus maxi-<text:line-break/>me remorentur dictorum excrementorum singula; mox,<text:line-break/>quo pacto , quod retentum est , extrudatur. Ergo iis quae<text:line-break/>in ventriculo continentur excrementis mora contingit,<text:line-break/>aut ipsius cibi potusque vitio, aut ipsius ventriculi una<text:line-break/>cum intestinis. Et cibi quidem potusque vitio, aut pro-<text:line-break/>pter qualitatem eorum, aut quantitatem, ad haec ordinem<text:line-break/>utendrque modum. Et propte<text:span text:style-name="Default_20_Paragraph_20_Font"><text:span text:style-name="T1">r</text:span></text:span> qualitatem quidem , si<text:line-break/>acerba, ausiera, aut siccae natu<text:span text:style-name="Default_20_Paragraph_20_Font"><text:span text:style-name="T1">r</text:span></text:span>ae fuerint. P<text:span text:style-name="Default_20_Paragraph_20_Font"><text:span text:style-name="T1">r</text:span></text:span>opter quan-<text:line-break/>titatem, si justo plura aut pauciora furit assumpta, o<text:span text:style-name="Default_20_Paragraph_20_Font"><text:span text:style-name="T1">r-<text:line-break/></text:span></text:span>dinis errore, si, quae sicca adstringentiave fiunt, primo,<text:line-break/>quae humida, pinguia et dulcia, facundo loco sunt<text:line-break/>fumpta. Modi usus ratione, si, quum his fuit edendum,</text:p>
      <text:p text:style-name="P4">totum feinel sumpserit alimentum. Quae vero ventriculi<text:line-break/>intestinorumve vitium sequitur excrementi mora, vel ob<text:line-break/>naturalem eorum affectum accidit, vel certe acquifitrtium.<text:line-break/>Ac quae quidem natu<text:span text:style-name="Default_20_Paragraph_20_Font"><text:span text:style-name="T1">r</text:span></text:span>ae eorum vitio causae proveniunt,<text:line-break/>ex pravis corporis habitibus sunt, sicuti, ubi de his agemus,<text:line-break/>dicetur. De acquisititiis hoc l<text:span text:style-name="Default_20_Paragraph_20_Font"><text:span text:style-name="T1">o</text:span></text:span>co agemus. Laedentium<text:line-break/>ventris affectuum octo sirnt differentiae, singulae ipso<text:line-break/>genere intemperies; et quatuor quidem simplices, calor,<text:line-break/>frigiditas, siccitas, humiditas; quatuor compositae, casi,r<text:line-break/>una cum siccitate, idem cum humiditate, frigus adjun-<text:line-break/>ctum siccitati, idem cum humiditate. Sane eo crevisse<text:line-break/>magnitudinis harum quamlibet oportet, ut jam imbecillam<text:line-break/>reddiderit expultricem vim , aut ventriculi tantum, aut<text:line-break/>gracilium intestino<text:span text:style-name="Default_20_Paragraph_20_Font"><text:span text:style-name="T1">r</text:span></text:span>um, aut crassiorum, aut etiam our-<text:line-break/>nium simul, aut ex his quorundam. C<text:span text:style-name="Default_20_Paragraph_20_Font"><text:span text:style-name="T1">r</text:span></text:span>eantur porro ejus-<text:line-break/>modi intemperies.modo ab iis, quae intro in corpus<text:line-break/>sumuntur, modo ab iis, quae foris incidunt. Et ab iis.,</text:p>
      <text:p text:style-name="P4">quae in corpus fumuntor, quum in cibo. vei potu via<text:line-break/>quaepiam medicinalis est immixta ex earum genere, quae<text:line-break/>vel calefaciunt, vel refrigerant, . ver siccant, ver Inune-.<text:line-break/>ctant, vel una calefaciunt. et siccant,. aliaye quapiam<text:line-break/>connexione harum qualitatum afficiunt. Ab iis, quae<text:line-break/>foris incidunt, vel ambientis nos acris vitio (quum is<text:line-break/>immodice calefacit, aut refrigerat, aut siccat, aut Eunte.<text:line-break/>ctat, aut c<text:span text:style-name="Default_20_Paragraph_20_Font"><text:span text:style-name="T1">o</text:span></text:span>niugatione quavis harum qualitatum afficit),<text:line-break/>vel aquae, qua faveri mus, vel unctionis, qua uncti<text:line-break/>simus, vel denique alterius cujusquam, quod, quom foris<text:line-break/>ventriculo adhaeferit, aut calefaciendi immodice hunc,<text:line-break/>aut refrigerandi, aut siccandi, aut humectandi facultatem<text:line-break/>habuit, His igitur de causis supprimitur excrementum<text:line-break/>ventris. . sit flavae bilis excrementum moratur aut pro-<text:line-break/>pter attrahentis expellentisve facultatis infirmitatem, aut<text:line-break/>propter vasorum, quibus deducitur atque excernitur,<text:line-break/>angustiam. Porro infirmitas tum vesiculae totius, quae<text:line-break/>jecinori fubjicitur, tum eorum meatuum,. qui ab ea in<text:line-break/>jecttr subeunt, tum eorum, quibus in intestinum bilis avo-</text:p>
      <text:p text:style-name="P4">mitur; ex laedenti intemperie provenire potest, tali<text:line-break/>utique, quali intestinorum ventrisque expultricem facul-<text:line-break/>talem laedi diximus. Angustia vero vastorum aut phleg-^<text:line-break/>mones vitio fit, aut propter scirrhos, aut obstructionem,<text:line-break/>aut circumiacentium partium compressionem, aut ofculo-<text:line-break/><text:span text:style-name="Default_20_Paragraph_20_Font"><text:span text:style-name="T1">s</text:span></text:span>um conniventiam, Jam ipsa a proximis partibus .com-<text:line-break/>pressio aut propter immodicam copiam eorum, quae in.<text:line-break/>fe continent, aut propter phlegmonen, aut scirrhum.<text:line-break/>accidit, aeque ac osculorum conniventia aut propter<text:line-break/>horum quippiam, aut etiam siccitatem. Porro siccitatem;<text:line-break/>accidere faciunt, et quae valenter astringunt, et quac-<text:line-break/>pariter calefaciunt et siccant. llla namque humorem.<text:line-break/>exprimendo, et quae patebant, contrahendo constringet:-<text:line-break/>doque ac densando; haec eliciendo per halitum humo-<text:line-break/>rem siccitatem inducunt. Phlegmone namque et scirrhus,,<text:line-break/>quoniam morbi plane sunt, ad praesentem disputationem<text:line-break/>non pertinent, et alioqui de ipsis commodius agetur in.<text:line-break/>sequentibus. Pari ratione atrae bilis excrementum ali-<text:line-break/>quando supprimetur, si lien eo <text:span text:style-name="Default_20_Paragraph_20_Font"><text:span text:style-name="T1">t</text:span></text:span>e modo habeat;.. ouo</text:p>
      <text:p text:style-name="P4">bilis vesica, vena vero, quae ad illum a p<text:span text:style-name="Default_20_Paragraph_20_Font"><text:span text:style-name="T1">o</text:span></text:span>rta jecinoris<text:line-break/>pertinet, eodem modo, quo vesicula illa, quae biliosum<text:line-break/>excrementum attrahunt, quae vero ex liene in ventricu-<text:line-break/>lum fertur, eodem modo, quo meatus ille, qui bilem<text:line-break/>egerit. At excrementum, qu<text:span text:style-name="Default_20_Paragraph_20_Font"><text:span text:style-name="T1">o</text:span></text:span>d per singulas animalis,<text:line-break/>quae nutriuntur, partes congeritur, et copia <text:span text:style-name="Default_20_Paragraph_20_Font"><text:span text:style-name="T1">t</text:span></text:span>ua, et erasi-<text:line-break/>situdine, et praeterea lenlore retardatur, ad haec ob<text:line-break/>imbecillitatem caloris, qui id incidat folvatque, praeterea<text:line-break/>transitus angustiam. Ac copia quidem, crassitudo et lentor<text:line-break/>vel ex cibi potionisque natura provenit, vel laedente<text:line-break/>quapiam alteratricis facultatis in ea parte, quae nutritur,.<text:line-break/>infirmitate. Imbecillitas vero caloris, qui non id exere-<text:line-break/>mentum re<text:span text:style-name="Default_20_Paragraph_20_Font"><text:span text:style-name="T1">t</text:span></text:span>olvat ac tenuet, ab exercitationis defectu pr<text:span text:style-name="Default_20_Paragraph_20_Font"><text:span text:style-name="T1">o-<text:line-break/></text:span></text:span>venit. Augustia transitus aut ob scirrhum, aut phlegmo-<text:line-break/>neu ; aut obstrusionem , aut compressi<text:span text:style-name="Default_20_Paragraph_20_Font"><text:span text:style-name="T1">o</text:span></text:span>nem alienius, aut<text:line-break/>conniventiam evenit Quorum cujusque originis rationem<text:line-break/>paulo ante retulimus. Sunt tamen partes , quae praeter<text:line-break/>latentes hos .meatus alios quosdam apertos et conspicuos</text:p>
      <text:p text:style-name="P4">obtinent, sicuti cerebrum et oculus. Id autem institutum<text:line-break/><text:span text:style-name="Default_20_Paragraph_20_Font"><text:span text:style-name="T3">a </text:span></text:span>natura est aut propter praestantiam partis , aut pro-<text:line-break/>pter actionem exquisitius obeundam, aut propter contineo-<text:line-break/>tium corporum densitatem. Est namque cerebrum ratio-<text:line-break/>nalis animae ceu domicilium; quod cum osse stolido un-<text:line-break/>dique sit <text:span text:style-name="Default_20_Paragraph_20_Font"><text:span text:style-name="T1">t</text:span></text:span>eptum, plurimis maximisque canalibus expur-<text:line-break/>gatur, primum per nares et palatum, secundo per<text:line-break/>utramque aurem, tertio per calvae suturas. Nec absimile<text:line-break/><text:span text:style-name="Default_20_Paragraph_20_Font"><text:span text:style-name="T3">est </text:span></text:span>etiam aliquid ab eo confluere ad oculos. Oculus vero<text:line-break/>ipsie non tanquam primatum aliquem inter partes obti-<text:line-break/>nens, <text:span text:style-name="Default_20_Paragraph_20_Font"><text:span text:style-name="T1">t</text:span></text:span>ed velut qui purus esse omnino postulet, quo vi-<text:line-break/>delicet probe munus <text:span text:style-name="Default_20_Paragraph_20_Font"><text:span text:style-name="T1">t</text:span></text:span>uum obeat, per evidentes meatus<text:line-break/>e j icit, quicquid in eo excrementa gignitur, nempe. per<text:line-break/>nutes palpebrasque.</text:p>
      <text:h text:style-name="Heading_20_2" text:outline-level="2">Cap. XIV. </text:h>
      <text:p text:style-name="P12">Ergo excrementorum tum caulas, sum<text:line-break/>instrumenta jam diximus. Quae quemadmodum quis re-<text:line-break/>tenta vacuet, deinceps docendum, initio rufus a ventre-<text:line-break/>sumpto. Ergo illud commune omnium excrementorum</text:p>
      <text:p text:style-name="P4">documentum sit , ut retentionis causae contrariam causam<text:line-break/>siemper admoveas: Speciale vero per singulas hoc, si<text:line-break/>comestorum paucitate et siccitate restricta alvus sit, ut<text:line-break/>tum plura , tum humidiora exhibeas , si siccitate , plura<text:line-break/>quidem non offeras, sied humidiora, si. ausieritate . . et<text:line-break/>acerbitate, dulcibus et pinguibus cibes; quod si in or-.<text:line-break/>dine fumptornm .er<text:span text:style-name="Default_20_Paragraph_20_Font"><text:span text:style-name="T1">r</text:span></text:span>atum sit, .ut eum errorem corrigas;<text:line-break/>si, quum bis edendum erat, semel comedit, ut non<text:line-break/><text:span text:style-name="Default_20_Paragraph_20_Font"><text:span text:style-name="T3">bis </text:span></text:span>modo, sed .etiam faepius pascas. Eodem plane modo<text:line-break/>et recens contractas intemperies contrariis remediis sar-<text:line-break/>pias:, nempe, quod siccatum est, humectans., quod resti-<text:line-break/>peratum est, calefaciens, ac reliquos affectus simili ratione<text:line-break/>corrigens. Quibus vero haec flant, in iis, quae de me-<text:line-break/>dicamentis scripsimus,. proditae materiae fuut. At alava,<text:line-break/>bile retenta, siquidem obstructionis culpa id accidat, em<text:line-break/>qui extenuet. rictu utendum est; .cujus materia singulari<text:line-break/>volumine a nobis est tradita. Sin ex compressu id eve-<text:line-break/>piat corporum, quae et ejus bilis meatibus vicina fuut,<text:line-break/><text:span text:style-name="Default_20_Paragraph_20_Font"><text:span text:style-name="T3">et </text:span></text:span>immodice sunt referta: siquidem ex crassitudine succi</text:p>
      <text:p text:style-name="P4">.d incidit, extenuante rictu est utendum: sin ex multitu-<text:line-break/>dine, praesidiis, quae vacuent. Quod si ob phlegmonen<text:line-break/>fcirrhumve id contigit, jam ros sanitatis tuendae profesta<text:line-break/>siquem excessit. Sin propter recens contractam intempe..<text:line-break/>nem, quaecunque victa qualitas est, hanc restituere ten-<text:line-break/>fandum. Ad eandem formulam conniventiam osculorum<text:line-break/>aperire conveniet, si ab austeris facta est, pinguibus et<text:line-break/>dulcibus assumi jussis, sin iis, quae calefaciunt et sic-<text:line-break/>eant, successit, adhibitis, quae. refrigerent et humectent.<text:line-break/>Dicetur et talium materia in loquentibus libris. Idem<text:line-break/>expurgandi modus etiam tertio excrementorum genere<text:line-break/>retento, et quod per singulas animalis partes colligi di-<text:line-break/>ximus , conveniat. Nam si contracta sint et tanquam<text:line-break/>conniveant meatuum ora, per adversa iis, quae sic asse-<text:line-break/>cerunt, succurrendum est; nempe quae ex frigidis causis<text:line-break/>oriae coarctatlones constipationesqne carneae molis sunt;<text:line-break/>veluti quae ex ambientis frigore corporibus nostris inei-<text:line-break/>derunt, eas calefaciendo; rursus eas, quae calori sicci-.<text:line-break/>tatique supervenerunt , veluti quae fervoribus felis eve.:</text:p>
      <text:p text:style-name="P4">nerunt, refrigerando et humectando; pari modo et<text:line-break/>quae astiingentium vitio provenere, cujus generis sunt<text:line-break/>aluminosae aquae, has pingui ac molli frictione una<text:line-break/>cum dulcis aquae balneo reparando. Quod si vel erasi<text:line-break/>situdiuis, vel abundantiae, ver lentoris excrementorum<text:line-break/>vitio obstructi. meatus sunt, attenuans victus ratio his<text:line-break/>apta erit; praeterea medicamenta, quae calefaciunt ac<text:line-break/>dissecant, quaedam intro assumpta, quaedam foris admota;<text:line-break/>anteque haec omnia exercitatio. Nam ea quoque tum<text:line-break/>folvere excrementa potest:, tum per fuderis meatus eji-i<text:line-break/>cere, tant<text:span text:style-name="Default_20_Paragraph_20_Font"><text:span text:style-name="T1">a</text:span></text:span>que tam cibis, quam medicamentis tenuantis.<text:line-break/>bus praestat, quanto satius est nullo corporis nostri habitu<text:line-break/>et incommodo exigi, quae redundant, quam pariter et<text:line-break/>carne liquanda,- et solidis extenuandis. Haec namque<text:line-break/>incommoda calidis attenuantibusque medicamentis succe-<text:line-break/>dunt; exercitationibus vero adeo nihil tale succedit, ut<text:line-break/>etiam firmitas quaedam membris accedat, quum et natu-<text:line-break/>valis iple calor accenditur, et ex partium lutor fe attritu</text:p>
      <text:p text:style-name="P4">durities quaedam et firmisas comparatur. Quemadmodum<text:line-break/>vero se aliquis debito tempore mensuraque exercitet, ac<text:line-break/>singularum actionum ordine decenti qualitateque utatur,<text:line-break/>nunc equidem exequi non fletui; sicut nec de alimenti<text:line-break/>ipsius tempore, modo, ordine, qualitate; sed nec de at-<text:line-break/>tenuantibus cibis ac potibus, nec de iis medicamentis,<text:line-break/>quae qualitate immutant; nullius enim horum hactenus<text:line-break/>particularem usum diximus, contenti summatim et per<text:line-break/>capita tantum attigisse. Verum in sequentibus libris de<text:line-break/>omnibus lusius agetur.</text:p>
      <text:h text:style-name="Heading_20_2" text:outline-level="2">Cap. XV. </text:h>
      <text:p text:style-name="P12">Nunc enim in compendium redigere<text:line-break/>totum opus placuit, quatenus nulla materia lateret, cujus<text:line-break/>esse peritum deceat, qui omnem sanitatis tuendae artem<text:line-break/>profitetur; neque enim refari, si diaeteticum voces eum,<text:line-break/>qui servandae sanitatis artem tenet, quemadmodum neque,<text:line-break/>si gymuesten, qui tantum, quae ad exercitationes perii-<text:line-break/>nent, callet; .quin Erasistratus quoque itu eum appella::<text:line-break/>viti In sequentibus vero. voluminibus dictarum jam nu-<text:line-break/>terrarumcujusque tum tempus, quo exhibebitur, tum</text:p>
      <text:p text:style-name="P2">qualitatem, tum quantitatem , tum usus rationem trade-<text:line-break/>- mus, ita ut non jam materia ta<text:span text:style-name="Default_20_Paragraph_20_Font"><text:span text:style-name="T1">n</text:span></text:span>tum fit, sed sanitatis<text:line-break/>conservandae causa. Etenim in tribus hisce primis getie-<text:line-break/>ribus consistit sanitatis tuendae studium aeque ac me-<text:line-break/>desidi methodus, nempecorporibus , causis, signis: cora<text:line-break/>po<text:span text:style-name="Default_20_Paragraph_20_Font"><text:span text:style-name="T1">t</text:span></text:span>ibus quidem iis, quae et sana jam sunt, et eo statu<text:line-break/>servavi debent, signis.. vero; quae ipsis accidunt, ex<text:line-break/>quibus corpora ipfa dignoscuntur, causis autem, ex qui-<text:line-break/>bus custodia sanitatis perficitur. Harum materiam qua-<text:line-break/>tuor generibus juuiorum medicorum probatissimi sunt<text:line-break/>complexi, assumendis, educendis, faciendis, extrinsecus<text:line-break/>incidentibus. Et assumendorum quidem nomine cibus,<text:line-break/>potus; et si quid medicamentorum intro sumitur, etiam<text:line-break/>aer attractus intelligitur ; faciendorum vero frictio,<text:line-break/>ambulatio, vectio; equitatio, .denique omnis motus. Quod<text:line-break/>Ii non quivis motus exeret talio est, sed susum qui va-<text:line-break/>lentior est, adjiciaturi motui exercitatio, ut sint facienda<text:line-break/>tum motus, tum exercitatio. Referuntur ad hoc caulae</text:p>
      <text:p text:style-name="P4">genus somnus; vigil.a et venus. Ex foris isicisientibus<text:line-break/>primus efi ambiens nos alin, deinde quaecunque in lavan-<text:line-break/>Irum uugentiumve cutem incidunt, etiam si quod medi-<text:line-break/>camenium sanitatis tuendae sines nbn excedit, veluti sili,<text:line-break/>myrta, nitrum, aphronitrum, et aquarum aliquae sponte<text:line-break/>natarum et calentium. Educandorum vero materia<text:line-break/>praedicta paulo supra esu An vero recte tribus praedi-<text:line-break/>ctis caularum generibus simul divisit sit, non facile dixe-<text:line-break/>ritu, quum melius fortasse sit assumendis, faciendis et<text:line-break/>foris incidentibus alterari immutarique corpus dicere;<text:line-break/>mutationem vero aut in qualitate fleri, aut quantitate:<text:line-break/>in qualitate, dum aut incalescit, aut resrigeratur, aut<text:line-break/>siccescit, aut humectum redditur; in quantitate , dum<text:line-break/>alitur, aut inanitur. Jam vacuationeni ipsam duplicem<text:line-break/>quoque esse , alteram excrementorum , de quibus paulo<text:line-break/>ante diximus, alteram naturalis substantiae nostrae assidue<text:line-break/>defluentis, quae nutritioni ex adverso opponitur. Notasse<text:line-break/>hoc loco operae pretium fuerit homonymiam, quam Hlp-</text:p>
      <text:p text:style-name="P4">pocrates in opusculo de alimento distinxit his verbis:<text:line-break/><text:span text:style-name="Default_20_Paragraph_20_Font"><text:span text:style-name="T1">Alimentum aliud est, quod nutrit; aliud, qu</text:span></text:span>o<text:span text:style-name="Default_20_Paragraph_20_Font"><text:span text:style-name="T1">d quasi est<text:line-break/>nutrien</text:span></text:span>s<text:span text:style-name="Default_20_Paragraph_20_Font"><text:span text:style-name="T1">; aliud, quod nutrituram esu</text:span></text:span> Quippe ei, quod<text:line-break/>prima significatio<text:span text:style-name="Default_20_Paragraph_20_Font"><text:span text:style-name="T1">n</text:span></text:span>e alimentum sive nutritio est, snbstan-<text:line-break/>riae ipsius fluorem recte opponas; ei vero, quod in fe-<text:line-break/>cunda significatione accipitur, tum baemorrhagiam , tum<text:line-break/>uno verbo omnem sanguinis vacuationem; ei vero, quod<text:line-break/>tertio significatu dicitur, vomitum et lienteriam. Verum<text:line-break/>de talibus divisionibus statuere pro arbitrio curris liceat<text:line-break/>Quisquis autem propositam a<text:span text:style-name="Default_20_Paragraph_20_Font"><text:span text:style-name="T1">r</text:span></text:span>tem rite administraturus est,<text:line-break/>hunc. omnis materiae, quae ad salubrem rictus rationem<text:line-break/>pertinet, vires habere compertas est necesse, quando hinc<text:line-break/>demum dexter ejus oritur usus. Contingit autem dexter<text:line-break/>ejus usias , ubi opportunum cujusque tempus ac modum<text:line-break/>quis invenerit. Quare ad hunc potius censeo properans<text:line-break/>duru, quam pravis opinionibus refellendis immorandum<text:line-break/>Sed, quoniam fatis verborum primum hoc volumen c<text:span text:style-name="Default_20_Paragraph_20_Font"><text:span text:style-name="T1">o</text:span></text:span>n-<text:line-break/>linet, claudetur hoc Ioco. Quod reliquum operis est, in<text:line-break/>caeteris exequemur.</text:p>
      <text:h text:style-name="P18" text:outline-level="1"><text:bookmark-start text:name="bookmark2"/>GALENI DE SANITATE TUENDA<text:line-break/>LIBER SECVNDVS.<text:bookmark-end text:name="bookmark2"/></text:h>
      <text:h text:style-name="Heading_20_2" text:outline-level="2">Cap. I. </text:h>
      <text:p text:style-name="P12">Summas equidem sicop<text:span text:style-name="Default_20_Paragraph_20_Font"><text:span text:style-name="T1">o</text:span></text:span>sque artis hygiei-.<text:line-break/>nes prior liber edocuit: nunc singula memb<text:span text:style-name="Default_20_Paragraph_20_Font"><text:span text:style-name="T1">r</text:span></text:span>atim . distiu-<text:line-break/>guere tentandum, initio rursus ab iis sumpto, in quibus<text:line-break/>proximus liber est finitus. Proponatur isaque n<text:span text:style-name="Default_20_Paragraph_20_Font"><text:span text:style-name="T1">o</text:span></text:span>bis in<text:line-break/>hoc libro saluberrimae naturae puer, qui jam tertium<text:line-break/>aetatis <text:span text:style-name="Default_20_Paragraph_20_Font"><text:span text:style-name="T1">t</text:span></text:span>uae feptennium ingreditur; cujus corpus effingere<text:line-break/>. componereque , qu<text:span text:style-name="Default_20_Paragraph_20_Font"><text:span text:style-name="T1">o</text:span></text:span>ad fieri p<text:span text:style-name="Default_20_Paragraph_20_Font"><text:span text:style-name="T1">o</text:span></text:span>test, quam optime propo-<text:line-break/>situm siti Ac primum hoc ipsum definiendum, quid sibi<text:line-break/>velit, quod adjecimus, optime. Vult autem nimirum.illud</text:p>
      <text:p text:style-name="P4">Quemadmodum corporum ipsorum numerosi<text:span text:style-name="Default_20_Paragraph_20_Font"><text:span text:style-name="T1">s</text:span></text:span> Iane dive<text:span text:style-name="Default_20_Paragraph_20_Font"><text:span text:style-name="T1">rsi-<text:line-break/></text:span></text:span>tas tradita est, ita ritae rationum, quibus vivimus, spe-<text:line-break/>cies sunt diversae. Ergo fieri nequit; ut in qualibet pro-<text:line-break/>posita vita optimam corporis nostri curam administres,<text:line-break/>sed quae cuique optima sit, hanc utique licet. Quae ab-<text:line-break/>soluto sermone optima sit, in omni exequi vita non<text:line-break/>est; nam maxima hominum pars implicitam negotiis ritam<text:line-break/>agit, .quos etiam laedi ab iis, quae tractant, est necesse;<text:line-break/>nec tamen mutare conditionem licet. Alii enim. per imi-<text:line-break/>plam in ejusmodi vitae sortem incidunt; alii servitute,<text:line-break/>quam aut a parentibus haereditariam acceperunt , aut<text:line-break/>alias per vim aliquam .capti raptive ; quas etiam solas<text:line-break/>se<text:span text:style-name="Default_20_Paragraph_20_Font"><text:span text:style-name="T1">r</text:span></text:span>vitutes vulgus existimat. Mihi veru, et qui ambitionis<text:line-break/>aut cujusvis cupiditatis gratia negotiis impeditam vilem<text:line-break/>delegerunt, quo minus corpori curando vacare queant,<text:line-break/>ii quoque servire ultro dominis et quidem pessimis ri-<text:line-break/>dentur. Quere sus optimam prorsus corporis curam</text:p>
      <text:p text:style-name="P4">scripsisse supervacuum sit. Verum, si quis plane tum<text:line-break/>casu, tum consilio sit liber, huic praecepisse fas est,<text:line-break/>quemadmodum et sanitate plurimum fruatur, et morbis<text:line-break/>mluime tentetur, et commodissime citraque molestiam<text:line-break/>fenescati Quin etiam sanitatis tuendae methodus, sicut<text:line-break/>alia plane quaelibet methodus, ejusmodi docendi initium<text:line-break/>postulat. Siquidem, quod simplex luculpatumque est in<text:line-break/>omni gene<text:span text:style-name="Default_20_Paragraph_20_Font"><text:span text:style-name="T1">r</text:span></text:span>e, id caeteris omnibus, quae nec simplicia<text:line-break/>sunt, nec culpa vacant, ceu regula quaedam, p<text:span text:style-name="Default_20_Paragraph_20_Font"><text:span text:style-name="T1">r</text:span></text:span>aeponi^<text:line-break/>postulat. Sane simplex inculpatumque in corporibus qui-<text:line-break/>dem est, quod optime constitutum est; in vitae generibus,<text:line-break/>quod omnino libe<text:span text:style-name="Default_20_Paragraph_20_Font"><text:span text:style-name="T1">r</text:span></text:span>um est. Primum igitur hoc lib<text:span text:style-name="Default_20_Paragraph_20_Font"><text:span text:style-name="T1">r</text:span></text:span>o duo<text:line-break/>haec conjuncta tractemus; deinde cuique vitioso corporis<text:line-break/>statui vita libera sit adjuncta; mox optimae corporis<text:line-break/>constitutioni singulae servilis vitae species copulentur;<text:line-break/>postremo vitiofios corporum habitus cum pravi vivendi<text:line-break/>generibus coniungemus, si plenus nobis absolutusque<text:line-break/>ferino futurus esu</text:p>
      <text:h text:style-name="Heading_20_2" text:outline-level="2">Cap. II. </text:h>
      <text:p text:style-name="P12">Quodnam igitur propositae artis initium</text:p>
      <text:p text:style-name="P4">ceperimus ad ejus tutelam .corp<text:span text:style-name="Default_20_Paragraph_20_Font"><text:span text:style-name="T1">or</text:span></text:span>is, quod et optimae<text:line-break/>sit notae, et tertium aetatis feptennium jam ingressum,<text:line-break/>et caeteris p<text:span text:style-name="Default_20_Paragraph_20_Font"><text:span text:style-name="T1">o</text:span></text:span>sthabitis omnibus uni c<text:span text:style-name="Default_20_Paragraph_20_Font"><text:span text:style-name="T1">or</text:span></text:span>poris curae<text:line-break/>vacet? Mihi. siane videtu<text:span text:style-name="Default_20_Paragraph_20_Font"><text:span text:style-name="T1">r</text:span></text:span> id, quod ab Hipp<text:span text:style-name="Default_20_Paragraph_20_Font"><text:span text:style-name="T1">o</text:span></text:span>c<text:span text:style-name="Default_20_Paragraph_20_Font"><text:span text:style-name="T1">r</text:span></text:span>ate tradi-<text:line-break/>tum est tum in Aphorismis, quum ait: <text:span text:style-name="Default_20_Paragraph_20_Font"><text:span text:style-name="T1">Lab</text:span></text:span>o<text:span text:style-name="Default_20_Paragraph_20_Font"><text:span text:style-name="T1">re</text:span></text:span>s <text:span text:style-name="Default_20_Paragraph_20_Font"><text:span text:style-name="T1">cib</text:span></text:span>o<text:span text:style-name="Default_20_Paragraph_20_Font"><text:span text:style-name="T1">s<text:line-break/>praecedant;</text:span></text:span> tum in popularium mo<text:span text:style-name="Default_20_Paragraph_20_Font"><text:span text:style-name="T1">r</text:span></text:span>borum sexto volo-<text:line-break/>mine, ubi ita ad ve<text:span text:style-name="Default_20_Paragraph_20_Font"><text:span text:style-name="T1">r</text:span></text:span>bum p<text:span text:style-name="Default_20_Paragraph_20_Font"><text:span text:style-name="T1">r</text:span></text:span>aecipit: <text:span text:style-name="Default_20_Paragraph_20_Font"><text:span text:style-name="T1">Lab</text:span></text:span>o<text:span text:style-name="Default_20_Paragraph_20_Font"><text:span text:style-name="T1">res, cib</text:span></text:span>ile no<text:span text:style-name="Default_20_Paragraph_20_Font"><text:span text:style-name="T1">tus,<text:line-break/>somni, venas, </text:span></text:span>o<text:span text:style-name="Default_20_Paragraph_20_Font"><text:span text:style-name="T1">mnia medi</text:span></text:span>o<text:span text:style-name="Default_20_Paragraph_20_Font"><text:span text:style-name="T1">c</text:span></text:span>ri<text:span text:style-name="Default_20_Paragraph_20_Font"><text:span text:style-name="T1">a. </text:span></text:span>Nam et m<text:span text:style-name="Default_20_Paragraph_20_Font"><text:span text:style-name="T1">o</text:span></text:span>dum ipsum<text:line-break/>singul<text:span text:style-name="Default_20_Paragraph_20_Font"><text:span text:style-name="T1">o</text:span></text:span>rum definivit addito sist, finem dictionis nomine<text:line-break/>mediocria; et tempus docuit ipso sermonis o<text:span text:style-name="Default_20_Paragraph_20_Font"><text:span text:style-name="T1">r</text:span></text:span>dine. Quippe<text:line-break/>ad sanitatis tutelam a laboribus est auspicandum , qu<text:span text:style-name="Default_20_Paragraph_20_Font"><text:span text:style-name="T1">o</text:span></text:span>s<text:line-break/>excipere debent cibi, p<text:span text:style-name="Default_20_Paragraph_20_Font"><text:span text:style-name="T1">o</text:span></text:span>tus, deinde somni, mox vanus,<text:line-break/>in iis videlicet, quibus venere est utendum. Nam reti-<text:line-break/>qua ce<text:span text:style-name="Default_20_Paragraph_20_Font"><text:span text:style-name="T1">r</text:span></text:span>te omnia cujusque aetatis fiunt communia, venus<text:line-break/>aetate tantum fl<text:span text:style-name="Default_20_Paragraph_20_Font"><text:span text:style-name="T1">o</text:span></text:span>rentium est, utique qu<text:span text:style-name="Default_20_Paragraph_20_Font"><text:span text:style-name="T1">o</text:span></text:span> tempore etiam<text:line-break/>ejus usus est; quae enim hanc vel praecedunt aetates,<text:line-break/>vel sequuntur, aut plane femen n<text:span text:style-name="Default_20_Paragraph_20_Font"><text:span text:style-name="T1">o</text:span></text:span>n effundunt, aut certe<text:line-break/>iufoecundunr, aut male f<text:span text:style-name="Default_20_Paragraph_20_Font"><text:span text:style-name="T1">o</text:span></text:span>ecundum effundunt. Verum</text:p>
      <text:p text:style-name="P4">disceptatio de venere in suum locum disseratur. A labo-<text:line-break/>oribus vero ordiendum, illo ante omnia discusso, an idem<text:line-break/>sint labor , motus et exercitatio ; an labor et motus<text:line-break/>idem, aliud vero ab his exercitatio; an motus res di-<text:line-break/>versa, labor et exeret tutio neutiquam disserant. Ac mihi<text:line-break/>quidem non quivis motus exercitatio ridetur, sed tan-<text:line-break/>tum, si quis vehementior est. Quo<text:span text:style-name="Default_20_Paragraph_20_Font"><text:span text:style-name="T1">n</text:span></text:span>iam autem eorum,<text:line-break/>.quae ad aliquid dicuntur, est quod vehementius dicitor,<text:line-break/>fieri potest, ut idem motus alteri sit exercitatio, alteri<text:line-break/>non sit. Terminus igitur vehementiae esto anhelitus al-<text:line-break/>teratio; . quando, in quibus motibus nulla sit anhelitus<text:line-break/>mutatio, hos nondum exercitationes vocamus. Quod si<text:line-break/>quis majus minusve, celerius aut crebrius jam ex motu<text:line-break/>aliquo respirare cogitur, huic certe tantus motus exerci-<text:line-break/>talio fuerit. Ea igitur communiter exercitatio vocatur.<text:line-break/>Proprie vero a loco. denominatur, quem gymnasium om-<text:line-break/>nes appellant. ls locus est in publica aliqua urbis re-.<text:line-break/>pione extructus , quo ungendi , fricandi , luctaturi , discum</text:p>
      <text:p text:style-name="P4">jacturi, aut tale quippiam facturi confluunt. Laboris<text:line-break/>appellatio idem mihi significare . videtur dum<text:line-break/>priore significatione nominis exercitationis , nempe<text:line-break/>communi illo, quod praediximus; quippe quum et<text:line-break/>qui fodiunt, et qui metunt, et qui equitant, non labo-<text:line-break/>rent modo, scd etiam exercitentur, communi saltem<text:line-break/>exercitationis appellatione, Et de nominibus qui-<text:line-break/>dem ita nobis determinatum sit, atque ad haec signi-<text:line-break/>beata . omnis mihi deinceps fermo inaudiaturi Nec<text:line-break/>tamen, si .quis est, qui aliter uti velit, prohibeo; quando<text:line-break/>non huc de recto nomluum usu disputaturus accessi, scd<text:line-break/>quemadmodum sanitas custodiri .maxime possit. Ad id<text:line-break/>vero, quum percommodum erat de exercitatione, labore,<text:line-break/>omni denique motu distinguere, nominum significatus de-<text:line-break/>finire sum coactus. Atque exerc<text:span text:style-name="Default_20_Paragraph_20_Font"><text:span text:style-name="T1">i</text:span></text:span>tationis commoda effi<text:line-break/>in priore volumine tradita fiunt, non inutile tamen fit<text:line-break/>hic quoque paucis ea denuo repetere , quandoquidem non<text:line-break/>solum suopus, sed etiam veluti judices sunt omnium,</text:p>
      <text:p text:style-name="P4">quae sigillatim in exercitationis arte geruntur, Fue<text:span text:style-name="Default_20_Paragraph_20_Font"><text:span text:style-name="T1">r</text:span></text:span>e<text:line-break/>autem (arbitror) genere duplicia, haec quidem ad ex-<text:line-break/>c<text:span text:style-name="Default_20_Paragraph_20_Font"><text:span text:style-name="T1">r</text:span></text:span>ementorum vacuationem, illa vero ad bonam solidarum<text:line-break/>partium habitudinem efficacia. Nam quoniam vchemen-<text:line-break/>tior motus exercitatio est, necesse quidem est, tria haec<text:line-break/>ab ea perfici in co<text:span text:style-name="Default_20_Paragraph_20_Font"><text:span text:style-name="T1">r</text:span></text:span>pore, quod exercetur, membro<text:span text:style-name="Default_20_Paragraph_20_Font"><text:span text:style-name="T1">r</text:span></text:span>um<text:line-break/>duritiem ex mutuo ipsorum attritu, genuini caloris in-<text:line-break/>c<text:span text:style-name="Default_20_Paragraph_20_Font"><text:span text:style-name="T1">r</text:span></text:span>ementum, et spiritus citatiorem motum; sequi ve<text:span text:style-name="Default_20_Paragraph_20_Font"><text:span text:style-name="T1">r</text:span></text:span>o<text:line-break/>haec reliqua omnia privatim commoda, quae corpus<text:line-break/>exe<text:span text:style-name="Default_20_Paragraph_20_Font"><text:span text:style-name="T1">r</text:span></text:span>citiis accepta refert; utique ex membrorum duritie,<text:line-break/>tum ut minus ex labore afficiantur, tum ad actiones<text:line-break/>robur; ex calore; tum deducend<text:span text:style-name="Default_20_Paragraph_20_Font"><text:span text:style-name="T1">a</text:span></text:span>rum in corpus validam<text:line-break/>attractionem, tum immutationem magis expeditam, tum<text:line-break/>nutritionum feliciorem et singulorum corporum pe<text:span text:style-name="Default_20_Paragraph_20_Font"><text:span text:style-name="T1">r</text:span></text:span>fusi<text:span text:style-name="Default_20_Paragraph_20_Font"><text:span text:style-name="T1">o-<text:line-break/></text:span></text:span>nem, cujus perfusionis beneficio ct folida mollescere,<text:line-break/>et lnrnnda tenuari, et exiguos corporeae molis meatus<text:line-break/>laxio<text:span text:style-name="Default_20_Paragraph_20_Font"><text:span text:style-name="T1">r</text:span></text:span>es fieri accidit. At fpiritus valentiore impetu et<text:line-break/>purgari hos omnes meatus necesse est, et exc<text:span text:style-name="Default_20_Paragraph_20_Font"><text:span text:style-name="T1">r</text:span></text:span>ementa ex-</text:p>
      <text:p text:style-name="P4">-pelli. Atqui si exercitatio haec p<text:span text:style-name="Default_20_Paragraph_20_Font"><text:span text:style-name="T1">r</text:span></text:span>aestat, haud difficile<text:line-break/>fatie- sit -tempus usus ipsius statuisse. Nam quoniam dis-<text:line-break/>tributionem in corpus adjuvat, non debet, quum admi-<text:line-break/>nistratu<text:span text:style-name="Default_20_Paragraph_20_Font"><text:span text:style-name="T1">r, </text:span></text:span>crudi incoctique cibi aut succi multitudo vel<text:line-break/>fn ventriculo vel in vasis contineri, unde periculum sit,<text:line-break/>ne prius, quam per maturam concoctionem utilis sit, in<text:line-break/>omnes animalis partes rapiatur. Quoniam vero et exi-<text:line-break/>guos meatus expurgat, et exerementa expellit, utilius est<text:line-break/>ante cibos eam adhiberi; siquidem, <text:span text:style-name="Default_20_Paragraph_20_Font"><text:span text:style-name="T1">quae impura c</text:span></text:span>o<text:span text:style-name="Default_20_Paragraph_20_Font"><text:span text:style-name="T1">rp</text:span></text:span>o<text:span text:style-name="Default_20_Paragraph_20_Font"><text:span text:style-name="T1">ra<text:line-break/>sunt, atque ab excrementi</text:span></text:span>s <text:span text:style-name="Default_20_Paragraph_20_Font"><text:span text:style-name="T1">parum purgata, haec, quo<text:line-break/>magi</text:span></text:span>s <text:span text:style-name="Default_20_Paragraph_20_Font"><text:span text:style-name="T1">nutrie</text:span></text:span>s , <text:span text:style-name="Default_20_Paragraph_20_Font"><text:span text:style-name="T1">eo magis laede</text:span></text:span>s. Ex his itaque patere<text:line-break/>arbitror, tum esse ad exercitationem commodissimum<text:line-break/>tempus , quum hesternus cibus duplici concoctione jam<text:line-break/>prorsus sit consectus, et ea, quae in ventriculo, et ea,<text:line-break/>quae in vasis sanguinis agitur, ac jam denuo cibandi<text:line-break/>tempus insteti Quod fi aut prius aut posterius exercita-<text:line-break/>tione utaris, aut crudis humoribus hominem impleveris,.<text:line-break/>aut pallidae bilis proventum auxeris. Sane hujusce tem-</text:p>
      <text:p text:style-name="P4">poris nota color est urinae. Quae enim aquosa, crudum<text:line-break/>adhuc in venis esse indicat succum , qui a ventriculo dis-<text:line-break/>tribuitur; quae vero rufa bilosaque est, jamdudum con-<text:line-break/>coctum esse hujusmodi succum; quae modice pallet, per-<text:line-break/>actae modo secundae concoctionis est signum. Quum<text:line-break/>namque bili in<text:span text:style-name="Default_20_Paragraph_20_Font"><text:span text:style-name="T1">t</text:span></text:span>ecta urina nondum est, et aquosa et alba<text:line-break/>apparet; quum vero plus justo ejus bilis acceperit, rufa<text:line-break/>ce<text:span text:style-name="Default_20_Paragraph_20_Font"><text:span text:style-name="T1">r</text:span></text:span>nitur. Ergo, quum mediocriter est rufa, mediocriter-<text:line-break/>au pallens, tum exercitatio adeunda, <text:span text:style-name="Default_20_Paragraph_20_Font"><text:span text:style-name="T1">t</text:span></text:span>ed expulsis prius<text:line-break/>lexcrementis, quae in vesica vel in<text:span text:style-name="Default_20_Paragraph_20_Font"><text:span text:style-name="T1">t</text:span></text:span>erioribus intestinis<text:line-break/>continentur. Verendum enim, ne quid ex his in habitum<text:line-break/>corporis rapiatur, co<text:span text:style-name="Default_20_Paragraph_20_Font"><text:span text:style-name="T1">r</text:span></text:span>reptum videlicet caloris vi, qui<text:line-break/>pe<text:span text:style-name="Default_20_Paragraph_20_Font"><text:span text:style-name="T1">r</text:span></text:span> exe<text:span text:style-name="Default_20_Paragraph_20_Font"><text:span text:style-name="T1">r</text:span></text:span>citationem accenditur. E<text:span text:style-name="Default_20_Paragraph_20_Font"><text:span text:style-name="T1">r</text:span></text:span>go si quis positu jam<text:line-break/>veste protinus ad valentiores motus accedat prius, quam<text:line-break/>totum cofpus molliatur, et excrementa extenuentur, et<text:line-break/>exigui carnis meatus laxentur timor est fluida<text:span text:style-name="Default_20_Paragraph_20_Font"><text:span text:style-name="T1">r</text:span></text:span>um par-<text:line-break/>tium quampiam ruptum aut convulsum iri. Timendum<text:line-break/>praeterea est, ne exerementa spiritus impetu impulsa prae-</text:p>
      <text:p text:style-name="P4">dictus meatus obturent. Sin autem sensim prius caluia-<text:line-break/>ciendo et folidas partes praemollieris, et humores tenua-<text:line-break/>veris, et exiguos meatus laxaveri<text:span text:style-name="Default_20_Paragraph_20_Font"><text:span text:style-name="T1">t, </text:span></text:span>nullum periculum<text:line-break/>nem rumpendi alicuius nec obftruendi ei , alui exercetur,<text:line-break/>impendebit. Ut ergo haec fiant, opo<text:span text:style-name="Default_20_Paragraph_20_Font"><text:span text:style-name="T1">r</text:span></text:span>tet linteolo totum<text:line-break/>corpus mediocriter fricando prius calefacere, mox oleo<text:line-break/>fricare. Neque enim protinus accedendum ad pingue<text:line-break/>censeo, ante videlicet quam cutis incaluerit, et meatus<text:line-break/>laxentur, et, ut semel dicam, quam praeparatum aptum-<text:line-break/>que corpus fit ad oleum capiendum. Ei rei satis omnino<text:line-break/>funi panni manuum ci<text:span text:style-name="Default_20_Paragraph_20_Font"><text:span text:style-name="T1">r</text:span></text:span>cumactus, qui nullo compressu<text:line-break/>sint graves, et modice .celeres, huc demum veluti ad<text:line-break/>metam dicecti , ut corpus citra compressum calefaciant.<text:line-break/>Siquidem peractis his cernere licebit floridum ruborem<text:line-break/>per totam diffundi cutem. Tum igitur pingue inducen-<text:line-break/>dum, et nudis manibus, quae medium luter molle du-<text:line-break/>rumque modum fervent, iirfricandum, quatenus neque<text:line-break/>coactum et constrictum corpus sit, neque ultra, quam par</text:p>
      <text:p text:style-name="P5">est, laxum resolntumque fiat, sed legitimae naturae nto-<text:line-break/>dum servet. Infricandum vero primo contrectato blan-<text:line-break/>dius , inde sensim paulo fortius , eatenus aucta semper .ad<text:line-break/>valentius frictione, quoad jam carnem manifeste pre-<text:line-break/>mat, citra tamen laesionem; haudquaquam tamen tam<text:line-break/>valida frictione diu utendum, sed <text:span text:style-name="Default_20_Paragraph_20_Font"><text:span text:style-name="T1">t</text:span></text:span>emet aut bis in qua-<text:line-break/>que parte ; neque enim fricatur hujus pueri corpus , ut<text:line-break/>induretur, quum id jam ad exercitationem producimus,<text:line-break/>sed potius tum promptitudo ad actiones excitetur,<text:line-break/>tum robur colligatur, ao raritas laxitasque, quae mollem .<text:line-break/>frictionem consecuta est, constringatur ac cogatur. Quippe<text:line-break/>medio- temperamento servari hujus pueri corpus oportet,<text:line-break/>nec usquam durum molleve effici, necubi naturale ejus<text:line-break/>incrementum inhibeatur. At procedente tempore, quando<text:line-break/>jam .nubis fit adolescens, tum vero duriore frictione use-<text:line-break/>mur, praeterea ab exercitatione frigida lavatione. Ve-<text:line-break/>ruat de his postea dicetur.</text:p>
      <text:h text:style-name="P19" text:outline-level="2">Cap. III.</text:h>
      <text:p text:style-name="P13"><text:s/>In praeparatoria vero ante exercitationes<text:line-break/>frictione,. quae huc spectat, ut corpus molliat, mollis<text:line-break/>duraeque mediam qualitatem dominari oportet, ac pro<text:line-break/>ejusdem qualitatis ratione,- quicquid reliquum est, exigi<text:line-break/>Variae autem quam maritae ex manuum iniectu circum-<text:line-break/>actuque frictiones esse debebunt; nec superne modo de-<text:line-break/>nrsirm, aut inferne sursum adhibitae, sed etiam tum in<text:line-break/>subrectum, tum in obliquum, tum i<text:span text:style-name="Default_20_Paragraph_20_Font"><text:span text:style-name="T1">n</text:span></text:span> transversum, tum<text:line-break/>in subtransverinm. Voco transversum, quod recto est<text:line-break/>contrarium; subtransversum vero, quod paululum in<text:line-break/>utramque partem declinat; rursus subrectum, .quod a<text:line-break/>.recto paululum utroque versus recedit; obliquum, quod<text:line-break/>Tecti transversio<text:span text:style-name="Default_20_Paragraph_20_Font"><text:span text:style-name="T1">n</text:span></text:span>e plane est medium. Quin etiam frictio-<text:line-break/>mem aut perfrictionem dicere nihil <text:span text:style-name="Default_20_Paragraph_20_Font"><text:span text:style-name="T1">r</text:span></text:span>efert, si sciverimus,<text:line-break/>qierfrictionis nomen veteribus, frictionis recentioribus<text:line-break/>-usitatum esse. Varium autem fieri manuum tum inje-<text:line-break/>ctum , tum circumactum velim , quo videlicet universae,</text:p>
      <text:p text:style-name="P4">quoad fieri potest, musculorum fibrae omni ex parte sii-<text:line-break/>centor. Siquidem ejus efententiae esse, quasi transversis<text:line-break/>frictio (quam etiam rotundam aliqui vocant) duret, den-<text:line-break/>set, contrahat et constringat, recta contra rarefaciat,<text:line-break/>laxet, molliat et resolvat corpora, ejusdem plane insui-<text:line-break/>riae est, cujus caetera, quae plerisque gymnasi<text:span text:style-name="Default_20_Paragraph_20_Font"><text:span text:style-name="T1">o</text:span></text:span>rum de<text:line-break/>frictione traduntur. Nam, qui plus de fractionum virtute<text:line-break/>afferat, quam quae Hippocrates in libro de officina me-<text:line-break/>dici prodidit, nemo plane esu Ait enim, dura frictione<text:line-break/>constringi corpus, molli sistri, multa extenuari, medio-<text:line-break/>eri crassescere. Habent vero sic ejus verba ad hunc mo-<text:line-break/>dum; <text:span text:style-name="Default_20_Paragraph_20_Font"><text:span text:style-name="T1">T</text:span></text:span>r<text:span text:style-name="Default_20_Paragraph_20_Font"><text:span text:style-name="T1">ictio vim habet solvendi, astringendi, carnem<text:line-break/>augend</text:span></text:span>i, <text:span text:style-name="Default_20_Paragraph_20_Font"><text:span text:style-name="T1">minuendi: nempe dura astringendi; molli</text:span></text:span>s<text:line-break/><text:span text:style-name="Default_20_Paragraph_20_Font"><text:span text:style-name="T1">solvendi; multa minuendi; . medi</text:span></text:span>o<text:span text:style-name="Default_20_Paragraph_20_Font"><text:span text:style-name="T1">cri</text:span></text:span>s . <text:span text:style-name="Default_20_Paragraph_20_Font"><text:span text:style-name="T1">carnem augendi.<text:line-break/></text:span></text:span>Quatuor enim hae genere differentiae in quadruplici<text:line-break/>omnis fractionis tum facultate tum usu f<text:span text:style-name="Default_20_Paragraph_20_Font"><text:span text:style-name="T1">a</text:span></text:span>nti Quod si<text:line-break/>medias quoque harum, quae una cum his intelligendas<text:line-break/>fe exhibent, annumeres, sex in universum differentiae</text:p>
      <text:p text:style-name="P4">existent. Undenam igitur plurimis neotericorum gymna-<text:line-break/>starum succurrit tam numerosas fractionum differentias<text:line-break/>prodere, quas vel -numero comprehendere facile no<text:span text:style-name="Default_20_Paragraph_20_Font"><text:span text:style-name="T1">n</text:span></text:span> est?<text:line-break/>Non aliunde certe, quam quod logicae contemplationis<text:line-break/>plane expertes cum propriis fractionum differentiis ex-<text:line-break/>terna alienaque imprudentes nonnunquam confundunt,<text:line-break/>interim etiam, quod causas frictiones singulas efficientes<text:line-break/>adliciunt, interim tum legitimas ipsas inter sese frictio-<text:line-break/>num differentias connectunt, tum vero cum his etiam,<text:line-break/>quas ipsi perperam excogitarunt. Quum enim dicant, fri-<text:line-break/>ctiones inter fe distare, quod aliae sub dio fiant, aliae<text:line-break/>sub tecto, aliae in admixta umbra, rursus aliae in per-<text:line-break/>flato Ioco, aliae in tranquillo, item aliae in calido, aliae<text:line-break/>in frigido, aliae in sole, aliae in haIneo, aliae ante<text:line-break/>balneum, aliae in. palaestra , talemque catalogum satiant,<text:line-break/>sane non proprias fractionum differentias afferunt, sed<text:line-break/>eas, sine quarum aliqua, qui fricatur, esse non potest,<text:line-break/>inculcant; quippe quem necesse omnino est in aliquo ter-</text:p>
      <text:p text:style-name="P4">rarum loco esse, praeterque loemn vel aestate, vel hye-<text:line-break/>me, vel aliquo alio anni tempore. Quum vero ita disi-<text:line-break/>sidere dicant inter fe frictiones, quod aliae eum copioso<text:line-break/>oleo, aliae exiguo fiant, aut prorsus fine oleo, idque veI<text:line-break/>manibus tantum, vel etiam cum pulvere, vel per lis-<text:line-break/>teum , atque hoc vel asperum, vel lene, <text:span text:style-name="Default_20_Paragraph_20_Font"><text:span text:style-name="T1">c</text:span></text:span>ausarum plane,<text:line-break/>quibus frictio dura mollifve efficitur, enumerationem<text:line-break/>faciunt. Ex quo nimirum causarum est genere, et quod<text:line-break/>ipsae jfricantium manus durae aut molles fint, item va-<text:line-break/>lide premant, blandevc. fint admotae. Tertia species,<text:line-break/>quam asse<text:span text:style-name="Default_20_Paragraph_20_Font"><text:span text:style-name="T1">r</text:span></text:span>unt ii, qui multas frictionum differentias au-<text:line-break/>tumant, inde nascitur, quod omnia jam dieta inter fe<text:line-break/>per <text:span text:style-name="Default_20_Paragraph_20_Font"><text:span text:style-name="T1">c</text:span></text:span>oniugationes quasdam copulent. Qui itaque e.x his<text:line-break/>aut externas re<text:span text:style-name="Default_20_Paragraph_20_Font"><text:span text:style-name="T1">r</text:span></text:span>um circumstantias, aut verarum disseret:-<text:line-break/>tiarunr <text:span text:style-name="Default_20_Paragraph_20_Font"><text:span text:style-name="T1">c</text:span></text:span>aulas inter fe copulant, facile deprehenduntur<text:line-break/>parum recte sentire. Qui vero ex propriis differentiis<text:line-break/>coniugationes nectunt, horum non adeo facile deprehen-<text:line-break/>ditur error: imo nonnulli sapientiae quoque laudem re-</text:p>
      <text:p text:style-name="P4">tulerunt, et videntur plura invenisse, quam quae ab<text:line-break/>Hippocrate dicta sunt: quorum est Theon gymnastes, qui<text:line-break/>rectius, quam Hippocrates, sensisse de frictione est vi<text:span text:style-name="Default_20_Paragraph_20_Font"><text:span text:style-name="T1">t</text:span></text:span>us,<text:line-break/>Num quum is in modo comprehensis verbis in ea diffe-<text:line-break/>nentia, quae ex qualitate spectatur; mollem et duram,<text:line-break/>in ea vero, quae ex quantitate, multam et mediocrem<text:line-break/>collocet, Theon qualitatis quantitatllve minime facien-<text:line-break/>dam mentionem scor<text:span text:style-name="Default_20_Paragraph_20_Font"><text:span text:style-name="T1">t</text:span></text:span>um censet, scribens cum alibi, tum<text:line-break/>vero in tertio Gymnasticorum .hu<text:span text:style-name="Default_20_Paragraph_20_Font"><text:span text:style-name="T1">n</text:span></text:span>c in modum: <text:span text:style-name="Default_20_Paragraph_20_Font"><text:span text:style-name="T1">De<text:line-break/>strictione praec</text:span></text:span>i<text:span text:style-name="Default_20_Paragraph_20_Font"><text:span text:style-name="T1">p</text:span></text:span>i<text:span text:style-name="Default_20_Paragraph_20_Font"><text:span text:style-name="T1">ente</text:span></text:span>s, <text:span text:style-name="Default_20_Paragraph_20_Font"><text:span text:style-name="T1">placet quantitates semper eum<text:line-break/>qualitatibu</text:span></text:span>s <text:span text:style-name="Default_20_Paragraph_20_Font"><text:span text:style-name="T1">coaptanda</text:span></text:span>s <text:span text:style-name="Default_20_Paragraph_20_Font"><text:span text:style-name="T1">esse; per se namque imperfectio-<text:line-break/>re</text:span></text:span>s <text:span text:style-name="Default_20_Paragraph_20_Font"><text:span text:style-name="T1">sunt, quam ut aliqui</text:span></text:span>s <text:span text:style-name="Default_20_Paragraph_20_Font"><text:span text:style-name="T1">succ</text:span></text:span>a<text:span text:style-name="Default_20_Paragraph_20_Font"><text:span text:style-name="T1">sses ex ipsis proveniat.<text:line-break/>Qu</text:span></text:span>i<text:span text:style-name="Default_20_Paragraph_20_Font"><text:span text:style-name="T1">ppe mollis stricti</text:span></text:span>o <text:span text:style-name="Default_20_Paragraph_20_Font"><text:span text:style-name="T1">pro quantitatis mod</text:span></text:span>o <text:span text:style-name="Default_20_Paragraph_20_Font"><text:span text:style-name="T1">tr</text:span></text:span>i<text:span text:style-name="Default_20_Paragraph_20_Font"><text:span text:style-name="T1">plex</text:span></text:span> o<text:span text:style-name="Default_20_Paragraph_20_Font"><text:span text:style-name="T1">pus<text:line-break/>efficit. Pauca enim leviter carnem remitti</text:span></text:span>t, <text:span text:style-name="Default_20_Paragraph_20_Font"><text:span text:style-name="T1">ac stactis<text:line-break/>contrectabilem reddit; musta disiolvit et liquat; med</text:span></text:span>io-<text:line-break/><text:span text:style-name="Default_20_Paragraph_20_Font"><text:span text:style-name="T1">oris laxa et fiu</text:span></text:span>i<text:span text:style-name="Default_20_Paragraph_20_Font"><text:span text:style-name="T1">da carne i</text:span></text:span>i<text:span text:style-name="Default_20_Paragraph_20_Font"><text:span text:style-name="T1">nplet. simili modo dura<text:line-break/>pr</text:span></text:span>o <text:span text:style-name="Default_20_Paragraph_20_Font"><text:span text:style-name="T1">quantitatis rati</text:span></text:span>o<text:span text:style-name="Default_20_Paragraph_20_Font"><text:span text:style-name="T1">ne totidem numero esse o</text:span></text:span>t<text:span text:style-name="Default_20_Paragraph_20_Font"><text:span text:style-name="T1">us reddit.</text:span></text:span></text:p>
      <text:p text:style-name="P4"><text:span text:style-name="Default_20_Paragraph_20_Font"><text:span text:style-name="T1">Multa namque adhibita c</text:span></text:span>o<text:span text:style-name="Default_20_Paragraph_20_Font"><text:span text:style-name="T1">ntrahit constringitque co</text:span></text:span>r<text:span text:style-name="Default_20_Paragraph_20_Font"><text:span text:style-name="T1">pora,<text:line-break/>et phlegm</text:span></text:span>o<text:span text:style-name="Default_20_Paragraph_20_Font"><text:span text:style-name="T1">nae persim</text:span></text:span>i<text:span text:style-name="Default_20_Paragraph_20_Font"><text:span text:style-name="T1">le qu</text:span></text:span>i<text:span text:style-name="Default_20_Paragraph_20_Font"><text:span text:style-name="T1">ppiam relinquit; mediocris<text:line-break/></text:span></text:span>im<text:span text:style-name="Default_20_Paragraph_20_Font"><text:span text:style-name="T1">plet imminuta et ev</text:span></text:span>i<text:span text:style-name="Default_20_Paragraph_20_Font"><text:span text:style-name="T1">denter circumscr</text:span></text:span>i<text:span text:style-name="Default_20_Paragraph_20_Font"><text:span text:style-name="T1">pta expressi</text:span></text:span>m<text:span text:style-name="Default_20_Paragraph_20_Font"><text:span text:style-name="T1">us<text:line-break/>carne; ex</text:span></text:span>i<text:span text:style-name="Default_20_Paragraph_20_Font"><text:span text:style-name="T1">gua ver</text:span></text:span>o <text:span text:style-name="Default_20_Paragraph_20_Font"><text:span text:style-name="T1">in summa cute ruborem ad tempus<text:line-break/>excitat. </text:span></text:span>Non cenfet autem de dura per <text:span text:style-name="Default_20_Paragraph_20_Font"><text:span text:style-name="T1">t</text:span></text:span>e et seorsum<text:line-break/>quicquam gymnastae praecipiendum, <text:span text:style-name="Default_20_Paragraph_20_Font"><text:span text:style-name="T1">t</text:span></text:span>est ei quantitatem<text:line-break/>adjungi debere, si quis paulo commodior ex artis opere<text:line-break/>successus sit futurus. Pari modo nec de jmolli per fe et<text:line-break/>s<text:span text:style-name="Default_20_Paragraph_20_Font"><text:span text:style-name="T1">c</text:span></text:span>or<text:span text:style-name="Default_20_Paragraph_20_Font"><text:span text:style-name="T1">t</text:span></text:span>um quicquam nunc tradendum existimat; neque<text:line-break/>enim adhiberi usquam posse mollem frictionem tantum,<text:line-break/>et quae nec multa, nec exigua, nec mediocris sit De-<text:line-break/>inde memorat, quaecunque per coniugationem in corpo--<text:line-break/>ribus nostris naturaliter efficiuntur, utique paucam cum<text:line-break/>molli carnem remittere leviter et tactu mollem reddere<text:line-break/>pronuncians, Ubi aliud plane nihil, quam quod Hippo-<text:line-break/>crates .verbo salvere significavit, aliis verbis intcrpreta-<text:line-break/>tnn Quippe laxare carnem et mollem tactu reddere<text:line-break/>quid aliud est, quam salv<text:span text:style-name="Default_20_Paragraph_20_Font"><text:span text:style-name="T1">e</text:span></text:span>re, quae colligata et coacta</text:p>
      <text:p text:style-name="P4">fuere? Adjecit vero sermoni leviter sive quodammodo,<text:line-break/>non genus actionis immutans, scd qua<text:span text:style-name="Default_20_Paragraph_20_Font"><text:span text:style-name="T1">n</text:span></text:span>titatem ejus de-<text:line-break/>finiens. Mollit enim exigue, quum adhibetur, ejusmodi<text:line-break/>frictio ; quandoquidem , si amplius sit adhibita , mollit<text:line-break/>quidem et tunc, caeterum Ia<text:span text:style-name="Default_20_Paragraph_20_Font"><text:span text:style-name="T1">r</text:span></text:span>gius quam antea. .Quod<text:line-break/>ergo nec magnopere, nec mediocriter, sied exigue remit-<text:line-break/>tit mollitque corpora pauca ac mollis frictio, per ver-<text:line-break/>bum illud, leniter, quod adjecit, declarat; ne hic^qui-<text:line-break/>dem per hoc saltem iis, quae Hippocrates praecipit, quis-<text:line-break/>quam tradens amplius; aeque nec, quum mediocrem et<text:line-break/>mollem addere corpori inquit laxam et fluidam carnem.<text:line-break/>Nam quoniam mediocris, idcirco carnem augebit; quo.<text:line-break/>usam mollis, solvet, hoc est, molliet. Id quod tantun-<text:line-break/>dem est, ac laxam et fluidam carnem efficere. Erat<text:line-break/>autem hujus officium, sicuti de his recte praecipit, et sic,<text:line-break/>cum de multa simul et molli disputat, non id modo<text:line-break/>dicere, quod halitu digerere ac liquere potest, sied qua-<text:line-break/>lem etiam carnem relinquat- apponere. Non enim .ritu</text:p>
      <text:p text:style-name="P4">ignis universam substantiam exhaurit liquatque, sed ali-<text:line-break/>quid omnino reli<text:span text:style-name="Default_20_Paragraph_20_Font"><text:span text:style-name="T1">n</text:span></text:span>quit. Id .igitur, quod relictum est, qua-.<text:line-break/>lenam demum specie sit, adjicere (arbitror) sermoni<text:line-break/>oportuit, neque tantum multae fractionis proprio effectu<text:line-break/>posito mollis opus omittere. Quod igitur multa dissolvat,<text:line-break/>etiam ab. Hippocrate prius dictum esu Verum non aulo-<text:line-break/>lute de multa Theon sermonem instituit, sed per conju-<text:line-break/>gationem docendum esse censuit, utique a prima auspice-<text:line-break/>tus, nempe pauca et molli; post secundam aggressus, .<text:line-break/>mollem et multam; inde tertiam memorans, mollem sci-<text:line-break/>licet et mediocrem. Sicuti igitur in prima .coniugatione<text:line-break/>et tertia proprium qualitatis effectum non dissimularit,<text:line-break/>ita nec in secunda suppressisse eum decuit; quin hic quo-<text:line-break/>que docuisset multam simul et mollem frictionem non<text:line-break/>modo dissolvere, sed etiam mollem carnem reddere; nisi<text:line-break/>forte id, quod liquare dixit, .pro moliri audiendum esu<text:line-break/>Atque ita quidem verum sit, quod dicit. Caesarum sic</text:p>
      <text:p text:style-name="P4">non modo Hippoc<text:span text:style-name="Default_20_Paragraph_20_Font"><text:span text:style-name="T1">r</text:span></text:span>atis doctrinam non accusat, sed multo<text:line-break/>maxime confirmat; etenim, si mollis frictio semper m<text:span text:style-name="Default_20_Paragraph_20_Font"><text:span text:style-name="T1">o</text:span></text:span>lle<text:line-break/>tenerumque corpus reddit, sive ea exigua, sive multa,<text:line-break/>sive mediocris sit, tum illi ex quantitate nihil accedit<text:line-break/>diversum, inseparabilis plane a molli frictione erit mol-<text:line-break/>liendi facultas ; sicuti a dura certe vis durandi , cogendi,<text:line-break/>constringendi, ligandi, densa<text:span text:style-name="Default_20_Paragraph_20_Font"><text:span text:style-name="T1">n</text:span></text:span>di, aut tactu duram carnem<text:line-break/>reddendi, aut quomodocu<text:span text:style-name="Default_20_Paragraph_20_Font"><text:span text:style-name="T1">n</text:span></text:span>que aliter eandem rem inter-<text:line-break/>prelati malis. Quippe primum et .proprium nomen ita<text:line-break/>affectae carnis est durities, ut ejus, quae diverse afficitur,<text:line-break/>mollities: quamquam etiam reliquorum, quae dixi, no-<text:line-break/>minum quolibet uti licet. Et quam ob causam tam variis<text:line-break/>nominibus unam interpretari rem liceat, paulo post dice-<text:line-break/>mus. Nunc quoniam controversa res non est, caulam<text:line-break/>ejus ad praestans saltem disseramus. Quod autem mollem<text:line-break/>frictionem necessario consequitur, ut corpora molliat, id<text:line-break/>plane clarum ex jam dictis est. Nam si nec qui multa</text:p>
      <text:p text:style-name="P4">ea, nec qui pauca, nec qui mediocri usus fuerit, durum<text:line-break/>unquam corpus reddiderit, perspicuum est molliendi vim<text:line-break/>nusquam ab ea fejungi, sicuti nec dura colligandi .et<text:line-break/>durandi; quippe quum hanc quoque sive paucam, sive<text:line-break/>multam, sive mediocrem adhibeas, nunquam quantitatis<text:line-break/>ullius <text:span text:style-name="Default_20_Paragraph_20_Font"><text:span text:style-name="T1">r</text:span></text:span>atione co<text:span text:style-name="Default_20_Paragraph_20_Font"><text:span text:style-name="T1">r</text:span></text:span>pus mollias, sed semper duritiei plus<text:line-break/>minufve adjicias, scilicet uberius periricans plus, parcius<text:line-break/>ve<text:span text:style-name="Default_20_Paragraph_20_Font"><text:span text:style-name="T1">r</text:span></text:span>o minus. Quod si paucis omnino durisque manuum<text:line-break/>iniectionibus contentus fueris, durities quoque p<text:span text:style-name="Default_20_Paragraph_20_Font"><text:span text:style-name="T1">r</text:span></text:span>oportione<text:line-break/>respondebit. Sicuti enim, qui igni <text:span text:style-name="Default_20_Paragraph_20_Font"><text:span text:style-name="T1">t</text:span></text:span>e admovit, semper<text:line-break/>calefit, sive exiguo tempo<text:span text:style-name="Default_20_Paragraph_20_Font"><text:span text:style-name="T1">r</text:span></text:span>e id faciat, sive diu, sim magis,<text:line-break/>qui diutius ve<text:span text:style-name="Default_20_Paragraph_20_Font"><text:span text:style-name="T1">rt</text:span></text:span>atur, minus, qui brevi spatio, minime<text:line-break/>vero, qui tantum accessit; ita strictione quoque corpus<text:line-break/>semper pro ratione afficitur, a molli emollitum, a dura<text:line-break/>duratum, non tamen pari semper mensura, fed a plus-<text:line-break/>cula magis, a pa<text:span text:style-name="Default_20_Paragraph_20_Font"><text:span text:style-name="T1">r</text:span></text:span>ciore minus, a plurima maxime, a mi-</text:p>
      <text:p text:style-name="P4">nima minime. Theon ergo, quum de molli simul et<text:line-break/>copiosa frictione disputans dissolvere Iiquareque eam<text:line-break/>dixit, si quidem per liquare verbum inanire intelligit,<text:line-break/>aliud plane nihil significaverit, quam dissolvere; quare<text:line-break/>bis idem dixerit , praetermiserit autem , quod necessario<text:line-break/>fuerat addendum, nempe eum affectum, qui ex molli<text:line-break/>frictione in corpore relinquitur; sin mollire, foIvere,<text:line-break/>remittere, aut aliud quippiam ejusmodi dicere velit, sic<text:line-break/>sane reliquerit quidem nihil, caeterum, quum ea, quae<text:line-break/>Hippocratis sunt, dicit, ob minus idoneam docendi ratlo-<text:line-break/>nem lu furto deprehendetur. Quod itaque ejusmodi do-<text:line-break/>condi modus deterior sit eo, quo usus llippoerates est,<text:line-break/>paulo post ostendam. Quod vero, si liquare pro eo, quod<text:line-break/>est mollire, accipit, nihil iis, quae Hippocrates praedixit,<text:line-break/>amplius prodidit, plane maniscstum esu Nam, quum ille<text:line-break/>dicat, mollem solvere, multam extenuare, quis non facile<text:line-break/>colligat, qui praesertim utentis sit compos, eam; quae ex<text:line-break/>molli multaque pariter composita sit, extenuare simul ac</text:p>
      <text:p text:style-name="P4">mollire? Verum non ridetur ita sensisse Theon, sed quod<text:line-break/>in primo Gymnasticorum unico verbo extenuare dixit, id<text:line-break/>in tertio duobus extulit, nempe dissolvere ac liquare.<text:line-break/>Habent vero se ejus verba lu primo ad hunc modum:<text:line-break/><text:span text:style-name="Default_20_Paragraph_20_Font"><text:span text:style-name="T1">C</text:span></text:span>o<text:span text:style-name="Default_20_Paragraph_20_Font"><text:span text:style-name="T1">ntrariaru</text:span></text:span>m <text:span text:style-name="Default_20_Paragraph_20_Font"><text:span text:style-name="T1">vero mollem quidem, fi mulla sit, exte-<text:line-break/>nuare corpora; sin</text:span></text:span> m<text:span text:style-name="Default_20_Paragraph_20_Font"><text:span text:style-name="T1">ediocri</text:span></text:span>s, <text:span text:style-name="Default_20_Paragraph_20_Font"><text:span text:style-name="T1">carne implere utique de-<text:line-break/>li</text:span></text:span>b<text:span text:style-name="Default_20_Paragraph_20_Font"><text:span text:style-name="T1">ata etfiuida.</text:span></text:span> Aperte enim hoc loco mollem simul et<text:line-break/>multam s<text:span text:style-name="Default_20_Paragraph_20_Font"><text:span text:style-name="T1">t</text:span></text:span>rutionem extenuare corpora confirmat. Quod<text:line-break/>autem necesse fuerat non fotum multae fractionis pro-<text:line-break/>prium effectum, fed etiam mollis tradere, ipfe quoque<text:line-break/>Theon per ea, quae fuhjecit, ostendit, in quibus, quum<text:line-break/>de dura praecipit, constringere multam coarctareque et<text:line-break/>phlegmonae simile quippiam parere ait. Quippe . quod<text:line-break/>moderata qua<text:span text:style-name="Default_20_Paragraph_20_Font"><text:span text:style-name="T1">n</text:span></text:span>titate adhibita possedit, id copiosius adau-<text:line-break/>cta magis obtinuit. omnes ergo duram medlocriter ad-<text:line-break/>subitam dura carne implere fatentur ita, ut e diversio<text:line-break/>mollem mediocriter adhibitam ipfam quoque cerne ita-<text:line-break/>plere, fed ea molli. Accidit vero Theoni; quum de</text:p>
      <text:p text:style-name="P2">molli simul et multa frictione sermonem faceret, nullum<text:line-break/>mollis effectum prodidisse; rursus, quum de dura simul<text:line-break/>et multa, nullum multae exposuisse. Nam si liquare pro<text:line-break/>eodem, quod est inanire et digerere, acceperimus, de<text:line-break/>multe quidem aliquid dixerit, de molli plane nihil;<text:line-break/>quemadmodum etiam in eo, quod de dura multaque scri-<text:line-break/>bit, duram quidem constringere, ligare et phlegmonae<text:line-break/>aliquid persimile facere affirmat, de plenitudine vero nihil<text:line-break/>protulit; tametsi par fuerat de quantitate quoque aliquid<text:line-break/>dicere; nam illud confessus est, si mediocris quantitas Iit<text:line-break/>adhibita, eam incrassa<text:span text:style-name="Default_20_Paragraph_20_Font"><text:span text:style-name="T1">t</text:span></text:span>o. Quid igitur efficiet multa, si<text:line-break/>supra mediocrem fit adhibita? pro<text:span text:style-name="Default_20_Paragraph_20_Font"><text:span text:style-name="T1">d</text:span></text:span>ita enim aut illius es-<text:line-break/>fectum tuebitur, aut alteratus. Sed siquidem servabit,<text:line-break/>certe multa frictio supra mediocritatem adhibita nihil<text:line-break/>plus adliciet; sin plus aliquid efficiet,^ aut minuet car-<text:line-break/>nem, aut adliciet. Verum, si minuet, extenuabit; li adji-<text:line-break/><text:span text:style-name="Default_20_Paragraph_20_Font"><text:span text:style-name="T1">c</text:span></text:span>iet, carne implebit Atqui non adlicit carnem ; extenuet<text:line-break/>ergo necesse esu- Verum Theon do hac differentia nihil</text:p>
      <text:p text:style-name="P2">meminit, sed omnino subticuit, mi<text:span text:style-name="Default_20_Paragraph_20_Font"><text:span text:style-name="T1">n</text:span></text:span>ime plane definiens,<text:line-break/>extenuetne dura copiose adhibita, an carnem augeat, an<text:line-break/>servet eundem, quem ex mediocri accepit, cernis mo-.<text:line-break/>dum, sed tantum, quod constringit coarctatque et phleg-<text:line-break/>monae simile quid facit, confirmans. Conveniebat autem<text:line-break/>non hoc modo dicere, fed etiam. quod emaciat.</text:p>
      <text:h text:style-name="Heading_20_2" text:outline-level="2">Cap. IV </text:h>
      <text:p text:style-name="P12">Apparet ergo, Theonem aut Hippocra lis artem<text:line-break/>hoc loco non intellexisse, authominem lauda<text:span text:style-name="Default_20_Paragraph_20_Font"><text:span text:style-name="T1">r</text:span></text:span>e noluisse , qui<text:line-break/>tum brevi sermone omnes non solum differentias frictio-<text:line-break/>- num dixerit, sed etiam uniuscujusque opus et facultates.<text:line-break/>Quod etenim si quis prompta ita imaginatione arbitretur,<text:line-break/>quatuor eum duntaxat meminisse. Verum non ita se res<text:line-break/>habet; imo alias duas necessario in iis, quas dixit, sub-<text:line-break/>auditas insinuavit; in qualitatis differentia durae mollis-<text:line-break/>que mediam, quae nimirum mediocris est, in ea -vero,<text:line-break/>quae a quantitate accipitur, paucam; quando paucam ali-<text:line-break/>quam necesse est multae esse contrariam. Porro antiquae</text:p>
      <text:p text:style-name="P4">interpretationis formula ita est brevis, ut non pauca saepe<text:line-break/>ipsa saltem dictione praeterire rideatur, quae tamen ne-<text:line-break/>ccssario dicta ipsa loquuntur. Quamobrem (arbitror)<text:line-break/>earum enarrationes scribimus, quae veluti praeeant iis,<text:line-break/>qui parum exercitati antiquae dictionis celeritatem assequi<text:line-break/>non valent, veluti in hoc ipfo loco facimus. Si namque<text:line-break/>dura ligandi, mollis solvendi vim habet, quae supra mo-<text:line-break/>dum foluta corpora funi, ea duriter plane fricanda sunt;<text:line-break/>contra, quae constricta sunt, molliter; quae modice fe<text:line-break/>habent, nec molliter, nec duriter, sed, quatenus fieri<text:line-break/>potest, utroque declinato extremo. Egregius vero videli-.<text:line-break/>cct Theon primum in eo fallitur, quod neque medioeris<text:line-break/>qualitate frictionis vires tradidit, neque usum , fed fetu-<text:line-break/>per itu praeteriit, tanquam <text:span text:style-name="Default_20_Paragraph_20_Font"><text:span text:style-name="T1">n</text:span></text:span>ulla sit. Verum de hoc paulo<text:line-break/>post agemus. Sicuti vero in iis differentiis, quae in qua-<text:line-break/>litate spectantur, non fotum dura mollisque consistunt,<text:line-break/>fed etiam media, ita et lu lis, quae ex quantitate dirim-<text:line-break/>tur, non siolum multa et pauca, <text:span text:style-name="Default_20_Paragraph_20_Font"><text:span text:style-name="T1">t</text:span></text:span>est etiam media noficitm.</text:p>
      <text:p text:style-name="P4">Cur igitur in iis, quae ex qualitate trahuntur, mediam<text:line-break/>omisit Hippocrates, in iis ; quae ex quantitate, exiguam?<text:line-break/>Temere id fecisse videri fortasse cuipiam potest; oportere<text:line-break/>enim in iis, quae compendio traduntur, summis inter fo<text:line-break/>contrariis res definire , quod horum medium sit .atque<text:line-break/>mediocre, transire, utpote quod ex summis ipsis ultro sit<text:line-break/>noscendum. Ipse igitur tum hoc docere, tum <text:span text:style-name="Default_20_Paragraph_20_Font"><text:span text:style-name="T1">t</text:span></text:span>exis stem-.<text:line-break/>tentiam clariorem reddere conabor, rem plane hoc loco<text:line-break/>non necessariam, quum quaestiones id genus in enarrato-<text:line-break/>riis libris solvere sioleam; fed quoniam semel huc de-<text:line-break/>suendi, ut pro Hippocrate imperitis istis respondeam, id<text:line-break/>quibus ipsi falsi recte praecipientem calumniantur, non<text:line-break/>pigebit hoc quoque adjecisse. Quum igitur duo sint toto<text:line-break/>genere inter se diversa atque disiuncta, si modo id quod<text:line-break/>facit ab eo quod fit genere differt, frictiones quidem<text:line-break/>ex eorum numero sunt, quae faciunt, qui ver<text:span text:style-name="Default_20_Paragraph_20_Font"><text:span text:style-name="T1">o</text:span></text:span> ab luis in<text:line-break/>corpore relinquuntur affectus, ex iis, quae sumtus Quare<text:line-break/>contrarietates quoque alias in frictiouum genere, alias</text:p>
      <text:p text:style-name="P4">In assecutum, qui ab his proveniunt, n<text:span text:style-name="Default_20_Paragraph_20_Font"><text:span text:style-name="T1">e</text:span></text:span>cesse est statui<text:span text:style-name="Default_20_Paragraph_20_Font"><text:span text:style-name="T1">t<text:line-break/></text:span></text:span>in fractionum genere tum duram et mollem, tum mus-<text:line-break/>iam et paucam; in affectibus vero et eam, quae veluti<text:line-break/>colligatio et solutio corporum est, et gracilitatem ac<text:line-break/>crassitudinem. Ac prior quidem affectuum contrarietas ex<text:line-break/>priore frictionum contrarietate nascitur-, secunda non<text:line-break/>item. Evenit enim in hac, ut gracilitas proveniat ex<text:line-break/>multa, carnis incrementum ex mediocri ; quippe pauca<text:line-break/>augendae carni nondum sufficit, quod videlicet id, quod<text:line-break/>carnis incrementum accipiet, et sanguinis moderato ac-<text:line-break/>cestu, et valida virtute eget, quorum utrumque mediocris<text:line-break/>frictio commode praestat ; pauca neutrum , nec abunde,<text:line-break/>nec satis. Quoniam igitur non in idem coibant frictio-<text:line-break/>num affectionumqne contrarietates, coegit vero eum<text:line-break/>compendiaria docendi ratio per contrarietates positas. fer-<text:line-break/>moneor absolvere, utiliore cont<text:span text:style-name="Default_20_Paragraph_20_Font"><text:span text:style-name="T1">r</text:span></text:span>arietate accepta minus<text:line-break/>utilem consultu omisit. Porro utilior ea est, quae in as-</text:p>
      <text:p text:style-name="P4">f<text:span text:style-name="Default_20_Paragraph_20_Font"><text:span text:style-name="T1">o</text:span></text:span>etibus, quam quae in frictionibus spectatur. Idque<text:line-break/>duplici -ratione asseritur: una quidem et prima, quae ab<text:line-break/>artis fine sumitur; quippe frictiones ad corporis affectum<text:line-break/>ceu finem diriguntur; finis enim iis, quae prae fe, fem-<text:line-break/>per est praestantior, quanto nimirum id, cujus g<text:span text:style-name="Default_20_Paragraph_20_Font"><text:span text:style-name="T1">r</text:span></text:span>atia, iis;<text:line-break/>quae ipsius gratia fiunt; altera, quae a claritatis ratione<text:line-break/>accipitur; intellectis namque multae et mediocris essecti-<text:line-break/>bus, facillimum est paucae opus contueri; non perinde<text:line-break/>tamen mediocris frictionis perspicua vis esu Quin etiam<text:line-break/>tertium hoc ipfo de frictionibus <text:span text:style-name="Default_20_Paragraph_20_Font"><text:span text:style-name="T1">s</text:span></text:span>ermone bellissime do-<text:line-break/>cuisse Hippocratem invenias. Praecedere namque eorum<text:line-break/>doctrinam oportet, quae liquido peragi cernuntur, fequi<text:line-break/>vero eorum, quae minus liquido et obscure, idque sive<text:line-break/>de his expressis verbis scrip<text:span text:style-name="Default_20_Paragraph_20_Font"><text:span text:style-name="T1">s</text:span></text:span>eris sive lecturis ea intelli-<text:line-break/>genda relinquas. Est vero eridens atque in aperto me-<text:line-break/>diceris frictionis opus,. ipsum scilicet carnis i<text:span text:style-name="Default_20_Paragraph_20_Font"><text:span text:style-name="T1">n</text:span></text:span>crementum,<text:line-break/>obfcurum vero paucae, quippe quae nec augere nec mi-<text:line-break/>nuere carnem, nec omnino eridens aliquid videtur effi-</text:p>
      <text:p text:style-name="P4">cere, nisi parum calefacere; at id omnis finctionis com-<text:line-break/>num e opus est. Quare, quum neque evidens aliquid<text:line-break/>efficit, et, quod facere ridetur, proprium ejus non est,<text:line-break/>sed omnis frictionis commune, non sine causa est (ut<text:line-break/>arbitror) omissa. Quod igitur omnis frictionis calorem<text:line-break/>accendere commune opus sit, non satis, quod ab Hippo-<text:line-break/>crate prodatur, dignum praeceptum est. Quid vero quae-<text:line-break/>que frictio proprium efficiat, id ut Hippocrati necesse tra-<text:line-break/>dere, ita nobis certe utile erat discere. Reductis enim<text:line-break/>veluti in elementa simplicibus differentiis , universam<text:line-break/>fractionum rationem absolvit, quemadmodum carnem ad-<text:line-break/>jicias , quemadmodum detrahas , quemadmodum corpus<text:line-break/>mollias, quemadmodum constringas. Cum his una proti-<text:line-break/>nus se promunt tum media earum opera, tum ea, quae<text:line-break/>per coniugationem faciunt: media quidem, quum nec<text:line-break/>ligare corpus, nec solvere, nec carnem augere, nec mi-<text:line-break/>nuere studemus; quae vero per coniugationem , quum,<text:line-break/>verbi gratia, puriter colligare et carnem addere. Quis<text:line-break/>enim non rideat, quum duram carnem adlicere corpori</text:p>
      <text:p text:style-name="P4">volumus, frictionem duram una cum mediocri modo<text:line-break/>esse petendam, veluti, quum mollem addere studemus;<text:line-break/>frictionem. mollem et quantitate mediocrem adhibendam,<text:line-break/>et per alias coniugationes ad proportionem? quas non-<text:line-break/>nulli gymnasi<text:span text:style-name="Default_20_Paragraph_20_Font"><text:span text:style-name="T1">o</text:span></text:span>rum tanquam fua ip<text:span text:style-name="Default_20_Paragraph_20_Font"><text:span text:style-name="T1">s</text:span></text:span>orum inventa tra-<text:line-break/>dentes, dum Hippocratem accusant, ipsi vehementer de-<text:line-break/>linquunt, .et quod eum, qui de his primum praecepit,<text:line-break/>merita laude fraudant, et quod, quum ejus iuventa sibi<text:line-break/>tribuant, etiam (quod atrocius mullo estj calumniari homi-<text:line-break/>nem non dubitant. Accedit, quod nec simplices differen-<text:line-break/>tiss apte inter fe alternant ; d<text:span text:style-name="Default_20_Paragraph_20_Font"><text:span text:style-name="T1">o</text:span></text:span>cuerat enim (arbitror) eum,<text:line-break/>qui recte ad particulares coniugationes descendere voluit,<text:line-break/>nec univerfas senario numero comprehendere, veluti<text:line-break/>Theon facit, nec aliquod earum proprium vel quantita-<text:line-break/>tis vel qualitatis opus omittere, quemadmodum in<text:line-break/>mollis simul et multae opus mollis, in durae simul et<text:line-break/>multae effectum multae praetermisisse eum offendimus,</text:p>
      <text:p text:style-name="P4">sed has quoque adjecisse , et particulares coniugati<text:span text:style-name="Default_20_Paragraph_20_Font"><text:span text:style-name="T1">o</text:span></text:span>nes<text:line-break/>novem fecisse. Quippe tres quae a qualitate frictionum<text:line-break/>sumentur differentiae, si eas tribus, quae a quantitate du-<text:line-break/>cuntur, junxeris, novem coniugationes effeceris: sex, quae<text:line-break/>a Theone sunt p<text:span text:style-name="Default_20_Paragraph_20_Font"><text:span text:style-name="T1">o</text:span></text:span>sitae in iis quae paulo sup<text:span text:style-name="Default_20_Paragraph_20_Font"><text:span text:style-name="T1">r</text:span></text:span>a memoravi<text:line-break/>verbis, et tres, quae ab eo sunt pratermistae, dum me-<text:line-break/>diam mollis duraeque omisit; quanquam ne intelligere<text:line-break/>quidem neque mollem frictionem neque duram fas est,<text:line-break/>ut non simul intelligatur medi<text:span text:style-name="Default_20_Paragraph_20_Font"><text:span text:style-name="T1">o</text:span></text:span>cris. Cui si tres quan-<text:line-break/>litatis differentias junxisset, novem itu universas frictio-<text:line-break/>num differentias effecisset, non lex. Eas ipfe nunc in<text:line-break/>descriptione exponam, in qua du<text:span text:style-name="Default_20_Paragraph_20_Font"><text:span text:style-name="T1">o</text:span></text:span>rum ve<text:span text:style-name="Default_20_Paragraph_20_Font"><text:span text:style-name="T1">r</text:span></text:span>suum, qui fu-<text:line-break/>perne deorsum pinguntur, pri<text:span text:style-name="Default_20_Paragraph_20_Font"><text:span text:style-name="T1">o</text:span></text:span>rem qualitatum intelligi<text:line-break/>volo , fecundum quantitatum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/>
          </table:table-cell>
          <table:table-cell table:style-name="Tableau1.B1" office:value-type="string">
            <text:p text:style-name="P22"><text:span text:style-name="T10">Qualitates</text:span></text:p>
          </table:table-cell>
          <table:table-cell table:style-name="Tableau1.B1" office:value-type="string">
            <text:p text:style-name="P22"><text:span text:style-name="T10">Quantitates Pauca</text:span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B2" office:value-type="string">
            <text:p text:style-name="P22"><text:span text:style-name="T10">Dura</text:span></text:p>
          </table:table-cell>
          <table:table-cell table:style-name="Tableau1.A1" office:value-type="string">
            <text:p text:style-name="P22"><text:span text:style-name="T10">Pauca</text:span><text:span text:style-name="T12"/></text:p>
            <text:p text:style-name="P22"><text:span text:style-name="T10">Multa</text:span><text:span text:style-name="T12"/></text:p>
            <text:p text:style-name="P22"><text:span text:style-name="T10">Mediocris</text:span></text:p>
          </table:table-cell>
        </table:table-row>
        <table:table-row table:style-name="Tableau1.3">
          <table:table-cell table:style-name="Tableau1.A3" office:value-type="string">
            <text:p text:style-name="P21"><text:span text:style-name="T11">Figura</text:span></text:p>
          </table:table-cell>
          <table:table-cell table:style-name="Tableau1.B3" office:value-type="string">
            <text:p text:style-name="P22"><text:span text:style-name="T10">Mollis</text:span></text:p>
          </table:table-cell>
          <table:table-cell table:style-name="Tableau1.B1" office:value-type="string">
            <text:p text:style-name="P22"><text:span text:style-name="T10">Pauca</text:span><text:span text:style-name="T12"/></text:p>
            <text:p text:style-name="P22"><text:span text:style-name="T10">Multa</text:span><text:span text:style-name="T12"/></text:p>
            <text:p text:style-name="P22"><text:span text:style-name="T10">Mediocris</text:span></text:p>
          </table:table-cell>
        </table:table-row>
        <table:table-row table:style-name="Tableau1.4">
          <table:table-cell table:style-name="Tableau1.A1" office:value-type="string">
            <text:p text:style-name="P21"/>
          </table:table-cell>
          <table:table-cell table:style-name="Tableau1.A3" office:value-type="string">
            <text:p text:style-name="P22"><text:span text:style-name="T10">Mediocris</text:span></text:p>
          </table:table-cell>
          <table:table-cell table:style-name="Tableau1.B1" office:value-type="string">
            <text:p text:style-name="P22"><text:span text:style-name="T10">Pauca</text:span><text:span text:style-name="T12"/></text:p>
            <text:p text:style-name="P22"><text:span text:style-name="T10">Multa</text:span><text:span text:style-name="T12"/></text:p>
            <text:p text:style-name="P22"><text:span text:style-name="T10">Mediocris</text:span></text:p>
          </table:table-cell>
        </table:table-row>
      </table:table>
      <text:p text:style-name="P23"/>
      <text:p text:style-name="Normal">Novem harum, . quas descriptio complectitur, conju-<text:line-break/>gationum quum Tlteon sex primas tradidisset, reliqua-<text:line-break/>rum trium certe non meminit, .ipse Tecum manifestissime<text:line-break/>pugnans. Si enim paucae ac multae media quaedam est,<text:line-break/>quam mediocrem vocamus, etiam mollis duraequc altera<text:line-break/>certe media erit, quam mediocrem moderatamque appesu<text:line-break/>les, Sane meminisse per omnem sermonem convenit,<text:line-break/>haec omnia in respectu collatum eque . dici ; quando, quae</text:p>
      <text:p text:style-name="P4">huic dura est, alteri pro molli sit; et quae mediocris,<text:line-break/>immodica; et quae pauca, multa; et quae alii multa est,<text:line-break/>aliter quodammodo -affecto sit pauca. Hoc vero et Theon<text:line-break/>fatetur; nec fieri sane p<text:span text:style-name="Default_20_Paragraph_20_Font"><text:span text:style-name="T1">o</text:span></text:span>test, ut, qui mediocrem in qua-<text:line-break/>litate frictionem praeterit, non longe aberret. Ac mihi<text:line-break/>quidem videtur Theon inde adeo in hunc errorem la-<text:line-break/>plus, quod Hippocrates de ea frictione fubticuit; adeo<text:line-break/>ut hinc deprehendatur nihil proprium et <text:span text:style-name="Default_20_Paragraph_20_Font"><text:span text:style-name="T1">t</text:span></text:span>uum de fri-<text:line-break/>ctione Theon protulisse, sed perperam Hippoc<text:span text:style-name="Default_20_Paragraph_20_Font"><text:span text:style-name="T1">r</text:span></text:span>atis inventa<text:line-break/>tractasse. Non enim a pueris statim orsus et sub prae-<text:line-break/>ceptore senis scripta perlegit, quum fateatur ipsis, pri-<text:line-break/>mum athletam fe fuisse, deinde, hoc exercitio deposito, ad<text:line-break/>gymnasticen fe contulisse. Atque haec medius. fidiu<text:span text:style-name="Default_20_Paragraph_20_Font"><text:span text:style-name="T1">s,<text:line-break/></text:span></text:span>non quo hominem vituperem, apposui, quem alioqui <text:span text:style-name="Default_20_Paragraph_20_Font"><text:span text:style-name="T1">i</text:span></text:span>nter<text:line-break/>primos gymnasia.,. e<text:span text:style-name="Default_20_Paragraph_20_Font"><text:span text:style-name="T1">c</text:span></text:span>uleo, sed quo ista lecturos doceam,<text:line-break/>haud facile esse veterum lib<text:span text:style-name="Default_20_Paragraph_20_Font"><text:span text:style-name="T1">r</text:span></text:span>os intelligentia conloqui, si<text:line-break/>desint; qui ea curi<text:span text:style-name="Default_20_Paragraph_20_Font"><text:span text:style-name="T1">o</text:span></text:span>s<text:span text:style-name="Default_20_Paragraph_20_Font"><text:span text:style-name="T1">o</text:span></text:span> enarrent Nam quod ex prisca.</text:p>
      <text:p text:style-name="P4">brevitatis. dignitate fuerit durae mollisque frictionis me-<text:line-break/>diam silentio praeterire. in ipfa enarrationis ferie, id ante<text:line-break/>-a nobis jam dictum esu Quod autem talia a nobis prae-<text:line-break/>terrici non. debeant, id quoque et osten<text:span text:style-name="Default_20_Paragraph_20_Font"><text:span text:style-name="T1">t</text:span></text:span>um prius est, et<text:line-break/>nunc. nihilo siccius ostendetur. Si enim tam mollis fri-<text:line-break/>etio, quam dura, in respectu collationeque non solum<text:line-break/>subsistentiam, <text:span text:style-name="Default_20_Paragraph_20_Font"><text:span text:style-name="T1">t</text:span></text:span>e d etiam intelligentiam fui habet, etiam<text:line-break/>mediocrem in simili respectu collationeque constitui ne-<text:line-break/>cesse esu Finge ergo; tale esse corpus, quale propositi<text:line-break/>nobis in hoc libro pueri esse praesumpsimus , fanum pror-<text:line-break/>sus et omnis excessus medium, ita, ut neque molliorem<text:line-break/>hunc effectum velimus, neque duriorem, fed nec camis<text:line-break/>ejus modo adjectum. quicquam detractnmve: num igitur<text:line-break/>ita fe habenti corpori aut duram, aut mollem frictio-<text:line-break/>nem admovebimus , aut etiam inultam , aut mediocrem ?<text:line-break/>Ego plane quamlibet harum inutilem censeo , quippe quum<text:line-break/>a dura durius, a molli mollius, a multa gracilius, a me-<text:line-break/>diocri crassius reddetur; quorum nullo ei est opus, imo</text:p>
      <text:p text:style-name="P4">pristinam potius mediocritatem ad unguem servari. Quare<text:line-break/>neque duriter id,. neque molliter, neque multis frictioni-<text:line-break/>bus, neque quantitate mediocribus, fed paucis et quali-<text:line-break/>tale mediocribus infricabimus, nihil ultra moliti, quam<text:line-break/>ut ad exercitandum praeparemus, ac ru<text:span text:style-name="Default_20_Paragraph_20_Font"><text:span text:style-name="T1">r</text:span></text:span>sus, quam jam<text:line-break/><text:span text:style-name="Default_20_Paragraph_20_Font"><text:span text:style-name="T1">t</text:span></text:span>atis exercitatum fit, ap<text:span text:style-name="Default_20_Paragraph_20_Font"><text:span text:style-name="T1">o</text:span></text:span>therapia curemus. Vocetu<text:span text:style-name="Default_20_Paragraph_20_Font"><text:span text:style-name="T1">r<text:line-break/></text:span></text:span>autem nobis, sicuti recentibus gymnasi<text:span text:style-name="Default_20_Paragraph_20_Font"><text:span text:style-name="T1">or</text:span></text:span>um,: apotherapia<text:line-break/>ea frictionum pa<text:span text:style-name="Default_20_Paragraph_20_Font"><text:span text:style-name="T1">r</text:span></text:span>s,. quae post exercitati<text:span text:style-name="Default_20_Paragraph_20_Font"><text:span text:style-name="T1">o</text:span></text:span>nem adhibetur.<text:line-break/>Sane Theon nullam ex iis quas p<text:span text:style-name="Default_20_Paragraph_20_Font"><text:span text:style-name="T1">r</text:span></text:span>olusit coniugationibus<text:line-break/>ejusinodi corporis naturae acc<text:span text:style-name="Default_20_Paragraph_20_Font"><text:span text:style-name="T1">o</text:span></text:span>mmodare potest, quum fex<text:line-break/>in universum nominavit, p<text:span text:style-name="Default_20_Paragraph_20_Font"><text:span text:style-name="T1">r</text:span></text:span>io<text:span text:style-name="Default_20_Paragraph_20_Font"><text:span text:style-name="T1">r</text:span></text:span>es tres mollis, reliquas<text:line-break/>vero tres durae, et neque mollium cuiusquam ejusmodi<text:line-break/>c<text:span text:style-name="Default_20_Paragraph_20_Font"><text:span text:style-name="T1">o</text:span></text:span>rpus egeat, neque durarum, fed ejus-, quae ha<text:span text:style-name="Default_20_Paragraph_20_Font"><text:span text:style-name="T1">r</text:span></text:span>um<text:line-break/>media sit, quam scilicet mediocrem in qualitate dixisse<text:line-break/>par est. Liquidoque patere -jam arbitror, quantopere la-<text:line-break/>pius Theon sit mediam durae mollisqne p<text:span text:style-name="Default_20_Paragraph_20_Font"><text:span text:style-name="T1">r</text:span></text:span>aeteriens. Si-<text:line-break/>quidem ad. optimum statum corporis nullam harum, quas<text:line-break/>protulit, coniugationum accommodare. fas est, nec quum</text:p>
      <text:p text:style-name="P4">integra plane valetudine corpus fruitur, nec etiam, sicubi<text:line-break/>corrigi postulati Quippe ubi plane valet, sula praeparato-<text:line-break/>ria frictione eget, quam exiguam ac mollis duraeque<text:line-break/>mediam esse ostendimus. Ubi justo gracilius crassiusve ef-<text:line-break/>fectum est, non tamen in qualitate alterata caro quic-<text:line-break/>quam est, sed plane mollis, ac durae medium modum.<text:line-break/>servat, si quidem emaciare studemus, et multam, et qua-,<text:line-break/>litate mediocrem adhibemus, si carnem augere, paucam<text:line-break/>simul et mediocrem in qualitate. Has tres coniugationes.<text:line-break/>ultimo loco post sex in descriptione exposui hoc consi-<text:line-break/>lio , ut omnes eas a Theone praetermissas indicarem.<text:line-break/>Quoniam igitur non solum praetermissas ab eo, sed etiam.<text:line-break/>utilissimas easdem praetermissas disputatio nostra docuit,<text:line-break/>deinceps tempestivum arbitror ad ea, quae paulo ante<text:line-break/>distulimus, reverti; ac primum .illud, quod doctrlua ea,<text:line-break/>quae per rerum elementa traditur, caeteris sit utilior;<text:line-break/>quippe quae et fissi . compendium rem omnem cogit, et<text:line-break/>memoriae. affigit, et remluifcentiae facile suggeri f, ac</text:p>
      <text:p text:style-name="P4">omnium, quae sigillatim agentur, rectum . usum prompte<text:line-break/>suppeditat, ceu ad pauca et certa elementa referens..<text:line-break/>Quis enim non facile membratim fractionum differentias,<text:line-break/>usum ac vires inveniat, si, semel intellecta. senis seuten-<text:line-break/>tia, postea dictionem ejus. memoriter teneat? qua viduli-,<text:line-break/>cet. docet,. constringere quidem frictionem duram, solvere<text:line-break/>mollem, corpus adimere multam, augere medioc<text:span text:style-name="Default_20_Paragraph_20_Font"><text:span text:style-name="T1">r</text:span></text:span>em posse..<text:line-break/>Ex horum namque notitia ac memoria primum sane,.<text:line-break/>quae omissae in verborum contextu sunt, differentias-<text:line-break/>invcuies; mox, omnibus inter se complicatis, novem con-.<text:line-break/>jugationes efficies, quas paulo supra descriptione sumus<text:line-break/>complexi ; quas neque invenisse , neque memoria tenuisse<text:line-break/>promptum sit, nili ,. quam Hippocrates tradidit, elemen-<text:line-break/>taris doctrina prae<text:span text:style-name="Default_20_Paragraph_20_Font"><text:span text:style-name="T1">c</text:span></text:span>esserit, omnium frictionem ratione in<text:line-break/>prima principia reductu. Ex quibus protius inventis non<text:line-break/>ea modo, quae nunc sunt iuventa, nobis suppeterent,<text:line-break/>sed etiam omnem corruptam doctrinam judicandi facultas</text:p>
      <text:p text:style-name="P4">superesset Quippe id methodi proprium maxime est, ut<text:line-break/>ex parvo elementari principio ad singula membratim per-<text:line-break/>venire possit, tum, quicquid perperam est dictum, fcien-<text:line-break/>tificis id theorernatis, veluti regula quapiam, possis judi-<text:line-break/>care, perversas opiniones examinans. Quod igitur neque<text:line-break/>alius quispiam recte de frictione sensit, neque Theon<text:line-break/>ipse gytnnastes (tametsi eruditius caeteris de ea locutus),<text:line-break/>sed Hippocrates, et qui eum sunt secuti, satis haec sunt.</text:p>
      <text:h text:style-name="Heading_20_2" text:outline-level="2">Cap. U </text:h>
      <text:p text:style-name="P14">Superest ex iis, quae ad hunc locum disin-<text:line-break/>limus, ut de nominibus ipsis disseramus, ne quis eorum<text:line-break/>nume<text:span text:style-name="Default_20_Paragraph_20_Font"><text:span text:style-name="T1">r</text:span></text:span>o deceptus pares numero assectus cum ipsis appel-.<text:line-break/>lationibus existimet. Duri enim vocabulum de quadam<text:line-break/>corporis affectione proprie dicitur, quam nec interpretari<text:line-break/>quidem, qualis sit, pluribus est opus, nemine vel ex<text:line-break/>voce ipsa non ad rei notitiam pe<text:span text:style-name="Default_20_Paragraph_20_Font"><text:span text:style-name="T1">r</text:span></text:span>ducto, Ad eundem mo-<text:line-break/>dum et moliis vocabulum. At rari et densi vocabula<text:line-break/>non perinde evidenter ipsius corporis affectus significant,</text:p>
      <text:p text:style-name="P4">p<text:span text:style-name="Default_20_Paragraph_20_Font"><text:span text:style-name="T1">r</text:span></text:span>opterea quod duplex eorum nominum u<text:span text:style-name="Default_20_Paragraph_20_Font"><text:span text:style-name="T1">t</text:span></text:span>us observatur,<text:line-break/>altus eorum, qui- proprie loquuntur, alter abutentium. Ac<text:line-break/>proprie quidem rarum accipimus, quor meatus magnos<text:line-break/>per totum. obtinet, sicuti e ni versu densum, quod eosdem<text:line-break/>parvos; at per metaphoram, sive abusum, sive. quocun-<text:line-break/>que alio genere appellasse: libet, de laxo coactoquc haec<text:line-break/>insit vocabula dici audias ; hac enim ratione et aerem<text:line-break/>et ignem aliquando. raros dicimus, aquam et terram<text:line-break/>densas, ad elementa scilicet itala translatis appellationibus,<text:line-break/>quae tamen et unita sunt, et ex similaribus .natura par-<text:line-break/>tibus constant, nec ullos ejusmodi meatus obtinent. Multo<text:line-break/>his longius a p<text:span text:style-name="Default_20_Paragraph_20_Font"><text:span text:style-name="T1">r</text:span></text:span>oprietate recesserunt illa, quae per tno.<text:line-break/>tapboram ambo sunt dicta, nempe constrictum et colli-<text:line-break/>gatum. lllttd de denso et. duro, modo quidem utroque -<text:line-break/>feorsum existente, modo in idem conveniente; hoc rursus<text:line-break/>de iisdem dicimus, non tamen eadem metaphora. Nam<text:line-break/>quoniam omnia, quae colligata sunt, eadem ad motum<text:line-break/>impedita sunt, ita niu.irum nominarunt et quae ob sic-</text:p>
      <text:p text:style-name="P4">citatam aliquam, frigus, phlegmonen, scirrhum, tensio-<text:line-break/>nem,. repletionem, aut pondus aegre moventur. Ean-<text:line-break/>dem ob causam. et contrariis nominibus in. contrariis<text:line-break/>affectibus utuntur, remitti, aut resolvi, aut laxari dicem-<text:line-break/>tes. oportet autem non nominum inspicere numerum, .<text:line-break/><text:span text:style-name="Default_20_Paragraph_20_Font"><text:span text:style-name="T1">t</text:span></text:span>ed affectuum genera: duplicia lu- totum esse existimare,<text:line-break/>alterum, quod in- similaribus ipsis observatur, de quo<text:line-break/>molle durumve dicitur, alterum; quod .litui nsseumentali-<text:line-break/>bus meatuum ratione consistit, quodt densum esse vel<text:line-break/>rarum dicitur. Hi namque corporum ipsorum proprii<text:line-break/>assectusefunt; ascititii vero et (ut ita dicam) temporarii,<text:line-break/>quod alias meatus ipsi supervacuo humore impleantur,.<text:line-break/>alias sintmundi, et modo patentes, modo conniventes..</text:p>
      <text:h text:style-name="Heading_20_2" text:outline-level="2">Cap. VI. </text:h>
      <text:p text:style-name="P14">Verum de his affectibus in sequentibus<text:line-break/>libris agemus. Nunc ad propositum redeundum , ac pri-<text:line-break/>mum clarius adhuc de frictione ipfa disserendum ; nempe<text:line-break/>quod haec ipfa interdum per fe co<text:span text:style-name="Default_20_Paragraph_20_Font"><text:span text:style-name="T1">r</text:span></text:span>poribus nostris com- .</text:p>
      <text:p text:style-name="P4">modum asserat, interdum iis , quae commodum asserunt,<text:line-break/>ad eum sane modum subministret, quem Hippocrates de.<text:line-break/>deligatione tradidit his verbis; <text:span text:style-name="Default_20_Paragraph_20_Font"><text:span text:style-name="T1">Del</text:span></text:span>i<text:span text:style-name="Default_20_Paragraph_20_Font"><text:span text:style-name="T1">gatio partim</text:span></text:span> i<text:span text:style-name="Default_20_Paragraph_20_Font"><text:span text:style-name="T1">psa<text:line-break/>sanat) part</text:span></text:span>i<text:span text:style-name="Default_20_Paragraph_20_Font"><text:span text:style-name="T1">m sunantibus subservit.</text:span></text:span> Ipsius igitur frictio—<text:line-break/>nis effectus fiunt, et quod rara densat, et mollia durat;<text:line-break/>dura vero haec esse omnino postulat; praeterea quod dura<text:line-break/>mollit, et densa laxat; haec contra mollis sit oportet. .<text:line-break/>Pari m<text:span text:style-name="Default_20_Paragraph_20_Font"><text:span text:style-name="T1">o</text:span></text:span>do et quae carnis augendae minuendaeve cau<text:span text:style-name="Default_20_Paragraph_20_Font"><text:span text:style-name="T1">t</text:span></text:span>a<text:line-break/>suscepta est, utraque per <text:span text:style-name="Default_20_Paragraph_20_Font"><text:span text:style-name="T1">t</text:span></text:span>e utile aliquid corp<text:span text:style-name="Default_20_Paragraph_20_Font"><text:span text:style-name="T1">o</text:span></text:span>ri confert.<text:line-break/>Quae tamen ad exercitationes corpora praeparat, item<text:line-break/>quae post exercitationem adhibetur, hae exercitationibus<text:line-break/>subserviunt. Illa m<text:span text:style-name="Default_20_Paragraph_20_Font"><text:span text:style-name="T1">o</text:span></text:span>dice calefaciend<text:span text:style-name="Default_20_Paragraph_20_Font"><text:span text:style-name="T1">o</text:span></text:span> tenues meatus re-<text:line-break/>cludit, simul excrementa, quae caro c<text:span text:style-name="Default_20_Paragraph_20_Font"><text:span text:style-name="T1">o</text:span></text:span>ntinet, flexilia<text:line-break/>reddens, et stolida emolliens; appellant autem hujus-<text:line-break/>modi fricti<text:span text:style-name="Default_20_Paragraph_20_Font"><text:span text:style-name="T1">o</text:span></text:span>nem praeparatoriam; altera recuratoria ap-<text:line-break/>pellatur; haec cum pluscul<text:span text:style-name="Default_20_Paragraph_20_Font"><text:span text:style-name="T1">o</text:span></text:span> oleo . administrata simul pin-<text:line-break/>guedine humectat, et solida emollit, et quae meatibus<text:line-break/>c<text:span text:style-name="Default_20_Paragraph_20_Font"><text:span text:style-name="T1">o</text:span></text:span>ntinentur, in halitus digeri ti Verum de hac post dice-</text:p>
      <text:p text:style-name="P4">mus, quum de exercitatione egerimus. Sed praeparatoria<text:line-break/>frictio in optima status natura calefaciendi corporis cauta ,<text:line-break/>suscepta, p<text:span text:style-name="Default_20_Paragraph_20_Font"><text:span text:style-name="T1">r</text:span></text:span>out supra traditum est, stat mollis primo, mox .<text:line-break/>vero exercitationem aggressuro dura ; ita namque maxi-p<text:line-break/>me et molli<text:span text:style-name="Default_20_Paragraph_20_Font"><text:span text:style-name="T1">r</text:span></text:span>e poterit, et ad exercitationes excitare, et<text:line-break/>corporis naturam, qualem ab initio accepit, servare.<text:line-break/>Quod si quid aberratum sit, ad durum id potius spectet. -<text:line-break/>Nam qui breves a medio recessus sunt, ii cute tenus<text:line-break/>finiuntur, nullo interiorum alterato. Minus vero laedetur<text:line-break/>ipfa cutis, si ad durum simul et densum recessus^ a<text:line-break/>medio sint, quippe ita iniuriae minus opportuna steti<text:line-break/>Adeo, si transpiratio per hujusmodi cutim facilis esset, du-<text:line-break/>rissunam eam atque densissimam efficeremus ; nunc , quo-<text:line-break/>niain ad utrumque munus probe esse comparatam -opor-<text:line-break/>tet, et excrementa, quae intus conduntur, per halitum<text:line-break/>emittenda, et eorum, quae foris accedunt, vim tolerandam,.<text:line-break/>utilissimus fano suerit medius iutor utrumque excessum</text:p>
      <text:p text:style-name="P4">modus, qui si quando fortasse non servabitur, melior<text:line-break/>utique fuerit, qui ad durius densiusque pertinebit, quam<text:line-break/>qui ad mollius laxiusquc. Nam tranfpirandi defectum<text:line-break/>exercitio farcire lic<text:span text:style-name="Default_20_Paragraph_20_Font"><text:span text:style-name="T1">e</text:span></text:span>bit; alterius ve<text:span text:style-name="Default_20_Paragraph_20_Font"><text:span text:style-name="T1">r</text:span></text:span>o assectus vitium,<text:line-break/>quod est ad exte<text:span text:style-name="Default_20_Paragraph_20_Font"><text:span text:style-name="T1">r</text:span></text:span>norum . iniuriam opportunitas, neque<text:line-break/>alias. corrigi facile potest, affertque p<text:span text:style-name="Default_20_Paragraph_20_Font"><text:span text:style-name="T1">r</text:span></text:span>aeterea conjunctum<text:line-break/>incommodum non parvum, digesto subinde non exere-<text:line-break/>mento modo , verum etiam ipsius corporis nutrimento.<text:line-break/>Ergo in iis differentiis, quae a qualitate sumuntur, aber-<text:line-break/>rare fatius est verius eam, quae durior est, quam eam,<text:line-break/>quae mollior. In iis tamen, quae a quantitate ducuntur,<text:line-break/>in proposita saltem natura et aetate si quid delinquitur,<text:line-break/>versus id, quod minus est, id esto. Sempe<text:span text:style-name="Default_20_Paragraph_20_Font"><text:span text:style-name="T1">r</text:span></text:span> enim ejus<text:line-break/>in praefenti disputatione meminisse oportet, augendi ejus-<text:line-break/>modi corpus, haud quaquam siccandi studium esse pro-<text:line-break/>positum. Quas vero corporum naturas affectas amplius<text:line-break/>tricandum sit, postea dicemus.</text:p>
      <text:h text:style-name="Heading_20_2" text:outline-level="2">Cap. Vll. </text:h>
      <text:p text:style-name="P14">Nunc ad propositam materiam reversi</text:p>
      <text:p text:style-name="P4">de mensura ipsa frictionum agamus ad eundem modum;<text:line-break/>quo paulo ante de qualitate egimus. Convenit autem hoc<text:line-break/>loco, ut, priusquam mensuram definiam, alterius cujus-<text:line-break/>datu quaestionis mentionem famam , sine cujus notitia<text:line-break/>mensuram ipfam nec definivisse recte licet, nec no-<text:line-break/>visse. Est vero, quod aestimandum censeo, aeris, qui fri-<text:line-break/>canium corpus continebit, temperies; quam utique in re<text:line-break/>ipsa monstrare licet, explicare oratione aperte, ita ut<text:line-break/>interpretationis evidentiae nihil desit, plane non licet,<text:line-break/>sed est prorsus inexplicabilis. Verum, si non adeo mul-<text:line-break/>tum orationi de rei evidentia desit, abunde fuerit. Prae-<text:line-break/>cedit .vero bane et alia quaedam conside<text:span text:style-name="Default_20_Paragraph_20_Font"><text:span text:style-name="T1">r</text:span></text:span>atio, nempe<text:line-break/>quo anni tempore, at in quonam orbis loco exercitan-<text:line-break/>dum statuamus. Duo enim hactenus de eo tantum dest-<text:line-break/>nita sunt, corporis status et aetas. - lu qua vero terrae<text:line-break/>parte aut educatus hactenus fuerit, aut exercitandus tunc<text:line-break/>sit, aut quo anni dierve tempore, nihil fano constitutum<text:line-break/>est; qua<text:span text:style-name="Default_20_Paragraph_20_Font"><text:span text:style-name="T1">n</text:span></text:span>quam pro harum certe cujusque ratione medio-</text:p>
      <text:p text:style-name="P4">critas frictionis est varianda. Ergo ad ea , quae hactenus<text:line-break/>statuta ftmt, haec quoque definienda fiant, utiquepotestate<text:line-break/>inter initia operis jam t<text:span text:style-name="Default_20_Paragraph_20_Font"><text:span text:style-name="T1">r</text:span></text:span>adita, non tamen interpretatio-<text:line-break/>nis luce clare explicatu. Dicens enim veluti regulam<text:line-break/>quandam omnium, quae post dicenda erant, positurum<text:line-break/>me hominem eo corporis statu, de quo queri non postit;<text:line-break/>obiter nimirum etiam regionem hominis potestate dest-<text:line-break/>nivi, quum nec optimo tempe<text:span text:style-name="Default_20_Paragraph_20_Font"><text:span text:style-name="T1">r</text:span></text:span>amento, nec inculpabili<text:line-break/>constitutione ullum in iis regionibus, quae a tempera-<text:line-break/>menti modo recesserunt, gigni possit, sicuti tum rati<text:span text:style-name="Default_20_Paragraph_20_Font"><text:span text:style-name="T1">o<text:line-break/></text:span></text:span>docet, tum experientia commonstrat. Quippe sicci, g<text:span text:style-name="Default_20_Paragraph_20_Font"><text:span text:style-name="T1">r</text:span></text:span>a-<text:line-break/>ciles et veluti torrefacti in aestuosis tractibus homines<text:line-break/>fiunt. Rursus frigidioris plagae incolae inaequali tem-<text:line-break/>peramento vifuutur, ut quibus exteriora frigeant, inle-<text:line-break/>riora atque in his viscera immodice caleant. Sane op-<text:line-break/>limum corpus, de quo nunc se<text:span text:style-name="Default_20_Paragraph_20_Font"><text:span text:style-name="T1">r</text:span></text:span>mo proponitu<text:span text:style-name="Default_20_Paragraph_20_Font"><text:span text:style-name="T1">r, </text:span></text:span>veluti<text:line-break/>Polycleti <text:span text:style-name="Default_20_Paragraph_20_Font"><text:span text:style-name="T1">r</text:span></text:span>egula est; cui in nostra regione, utpote^ probe<text:line-break/>temperata, non pauca similia rideas,. apud Celtas vero,</text:p>
      <text:p text:style-name="P4">Scythas, Aegyptios, Arabas ne pe<text:span text:style-name="Default_20_Paragraph_20_Font"><text:span text:style-name="T1">r</text:span></text:span> somnium quidem tale<text:line-break/>unquam. est vidisse. .Nostrae autem regionis, quae in la-<text:line-break/>titudinem :. non .parvam ^extenditur, id, quod in medio<text:line-break/>habetur, optime sane temperatum est, cuiusmodi patria<text:line-break/>Hippocratis est; etenim ea tum hyeme, tum aestate me-<text:line-break/>dicerem temperiem exhibet, vere autem et autumno<text:line-break/>multo magis. -Ejusinodi igitur locum quum corpori pro-<text:line-break/>posito dederis , anni quoque tempus veris medium ipsi<text:line-break/>dabis. Esse vero et diei, in qua exe<text:span text:style-name="Default_20_Paragraph_20_Font"><text:span text:style-name="T1">r</text:span></text:span>citandus a nobis<text:line-break/>primum est, maxime, quoad fieri potest, ipse meridies;<text:line-break/>quo videlicet naturalis temperamenti ejus vis ab amb-<text:line-break/>iente nullo pactu mutetur.. Eadem exigit ratio , ut ne<text:line-break/>domus quidem, m qua exercitandus est, ipso praesertim<text:line-break/>die calidio<text:span text:style-name="Default_20_Paragraph_20_Font"><text:span text:style-name="T1">r</text:span></text:span> f<text:span text:style-name="Default_20_Paragraph_20_Font"><text:span text:style-name="T1">r</text:span></text:span>igidiorve sit, quam publicus totius urbis<text:line-break/>aer. At hyeme atque aestate talis vel arie praeparem<text:line-break/>dns est, nempe - hyeme calidior; aestate frigidior; quo<text:line-break/>videlicet exacta temperie corpus finctionis tempore frui-</text:p>
      <text:p text:style-name="P4">tur; quando-, si justo calidior frigidiorve domus suerit,<text:line-break/>in calidiore quidem sudabit prius , quam abunde mollia-<text:line-break/>tur, in frigidiore neque calefiet prorsus, nec mollietur<text:line-break/>unquam, nec floridum ruborem ostendet, nec in tumorem<text:line-break/>attolletu<text:span text:style-name="Default_20_Paragraph_20_Font"><text:span text:style-name="T1">r. </text:span></text:span>Sunt namque duo haec, rubor et tumor, in<text:line-break/>aeris temperie et. corporis statu temperato mediocris<text:line-break/>frictionis notae. Veluti enim, si calidam aquam afluit-<text:line-break/>das, primum quidem corpus intumescit, si largius assim-<text:line-break/>das, consistit, ideoque et Hippocrates de his aiebat:<text:line-break/><text:span text:style-name="Default_20_Paragraph_20_Font"><text:span text:style-name="T1">Prim</text:span></text:span>u<text:span text:style-name="Default_20_Paragraph_20_Font"><text:span text:style-name="T1">m quidem a</text:span></text:span>t<text:span text:style-name="Default_20_Paragraph_20_Font"><text:span text:style-name="T1">t</text:span></text:span>o<text:span text:style-name="Default_20_Paragraph_20_Font"><text:span text:style-name="T1">llitur, deinde fit gracile:</text:span></text:span> ita frictio<text:line-break/>quoque attollit quidem primum , postea contrahit ac pur-<text:line-break/>gat corpus. Iis ergo, qui carnis augendae cau<text:span text:style-name="Default_20_Paragraph_20_Font"><text:span text:style-name="T1">t</text:span></text:span>a fricantur,<text:line-break/>tunc plane finienda frictio est, quum corpus et intumuit,<text:line-break/>et prope est ut contrahatur. Qui autem ad exe<text:span text:style-name="Default_20_Paragraph_20_Font"><text:span text:style-name="T1">r</text:span></text:span>citandum<text:line-break/>jam praeparantur, iis minime id tempus expectandum,<text:line-break/>sed longe prius desissendum a frictione est, potissimum<text:line-break/>quum optimi temperamenti sunt, et aetate adhuc pueri;</text:p>
      <text:p text:style-name="P4">horum namque tum humidum corpus est, tum tenerum,<text:line-break/>ac paucis frictionibus mollescens. Praeparatoriae vero<text:line-break/>frictionis meta finisque est, ut fetidae partes molliantur,<text:line-break/>humidae salvantur, et corporis exigui meatus laxentur.<text:line-break/>Quis vero frictionum esse debeat numerus, definire sime<text:line-break/>oratione non est: caeterum, qui his praeficitur harum<text:line-break/>rerum peritus, hic primo quidem die minus exactu exqui-<text:line-break/>sitaque coniectura utetur, sequenti vero dic, ubi jam<text:line-break/>experientiam aliquam. naturae illius corporis est adeptus,<text:line-break/>magis exactam ce<text:span text:style-name="Default_20_Paragraph_20_Font"><text:span text:style-name="T1">r</text:span></text:span>tamque habebit Quin etiam de exeret-<text:line-break/>tutione ipsia primo certe die mensuram ad unguem de-<text:line-break/>finire non potest, sequentibus deinceps omnino po testi<text:line-break/>Sunto igitur hic quoque nolae, primo quidem die, quum<text:line-break/>adhortanti incitantique ad exercitandum non perinde<text:line-break/>obsequitur, <text:span text:style-name="Default_20_Paragraph_20_Font"><text:span text:style-name="T1">t</text:span></text:span>est seg<text:span text:style-name="Default_20_Paragraph_20_Font"><text:span text:style-name="T1">n</text:span></text:span>iores et minus tum srequcntes , tum<text:line-break/>decentes , ac (ut semel dicam) minus valentes tum col-<text:line-break/>luctatoris sui apprehensus, tum motus obiti Porro ero-<text:line-break/>pedit neque paulo animosiorem esse, qui exercitatur, ut</text:p>
      <text:p text:style-name="P4">lassis jam viribus etiam exercitari aveat, neque ignavum,<text:line-break/>qui integris adhuc viribus laborem tamen detrectet. Est<text:line-break/>vero profecto talis no<text:span text:style-name="Default_20_Paragraph_20_Font"><text:span text:style-name="T1">n</text:span></text:span> corpore modo, fed etiam animo,<text:line-break/>quem nunc educandum suscepimus: quandoquidem, quibus<text:line-break/>srigidus s<text:span text:style-name="Default_20_Paragraph_20_Font"><text:span text:style-name="T1">o</text:span></text:span>ccus in ventre continetur, aut in toto corporis<text:line-break/>habitu collectus est, ii segniores ad motionem fiunt. Pari<text:line-break/>modo et qui pletho<text:span text:style-name="Default_20_Paragraph_20_Font"><text:span text:style-name="T1">r</text:span></text:span>ici sunt, et quos recens frigus uf-<text:line-break/>suxit, ii et ignavi sunt, et ad movendum pigri. Jam<text:line-break/>his etiam magis ita sunt affecti, quicunque natura frigi-<text:line-break/>diores sunt; sicuti etiam his ipsis longe magis, quorum<text:line-break/>frigiditati etiam humor est adjunctus ; hi namque mansu-<text:line-break/>rae exercitationum noles corrumpunt, sicuti e diver<text:span text:style-name="Default_20_Paragraph_20_Font"><text:span text:style-name="T1">t</text:span></text:span>o,<text:line-break/>qui calidiori temperamento sunt, sive id propria naturae<text:line-break/>sponte eveniat, sive ab ascititi<text:span text:style-name="Default_20_Paragraph_20_Font"><text:span text:style-name="T1">a</text:span></text:span> quopiam affectu, hi et<text:line-break/>animosi fiunt, et certaminis avidi, et ad actionem plus,<text:line-break/>quam expedit, prompti. At quibus nec corpus calidius<text:line-break/>frigidiusve est, nec unimus omnino demissus, aut con-<text:line-break/>tentionis gloriaeve praecupidus, et ad actionem praeceps,</text:p>
      <text:p text:style-name="P4">iis modi exercitationum indicia integra manent, illaesa-<text:line-break/>que servantur, et primo statim die, et multo magis pro-<text:line-break/>cedente tempore. Si. enim quid inter initia nos fugit, id<text:line-break/>experientia ipsa perceptum ad exactam notitiam perve-<text:line-break/>niet. Non aliter et cibi modus ad certam coniecturam<text:line-break/>perducitur, qui tamen ab initio definiri nullo pactu po-<text:line-break/>test, veruto quotidiana experientia, cum recordatione<text:line-break/>quantitatis tum cibi , tum exe<text:span text:style-name="Default_20_Paragraph_20_Font"><text:span text:style-name="T1">r</text:span></text:span>citationum , eo etiam , qui<text:line-break/>huic praeficitur, nihil non sollicite observante, sid rem-<text:line-break/>per, ut tantum ciborum post tantam exercitationem con-<text:line-break/>coxit, recordante, propemodum ad exactam scientiam<text:line-break/>intellectum tempore perducit. Haec igitur omnia etiam<text:line-break/>deficientibus ab optima constitutionibus communia fiunt,<text:line-break/>de quibus agere nondum statuimus. Caeterum optima<text:line-break/>natura, quae hic nobis est proposita, mensuras omnium<text:line-break/>manifestas obtinet, ut quae nec animi moribus, nec cor-<text:line-break/>poris intemperie dictorum quicquam obturbet immutetve,<text:line-break/>sed frictiortis, exercitationis , ciborum ac somni mensa-</text:p>
      <text:p text:style-name="P4">ras aperte indicet, ac tum primum quodlibet horum re-<text:line-break/>fpuat, quum ejus ultra non egeat. Quare fue<text:span text:style-name="Default_20_Paragraph_20_Font"><text:span text:style-name="T1">r</text:span></text:span>it hoc<text:line-break/>quoque ei, qui tali corpori praesicitur, non minimus<text:line-break/>modi index; dico autem ipsam ad singula, quae agi de-<text:line-break/>heut, alacritatem, ipsa nimirum natura in optimo cor-<text:line-break/>poris fletu modum. sibimet praescribente. Etenim qui<text:line-break/>optima natura sunt, et jam ad exercitationem frictione<text:line-break/>praeparantur, tum demum ad exercitandum prodibunt,<text:line-break/>quum toto jam corpore abunde emolliti excalfactique<text:line-break/>sunt. Exercitati quoque tum primum legulus rnovebuu-<text:line-break/>tur, quum satis exercitati jam fuerint. Jam a cibo et<text:line-break/>potu primum obsistent, quum fatis fe impleverint. Quare<text:line-break/>nullus. in hoc homine metus est, ne quando aut justo<text:line-break/>plus labo<text:span text:style-name="Default_20_Paragraph_20_Font"><text:span text:style-name="T1">r</text:span></text:span>et, aut justo plus cibis fe ingurgitet, si naturae<text:line-break/>suae impetus loquatur; quo fit, ut neque prorsus peri-<text:line-break/>tissimum sibi praefici is postulet, sicuti omnes, de quibus<text:line-break/>postea fermo erit, deterioris notae homines; quippe fa-<text:line-break/>num co<text:span text:style-name="Default_20_Paragraph_20_Font"><text:span text:style-name="T1">r</text:span></text:span>pus ipsum sibi ipsi omnia invenit proprio natu<text:span text:style-name="Default_20_Paragraph_20_Font"><text:span text:style-name="T1">r</text:span></text:span>ae<text:line-break/>nae ductum impetu, maxime si in iis, quae ad ani-</text:p>
      <text:p text:style-name="P4">mum pertinent, recte sit institutum. Nam multi in malis<text:line-break/>moribus a pueris educati, in desidia et intemperantia<text:line-break/>viventes , bonitatem naturae corrumpunt, sicuti contra<text:line-break/>nonnulli vitiosam corporis naturam fortiti temperantia<text:line-break/>vitae et appositis exercitiis naturae vitia mutarunt in<text:line-break/>melius. Sed de horum quidem <text:span text:style-name="Default_20_Paragraph_20_Font"><text:span text:style-name="T1">tum. exercitationibus,<text:line-break/></text:span></text:span>tum operibus sequens liber tutus componitur. De iis an-<text:line-break/>tem, qui optimo corporis statu sunt, et qui sanitatis recto-<text:line-break/>rlbus mentem adhibent, in hoc libro agere statuimus.<text:line-break/>Ac praecedens quidem de his fiermo ad exercitationum<text:line-break/>mensuram usque est progressus; superest ergo, ut de<text:line-break/>speciebus ejus dllferamus.</text:p>
      <text:h text:style-name="Heading_20_2" text:outline-level="2">Cap. Vlll.</text:h>
      <text:p text:style-name="P14"><text:s/>Species exercitationum voco luctam,<text:line-break/>pancratium, pugilatum, curium et quaecunque caetera<text:line-break/>sunt ejusmodi, quorum alia tantum exercitationes funt,<text:line-break/>alia non exercitationes suium, <text:span text:style-name="Default_20_Paragraph_20_Font"><text:span text:style-name="T1">t</text:span></text:span>cd ctiam opera. Exeret-<text:line-break/><text:span text:style-name="Default_20_Paragraph_20_Font"><text:span text:style-name="T1">s</text:span></text:span>ationes sunt tum haec ipsis, quae dicta modo sunt, tum<text:line-break/>praeter haec pitylisnra, ccplethrisma, sciomacbia, acro-</text:p>
      <text:p text:style-name="P4">cheirismus, fallare, discum jacere, tum coryco, tum<text:line-break/>pila, vel parva, vel mag<text:span text:style-name="Default_20_Paragraph_20_Font"><text:span text:style-name="T1">n</text:span></text:span>a, et per halteres co<text:span text:style-name="Default_20_Paragraph_20_Font"><text:span text:style-name="T1">r</text:span></text:span>pus fati-<text:line-break/>gere. Exercitia simul et opera fiu<text:span text:style-name="Default_20_Paragraph_20_Font"><text:span text:style-name="T1">n</text:span></text:span>t fodere, remigare,<text:line-break/>ara<text:span text:style-name="Default_20_Paragraph_20_Font"><text:span text:style-name="T1">r</text:span></text:span>e, nites amputare, onus gestare, metere, equitare,<text:line-break/>armatum pugnare, iter facere, venari, plicari et facere<text:line-break/>alia, quaecunque homines, vel <text:span text:style-name="Default_20_Paragraph_20_Font"><text:span text:style-name="T1">o</text:span></text:span>pifices, vel non opifices,<text:line-break/>in vita usus causa exercent, feu domos aedificent, feu<text:line-break/>naves, feu ferrariam aerariamve factitant, feu aratra<text:line-break/>pangant, feu tale aliquod pacis bellive instrumentum fa-<text:line-break/>bricent. Horum. autem plerisque licet quandoque veluti<text:line-break/>exercitiis tantum uti. Quippe triplex in universum ipfo-<text:line-break/>ruat usus est, quum interdum operis tantum caula u<text:span text:style-name="Default_20_Paragraph_20_Font"><text:span text:style-name="T1">tut-<text:line-break/></text:span></text:span>pentur, interdum meditationis, fed quae ad usum futuri<text:line-break/>sit operis, inte<text:span text:style-name="Default_20_Paragraph_20_Font"><text:span text:style-name="T1">r</text:span></text:span>dum pro exercitatione tantum. Quippe<text:line-break/>ipfe aliquand<text:span text:style-name="Default_20_Paragraph_20_Font"><text:span text:style-name="T1">o</text:span></text:span> hyeme deprehensus in agro, tum ligna<text:line-break/>findere, tum hordeum in pila contundere ac deglubere<text:line-break/>exercendi corporis causa tum coactus, quae nimirum</text:p>
      <text:p text:style-name="P4">agrestes quotidie pro opere faciebant. De horum igitur<text:line-break/>ceu operum usu in loquentibus , ceu exercitationum<text:line-break/>nunc tractabimus. Nullum namque id genus exercitium<text:line-break/>aut perpetuum diem obitur, aut alio tempore, quam ante<text:line-break/>cibum. Servari vero tum modum exercitationum in his<text:line-break/>oportet, tum vocatam apotherapiatm Quod si etiam ido-<text:line-break/>nea frictione usus ad ea quis accedet, jam omnes exer-<text:line-break/>citationum numeros impleverit. De his igitur omnibus,<text:line-break/>quas exercitiorum species vocamus, scientem esse oportet<text:line-break/>cum, qui hygieineu exercet; licet enim eum (ut ante<text:line-break/>dictum est) aut hygieinum, aut gymnasten, aut medi-<text:line-break/>cum vocare : prima tamen appellatio maxime propria est,<text:line-break/>reliquae per abusum. Nam fi artifex quisque ab arte,<text:line-break/>quam tractat, deductum <text:span text:style-name="Default_20_Paragraph_20_Font"><text:span text:style-name="T1">s</text:span></text:span>ortiatur nomen, patet, eum, qui<text:line-break/>hygieineu artem profitetur, merito hygieinum appellari,<text:line-break/>ita nimirum, ut, qui gymnasiis lautum praeest, gymna-<text:line-break/>sten, et qui morbis medetur, medicum. Quod si quis</text:p>
      <text:p text:style-name="P2">hunc ipsum vel gymnasten, vel medicum hygieinum ap-<text:line-break/>pellet, et a parte totum, et non proprie nominat, fed<text:line-break/>abusive, vel ambigue, vel quomodocunque aliter quis<text:line-break/>vocare velit, appellationem faciet. Hujus rei causa est,<text:line-break/>quod, cum una fit ars, quae circa corpus versetur, uni-<text:line-break/>cum ei toti proprium nomen inditum non esu De qui-<text:line-break/>bus omnibus uberius singulari libro egimus, qui Tbrasy-<text:line-break/>bulus inscribitur. Ac genera quidem exercitationum sunt<text:line-break/>ea, quae duximus: .qualitas vero seu differentia (nam et<text:line-break/>hanc quoque utroque modo appellare licet) velocitas tar-<text:line-break/>.. ditasque motus sunt, et robur, et, ut aliquis dixerit,<text:line-break/>imbecillitas, ad haec vehementia et levitas. Utendi vero<text:line-break/>.modi omnium praedictorum generum una cum differentiis<text:line-break/>.propriis hujusmodi funi. Nam aut continuus motus est,<text:line-break/>aut intermittens; et li continuus, aut aequalis, aut inae-<text:line-break/>qualis; sin intermittens, aut ordinatus, aut inordinatus.<text:line-break/>Ili igitur utendi modi ab ipsa re sumuntur. Qui vero<text:line-break/>ab externis rebus ducuntur, ejusmodi sunt, quod aut sub</text:p>
      <text:p text:style-name="P2">dio exercitatio fit, aut sub tecto, aut in mixta umbra.<text:line-break/>At ipso modo aut calens locus est, aut frigidus, aut<text:line-break/>temperatus, praeterea aut plane siccus, aut humidus,<text:line-break/>aut medio modo temperatus. Sic vero et equae exerci-<text:line-break/>talio cum pulvere exiguo multove, item quae cum oleo<text:line-break/>exiguo multove, aut etiam sine utroque, modus est usus<text:line-break/>exercitationis.</text:p>
      <text:h text:style-name="Heading_20_2" text:outline-level="2">Cap. IX. </text:h>
      <text:p text:style-name="P14">Quoniam ergo enumerata a nobis uni-<text:line-break/>versa sunt, quorum peritum esse oportet, qui sanitatem<text:line-break/>tuendam pr<text:span text:style-name="Default_20_Paragraph_20_Font"><text:span text:style-name="T1">o</text:span></text:span>fitetu<text:span text:style-name="Default_20_Paragraph_20_Font"><text:span text:style-name="T1">r, </text:span></text:span>ad ipsa nunc exercitationum genera<text:line-break/>redire tempestivum est, ac primum diluere, tum quid<text:line-break/>omnibus sit commune, tum quid singulis proprium, hinc<text:line-break/>frictionis ipsius tempora definire. Ergo omnis exercitatio-<text:line-break/>nis commune illud est, quod animali ipsi ex ipfa caloris<text:line-break/>incrementum excitatur. Quippe calesiunt corpo<text:span text:style-name="Default_20_Paragraph_20_Font"><text:span text:style-name="T1">r</text:span></text:span>a nostra<text:line-break/>et balneis, et calidarum aquarum lavacris, et calidis auni<text:line-break/>tempestatibus, quum iusolamur, et quum igni levemur, et<text:line-break/>quum calidis medicamentis perfricantur. Caeterum ab</text:p>
      <text:p text:style-name="P4">externo est omnis ejusmodi calo<text:span text:style-name="Default_20_Paragraph_20_Font"><text:span text:style-name="T1">r, </text:span></text:span>non ab interno, nec a<text:line-break/>proprio principio, sed aliunde accensus auctusque, per<text:line-break/>exerritationes vero insiti caloris augmentum animalibus<text:line-break/>ex ipsorum corporibus excitatur. Atque is omnium exer-<text:line-break/>citationum communis effectus est; proprius tamen earum<text:line-break/>effectus non est, si modo et iratis, et perturbatis, et<text:line-break/>pudore affectis naturalis etiam calor augetur: quanquam<text:line-break/>ira non simpliciter augmentum, sed veluti fervor est ca-<text:line-break/>loris in corde. Itaque etiam essentium ejus vel proba-<text:line-break/>tissimi philosophorum talem esse affirmaut: quippe acci-<text:line-break/>dens quoddam irae est, non ejus substantia, ultionis ap-<text:line-break/>petentia. Verecundis. autem augetur insitus calor, dum<text:line-break/>primum intro se recipit universus : deinde postquam in<text:line-break/>alto corporis est collectus, et ex ipso inibi congestu, et<text:line-break/>ex assiduo motu incrementum capit. Non enim quiescit<text:line-break/>pudore affectorum spiritus, fied tum ab in<text:span text:style-name="Default_20_Paragraph_20_Font"><text:span text:style-name="T1">t</text:span></text:span>erno, tum cir-<text:line-break/>ca fe una cum toto sanguine varie circumagitur, ita</text:p>
      <text:p text:style-name="P4">plane, ut spiritus eorum, qui perturbantur. Dicetur au-<text:line-break/>tem in progressu satius de omnibus ejusmodi animi assecti-<text:line-break/>bus. Nu<text:span text:style-name="Default_20_Paragraph_20_Font"><text:span text:style-name="T1">n</text:span></text:span>c enim propterea, quod commune symptoma<text:line-break/>tum hos ipsos affectus, tum exercitationes excipit, dum<text:line-break/>omnis exercitii commune esse nativi caloris incrementum<text:line-break/>ostenderem, idque de interno et a se, non tamen solis<text:line-break/>exercitationibus inesse, sed pariter dictis modo affectibus,<text:line-break/>coactus sum obiter et de his meminisse. Jam singulas<text:line-break/>exercitationum proprietates seorsum persequi tempestivum<text:line-break/>videtur, illo praesertim prius significato, quod in his<text:line-break/>quoque complures differentiae - inveniantur. Quippe iir-<text:line-break/>terinr aliam partem aliud alio magis- exercitium fatigat.<text:line-break/>Et quaedam lente motis fiunt, quaedam ocissime agitatis;<text:line-break/>et quaedam robeste adlnbitis, quaedam infirme ; ad haec<text:line-break/>quaedam vehementer, quaedam languide. Ac quod vio-<text:line-break/>lente<text:span text:style-name="Default_20_Paragraph_20_Font"><text:span text:style-name="T1">t</text:span></text:span> quidem sine velocitate exercetur, valens exercitium<text:line-break/>voco; quod violenter et cum celeritate conficietur, vehe-<text:line-break/>rnens; violenter autem robusteve dicere nihil referat.</text:p>
      <text:p text:style-name="P4">Eodem ergo modo fodere valens robustaque exercitatio<text:line-break/>est. Sic et siquis quatuor simul equos habenis. coerceat,<text:line-break/>impense robusta exercitatio est, non tamen celeris; simili<text:line-break/>modo, siquis, maximo onere sublato, aut eodem loco ma-<text:line-break/>neat, aut paululum procedat. Jam ardua obambulatio hu-<text:line-break/>jus quoque generis esu Attolluntur enim per <text:span text:style-name="Default_20_Paragraph_20_Font"><text:span text:style-name="T1">t</text:span></text:span>e et veluti<text:line-break/>onus sustinentur a primis quae move<text:span text:style-name="Default_20_Paragraph_20_Font"><text:span text:style-name="T1">n</text:span></text:span>tur instrumentis<text:line-break/>reliqua corporis membra universa. Praeterea siquis per<text:line-break/>funem manibus apprehensum scandat, sicuti in palaestra<text:line-break/>pueros exercent, qui eos ad robur praeparanti Quin<text:line-break/>etiam si quis, fune arrepto, aut etiam pertica, sublimis<text:line-break/>ex ea pendeat, ac diu teneat, robustum is validumque<text:line-break/>laborem exercet, citra tamen celeritatem. Ile vero et si<text:line-break/>quis manibus in pugnum reductis, iisdem prolatis, vel in<text:line-break/>altum sublatis, diutissime eodem habitu consistat. Quod<text:line-break/>si adhibitum quempiam deducere sibi manus subeat, nec<text:line-break/>tamen ipsis remittat, adhuc faue impensius hic tum mu-<text:line-break/>Pensos omnes , tum nervos ad robur comparat , ut quo-</text:p>
      <text:p text:style-name="P4">tum maxime propria sunt omnia id genus exercitia. Id-<text:line-break/>que multo certe magis fiet, si quis summis manibus, utra-<text:line-break/>quc seorsum, apprehenso pondere (cujusmodi furit, qui<text:line-break/>in palaestra halteres dicuntur), porrectis his, aut in subli-<text:line-break/>me erectis, eodem habitu persistat. Jam si etiam cuipiam<text:line-break/>jusseris, ut te violenter detrahat inflectatque, dum ipse<text:line-break/>non manibus modo, verum etiam cruribus <text:span text:style-name="Default_20_Paragraph_20_Font"><text:span text:style-name="T1">t</text:span></text:span>pinaque con-<text:line-break/>stans inflexusque resistas, non levem ad memb<text:span text:style-name="Default_20_Paragraph_20_Font"><text:span text:style-name="T1">r</text:span></text:span>orum ro-<text:line-break/>bur exercitationem obieris. Sane hoc genere Milonem<text:line-break/>ipfum exercitasse se ferunt, dum alias convellere fe mo-<text:line-break/>verequc de loco volenti permitteret; verum haec crurum<text:line-break/>maxime exercitatio fuerit; alias utique, si munus exeret-<text:line-break/>tundas curabat, pugnum ap<text:span text:style-name="Default_20_Paragraph_20_Font"><text:span text:style-name="T1">e</text:span></text:span>rire iuberet. Idem (ut ajunt)<text:line-break/>malum punicum aut tale quippiam manibus complexus<text:line-break/>auferendum cuivis pra<text:span text:style-name="Default_20_Paragraph_20_Font"><text:span text:style-name="T1">e</text:span></text:span>bebat Haec igitur exercitia maxi-<text:line-break/>mi roboris tum ostentationem, tum exercitationem conti-<text:line-break/>nent. Robur autem partium tum exercet, tum vero sic-<text:line-break/>mat, ct si quis alterum complexus medium, aut etiam</text:p>
      <text:p text:style-name="P4">ipse medio comprehensus, manibus digitisque pectinatim<text:line-break/>unctis, aut quem complectitur absolvere se jubeat, aut<text:line-break/>ipse se a complectente solvat. lta etiam et quis alterum,<text:line-break/>qui versus ipsum se inclinet, a late<text:span text:style-name="Default_20_Paragraph_20_Font"><text:span text:style-name="T1">r</text:span></text:span>e aggressus, ilia ma-<text:line-break/>nibus complexus, ceu onus aliquod sublatum invicem pro-<text:line-break/>tendat reducatque; ac magis, si, dum gestat, ipsis nutu<text:line-break/>renutuque corporis utatur; sic namque spinam universam<text:line-break/>ad r<text:span text:style-name="Default_20_Paragraph_20_Font"><text:span text:style-name="T1">o</text:span></text:span>bur comparaverit. Aeque vero, qui pectoribus ex<text:line-break/>adverso innixi magno se conatu invicem retrudunt Etiam<text:line-break/>qui a cervicibus pendentes deorsum trahunt, ad robur<text:line-break/>praeparanti Caeterum talia omnia exerceri citra palae-<text:line-break/>Uram aut copiosum pulverem queunt, quocunque con-<text:line-break/>culcato loco , erectis ac flantibus. Quae vero luctantes<text:line-break/>inter se moliuntur, quum robori augendo student, haec<text:line-break/>aut pulverem altum, aut palaestram desideranti Ea sunt<text:line-break/>ejusmodi. Quum uterque luctantium ambobus cruri-<text:line-break/>bus alterum alterius crus complectitur, deinde ma-</text:p>
      <text:p text:style-name="P4">nibus inter se collatis, altera cervici violenter incumbat,<text:line-break/>utique quae e regione impediti cruris est, altera brachio.<text:line-break/>Licebit et circa summum caput manu altera tanquam su-<text:line-break/>incolo iniecta violenter retrorsum reclinare ac revelo<text:line-break/>lore. Ejusmodi lucta utriusque luctatoris robur exercet;<text:line-break/>quemadmodum et ea, quae altero alterum cruribus cin-<text:line-break/>gente vel ambo per ambo mittente fiunt; nam haec quo-<text:line-break/>que utrumque ad robur praeparanti Infinitae aliae ejus-<text:line-break/>modi robustae exercitationes in palaestra sunt. Quarum<text:line-break/>nimirum omnium peritiam . usumque paedotiiba callet,<text:line-break/>ipse sane sic a gymnasia diversus, ut a medico coquus;<text:line-break/>quod ipsum quoque venit considerandum. At dictum qui-<text:line-break/>dem jam de hoc est in eo libro, qui Tluafybulus inscri-<text:line-break/>bitur: caeterum dicemus et nunc quod satis ad praescit—<text:line-break/>tem sit disputationem , verum si prius exercilationum<text:line-break/>varietates absolvero; quarum quae robustae, jam dictae<text:line-break/>sunt.</text:p>
      <text:h text:style-name="P19" text:outline-level="2">Cap. X. </text:h>
      <text:p text:style-name="P14">Superest, ut de iis dicamus, quae celari-<text:line-break/>tale peraguntur, citraque robur et violentiam. Id genus<text:line-break/>sunt cursus, et umbratilis armorum meditatio, et quum<text:line-break/>duo summis manibus concertant, tum quae per corycum<text:line-break/>et parvam pilam exercitatio fit, utique quum a dillanti-<text:line-break/>hus et currentibus administratur. Ejus generis est et<text:line-break/><text:span text:style-name="Default_20_Paragraph_20_Font"><text:span text:style-name="T4">ὲκπλεθρἰζειν</text:span></text:span><text:span text:style-name="Default_20_Paragraph_20_Font"><text:span text:style-name="T5">, </text:span></text:span>et <text:span text:style-name="Default_20_Paragraph_20_Font"><text:span text:style-name="T4">πιτυλιζειν</text:span></text:span><text:span text:style-name="Default_20_Paragraph_20_Font"><text:span text:style-name="T5">. </text:span></text:span>Est autem <text:span text:style-name="Default_20_Paragraph_20_Font"><text:span text:style-name="T4">ἑκπλεθρίζειν</text:span></text:span><text:span text:style-name="Default_20_Paragraph_20_Font"><text:span text:style-name="T5">, </text:span></text:span>quum<text:line-break/>in plethro, <text:span text:style-name="Default_20_Paragraph_20_Font"><text:span text:style-name="T1">id est, in sexta parte sa</text:span></text:span>r<text:span text:style-name="Default_20_Paragraph_20_Font"><text:span text:style-name="T1">dii</text:span></text:span>, quis prorsum re-<text:line-break/>trorsumque vicissim, adque saepe, in utramque partem<text:line-break/>fine flexu cursitans, unoquoque cursu breve quiddam de<text:line-break/>spatio demit, quoad i<text:span text:style-name="Default_20_Paragraph_20_Font"><text:span text:style-name="T1">n</text:span></text:span> unico gressu constiterit; <text:span text:style-name="Default_20_Paragraph_20_Font"><text:span text:style-name="T4">πιτυλἰ</text:span></text:span><text:span text:style-name="Default_20_Paragraph_20_Font"><text:span text:style-name="T5">-<text:line-break/></text:span></text:span><text:span text:style-name="Default_20_Paragraph_20_Font"><text:span text:style-name="T4">ζτιν</text:span></text:span><text:span text:style-name="Default_20_Paragraph_20_Font"><text:span text:style-name="T5"> </text:span></text:span>vero, siquis summis pedibus ingrediens, tensas in<text:line-break/>sublime manus, hunc antrorsum, illam retrorsum, celer-<text:line-break/>rime moveat. Hoc vero exercitamenlo marine ante pa-<text:line-break/>rietem stantes uti solent, quo, si quando aberrent, facile<text:line-break/>pariete apprehenso erigantur. Sed sic exercitatorum , ut<text:line-break/>error magis latet, ita exercitium ipsum fit imbecillius.<text:line-break/>Celeres vero motus sunt, citra tamen violentiam, et qui<text:line-break/>lu palaestra eduntur, circumvolutis celeriter humi nobis,</text:p>
      <text:p text:style-name="P4">vel solis, vel cum aliis. Licet autem et erectis, tum<text:line-break/>circumactis, ac velociter prope adstantem mutantibus,<text:line-break/>celerem exercitationem peragere. Potest et solis cruribus,<text:line-break/>erectus, ac uno loco consistens, celeriter exerceri, subiit-<text:line-break/>de quidem retro tantum resiliens, interim vero in ante-<text:line-break/>riora referens crurum utrumque vicissim. Quin et per<text:line-break/>manus exercitatione celari tantumdem valente uti datur,<text:line-break/>idque citra ullos halteres utique, si frequentiae celeritati-<text:line-break/>que motus earum impense incumbas, sive has in pugnum<text:line-break/>ductas, sive explicatus maris. Ac ejusmodi quidem ce-<text:line-break/>Ieris exercitatio est, in quibus dixi speciebus comprehen-<text:line-break/>fa. Reliquum est, ut ad vehementem veniamus. Ea vero,<text:line-break/>sicuti praedictum jam est, ex robusia celerique compositu<text:line-break/>est, quando, quas robestas diximus, iis omnibus ut vehe—<text:line-break/>mentibus uti licet, motus modo celeritatem adjicias.<text:line-break/>Non in postremis vero vehementes hae- sunt, fodere, dis-<text:line-break/>cum mittere, moveri, saltare, idqusi con<text:span text:style-name="Default_20_Paragraph_20_Font"><text:span text:style-name="T6">tinua</text:span></text:span>to sine 1n-</text:p>
      <text:p text:style-name="P4">termissione opere; similiter grave quoduis telum jaculari,<text:line-break/>continuatis sibi quam .maxime jactihus, aut g<text:span text:style-name="Default_20_Paragraph_20_Font"><text:span text:style-name="T1">r</text:span></text:span>avi arma-<text:line-break/>tuta tectum celeriter agitari. Et qui aliquo quidem ta-<text:line-break/>liurn exercentur, intermittere paululum folent. Atque<text:line-break/>hoc Ioco inter assiduam interpolatamque exe<text:span text:style-name="Default_20_Paragraph_20_Font"><text:span text:style-name="T1">r</text:span></text:span>citationem<text:line-break/>differentiam noscas licet. Quas enim modo retulimus,-<text:line-break/>unive<text:span text:style-name="Default_20_Paragraph_20_Font"><text:span text:style-name="T1">r</text:span></text:span>sae pa<text:span text:style-name="Default_20_Paragraph_20_Font"><text:span text:style-name="T1">r</text:span></text:span>va .mora inte<text:span text:style-name="Default_20_Paragraph_20_Font"><text:span text:style-name="T1">r</text:span></text:span>posita magis<text:span text:style-name="Default_20_Paragraph_20_Font"><text:span text:style-name="T1">r</text:span></text:span>usurpari. .solent;<text:line-break/>ac potissimum, quae labores operaque sunt, nedum exor<text:span text:style-name="Default_20_Paragraph_20_Font"><text:span text:style-name="T1">a<text:line-break/></text:span></text:span>cilia, ut. fossio et <text:span text:style-name="Default_20_Paragraph_20_Font"><text:span text:style-name="T1">r</text:span></text:span>emigatio. Quae vero remissiores exer-<text:line-break/>citationes sunt, eae fine interposita quiete . magis fiunt,<text:line-break/>veluti diu currere et iter facere,.</text:p>
      <text:h text:style-name="Heading_20_2" text:outline-level="2">Cap. XI. </text:h>
      <text:p text:style-name="P14">Haec igitur omnia exercitationum genera<text:line-break/>sunt, quae et modo dictas differentias habent, et supra<text:line-break/>has , quod alia lumbos magis, quam brachia crurave, excr-<text:line-break/>nent, alia spinam totam, aut pulmonem tantum , aut<text:line-break/>thoracem tantum. Quippe ambulatio. cursufque crurum<text:line-break/>exercitationes sunt,., ac<text:span text:style-name="Default_20_Paragraph_20_Font"><text:span text:style-name="T1">r</text:span></text:span>ochirisini et sciamachiae. brachi-<text:line-break/>orum ac manuum propria, lumborum. autem assidue se</text:p>
      <text:p text:style-name="P4">inclinare, ac. rursus aevoca<text:span text:style-name="Default_20_Paragraph_20_Font"><text:span text:style-name="T1">r</text:span></text:span>e, idquc .aut pondus. aliquod<text:line-break/>a terra tollentem, aut assidue manibus sustinentem. Sunt<text:line-break/>et..qui, depositis ante fe halteribus, ulnae intervallo ili-<text:line-break/>stantibus, postea medii ipsi stantes inclinant sic atque at-<text:line-break/>tolluut, dextri quidem eunt, qui ad sinistram jacet, sini-<text:line-break/>Titii, qui ad dextram, tum rursum <text:span text:style-name="Default_20_Paragraph_20_Font"><text:span text:style-name="T7">utrumque.su </text:span></text:span>situm lo-<text:line-break/>cum re<text:span text:style-name="Default_20_Paragraph_20_Font"><text:span text:style-name="T1">t</text:span></text:span>e<text:span text:style-name="Default_20_Paragraph_20_Font"><text:span text:style-name="T1">x</text:span></text:span>unt; atque hoc identidem deinceps faciunt iis-<text:line-break/>dem vestigiis insistentes. Hic vero motus transvec<text:span text:style-name="Default_20_Paragraph_20_Font"><text:span text:style-name="T1">t</text:span></text:span>as fpi-<text:line-break/>nae partes magis exercet, sicuti. prior ille rectas. Thura-<text:line-break/>cis vero et pulmonis maximae respirationes. propriae<text:line-break/>exercitationes sunt. Maxime vero vox praeter jam dicta<text:line-break/>vocis quoque instrumenta omnia permovet; quorum enu-<text:line-break/>me<text:span text:style-name="Default_20_Paragraph_20_Font"><text:span text:style-name="T1">t</text:span></text:span>atio in iis, quae de voce edidimus, habetur. Quo-<text:line-break/>usam autem huc provecti fumus ,- non alienum sit de em-<text:line-break/>nibus animalis partibus tradere, et quae motus evidentes,<text:line-break/>et quae exiguos et obsicuros obtineant; quae rursus a fe<text:line-break/>moveantur, quaeque ah aliis. Quippe ejusmodi discretio<text:line-break/>non parvam commoditatem gynmastae asseret ad omnia</text:p>
      <text:p text:style-name="P2">animalis membra movenda, alias a su et propria vir-<text:line-break/>tute, alias ab alio et per alienam. Quaecunque enim<text:line-break/>voluntate suscipiuntur actiones, eae musculorum nervo-<text:line-break/>rumque et tendentum propriae sunt. Eaedem tamen, si<text:line-break/>majore vi et celeritate fiant, primum quidem et maxime<text:line-break/>dictas jam partes, ex accidenti vero etiam arterias exer-<text:line-break/>cene, cum praedictis vero ossa, venae, carnes, ligamen-<text:line-break/>ta et caeterae omnes animalis partes una moventur.<text:line-break/>Reliquorum vero motuum, qui in animalium corporibus<text:line-break/>nascuntur, quicunque non communi voluntate suscipiun-<text:line-break/>tar, sed vel naturales sunt, vel pro animi affectibus<text:line-break/>eduntur, duplices lu genere sunt; alii enim cordis et ar-<text:line-break/>- terrarum, alii venarum et jecinoris assectiones sunt, at-<text:line-break/>que horum quidem primum et maxime, secundo loco<text:line-break/>reliquarum omnium partium; quandoquidem quatuor na-<text:line-break/>turalibus facultatibus omnes gubernantur. Ac arteriarum<text:line-break/>quidem cordisque motus nunquam sane omnino intermitti-<text:line-break/>tur, caeterum magnitudine, parvitate, velocitate, tardi-</text:p>
      <text:p text:style-name="P4">tale, et vehementia et imbecillitate varie intenditur at-<text:line-break/>que remittitur, itlque multis ex causis, quas omnes in<text:line-break/>opere, quod De pulsuum causis conscripsimus, percensui;<text:line-break/>nunc summa tantum capita delibasse sat erit. Una igitur<text:line-break/>mutandi pulsus caula est naturalis caloris auctio dirui—<text:line-break/>nutioque. . Altera causa est , quae ex animalis spiritus<text:line-break/>mutata quantitate. spectatus. Tertia, quae ex firmitate<text:line-break/>iufirmitateque virtutis accipitur. Quarta, quae ex insum,<text:line-break/>menti ipsius malo, affectu aestimatur. Verum de liao dis-<text:line-break/>screre non est hujus loci. Jam enim aegrotet animal ne-<text:line-break/>cesse est in ejusmodi affectibus; quum reliquae omnes<text:line-break/>pulsus mutationes etiam in sanis spectentur. Quae igitur<text:line-break/>ex aucto dimiuutoque naturali calore mutatio oritur, ea<text:line-break/>pro anui tempore, nutrimento, potu, balneo, frictione,-<text:line-break/>fomno et vigilia, itemque animi affectibus et actionibus<text:line-break/>voluntate susceptis incinit. Quae vero ex animalis fpi-<text:line-break/>ritus alteratione nascitur, ea pro motus voluntarii diffe-<text:line-break/>rentiis variatur. Quae ex virium firmitate insirmitatcque</text:p>
      <text:p text:style-name="P4">oritur, pro substantiae ipsius cordis et arteriarum bono<text:line-break/>contrariove temperamento contingit. Porro venarum opus<text:line-break/>una cum aliis instrumentis universis, quaecunque natura<text:line-break/>ad alimenti dispensationem excogitavit, pro cibo potuque,<text:line-break/>tum vero pro dilliibutionis in corpus et concoctionis et<text:line-break/>nutricationis ratione variatur. Hujus vero mutationis<text:line-break/>arteriae quoque participes sunt. Qui vero motus actio-<text:line-break/>nes non sunt, horum triplex diversitas intelligitur. Alii<text:line-break/>namque animantibus ex <text:span text:style-name="Default_20_Paragraph_20_Font"><text:span text:style-name="T1">t</text:span></text:span>e ipsis insunt; alii extrinsecus<text:line-break/>adveniunt; alios medicamenta proritum. Et ex <text:span text:style-name="Default_20_Paragraph_20_Font"><text:span text:style-name="T1">t</text:span></text:span>e quidem<text:line-break/>animalibus insunt ii, quos ante memoravi. Extrinsecus<text:line-break/>vero accedunt , qui navigando, equilaudo, aut gestando,<text:line-break/>sive vehiculo, sive lectulo pendente, sive cunis agitatis<text:line-break/>praestantur, sive per nutricum ulnas, ut instantibus; ex-<text:line-break/>triusecus praeterea advenientium et frictio sit, sive quis<text:line-break/>eam ita velit appellare, quemadmodum et antiqui, sive<text:line-break/>proferat fine additione particulae <text:span text:style-name="Default_20_Paragraph_20_Font"><text:span text:style-name="T4">ἀνιτ</text:span></text:span><text:span text:style-name="Default_20_Paragraph_20_Font"><text:span text:style-name="T5">, </text:span></text:span>quemadmodum et<text:line-break/>recentiores , nihil enim refert ad praestans institutum.</text:p>
      <text:p text:style-name="P4">Nonnulli tamen motus mixti plane sunt, veluti equitatio.<text:line-break/>Non enim, ut in vehiculis, praesertim in quibus stratus<text:line-break/>quiescas, ita etiam cum equo insidens, accidit, ut a ge-<text:line-break/>ilaute tantum agiteris, ipsa nihil agas; quin spinam ere-.<text:line-break/>etam sustinere, tum utrisque femoribus equi costis firmi-<text:line-break/>ter haerere, et crura- extendere oportet, etiam ante pro-<text:line-break/>spiceret In quo non modo visus exercetur, scd etiam<text:line-break/>collum laborat, praecipue tamen visce<text:span text:style-name="Default_20_Paragraph_20_Font"><text:span text:style-name="T1">r</text:span></text:span>a hoc ge<text:span text:style-name="Default_20_Paragraph_20_Font"><text:span text:style-name="T1">n</text:span></text:span>ere agi-<text:line-break/>tantur. Porro ea salientibus quoque -aeque dimove<text:span text:style-name="Default_20_Paragraph_20_Font"><text:span text:style-name="T1">a</text:span></text:span>tur,<text:line-break/>verum iis, qui vehiculo gestantur, non aeque. Quare Ii<text:line-break/>quis viscera, quae sub septo sunt, movere violentius ve-<text:line-break/>lit, et praedictos labores adeat, et praeterea ad frictio-<text:line-break/>nem, quae per circumiectam fasciam. administratur, acce-<text:line-break/>dat. . Statuatur autem oportet is, qui fricat, a tergo; qui<text:line-break/>modo in dextram, modo iu sinistram manus injiciat, si-<text:line-break/>mul inclinante in has ipsas partes ipso, qui fricatur. Sa^<text:line-break/>ne concutiunt nonnihil ca quae fnb fepto viscera funt</text:p>
      <text:p text:style-name="P4">et maximae tum respirationes, tum voces; pari modo ex-<text:line-break/>sussiationes, et quae per fe fiunt, et quae cum cohibito<text:line-break/>.compressoque spiritu nun in tibiarum sono , tum voce<text:line-break/>adhibentur. Jam ipsa spiritus cohibitio exercitatio quae-<text:line-break/>dam musculorum est, non mulus certe eorum, qui in ab-<text:line-break/>domine, quam qui in thorace sunt. Verum de hac post<text:line-break/>agetur, utpote quae supra alia, quae modo retulimus,<text:line-break/>commoda etiam alium usum non levem praestat, cujus<text:line-break/>nimirum causa ad finem exercitationem eam adhibemus.<text:line-break/>Verum ad propositum redeundum, nempe quod non pauci<text:line-break/>ex iis motibus, qui partibus animalium accedunt, nec<text:line-break/>partium iplamm actiones sunt, nec earum actiones ic-<text:line-break/>quuntur, sed ab aliis et per alia perficiuntur: veluti. in<text:line-break/>his, qui vehuntur, navigant, fricantur, et purgantur per<text:line-break/>medicamenta, tum vomitoria, tum alvum ducentia, fit. Ve-<text:line-break/>rum ejusmodi morus hujus de tuenda. sanitate artis non<text:line-break/>esu Reliqui omnes , et potissimum ii , qui ex frictione<text:line-break/>fiunt; imprimis necessarii cognitu hujus artis praesidi</text:p>
      <text:p text:style-name="P4">sunt; quippe ad quem spectat omnium motuum vi<text:span text:style-name="Default_20_Paragraph_20_Font"><text:span text:style-name="T1">r</text:span></text:span>es no-<text:line-break/>visse, sicuti, reor, ad opifices ipsos spectat singulos par-<text:line-break/>ticulares motus nosse. Hi namque varietatem, quae in<text:line-break/>materia est, norunt, gymnastes virtutis singulorum scien-<text:line-break/>tiara habet. Etenim , si quis me jubeat, armorum medi-<text:line-break/>tatiouis motus vel alium doceam, vel ipse continue per-<text:line-break/>agam, sane unumquemlibet eorum onire commode ne-<text:line-break/>queatn. At si cui nto hoplomachicorum , quum agit, ad-<text:line-break/>liibeas, non modo quam vim obtineat actionum quaelibet,<text:line-break/>sed etiam quam maxime partem exercitet, omnibus illis<text:line-break/>certius norim. Imo vero (fi verum ingenue fateri opor.<text:line-break/>tet) hoplomachicus nullus earum vim reddat. Qui e<text:span text:style-name="Default_20_Paragraph_20_Font"><text:span text:style-name="T1">s</text:span></text:span>er-<text:line-break/>citationum anem probe callet, is omnes noverit, singulas<text:line-break/>ad certos referens fines. Namque aut violentae quaedam<text:line-break/>sunt gravefque ac robustae, aut leves, celeres et con-<text:line-break/>citatae , aut pariter violentae et celeres. Has igitur obi-<text:line-break/>ter dum agi conspicit, llatim visas facile dignoscit, atque<text:line-break/>hoc amplius, quaenam crura, brachia, vel thoracem</text:p>
      <text:p text:style-name="P4">actio exerceat , quae lumbos , caput , spinam , veh ven-<text:line-break/>stem, quae demum aliam quamvis pa<text:span text:style-name="Default_20_Paragraph_20_Font"><text:span text:style-name="T1">r</text:span></text:span>tem egregie praeter<text:line-break/>caetera fatiget. Hoplomaclricus enim apte numerofeque<text:line-break/>motus peraget celeres fortasse, robustos ac graves; cae-<text:line-break/>terum.quod densent aut emacient ejusmodi motus, pa-<text:line-break/>rum noverit ; peri . modo nec quod icarnem augent et<text:line-break/>raresaciunt motus tardi. Jam idem robuste simul et tar-<text:line-break/>de et graviter movebitur; nec tamen, quod istiusmodi<text:line-break/>motibus corpora robur et gravitatem acquirit, intelligit.<text:line-break/>Aurigandi q<text:span text:style-name="Default_20_Paragraph_20_Font"><text:span text:style-name="T1">u</text:span></text:span>oque peritus omnes motus particulares nu-<text:line-break/>merosc aptcque et. al. arsum comm<text:span text:style-name="Default_20_Paragraph_20_Font"><text:span text:style-name="T1">o</text:span></text:span>dissime efficiet; sed<text:line-break/>qui horum corpus. emarient, aut carne impleant, robu-<text:line-break/>stum, .vegetum, molle, durum, .deufum rarumve effi-<text:line-break/>ciant, omnino ignorat, lta et peritus -pila .ludendi orne<text:line-break/>nem .pilae suctum cxceptumque callet; .minime . tamen,<text:line-break/>quem corpori affectum hi procreent, novit. Paedotriba<text:line-break/>quoque, quicquid. in palaestra motuum geritur, pernovit;</text:p>
      <text:p text:style-name="P4">quid quisque motus efficere queat, ignorat. Et (ut semel<text:line-break/>dicam) omnes homines artifices juxta iuertesque, quos<text:line-break/>corpore motus exercent, corum ignorant vires, saltatores,<text:line-break/>nautae, fabri, piscatores, agricolae, fabri ferrarii, aedifica-<text:line-break/>tores, sutores, omnes denique, qui quiduis moliuntur. At<text:line-break/>gynmestes ex iis, quae ante retuli, principiis cujusvis<text:line-break/>actionis, etiam ejus, quam nunc primum. nec ante con-<text:line-break/>fpexit, vim tenebit Veluti statim fallentium vegeti mo-<text:line-break/>tus, lu quibus nimirum quam maxime saliunt, ac celer-<text:line-break/>ritae circumacti vertuntur, et genu prius posito mox<text:line-break/>emicant, et crura tum attrahunt, tum maxime divari-<text:line-break/>eant, ct summatim, in quibus ocissime noventur, gra-<text:line-break/>cilo, musculosum, durum, compactum, praeterea vegetum<text:line-break/>corpus reddunt: at remissi, tardi et languidi motus no<text:span text:style-name="Default_20_Paragraph_20_Font"><text:span text:style-name="T1">t</text:span></text:span>i<text:line-break/>fotum non ejusmodi corpus, quale nunc diximus, faciunt,<text:line-break/>sed contra, si natura musculosum et vegetum sit, diver-<text:line-break/>iam omnino affectionem inducunt. Quod igitur paulo</text:p>
      <text:p text:style-name="P4">ante diximus, paedotribatn ita esse gynrnastae ministrum,<text:line-break/>ut medici coquum, id nunc quoquo ostensum esu Quip-t<text:line-break/>pe coquus betam, lentem, aut . p tisanam alias alia ratio-<text:line-break/>ne praeparat; nec tamen, quod praeparavit, quam vim<text:line-break/>obtineat, intelligit, aut quaenam praeparandi ratio censum-<text:line-break/>da sit optima. At medicus nihil horum. itu, ut coquus,<text:line-break/>parare est potis; verum quicquid praeparatum sit, ejus<text:line-break/>vires probe callet.</text:p>
      <text:h text:style-name="Heading_20_2" text:outline-level="2">Cap. XII. </text:h>
      <text:p text:style-name="P14">Ergo gymnastes propositi nobis adolnscen-<text:line-break/>tis, utique .qui optimum corporis statum est sortitus, oto-<text:line-break/>nium quidem exercitationum vires pernovit; deligit vero<text:line-break/><text:span text:style-name="Default_20_Paragraph_20_Font"><text:span text:style-name="T1">c</text:span></text:span>oo omni genere, quod moderatum mediumquc luter<text:line-break/>utrumque. excessum est. Nam neque celeris tardaeve<text:line-break/>exercitationis optimus status eget, scd plane mediocris<text:line-break/>ac mediae; nec rmfus violentae ct vehementis, nec rc-<text:line-break/>missae et languidae, imo in his quoque mediocre opti-<text:line-break/>mum est; quando non alterare, sed plane servare opti-<text:line-break/>mum corporis statum convenit. Sive igitur armis ejus-</text:p>
      <text:p text:style-name="P4">modi adolescens velit exerceri, ejus gymuastes peritissi-<text:line-break/>mum materiae hoplomaehicarum actionum assumens, eum<text:line-break/>omnes sibi promere actiones juhebit; mox ipse eliget ac<text:line-break/>discernet, imperabitque, quibus earum saepe, quibus raro,<text:line-break/>quibus mediocriter, quibus aut nunquam, aut femper<text:line-break/>exercituri eum velit: quippe quem latere n<text:span text:style-name="Default_20_Paragraph_20_Font"><text:span text:style-name="T1">o</text:span></text:span>n potest, quae<text:line-break/>quodque membrum exercitatio magis agitet, quaere cujus-<text:line-break/>que exercitationis qualitas facultasve sit. Si vero pila<text:line-break/>exerceri desideret, hic quoque rursus tum speciem, tum<text:line-break/>qualitatem, tum modum actionis inveniet, eum pilae<text:line-break/>peritum ministrum accipiens, a quo ille omnem ejus ge-<text:line-break/>neris actionum materiam possit ridere. Nam ipsius pro-<text:line-break/>priae cujusque artis .materiae gymn estes, qua gymnasies,<text:line-break/>omnino est ignarus: verum, ubi semel inspexit, non fe-<text:line-break/>tum qualitatem, fed estum vim ejus protinus intelligit.<text:line-break/>Qttamplurinros enim ipsi ex iis, quibus imbecilliores quae-<text:line-break/>dam corporis partes erant, unde crebris in lus urgebo n-</text:p>
      <text:p text:style-name="P4">fur morbis; unius g<text:span text:style-name="Default_20_Paragraph_20_Font"><text:span text:style-name="T1">y</text:span></text:span>mnasticae .ope restituimus, non ah-<text:line-break/>ducentes a propriis .exercitationibus , fed sive quis salta-<text:line-break/>tor erat, sive hoplomachicus , sive pancratiastes, sive lu-<text:line-break/>ctator, sive alio quovis genere exercitatus, jusso eo nobis<text:line-break/>praescntibus artis suae omnes motus promere , mox ap-<text:line-break/>pofitissimis una cum tempore et mensura delectis. .Ve-<text:line-break/>rum de correctione id genus procedente tractatu agemus,<text:line-break/>ea scilicet operis parte, in qua de vitiosis corporum con-<text:line-break/>ftitutionibus .discep tollitur. Nunc optime comparato cor-<text:line-break/>pori situm statum tueri proposuimus. Porro huic ex<text:line-break/>omni genere mediocritas adhibenda est, ex frictione, exer-<text:line-break/>.citatione, balneo, cibo, fomno, . ita ut nec durior. illi,<text:line-break/>nec. mollior habitus .corporis reddatur-; quippe hic. ab ex-<text:line-break/>.trinsecus imminentibus facile offenditur, ille. corporis in-<text:line-break/>hibet auctum ; praeterea nec densior , ne . videlicet in<text:line-break/>cerne excrementorum aliquid .haereat, nec rarior-, ne,<text:line-break/>quod est salubre, effluat. Simili modo, si quidem optimo</text:p>
      <text:p text:style-name="P4">habitu erat, .nec: solito gracilior, nec crassior, quum con—<text:line-break/>stet, gracilitatem externis iniuriis, crassitudinem iis, quae<text:line-break/>inte<text:span text:style-name="Default_20_Paragraph_20_Font"><text:span text:style-name="T1">r</text:span></text:span>ne ab ipso corpore proveniunt, esse obnoxiam; Pa-<text:line-break/>ri modo neque calidius, frigidius, siccius, vcl humidius<text:line-break/>efficere ejusmodi corpus expedit , siquidem inculpato tene-<text:line-break/>perarnento erat. Unum igitur est, quod in ita sc habente<text:line-break/>corpore est spectandum, nempe in omni tuendae sanitatis<text:line-break/>materia^ quod conveniens medioereque esu Porro id est<text:line-break/>inter utrumque excessum plane medium. Quemadmo--<text:line-break/>dum autem hujus maxime sis compos, supra jam dictum<text:line-break/>csu Caeterum de iis, quae maxime necessaria sunt, vel<text:line-break/>saepius meminisse non fit profecto inutile. Prima ergo<text:line-break/>dies crassiorem coniecturam praebebit, fecunda vero, ter-<text:line-break/>fla, quarta et reliqua<text:span text:style-name="Default_20_Paragraph_20_Font"><text:span text:style-name="T1">r</text:span></text:span>um quaelibet pro ratione^ magis<text:line-break/>exactam. Quippe in prima die omnia tibi pro dictis<text:line-break/>jam scopis sunt peragenda. Exuat fe, sicut Acgimius^<text:line-break/>praecepit, ubi in lotio jam perlecta concoctio cernitur.</text:p>
      <text:p text:style-name="P4">Mox finctionis ratio huc spectet, ut membra molliantur.<text:line-break/>Docebit id tum floridus color, qui in summa cute refide-<text:line-break/>hit, tum artuum flexibilitas habilitasque ad omnem mo-<text:line-break/>tum. Post haec exercitetur, donec et corpus intumescat,<text:line-break/>et color illi floridus appareat, et motus prompte, aequa-<text:line-break/>liter et conmune edat. Inter haec vero. sudorem cum<text:line-break/>calido vapore mistum cernes. Inhibenda vero exeret ta-<text:line-break/>tio tum primum est, quum aliquod horum fuerit muta-<text:line-break/>tum. Quippe si contractior paulo corporis moles videbis<text:line-break/>tm, illico quiefcere debet adolescens; si enim amplius fe<text:line-break/>exerceat, etiam boni Iu<text:span text:style-name="Default_20_Paragraph_20_Font"><text:span text:style-name="T1">n</text:span></text:span>ci nonnihil educetur, atque ita<text:line-break/>tum gracilius corpus fiet, tum aridius atque ad ruere-.<text:line-break/>mentum minus habile. Non minus pro<text:span text:style-name="Default_20_Paragraph_20_Font"><text:span text:style-name="T1">t</text:span></text:span>ecto et si coloris<text:line-break/>gratia marcescat, cessandum est, quando, si ulterius exor-<text:line-break/>ceus, frigidum tuorpus efficies et nimium exhauries.<text:line-break/>Jam motuum alacritas, aequalitas, vel concinnitas si re-<text:line-break/>mittiquippiam collabique cernitur, utique statim dest-</text:p>
      <text:p text:style-name="P4">nere conveniet; itidem si in sud<text:span text:style-name="Default_20_Paragraph_20_Font"><text:span text:style-name="T1">o</text:span></text:span>re accidat ulla qnalita-<text:line-break/>tis ejus quantitatisve mutatio, quippe quem et copio-<text:line-break/>fom magis, et magis calidum edi. par est, pr<text:span text:style-name="Default_20_Paragraph_20_Font"><text:span text:style-name="T1">o</text:span></text:span>ut motibus<text:line-break/>vehementiae plus accesserit. Quum igitur is aut<text:line-break/>minor intelligitur, aut frigidior, tum scias digeri ex-<text:line-break/>hauririque corpus, praeterea refrigerari ac siccari. plus<text:line-break/>jusi<text:span text:style-name="Default_20_Paragraph_20_Font"><text:span text:style-name="T1">o. </text:span></text:span>Quo magis sollicite attendendum exercitando c<text:span text:style-name="Default_20_Paragraph_20_Font"><text:span text:style-name="T1">o</text:span></text:span>r-<text:line-break/>pori est, ut, quum dictarum jam notarum quaelibet<text:line-break/>apparet, protinus cesset. Nec tamen protinus lava-<text:line-break/>tum ablegandum est, sed summam exercitationis in-<text:line-break/>tensionem rennuere sisterequc jubebitur. Quod si ilia<text:line-break/>cohibendo anhelitu implere velis, perfuutli ole<text:span text:style-name="Default_20_Paragraph_20_Font"><text:span text:style-name="T1">o, </text:span></text:span>atque<text:line-break/>upotherapia uti deinceps debebit. Porro ea cujusm<text:span text:style-name="Default_20_Paragraph_20_Font"><text:span text:style-name="T1">o</text:span></text:span>di<text:line-break/>res fit, simul qui <text:span text:style-name="Default_20_Paragraph_20_Font"><text:span text:style-name="T7">sint.ru </text:span></text:span>ea scopi, et quae mcnfma, p<text:span text:style-name="Default_20_Paragraph_20_Font"><text:span text:style-name="T1">r</text:span></text:span>ae-<text:line-break/>turea quibus absolvatur tum motibus , tum frictionibus,<text:line-break/>sequenti libro monstrabitur; praesentem enim, utpote satis<text:line-break/>verborum habentem, jam commode vide<text:span text:style-name="Default_20_Paragraph_20_Font"><text:span text:style-name="T1">o</text:span></text:span>r finire, si modo<text:line-break/>illius unum atljecero, lavacrum,.. quod omnino medio</text:p>
      <text:p text:style-name="P4">temperamento sit, ad propositam aetatem naturamque esse<text:line-break/>eligendum. Propositum namque est, si recte meminimus,<text:line-break/>tertium a nativitate septenarum, id est quod inter quar-<text:line-break/>tumdecimum ac unum et vigesimum annum intervenit;<text:line-break/>quo utique frigida lavari adolescentum adhuc nolim, ne<text:line-break/>incremento ejus (cui plurimum est consulendum) sit in<text:line-break/>mora. Ubi vero justam magnitudinem impleverit, etiam<text:line-break/>de frigida lavatione aliquid <text:span text:style-name="Default_20_Paragraph_20_Font"><text:span text:style-name="T1">i</text:span></text:span>nspiciemus. Simili ratione<text:line-break/>et de exercitationibus, quae in pulvere obeuntur, exqui-<text:line-break/>sitius in loquenti fermone agemus. In praesenti illud<text:line-break/>novisse fatis erit, ne pulvere quidem huic adolescenti<text:line-break/>opus esse, modo illi, in qua exercitabitur, domus ad<text:line-break/>eum modum, quem inter initia praecepimus, praeparata<text:line-break/>sit Verum si calidior sit, tum pulvere utendum. At eo<text:line-break/>si utetur, omnhto erit lavandum. Si non utetur, liceat<text:line-break/>et ill<text:span text:style-name="Default_20_Paragraph_20_Font"><text:span text:style-name="T1">a</text:span></text:span>tum dimittere, praefe<text:span text:style-name="Default_20_Paragraph_20_Font"><text:span text:style-name="T1">s</text:span></text:span>tina hyeme. Pest haec vero<text:line-break/>et quae ad cibum, potum, forunum ambulationemque<text:line-break/>pertinent, coniectanda huic funt, qui adolescenti praefici-<text:line-break/>tur, et in sequentibus a. nobis dicentur. Verum fieri non</text:p>
      <text:p text:style-name="P4">potest, ut modi horum primo falsem. die ratio illi exacta<text:line-break/>constet: fecundo, ubi exploratum habuerit, quomodo post<text:line-break/>quot exercitationes nutritus adolescens fit, si. proprium<text:line-break/>naturae habitum prorsus servare viderit; eodem servato<text:line-break/>modo tum nutriet adolescentem, tum exercitabit. Sin<text:line-break/>autem non servaverit, quacunque ratione a pristino ha-<text:line-break/>hitu est lapsus, reducere eum mutata mensura tentabit;<text:line-break/>atque hoc facere non desistet, quoad in singulis ^peragendis<text:line-break/>exactum modum definierit. Quot vero et qui sint prae-.<text:line-break/>ter naturam lapsus, ac quemadmodum quemlibet tum<text:line-break/>agnoscere, tum reparare conveniat, <text:span text:style-name="Default_20_Paragraph_20_Font"><text:span text:style-name="T1">i</text:span></text:span>n sequenti opere<text:line-break/>docebitur.</text:p>
      <text:h text:style-name="P18" text:outline-level="1"><text:bookmark-start text:name="bookmark4"/>GALENI DE SANITATE TUENDA<text:line-break/>LIBER TERTIVS.<text:bookmark-end text:name="bookmark4"/></text:h>
      <text:h text:style-name="Heading_20_2" text:outline-level="2">Cap. L </text:h>
      <text:p text:style-name="P14">Medicorum gymnastarmnque qui de simi-<text:line-break/>tale tuenda fcripferunt, alii omnium hominum communia<text:line-break/>praecepta tradiderunt, nihil usquam cogitantes de corpo-<text:line-break/>rem nostrorum per species differentia. Aliis dissidere in-<text:line-break/>ter fe co<text:span text:style-name="Default_20_Paragraph_20_Font"><text:span text:style-name="T1">r</text:span></text:span>pora nostra non parvo discrimine placuit, eo-<text:line-break/>rum tamen doctrinas, ceu comp<text:span text:style-name="Default_20_Paragraph_20_Font"><text:span text:style-name="T1">r</text:span></text:span>ehendi plane universae<text:line-break/>nequeant, consulto omiserunt. Pauci omnino, qui per<text:line-break/>species et genera discernere struo aggressi, plura perperam<text:line-break/>quam recto fcripferunt. Nos primo statim volumine,</text:p>
      <text:p text:style-name="P4">quot nume<text:span text:style-name="Default_20_Paragraph_20_Font"><text:span text:style-name="T1">r</text:span></text:span>o species humanorum corporum sint, indicari-<text:line-break/>mus, promisimusque singulis propria tuendae sanitatis<text:line-break/>praecepta seorsum tradituros. Exorsi autem sumus ab eo,<text:line-break/>qui inculpatum corporis habitum haberet. Quoniam au-<text:line-break/>tem is homo negotiorum interdum occasione^ vel sponte<text:line-break/>vel invitus pro secundae valetudinis praeceptis Vivere<text:line-break/>prohibetur , satius visum est primum eum liberum <text:span text:style-name="Default_20_Paragraph_20_Font"><text:span text:style-name="T1">t</text:span></text:span>uae-<text:line-break/>que- plane spontis ac uni corporis valetudini vacantem<text:line-break/>proponere. Ac quemadmodum quidem educari ejusmodi<text:line-break/>hominem conveniat, primo libro docuimus, ad quartum-<text:line-break/>decimum usque .annum curam ejus persecuti; secundo,<text:line-break/>qua ratione ad .virilem aetatem duri debeat,- indicavimus;<text:line-break/>ubi longior sermo incidit, postquam.in communia -salubris<text:line-break/>attis capita devenit, sine quibus ne de proposita quidem<text:line-break/>aelate naturaque exacte disserere licebat. Omnes enim<text:line-break/>tum frictione tum exercitationis differentias cnunrcravi-<text:line-break/>mus, non mcbcralc particulares, (nisi sicubi has obiter<text:line-break/>exempli causa, non- necessitatis, referre ex usui fuit;) sed</text:p>
      <text:p text:style-name="P4">quae genere ac specie sunt distinctae. Ergo in frictioni-<text:line-break/>bus quidem quam mollis duraque et ante has mediocris<text:line-break/>facultatem obtineant, interpretati fumus. Adjecimus et<text:line-break/>differentias, quae a quantitate sumuntur, quae et ipsae<text:line-break/>tres sunt numero; mox quae ex coniugatione harum ori-<text:line-break/>uutur, omnes in totum numero novem, etiam potestate<text:line-break/>singularum exposita. In exercitationibus vero enarratis<text:line-break/>quaenam acuta veloxque vocetur, quaenam hebes tarda-<text:line-break/>que , ac quae harum medice primaeque natura saltem sint,<text:line-break/>itemque quae valens ac mollis, praeterea granis levisque,<text:line-break/>quaeque herum sint mediae, simili modo tractatis, docui-<text:line-break/>mus, optimum corporis statum per omnia, quae mediocria<text:line-break/>convenieutiaque sunt, quae eadem media plane excessuum<text:line-break/>sunt, agi debere, adque tum in frictione, tum exercita-<text:line-break/>tione, tum balneo, tum alimento, omnibus denique, quae<text:line-break/>salubrem rictus rationem complent, pollicitique sumus,<text:line-break/>sicuti de frictione exercitationeque fecimus, ubi in gene-<text:line-break/>ra quaedam communia speculationem revocavimus, quo<text:line-break/>simul recordatu facilis ac certa ratione viaque tradita</text:p>
      <text:p text:style-name="P4">doctrina esset, ita et in reliquis omnibus facturos; ac<text:line-break/>primum quidem de ea, quam apotherapiam vocant, actu-<text:line-break/>ros, quandoquidem ea proximo loco tractanda in fuperi-<text:line-break/>oribus est proposita. Quippe ubi, quousque intendere au-<text:line-break/>gcreque exercitationem oporteat, quod ad sanitatis ratio-<text:line-break/>nem pertinet, praecepimus, finem quoque sequi debere<text:line-break/>diximus apotherapiam , de qua nunc agemus.</text:p>
      <text:h text:style-name="Heading_20_2" text:outline-level="2">Cap. II. </text:h>
      <text:p text:style-name="P14">Est igitur unum quidem primum, quod ea<text:line-break/>genere duplex est; altera quidem exercitationis ceu pera,<text:line-break/>altera ejus ceu species. Ac de ea quidem, quae ceu spe-<text:line-break/>cies censetur, postea dicemus; de ea vero, quae ut pars<text:line-break/>habetur, nunc agendum. omnis exercitationis probe<text:line-break/>peractae postrema pars apothcrapia dicitur. Et duplici<text:line-break/>fcopo suscipitur, et ut excrementa expurget, et ul cor-<text:line-break/>pus a lassitudine tutum reddat. Communis igitur prior<text:line-break/>scopus est omni exercitationi cum athletarum, tum eorum,<text:line-break/>qui opus aliquod vitae necessarium exercent, ut sudiett-<text:line-break/>tium, quandoquidem ejus quoque duplex omnino scopus</text:p>
      <text:p text:style-name="P4">est, et ut solidas animalis partes firmet, et excrementa<text:line-break/>expurget. Proprius tamen apotherapiae sieopus est, -ut<text:line-break/>lassitudinem, quae succedere immodico exercitio sidet,<text:line-break/>summoveat atque prohibeat. Ac athletis quidem, sicut et<text:line-break/>iis, qui vel fodiunt, vel iter agunt, vel remigant, vel<text:line-break/>tale quippiam opus vitae necessarium obeunt, praesto las-<text:line-break/>situdines adsunt; nisi apotherapia devitentur. Verum de<text:line-break/>qoo hoc loco agimus, optime comparatum corpus, quod<text:line-break/>ab omni servitute .est liberum, -et uni sanitati vacat, ra-<text:line-break/>ro lassitudine tentatur.^ Sicuti enim athletae, quos labor<text:line-break/>maximus exercet, nullo alio exercitandi genere obnoxii<text:line-break/>lassitudini fuut; praeterquam eo-; quod ab ipsis- absisto-<text:line-break/>tum dicitur, ita nec qui vitam degunt liberam, et qui<text:line-break/>tantum valetudinis tuendae gratia exercitantur, usquam<text:line-break/>lassabuntur, propterea quod hujusmodi exercitium adire<text:line-break/>nulla necessitate coguntur. Athletis enim necesse est (quo<text:line-break/>videlicet ad immodicos in certaminibus labores, etiam<text:line-break/>totum diem aliquando continuatos, praeparato jam cor-</text:p>
      <text:p text:style-name="P4">pore sint] absolutissimum illud exercitium (ipsi <text:span text:style-name="Default_20_Paragraph_20_Font"><text:span text:style-name="T4">κατασκευὴν</text:span></text:span><text:span text:style-name="Default_20_Paragraph_20_Font"><text:span text:style-name="T5"><text:line-break/></text:span></text:span>vocant) aliquando obeant. Verum qui tantum tuendae<text:line-break/>bonae valetudinis caula exercitantur, iis nec neccssum,<text:line-break/>nec utile plane est immodicos labores adire; itaque his<text:line-break/>nullus instat lassitudinis metus. Nihilo secius tamen iidem<text:line-break/>apotherapia utuntur, etsi nullo lassitudinis timore, at<text:line-break/>certe excrementorum purgandi causa: cui insuper etiam<text:line-break/>lassitudinis securitas accedit. Nam et ipse exercitationis<text:line-break/>modus his esit a lassitudinc quam maxime alienus, actio-<text:line-break/>nisque omnis ratio plane citra violentiam; fieri tamen<text:line-break/>aliquando potest, ut gymnasten in utroque paulum quid<text:line-break/>subterfugiat,- quod neglectum^ si non magnam, certe lc-<text:line-break/>vem exercitato lassitudinem concitet Caeterum non con-<text:line-break/>venit, qui sibi vivat, et uni corporis sanitati vacet, ut<text:line-break/>vel minimum laedatur usquam. Tutissimum itaque sit<text:line-break/>apotherapia fempcr uti. Quae qualis adhibenda sit, ipsa<text:line-break/>finium , ad quos tendimus , demonstrabit natura. Nam<text:line-break/>quoniam id petimus, ut s<text:span text:style-name="Default_20_Paragraph_20_Font"><text:span text:style-name="T1">o</text:span></text:span>lidarunt animalis partium ex-</text:p>
      <text:p text:style-name="P4">crementa, quaecunque excalfacta exlenuataque per exer-<text:line-break/>citationem in corpore adhuc manent, protius ejiciantur,<text:line-break/>et frictiones, quae per alios administrentur, adhiberi<text:line-break/>oportebit, et cum his una tum ipsa<text:span text:style-name="Default_20_Paragraph_20_Font"><text:span text:style-name="T1">r</text:span></text:span>um, quae fricantur,<text:line-break/>partium tensionem, tum etiam spiritus cohibitionem. At<text:line-break/>quoniam nec fractionum unica ratio est, nec spiritus eo-.<text:line-break/>bibendi, deligendum ex utroque genere est, quod utilissi-<text:line-break/>mum esu Atque ex frictionibus quidem quae dura est,<text:line-break/>cogere corpora, hoc est densiora simul durioraque red-<text:line-break/>dere traditum jam esu Itaque haec ad res propositus<text:line-break/>parum est accommoda; siquidem, quod densatus, intra fe<text:line-break/>claudit, quod laxum fit, libe<text:span text:style-name="Default_20_Paragraph_20_Font"><text:span text:style-name="T1">r</text:span></text:span>um excrementis exitum<text:line-break/>praebet. Ad eundem modum, quod durat, iis, quae tensa<text:line-break/>sunt, maxime est adversum, ut quod eorum affectum ma-<text:line-break/>gis adauget; contra quod mollit, id est utilissimum. Si<text:line-break/>igitur fenrel et excrementa digeri, et quae tensa sunt<text:line-break/>molliri convenit, durae certe frictiones omnino sunt fu-<text:line-break/>giendae; nec his minus a lentis cavendum arbitror. Nam</text:p>
      <text:p text:style-name="P4">postquam a <text:span text:style-name="Default_20_Paragraph_20_Font"><text:span text:style-name="T1">t</text:span></text:span>e corpus non amplius movetur, periculum<text:line-break/>est, ne frigescat ac densius fiat, dum nulla ope externa<text:line-break/>calefit. Hac igitur de causa non solum cum celeritate est<text:line-break/><text:span text:style-name="Default_20_Paragraph_20_Font"><text:span text:style-name="T1">t</text:span></text:span>ricandum, fed etiam, quoad fieri potest, multis manibus,<text:line-break/>quo nulla co<text:span text:style-name="Default_20_Paragraph_20_Font"><text:span text:style-name="T1">r</text:span></text:span>poris pars nuda maneat. At si nec tardam<text:line-break/>esse frictionem oportet nec duram, oleum nimirum fri-<text:line-break/>cando corpori largiter circumfundi debebit; id enim ad<text:line-break/>velocitatem simul et mollitiem frictiouis multum condu-<text:line-break/>cit, et alioqui aliud non fecundum mediocre commodum<text:line-break/>affe<text:span text:style-name="Default_20_Paragraph_20_Font"><text:span text:style-name="T1">r</text:span></text:span>t, quando et quae ten<text:span text:style-name="Default_20_Paragraph_20_Font"><text:span text:style-name="T1">t</text:span></text:span>a <text:span text:style-name="Default_20_Paragraph_20_Font"><text:span text:style-name="T1">t</text:span></text:span>uus remittit, et quae inter<text:line-break/>vehementius laborandum fatigata funi emollit. Atque his<text:line-break/>quidem de causis dura vitanda est frictio, ob alias vero<text:line-break/>mollis; quippe ea nec alte demittitur, fed ci<text:span text:style-name="Default_20_Paragraph_20_Font"><text:span text:style-name="T1">r</text:span></text:span>ca cutem<text:line-break/>ipfam et ei vicinas cernes dissolvit, nec ea quae in an-<text:line-break/>gustis meatibus contenta excrementa sunt extundit. Cujus<text:line-break/>p<text:span text:style-name="Default_20_Paragraph_20_Font"><text:span text:style-name="T1">r</text:span></text:span>ofecto causa tum ipfarum fricandarum partium teusi<text:span text:style-name="Default_20_Paragraph_20_Font"><text:span text:style-name="T1">o-<text:line-break/></text:span></text:span>nem, tum spiritus cohibitionem iniungimus. Media igitur<text:line-break/>mollis dmacque, quae eadem et medioeris est, ab utrius-</text:p>
      <text:p text:style-name="P4">que incommodo abesse videtur, .et mollis inefficacia, et<text:line-break/>durae violentia noxaque. Ea vero perficietur, fricantis<text:line-break/>quidem manibus valenter iniectis, ita ut earum impressio<text:line-break/>ad duram frictionem proxime accedat, caeterum pingue-<text:line-break/>dinis copia et velocitate movendi -eatenus remissis, ut<text:line-break/>plane evadat mediocris. Nam et pinguedo ipsis. vales-<text:line-break/>tioris manuum iniectionis non leve praesidium est, et<text:line-break/>brevitas ipfa contactus tantum demit de violentia, quan-<text:line-break/>tum etiam de tempore. Porro tendendas obiter, dum fri-<text:line-break/>cantor , partes censemus , quo , quicquid inter cutem et<text:line-break/>subjectum- carnem exerementorum residet , per cutem ex-<text:line-break/>pellatur. Quippe ambabus iis lanis non magis foras<text:line-break/>quam intro ferri excrementa continget; distentis vero<text:line-break/>iis, quae fusi cute sunt, omnia feras extruduntur ceu ge-<text:line-break/>mina manu expressa, una foris ejus utique, qui fricat,<text:line-break/>altera intus, ipsis scilicet, quae tenduntur, partibus ma-<text:line-break/>ims vicem fupplentibus. Ac propter haec quidem non<text:line-break/>exigua portio <text:span text:style-name="Default_20_Paragraph_20_Font"><text:span text:style-name="T1">r</text:span></text:span>potherapiae eft spiritus detentio et colu-</text:p>
      <text:p text:style-name="P4">bitie ; appellant vero ile, ubi omnibus thoracis musculis,<text:line-break/>qui circa costas habentur , intentis coactisquc expiratio-<text:line-break/>nem continemus. Accidit namque obiter, ut spiritus, qui<text:line-break/>a costis premitur, dum effieri, quod clausus fit larynx,<text:line-break/>prohibetur, univerint pessum ad transversum septum de-<text:line-break/>tur, atque ut cum hoc, quae ipsi subsunt, omnia simul<text:line-break/>attollantur, jecur, lien, ventriculus. et quaedam alia.<text:line-break/>Oportebit autenr interim musicales quoque, qui in abdo-<text:line-break/>minc sunt, leviter intendi, ut ab his una cum septo ceu<text:line-break/>gemina manu pressis quae intersunt partibus excremen-<text:line-break/>tum, si quod intra sit habent, foras impellant. Porro<text:line-break/>mediae inter haec partes continentur jecur, lien, ventri-<text:line-break/>culus et orasti ac tenuis intestini partes quae prominenti<text:line-break/>Loca vero ad excipienda quae expelluntur excrementa<text:line-break/>patent tum ventris tota capacitas, tum istinc confisten-<text:line-break/>tium intestinorum cavitas. Si vero feriari plane abdomi-<text:line-break/>uls musculos passus sueris, nullius praedictorum exere-:</text:p>
      <text:p text:style-name="P4">menta vacuatus, quae vero in thorace ac pulmonibus ha-<text:line-break/>bentur, ea deorsum transferes. Expedit vero huc potius<text:line-break/>transferantur, quam in illis maneant; tanto profecto ma-<text:line-break/>gis, quanto etiam eorum, quae in ventre, quam quae in<text:line-break/>pulmonibus et pectore continentur, promptior exitus pa-<text:line-break/>tet. Haec enim vel evomuntur facile, vel excernu<text:span text:style-name="Default_20_Paragraph_20_Font"><text:span text:style-name="T1">n</text:span></text:span>tur;<text:line-break/>illa cum conatu et vi per tusses eliciuntur. Verum siquis,<text:line-break/>perinde ut septum, ita abdominis quoque musculos anhe-<text:line-break/>litus cohibitione intendat, exquisitius plane expurgabit ea<text:line-break/>quae <text:span text:style-name="Default_20_Paragraph_20_Font"><text:span text:style-name="T1">tusi t</text:span></text:span>epto sunt viscera ; non transferetur tamen<text:line-break/>quicquam a spiritus instrumentis ad ea, quae nutrimento<text:line-break/>stant delegata, sied totum in ipsis thorace et pulmonibus<text:line-break/>exerementum manebit. Quere cohibitionem anhelitus id<text:line-break/>genus nunc non probo, multoque minus, si quis omnino<text:line-break/>non distento septo valide ac vehementer contrahat mu-<text:line-break/>sculos abdominis; quando ita ^necesse est venas omnes<text:line-break/>partesque, quae circa collum sunt, spiritu ac sangui<text:span text:style-name="Default_20_Paragraph_20_Font"><text:span text:style-name="T1">n</text:span></text:span>e im-<text:line-break/>pleri, excrementa vero fur<text:span text:style-name="Default_20_Paragraph_20_Font"><text:span text:style-name="T1">t</text:span></text:span>um atque ad caput, non de-</text:p>
      <text:p text:style-name="P4">or<text:span text:style-name="Default_20_Paragraph_20_Font"><text:span text:style-name="T1">t</text:span></text:span>um et ad ventrem ferri. Intueri enim id tum in iis,<text:line-break/>qui tibia canunt, licet, tum in iis, qui maximam acutis-<text:line-break/>simamque vocem edunt Siquidem his collum omne di-<text:line-break/>letari, faciem vero intumescere, et caput validissime int-<text:line-break/>pluri videas, propterea quod in hoc opere, qui in abdo-<text:line-break/>mine musculi sunt, tenduntur, diapltragmate his cedente.<text:line-break/>Est enim, quicquid ejusmodi operis est, veluti in iis de-<text:line-break/>monstratum est, quae de voce edidimus, mixtum ac com-<text:line-break/>positum ex maxima expiratione et spiritus cohibitione ;<text:line-break/>utique quum simul omnis spiritus efflatur, maximo nitui-<text:line-break/>ruat factu expiratu, idque cum validissima musculorum,<text:line-break/>tum qui costis insident, tum qui in abdomine sunt, tensio-<text:line-break/>ne , in spiritus autem cohlbitione eadem utrorumque<text:line-break/>musculorum facta tensione, nullo tamen spiritu elabi per-<text:line-break/>misso; lu iis, qui tibia lunant aut acutam vocem edunt,<text:line-break/>musculis pari modo tensis, expiratione tamen nec penitus<text:line-break/>cohibita, nec tota simul emissa, sed mediam rationem<text:line-break/>fervante. Ita nimirum fit, ut trium operum communis sit<text:line-break/>musculorum tensio, propria vero per consertam factas ex-</text:p>
      <text:p text:style-name="P4">suffiationes velox ejus foras expulsio ; in anhelitu colu-<text:line-break/>beudo ipfa ejus retentio ; in tibiarum opere et voce me.-<text:line-break/>diceris emissio. Cauta vero triplicis huiusce operis pha-<text:line-break/>rynx est; quippe qui in confertim factis exfuffiationibus<text:line-break/>latissime fo pandit; in spiritus cohibitione prorsus claudi-<text:line-break/>tur; in iis, qui tibia lunant aut qui voce acuta simul et<text:line-break/>magna utuntur, medium quendam habitum fervat. Ac de<text:line-break/>Inis quidem post hoc aliquando agere necesse erit in iis,<text:line-break/>quibus de vociseratione agemus. Caeterum spiritus echi-.<text:line-break/>bitio, quae ad apotherapram est idonea, ventriculum attole<text:line-break/>li t, tensis, qui lu thorace situs, musculis universis, remissis,<text:line-break/>qui sunt in siepto et abdomine, ita namque deorsum fe-<text:line-break/>rentur excrementa. Secundo autem loco habenda est,<text:line-break/>quae mediocriter eos, qui in abdomine sunt, musculos ten-<text:line-break/>dit, quo videlicet ea, quae sub fepto sunt, viscera apo-<text:line-break/>thcrapiae fructum fentiant. His ipsis de causis etiam fa-<text:line-break/>surarum circumactus fieri conveniet; quos fricantes ipsi,<text:line-break/>quum a tergo fricandorum constiterint,. circa totum. ven-</text:p>
      <text:p text:style-name="P4">tretn .adhibent: alios vero, quum.a. fronte consistentes<text:line-break/>fafciarum circa doc<text:span text:style-name="Default_20_Paragraph_20_Font"><text:span text:style-name="T1">t</text:span></text:span>um circum jcctiouibus. utuntur , duabus<text:line-break/>manibus circumagentes : alios autem costis, et spinae, et<text:line-break/>pectori , idque converso pariter cum his quodammodo eo,<text:line-break/>qui fricatur. Circa lumbos vero similis fasciarum circum.-<text:line-break/>jectio circumactioque .fiet, tendente <text:span text:style-name="Default_20_Paragraph_20_Font"><text:span text:style-name="T1">t</text:span></text:span>e ad singulas eo,. qui<text:line-break/>fricatur, non tamen cum omnibus pariter fe vertente,<text:line-break/>quum neque continuos^ motus, nec vehementes contingere<text:line-break/>ei ex apotherapia conveniat, sid i certe aliquos et quibus<text:line-break/>ex intervallo frictiones sint. interpositae. Quae namque et<text:line-break/>continuae et vehementes frictiones funi,- hae excrritatio-<text:line-break/>nis., quam praeparatoriam vocant, furit propriae; quae<text:line-break/>vero non continuae, nec vehementes, apothcrapiae, lta-<text:line-break/>que sitepe quidem revolvatur, subinde vero etiam .repel-<text:line-break/>lat; faepe etiam hoc ipso tempore progymnasten mutet;<text:line-break/>saepe ipsis atergogytn nastae incumbens, ac crurum.<text:line-break/>utrumque per vices ipsi circumplectens, idque cum tcu-<text:line-break/>sume aliqua haudquaquam urgente, ab aliis, qui commodo</text:p>
      <text:p text:style-name="P4">contrectent, fricetur; hac enim vel maxime ratione et<text:line-break/>calorem, qui exercitando est adauctus, servaverit, et si-<text:line-break/>mul excrementa propriis ipsius tum tensionibus tum mo-<text:line-break/>tibus ejecerit. Ad quod sane opus spiritus quoque cohi-.<text:line-break/>bitio non parum misti conducere videtur, quippe qui<text:line-break/>undique compulsus in angustos fe recipere meatus cogi-<text:line-break/>tur, eosque, si amplius tr<text:span text:style-name="Default_20_Paragraph_20_Font"><text:span text:style-name="T1">a</text:span></text:span>his propulsusque suerit, etiam<text:line-break/>penitus transire atque extenuati jam excremeuti secum<text:line-break/>nonnihil arripere. Ad hunc sane modum exilia instru-<text:line-break/>mentorum foramina vehementiore spiritus inflatu ex-<text:line-break/>purgantes opifices videas. Nam quantum is ulterius per<text:line-break/>vim coactus impellitur, tantum ab ipfo quaedam impel-<text:line-break/>luntu<text:span text:style-name="Default_20_Paragraph_20_Font"><text:span text:style-name="T1">r</text:span></text:span>, quaedam trahuntur, totamque viam peregisse pro-<text:line-break/>p erant Et truduntur quidem, quae ante occu<text:span text:style-name="Default_20_Paragraph_20_Font"><text:span text:style-name="T1">rr</text:span></text:span>unt, at-<text:line-break/>trahuntur, quae ad latus sunt posita, impetu ipso motus<text:line-break/>utraque coacta. Quin etiam inter ipfam exercitationem<text:line-break/>spiritus cohibitionem interponunt optimi gymnastae, at-<text:line-break/>qu. etiam quam supra comprehendimus ipfam, quae ape-</text:p>
      <text:p text:style-name="P4">therapiae debetur; frictionem, simul hominem, quum lassi-<text:line-break/>tudo incipit, recreantes, simul entis meatus paulatim ex-<text:line-break/>purgantes, quo videlicet perspirabile simul purumque cor-<text:line-break/>pus ad subsequentes labores fit, quum alioqui verendum<text:line-break/>sit, ne, si nihil tale gymnasia providerit, obstruat potius<text:line-break/>praedictos meatus, quam expurget, propterea quod veste-<text:line-break/>mentissimi materiae impetus diversis temporibus ac ratio-<text:line-break/>nibus contrarios edere effectus possunt; obstruere quidem,<text:line-break/>quum crassam simul ac multum fuerit, quod confertim ac<text:line-break/>praeceps agitur; purgare, qunm exiguum tenueque est,<text:line-break/>nec praepropere nec violenter cogitur simul omne ex-<text:line-break/>pelli. Apparet enim, ita accidere in omnibus tum exter-.<text:line-break/>nis inst<text:span text:style-name="Default_20_Paragraph_20_Font"><text:span text:style-name="T1">r</text:span></text:span>umentis, tum vero calathorum plexibus. Quippe<text:line-break/>eluitur extergeturque ex his omne supervacuum, non<text:line-break/>quum, egredientibus adhuc paulatim prioribus. alia vio-<text:line-break/>lenter a tergo ir<text:span text:style-name="Default_20_Paragraph_20_Font"><text:span text:style-name="T1">r</text:span></text:span>uunt, (verendum enim interim est, ne,<text:line-break/>quae in transitu sunt impacta innixaque, invicem viam<text:line-break/>obstruant,) fied quum, prioribus plane vacuatis, alia post-</text:p>
      <text:p text:style-name="P4">modum vacuantur. Et quid de exiguis meatibus miremur,<text:line-break/>quum etiam e theatris multitudo, quae confertim egre-<text:line-break/>di conatur, in exitu haeret? ob haec itaque, qui etiam<text:line-break/>in mediis laboribus apotherapia utuntur, gymuastas lau-<text:line-break/>do, potiffimumque in iis, quos gravia (quae vocant) cer-<text:line-break/>tanti na exercent. Verum de his postea. Qui autem nunc<text:line-break/>nobis propositus homo est, non athleticum habitum, feli<text:line-break/>simpliciter sanitatem scopum habet, quo minus aut mul-<text:line-break/>tis exercitationibus , aut coacta comestione est opus, aut<text:line-break/>etiam fuillae carnis copia, aut pane id genus, quo gra-<text:line-break/>ves athletae utuntur. Atque his omnibus de causis ti-<text:line-break/>mendum huic non est, ne exiles ejus meatus obstruantur,<text:line-break/>fi modo probe est praeparatus, scilicet idonea frictione<text:line-break/>ac laboribus, qui ex parvis paulatim crescant Gravi<text:line-break/>vero athletae, nifi omnia probe administientur , ob ci-<text:line-break/>borum tum qualitatem tum quantitatem verendum in ex-<text:line-break/>ercitationibus est, ne obstinantur potius quam expurgen-<text:line-break/>tur meatur.</text:p>
      <text:h text:style-name="P19" text:outline-level="2">Cap. HI. </text:h>
      <text:p text:style-name="P14">Ac de apotherapia quidem abunde mihi<text:line-break/>dictum jam esu Deinceps ad balnea veniamus, illud<text:line-break/>modo de propositis praefati, quod, Ii quis haec paucioribus<text:line-break/>interpretabitur, is merito prolixitatem sermonis- ricini ac-<text:line-break/>cusct; verum si quis aut necessarium aliquod theorema,<text:line-break/>aut, quae id confirment, evidentes demonstrationes prae-<text:line-break/>teriens brevitate <text:span text:style-name="Default_20_Paragraph_20_Font"><text:span text:style-name="T1">t</text:span></text:span>e usum putat , hunc non tam de tali<text:line-break/>brevitate sibi placere, quam certe pudore affici- par est.<text:line-break/>Ego vero, etsi istud volume<text:span text:style-name="Default_20_Paragraph_20_Font"><text:span text:style-name="T1">n</text:span></text:span> scribere de ea quae vocatur<text:line-break/>apotherapia potuissem, tamen id faciendum non censui,<text:line-break/>ut qui longitudinem hujus operis contrahere maxime<text:line-break/>-studui. Si enim ad ea refellenda, quae perperam a ple-<text:line-break/>risque sunt scripta, me convertere voluissem, nec par-<text:line-break/>.vam, nec certe levem materiam longioris sermonis halut-<text:line-break/>issem. Verum arbitror ex iis, quae demonstravi, satis me<text:line-break/>feminum dedisse iis, qui saltem non plane hebetes funi,<text:line-break/>ejusmodi omnia rescllendi. Quum enim dicat Asclepia-<text:line-break/>dea, fpiritus cohibitionem caput opplere, ex iis; quae ipsi:</text:p>
      <text:p text:style-name="P4">paulo ante definivi, quum differentias ejus trade<text:span text:style-name="Default_20_Paragraph_20_Font"><text:span text:style-name="T1">r</text:span></text:span>em, po-<text:line-break/>test, qui volet, hominis sententiam refellere. Similiter<text:line-break/>in fecundo quoque volumine licuit etiam mihi omnibus<text:line-break/>exercitationibus sigillatim commemoratis librum produ-<text:line-break/>cere, sicuti qmun alii nonnulli fecerunt, tum, qui bellis-<text:line-break/>sime totam materiam est exequutns, Theon Alexandrinus.<text:line-break/>Is enim quatuor libros non alia de re quam de particu-<text:line-break/>laribus exercitiis sc<text:span text:style-name="Default_20_Paragraph_20_Font"><text:span text:style-name="T1">r</text:span></text:span>ipsit Quae et mihi dixisse licuit, ut<text:line-break/>qui tum melius, quam ille, inte<text:span text:style-name="Default_20_Paragraph_20_Font"><text:span text:style-name="T1">r</text:span></text:span>pretari potuerim, tum<text:line-break/>vero aliarum meminisse non paucarum exercitationum,<text:line-break/>quae sunt operibus communia. Is enim quum illud sibi<text:line-break/>proposuisset, ut, quemadmodum athletae maxime exeret-<text:line-break/>tacentur, doceret, in his multum verborum absumpsit.<text:line-break/>Potest autem, qui volet, et de iis quas singulae artes prae-<text:line-break/>stant exercitationibus disserere. Atque haec quidem iis,<text:line-break/>qui longitudinem operis parum aequo animo ferunt, di-<text:line-break/>cta sint.</text:p>
      <text:h text:style-name="Heading_20_2" text:outline-level="2">Cap. 1U.. </text:h>
      <text:p text:style-name="P14">Nunc de balneis agere tempestivum vide-<text:line-break/>tur. Ac primum quidem de aquis dulcibus calsactis, ut</text:p>
      <text:p text:style-name="P4">quarum crebri<text:span text:style-name="Default_20_Paragraph_20_Font"><text:span text:style-name="T1">o</text:span></text:span>r sit usu<text:span text:style-name="Default_20_Paragraph_20_Font"><text:span text:style-name="T1">s; </text:span></text:span>mox de frigidis; p<text:span text:style-name="Default_20_Paragraph_20_Font"><text:span text:style-name="T1">o</text:span></text:span>stremo de<text:line-break/>iis, quas <text:span text:style-name="Default_20_Paragraph_20_Font"><text:span text:style-name="T1">t</text:span></text:span>ponte natas appellant, quarum aliae media tem-<text:line-break/>peric, aliae ferventes, aliae tepidae, aliae <text:span text:style-name="Default_20_Paragraph_20_Font"><text:span text:style-name="T1">o</text:span></text:span>mnino frigi-<text:line-break/>dae sunt. Dulcium calsactarum aquarum, si media test-<text:line-break/>perde sint, vis calida et humida est; sin tepidiores sint,<text:line-break/>humida et frigida; qu<text:span text:style-name="Default_20_Paragraph_20_Font"><text:span text:style-name="T1">o</text:span></text:span>d si justo calidiores fiant, calida<text:line-break/>quidem, scd non perinde humida. Quippe horrere co<text:span text:style-name="Default_20_Paragraph_20_Font"><text:span text:style-name="T1">r-<text:line-break/></text:span></text:span>pora con trahi que eriles earum meatus subigunt, ita ut .<text:line-break/>nec madescere ah extrinsecus accedente humore possint,<text:line-break/>nec excremeuti, quod intus latet, quicquam emittere.<text:line-break/>Caeterum ab iis incipiendum, quae medium temperamen-<text:line-break/>tum obtinent, quae per fe semper calefaciunt et hume- ,<text:line-break/>ctaut; evenit tamen ex accidente, ut aut per halitum<text:line-break/>digerant humores, aut supervacua fluxione corporis par-<text:line-break/>tcs implea<text:span text:style-name="Default_20_Paragraph_20_Font"><text:span text:style-name="T1">n</text:span></text:span>t, aut molliant, aut concoquant, aut vires<text:line-break/>sument vel infirment; siquidem ad haec quantitas quo- ,<text:line-break/>que earum non minimum conferti Quin alios quoque^<text:line-break/>multos lavationis aquae temperatae et potabili; effectus,</text:p>
      <text:p text:style-name="P4">qui jam comprehcnsis superveniant, enume<text:span text:style-name="Default_20_Paragraph_20_Font"><text:span text:style-name="T1">r</text:span></text:span>are licet; quo-<text:line-break/>rum qui proposito nunc operi <text:span text:style-name="Default_20_Paragraph_20_Font"><text:span text:style-name="T1">t</text:span></text:span>ur<text:span text:style-name="Default_20_Paragraph_20_Font"><text:span text:style-name="T1">a</text:span></text:span> accommodi, dicentur<text:line-break/>quam fieri potest paucissimis , dilato videlicet in aliud<text:line-break/>tempus eo quem in morbis praestant usu. Sed quod ad<text:line-break/>sanitatis tuendae spectat usum , juvcuis in sermone pr<text:span text:style-name="Default_20_Paragraph_20_Font"><text:span text:style-name="T1">o-<text:line-break/></text:span></text:span>positus jam exercitatus redeat, ut prius est comprehensum.<text:line-break/>Huic igitur praedicti balirei perexiguus est u<text:span text:style-name="Default_20_Paragraph_20_Font"><text:span text:style-name="T1">t</text:span></text:span>us, .ut qui<text:line-break/>omnia jam ex mediocri exercitatione et jam dicta ape-<text:line-break/>therapia est consecutus. Nihilo secius tamen, si probe<text:line-break/>balneum adhibeas, ipsum quoque apotherapiae pars ali-<text:line-break/>qua. fit; siquidem duras teusasque partes emollit, exere-<text:line-break/>mentum et liquamentum, si quod intus ad cutim haeret,<text:line-break/>evocati. Verum neutrius horum egere videtur prop<text:span text:style-name="Default_20_Paragraph_20_Font"><text:span text:style-name="T1">o</text:span></text:span>situs<text:line-break/>j avenis, neo ullum aut mollioris carnis aut adipis li-<text:line-break/>quarnentum credibile est illi inter exercitandum evenire,<text:line-break/>quum et immodicos et vehementes m<text:span text:style-name="Default_20_Paragraph_20_Font"><text:span text:style-name="T1">o</text:span></text:span>tus talia sequantur,<text:line-break/>huic vero tuo n suium expulsa omnia excrementa, sed<text:line-break/>etiam emollitae solidae partes sunt obiter, dum apothe-</text:p>
      <text:p text:style-name="P4">r apia est usus. Quare elui sibi in balneo sudorem et<text:line-break/>pulverem, si quando hoc utitur, magis postulat quam<text:line-break/>calefieri. Ergo transire tantum ad. solium usque, non in<text:line-break/>laconico immorari is debebit, sicuti qui citra exercita-<text:line-break/>tionem <text:span text:style-name="Default_20_Paragraph_20_Font"><text:span text:style-name="T1">t</text:span></text:span>e ipsius elixant. Sed nec morari in piscina liuic-<text:line-break/>cst opus; iruo lotus, ut comprehensum est, ad frigidam<text:line-break/>festinet; atque ipsis quoque mediocris esto, utpote ad<text:line-break/>medii temperamenti corpus. Quibus enim aut vehcmeu-<text:line-break/>tc<text:span text:style-name="Default_20_Paragraph_20_Font"><text:span text:style-name="T1">r</text:span></text:span> frigida opus siti, aut molli et veluti infulata, post<text:line-break/>dicemus. Caete<text:span text:style-name="Default_20_Paragraph_20_Font"><text:span text:style-name="T1">r</text:span></text:span>um optimum corpus, quoad augescit, di-<text:line-break/>ctum est non esse frigida lavandum, ne ejus i n e<text:span text:style-name="Default_20_Paragraph_20_Font"><text:span text:style-name="T1">r</text:span></text:span>e m en-<text:line-break/>tum moretu<text:span text:style-name="Default_20_Paragraph_20_Font"><text:span text:style-name="T1">r. </text:span></text:span>Ubi vero abunde est auctus, jam frigidae<text:line-break/>quoque assuefaciendus ; ut quae tum corpus universum<text:line-break/>robo<text:span text:style-name="Default_20_Paragraph_20_Font"><text:span text:style-name="T1">r</text:span></text:span>et, tum cutem densum duramque efficiat; quod sane<text:line-break/>tutissimum est adversus noxas, quae extrinsecus imminenti<text:line-break/>Quemadmodum vero quispiam frigida lavari primum in-<text:line-break/>cipict, sic ut nullam ex limita mutatione noxam sentiat,<text:line-break/>id utique ante omnia scire convenit. Multi enim, quum</text:p>
      <text:p text:style-name="P4">parum recte incepissent, adeo in frigidam lavationem<text:line-break/>male fuere affecti, ut nec iis, qui tutissime eam admini-<text:line-break/>strare potuissent, fe permitterent. Esto igitur anni tem-<text:line-break/>pus aestatis initium ; quo videlicet ante hyernem in toto<text:line-break/>interposito tempore non spernenda consuetudo pariatur.<text:line-break/>Esto praeterea dies, quo auspicabimur, quammaxime tran-<text:line-break/>quillus et, quod id tempus feret, calidissimus; cujus etiam<text:line-break/>calidissimam deligendam esse partem nemo dubitat, sicuti<text:line-break/>etiam gymnasterium , quod mediocri maxime fit tempe-<text:line-break/>ramento. Et externa quidem praeparatio talis est. C<text:span text:style-name="Default_20_Paragraph_20_Font"><text:span text:style-name="T1">o</text:span></text:span>r-<text:line-break/>pus ipfunr, quod uti frigida debebit, ad hunc modum<text:line-break/>praeparabitur. Esto illi actas quarti maxime feptennii<text:line-break/>medium, nulla nec ipfo die nec quae eam praecessit<text:line-break/>nocte nova re alterato, fed pristinam salubritatem ad<text:line-break/>unguem servanti. Esto vero, qui frigida utetur, juvenis<text:line-break/>et animo tum prae<text:span text:style-name="Default_20_Paragraph_20_Font"><text:span text:style-name="T1">t</text:span></text:span>entu, tum plane hilari, si quando<text:line-break/>alias, etiam tunc praecipue, Ac primum quidem fricetur</text:p>
      <text:p text:style-name="P4">linteis uberius. Sunto autem frictiones magis nunc quam<text:line-break/>ante vehementes, atque etiam linteis durioribus admini-<text:line-break/>stratae; li vero et manicas consutas manibus progymuasta<text:line-break/>circumdaret, atque ita fricaret, quo fieret opus aequabi-<text:line-break/>lius, non minime ad nem pertineret. Dehinc oleo, pro.:<text:line-break/>ut assuevit, fricetur; inde exercitetur exercitationibus<text:line-break/>multitudine quidem paribus, sed citatioribus, quum ante,<text:line-break/>Ah his in frigidam descendat, non tamen cunctanter, fed<text:line-break/>celeriter, vel etiam semel totus insiliat, huc utrobique<text:line-break/>spectans, ut uno maxime tempore omnibus corporis parti-<text:line-break/>bus humor circumfundatur, quippe quum fensim his ac-.<text:line-break/>cedere horrorem concitet. Esto vero et aqua ipfa neo<text:line-break/>tepida, nec plane cruda et glacialis; altera namque re-<text:line-break/>percussum caloris non efficit, altera <text:span text:style-name="Default_20_Paragraph_20_Font"><text:span text:style-name="T1">t</text:span></text:span>erit insuetos ac re:.<text:line-break/>Legerat Siquidem procedente tempore .tali quoque aqua<text:line-break/>utetur juvenis noster, si necessitas exigat; verum pris<text:line-break/>tuo saltem .die omnino cavenda est admodum frigida,</text:p>
      <text:p text:style-name="P4">Exeunti vero ab aqua fricari oleo idque a pluribus exue-<text:line-break/>dit, quoad cutis ipfa incaleat. Post haec cibos solitis plures,<text:line-break/>potum infra consuetudinem capiat, quae ipfemet vel in-<text:line-break/>jussus faciet, rite modo omnia sint peracta. Nam a fri-<text:line-break/>grda lavatione et plus appetunt, et melius concoquunt,<text:line-break/>ac minus sitiunt; veniuntque ad exercitationes postridie<text:line-break/>plane meliore habitu corporis, mole quidem pari ei, quae<text:line-break/>ante , caeterum compacta et mufculofiore ac vegetiore,<text:line-break/>cute vero duriore ac denfiore. In hoc ergo fecundo<text:line-break/>praeterea die similiter omnia <text:span text:style-name="Default_20_Paragraph_20_Font"><text:span text:style-name="T1">t</text:span></text:span>uor peragenda, etiam ter-<text:line-break/>tio et quarto. Postea vero procedente tempore ad eun-<text:line-break/>dem modum frigidam iterum ingredi jubebimus, videli-<text:line-break/>cet post eam, quae priori ingressui successit, frictionem,<text:line-break/>ut prius est comprehensum. Verum tertio eam ingredi,<text:line-break/>quod nonnullis placuit, non laudo. Nam et iterum id<text:line-break/>fecisse abunde satis mihi esse ridetur, praesertim quum<text:line-break/>pro arbitrio nostro immorari hominem jubere liceat.</text:p>
      <text:p text:style-name="P4">Ipfurn vero immorandi tempus hic quoque a quotidiana<text:line-break/>ipsius experientia est coniectandum. Nani si egressus sci-,<text:line-break/>gidam . coloratior ex frictione cito redditu<text:span text:style-name="Default_20_Paragraph_20_Font"><text:span text:style-name="T1">r, </text:span></text:span>mediocriter<text:line-break/>moratum indicat; sin et tardius ei calor redeat, et de-<text:line-break/>color diutius maneat, plus aequo moratum docet. Si era<text:line-break/>go cutis notis intentus sis, facile intelliges, an par tem-<text:line-break/>pus postea in frigida morari conveniat, an potius ad ma-<text:line-break/>jus minusve aliquid sit mutandum., Et de frigida lava-<text:line-break/>tione, quod ad optimam naturam spectet, abunde dictum<text:line-break/>arbitror.</text:p>
      <text:h text:style-name="Heading_20_2" text:outline-level="2">Cap. v </text:h>
      <text:p text:style-name="P14">Errata. autem, li quae contigerint, quomodo<text:line-break/>quis emendet, ,am dicere tempestivum esu Ut enim<text:line-break/>quam maxime statum corporis illaefum tum forti tus quis-<text:line-break/>pianr fit, ac ab omnibus, quae in vita contingunt, ne-<text:line-break/>gotiis liber sit, et fibi uni vivens, fieri tamen nequit, ut<text:line-break/>non aliquando vel ipse, vel is, qui ei praeficitur, aberret.<text:line-break/>Primum igitur non absimile est in id maxime et frequen-</text:p>
      <text:p text:style-name="P4">tissime peccatum incidere juvenem exercitationibus dedi-<text:line-break/>tum, quae lassitudo appellatur; de qua a multis jam non<text:line-break/>fotum medicis aut gymnasiis, fed etiam philosophis est<text:line-break/>dictum , veluti Theopluasto , qui integrum de ea volumen<text:line-break/>fcripfiti Ego vero hic quoque prolixitati parcens, quae<text:line-break/>nonnullis purum recte de ea fiunt tradita, ea transire<text:line-break/>statui ; quae vero maxime sunt necessaria iis, qui sanitatem<text:line-break/>tuendam profitentur, haec una cum accommodatis demon-<text:line-break/>strationibus explicare ; ac primum de notione ejus agere;<text:line-break/>quippe recte fe habet, ab hac quum exorsi fuerimus, ad<text:line-break/>essentiam alus explicandam accedere. Ergo lassitudinis<text:line-break/>notionem intelli<text:span text:style-name="Default_20_Paragraph_20_Font"><text:span text:style-name="T1">e</text:span></text:span>entiamque sunt qui accipiunt, dum in-<text:line-break/>censi distentique sibi esse ridentur, idque aut omnibus<text:line-break/>corporis partibus , aut iis tantum , quibus laborarint ; qui-<text:line-break/>clam, dum tristi molestoque fenfu inter movendum assici-<text:line-break/>untur; hunc alii indicibilem dixere, alii ulcerosum ap-<text:line-break/>pellavere; nonnulli, quum membra ceu contusa et phleg-<text:line-break/>mone obfiessa sentiunt. Non defiunt et qui simplices hos<text:line-break/>affectus inter sie miscent, et qui tensionis est, et qui ul-</text:p>
      <text:p text:style-name="P4">cerosus, et qui phlegmones speciem praefert. Alii duos<text:line-break/>ex his miscent, aut eum, qui ulceris speciem exhibet, ei,<text:line-break/>qui teusioni assimilatu<text:span text:style-name="Default_20_Paragraph_20_Font"><text:span text:style-name="T1">r</text:span></text:span>, aut eum, qui phlegmones sen<text:span text:style-name="Default_20_Paragraph_20_Font"><text:span text:style-name="T1">t</text:span></text:span>um<text:line-break/>affert, seorsum cum utroque; ita ut sint in universum<text:line-break/>sententiae de lassitudinis notione septem: Quae sime om-<text:line-break/>nes ut verae ex parte sinit, itu in totum simplici absio-<text:line-break/>lutoque Iermonc non siunti Nam sive ulceris <text:span text:style-name="Default_20_Paragraph_20_Font"><text:span text:style-name="T1">t</text:span></text:span>ensus, quum<text:line-break/>moventur, fe exhibet, sive phlegmones, sive incendi ten-<text:line-break/>dique ridentur, sive duo quilibet horum, sive etiam om-<text:line-break/>nes coeunt; lassitudo dicitur eorum affectuum unusquisque.<text:line-break/>Quo fit, ut septem ejus lu universum differentiae sint,<text:line-break/>simplices tres , compositae quatuor. Co<text:span text:style-name="Default_20_Paragraph_20_Font"><text:span text:style-name="T1">r</text:span></text:span>poris vero , quod<text:line-break/>his sit affectum, remedia quaedam propria cujusque lassi—<text:line-break/>tudiuis siunt, quaedam omnibus communia. De his mox<text:line-break/>dicetur, si prius de affectu quodam, qui lassitudini pro-<text:line-break/>ximus est, dixero, quem decepti nonnulli prave lassitudi-<text:line-break/>nem nominanti Is qualis sit, et quas notas habeat, illu-<text:line-break/>strius apparebit, si cujusque lassitudinis essentiam prius</text:p>
      <text:p text:style-name="P4">disquisiverimus. Hactenus enim ipsa symptomata dicta<text:line-break/>sunt. Illa enim, quod incendi tendique corpus rideatur,<text:line-break/>et quod moventi se vel ulceris vel phlegmones sensus<text:line-break/>oboriatur, affectus non sunt, sed symptomata. Affectus<text:line-break/>vero corporum, quibus haec supervenire solent, tres sim-<text:line-break/>plices sunt, quatuor compositi. Et ulcerosus quidem as-<text:line-break/>sectus oritur ab excrementorum copia tenuium simul et<text:line-break/>acrium, quae nimirum inter exercitandum proveniunt<text:line-break/>duplici ex causa, aut eo excremento, quod. crassius erat,<text:line-break/>fuso et atte<text:span text:style-name="Default_20_Paragraph_20_Font"><text:span text:style-name="T1">n</text:span></text:span>uato, non tamen toto expulso, aut adipe<text:line-break/>molli<text:span text:style-name="Default_20_Paragraph_20_Font"><text:span text:style-name="T1">r</text:span></text:span>e carne liquata. Necesse enim est abs tali humore<text:line-break/>ceu tenui atque acri pungi et quasi vulnerari tum cutem,<text:line-break/>tum ipsam carnem, sic ut etiam horror interim oboriatur,<text:line-break/>imo .etiam quadamtenus rigor, si modo admodum tum eo-<text:line-break/>prosus humor, tum acer sit. Ac talis quidem est ulcerosa<text:line-break/>lassitudo. Ubi autem tendi solum membra videntur, ul-<text:line-break/>ceris vero sensus non est, in hac certe lassitudlue nullum</text:p>
      <text:p text:style-name="P4">excrementum, de quo ratio ulla sit habenda, in corpore<text:line-break/>continetur, fed residet in musculis et nervis ex nimia<text:line-break/>tensione, quam exercitando admiserunt, affectus quidam<text:line-break/>cssectricis causae potestatem indicans. Accidit namque in<text:line-break/>vehementi tensione omnes musculorum fibras tendi , non<text:line-break/>tamen similiter omnes lassari, fed eas unanime, quae per<text:line-break/>longitudinem tensionis porriguntur. Quippe quae obli-<text:line-break/>quiores quodammodo jacent, minus lu directum aguntur;<text:line-break/>quere his nullum instat periculum. In iis vero, quae<text:line-break/>immoderatius Iunt extensae, ita ut parum a difruptione<text:line-break/>absint, relinquitur affectio quaedam similis ei, quae luter<text:line-break/>agendum fiebat; quippe tendi adhuc ridentur, quum ta-<text:line-break/>men nulla jam trusione urgeantur. Tertia vero Iassitudi-<text:line-break/>num differentia, qua nimirum ceu contusas aut phleg-<text:line-break/>mone obsessas partes sentimus , tum maxime sistet luci-<text:line-break/>dere, quum musculi nimium excalefacta attraxere quip-<text:line-break/>piam ex circumfusis sibi excrementis. Quod si etiam tum<text:line-break/>tcndouibus, tum nervis idem affectus incidit, ossium do-</text:p>
      <text:p text:style-name="P4">surem eum affectum nominant, ob penitiorem scilicet<text:line-break/><text:span text:style-name="Default_20_Paragraph_20_Font"><text:span text:style-name="T1">t</text:span></text:span>ensum partibus , quae in alto maxime corpore sunt post-<text:line-break/>tae, nomen tribuentes; quippe summum locum cutis oc-<text:line-break/>cupat, secundum ab ea situs ordinem musculi habent, uti-<text:line-break/>que circum ossa positi, at tendones ipsis ossibus adhaerenti<text:line-break/>Quo magis rationabile est, quum lu quicquam praedicto-<text:line-break/>rata patiuntur, videri in imo ac circa ipsa ossa affectio-<text:line-break/>nem haerere. Atque hae quidem solae tres simplices<text:line-break/>lassitudinum differentiae sunt; compositae vero ex his, ut<text:line-break/>jam dictum est, quatuor sunt, de quibus mox agendum,<text:line-break/>si tamen prius simplices universas absolvero. Est namque<text:line-break/>affectio alia quoque, quae, ceu lassitudo sit, nonnullis an-<text:line-break/>ponit: haec incidit, quum supra modum musculi siccantur<text:line-break/>adeo, ut squallens contractumque corpus appareat, atque<text:line-break/>ad motus quodammodo pigrum; non tamen ei quicquam<text:line-break/>eorum, quae modo diximus, inest; neque is, qui veluti<text:line-break/>ulceris aut tensionis est, multoque minus, qui veluti phleg-<text:line-break/>mones est sensus. Quippe diversissimus aspectus ejustno-<text:line-break/>di affectus est, et ejus, quem ultimo loco retulimus.</text:p>
      <text:p text:style-name="P4">Hic namque squallens et contractius corpus efficit; at qui<text:line-break/>.phlegmoues sensum prae <text:span text:style-name="Default_20_Paragraph_20_Font"><text:span text:style-name="T1">t</text:span></text:span>e fert, in mole etiam ea , quae<text:line-break/>naturalis est , ampliore consistit. Quare quatuor in uni-<text:line-break/>versam simplices affectus sunt; quorum singulis sua sunt<text:line-break/>remedia.</text:p>
      <text:h text:style-name="Heading_20_2" text:outline-level="2">Cap. VI. </text:h>
      <text:p text:style-name="P14">Ordiendum vero ab ea, quae ulceris letus<text:line-break/>sum invehit; quam etiam ab excrementorum acrimonia<text:line-break/>oriam diximus : haec autem lassitudo maxime in ea luci-<text:line-break/>dit corpora, quae et mali succi sunt, et excrementis abun-<text:line-break/>dant. Succedit vero recentibus cruditatibus, quum aut<text:line-break/>exercitantur immoderatius, aut in sule sunt morati. Cae-<text:line-break/>serum nihil obstat, quin in corpore boni succi citra cru-<text:line-break/>dilatem proveniant, utique ob exercitationis nimium ex-<text:line-break/>cessum. Sane excitare eam solent celeres ac multi mo-<text:line-break/>tus. ln hac vero lassitudine etiam densa esse horrere-<text:line-break/>que cutis videtur. Fatenturque, qui ea sunt affecti, in-<text:line-break/>ter movendum dolere sibi ulceris ritu alii cutim tantum,<text:line-break/>alii subjectum etiam carnem. Remedium hujus ex iis,<text:line-break/>quae affectui sunt contraria, comparatur, quippe si quae</text:p>
      <text:p text:style-name="P4">redundant discutias, malum cessabit. Sane discutientur<text:line-break/>frictione multa molliore cum oleo, a quo omnis adstrin-<text:line-break/>gendr vis abest: quod genus maxime Sabinum est. Ad-.<text:line-break/>versissimum vero huic affectioni est, quod ex Hispania<text:line-break/>affertur et ex Iberia, vocant autem Hispanum, tum quod<text:line-break/>omphacinum voca<text:span text:style-name="Default_20_Paragraph_20_Font"><text:span text:style-name="T1">n</text:span></text:span>t vel crudum ; et ut semel dicam,<text:line-break/>quod austerum est, omne id alienum esu Adeo gustu<text:line-break/>ipsis vim eorum discernere licet, etiamsi de ipsis ante<text:line-break/>periculum no<text:span text:style-name="Default_20_Paragraph_20_Font"><text:span text:style-name="T1">n</text:span></text:span> feceris. Sic namque et nos quondam in<text:line-break/>Macedonia degustato oleo, quod fit circa Aulonem, qui<text:line-break/>est super Strymonem, deprehendimus eandem cum Hispa-<text:line-break/>no vim habere. Quin et reliquorum omnium olei gene-<text:line-break/>rum ita deprehendas vires, etiam quaecunque pe<text:span text:style-name="Default_20_Paragraph_20_Font"><text:span text:style-name="T1">r</text:span></text:span> abusio-<text:line-break/>nem nominant, et quae ex sale, ex <text:span text:style-name="Default_20_Paragraph_20_Font"><text:span text:style-name="T1">r</text:span></text:span>adicibus, ex herbis,<text:line-break/>ex germinibus, ex foliis vel fructibus praeparantur.<text:line-break/>Dictum vero abunde de his omnibus est in operibus iis,<text:line-break/>quae de medicamentis inscripsimus ; nihilo tamen minus<text:line-break/>etiam in propositu opere dicetur suo loco. lllud tantum</text:p>
      <text:p text:style-name="P4">in prae<text:span text:style-name="Default_20_Paragraph_20_Font"><text:span text:style-name="T1">t</text:span></text:span>entis dixisse fatis sit, quod plane dulcissimum<text:line-break/>oleum est, id esse ad propositum affectum maxime accom..<text:line-break/>modatum. Hoc igitur copiosi; cum multa frictione utcn-<text:line-break/>dum; primo quidem dic, quo suspectam forte lassitudi-<text:line-break/>nem omnino declines, fecundo vero, ut, fi qua incidit,<text:line-break/>discutiatur. Discutit porro eam exercitatio, quae apo-<text:line-break/>therapia dicitur, -in qua scilicet motus adhibeas quanti-<text:line-break/>tute mediocres, qualitate tardiores, idque cum frequenti<text:line-break/>interposita his quiete; qua utique fricare hominem opor-<text:line-break/>tet, pluribus simul contrectantibus , quo nec refrigescat<text:line-break/>pars ulla, et ocissime excrementa discutiantur. Porro<text:line-break/>fractionum plus adhibebitur in iis, qui in cute et snb<text:line-break/>cute excrementorum collectam vim habent, motuum vero,<text:line-break/>quos ipfemet edat, in altera lassitudine; scilicet in qua<text:line-break/>plus est in ipsis musculis congestum. Quae enim in his<text:line-break/>coacta excrementa sunt, stola frictio educere non potest;<text:line-break/>his enim opus est non stilum ab aliquo foris attralri, ve-<text:line-break/>runa etiam ab altero quopiam intrinsecus impelli. Impellit</text:p>
      <text:p text:style-name="P4">ea partim calor ipfe, qui permotum accenditu<text:span text:style-name="Default_20_Paragraph_20_Font"><text:span text:style-name="T1">r, </text:span></text:span>par-<text:line-break/>tim fpiritus, qui usia emittitur, partim ipsis musculorum<text:line-break/>tensio; siuper haec vero ipfir singularum partium ex-<text:line-break/>cretrix alieni facultas. Altera vero lassitudo, ru qua tensio<text:line-break/>sentitur, illud pro remedio postulat, quod Hippocrati<text:line-break/>laxatio dicitur. Ea namque tensioni contraria est ad<text:line-break/>eum modum, quo duritiei mollities. Ait enim ita: <text:span text:style-name="Default_20_Paragraph_20_Font"><text:span text:style-name="T1">Cutis<text:line-break/>durae moll</text:span></text:span>i<text:span text:style-name="Default_20_Paragraph_20_Font"><text:span text:style-name="T1">tia, disientae laxati</text:span></text:span>o, <text:span text:style-name="Default_20_Paragraph_20_Font"><text:span text:style-name="T1">ceu dur</text:span></text:span>o <text:span text:style-name="Default_20_Paragraph_20_Font"><text:span text:style-name="T1">molle, disient</text:span></text:span>o<text:line-break/><text:span text:style-name="Default_20_Paragraph_20_Font"><text:span text:style-name="T1">laxum c</text:span></text:span>o<text:span text:style-name="Default_20_Paragraph_20_Font"><text:span text:style-name="T1">ntrarium su</text:span></text:span>. Sane relaxatur, quod distentum est,<text:line-break/>in aliis quidem affectibus, quos in quinto de simplicium<text:line-break/>medicamentorum facultatibus diximus, alia ratione. Quod<text:line-break/>vero per exercitationem . incidit , tum pauca molliqne<text:line-break/>frictione, eaque ex oleo dulci atque infolalo, tum iuter-<text:line-break/>missione omnino aut etiam quiete, .praeterea lavatione<text:line-break/>medii temperamenti, atque in calida pluscula mora; adeo,<text:line-break/>si his terve lavabis, plus proderis. Hi vero et post bal-<text:line-break/>neum ungi desiderant prius, quam vestiantur. Quod si<text:line-break/>p<text:span text:style-name="Default_20_Paragraph_20_Font"><text:span text:style-name="T1">r</text:span></text:span>opter sudorem forte aliquem pingue deterserint, rursus</text:p>
      <text:p text:style-name="P4">ungi desiderant. Quin etiam postem dic, quum e cubili<text:line-break/>fingunt , ungi his expedit, nunquam tamen oleo summe<text:line-break/>frigido, nec dura frictione. Incidit certe huju<text:span text:style-name="Default_20_Paragraph_20_Font"><text:span text:style-name="T1">s</text:span></text:span>modi lassi-<text:line-break/>tudo iis, quibus salubris fuccus est, post robustas potius<text:line-break/>quam celeres exercitationes, redditque lassatos ipsius- pigros<text:line-break/>admodum aegreque flexibiles. Non tamen hi denti hor-<text:line-break/>reutefque apparent, quemadmodum quos paulo ante com-<text:line-break/>prehcndimus, caeterum contracti aridique non minus ip-<text:line-break/>sis apparent ; tangentibus vero calidiores videntur non<text:line-break/>folum iis, quos ulcerosa lassitudo urget, fed etiam quam<text:line-break/>ipsimet, quum fani essent.</text:p>
      <text:h text:style-name="Heading_20_2" text:outline-level="2">Cap. VII. </text:h>
      <text:p text:style-name="P14">Tertia lassitudo cx vehementissimis nasici-<text:line-break/>tar motibus folaque supra naturalem habitum musculos<text:line-break/>attollit sic, ut phlegmonae persimilis assectus sit. ltaque<text:line-break/>et leri tactu offenduntur, et calidiores apparent. Dolent<text:line-break/>vero etiam, si ipsi per fe moveri conentur. lucidis haec<text:line-break/>lassitudo iis. plurimum , qui assueti exercitationibus non</text:p>
      <text:p text:style-name="P4">sunt; nam exercitari assuetis raro incidit utique ex vehe-<text:line-break/>meritissimis plurimisque motibus. Sanationis vero ejus<text:line-break/>tres sunt scopi, quemadmodum fere et omnium phlcgmone<text:line-break/>obsessorum, nempe supervacanei vacuatis, extenti re-<text:line-break/>quies, et inflammationis refrigeratio. Ergo et oleum<text:line-break/>copiosum ac tepidum cum frictione mollissima et longissi-<text:line-break/>ma in medii temperamenti aquis mora hujusmodi lasti-<text:line-break/>tudines emendati Quod li paulo tepidior aqua fit, plus<text:line-break/>proderit. Ad eundem modum multa quies, et unctio<text:line-break/>assidua, denique omnia, quae id, quod lassatum est, .quiete<text:line-break/>lcnimentoque recreent, ac quod supervacuum est, per<text:line-break/>halitum digerant. Sed putet fortasse quispiam, lassitudi-<text:line-break/>nem hunc ncc simplicem csse, ncc a duabus jam traditis<text:line-break/>tertiam, sied cx his compositum, nec aliunde constantem,<text:line-break/>quam ex ncrvosarum partitum tensione et ulceris <text:span text:style-name="Default_20_Paragraph_20_Font"><text:span text:style-name="T1">t</text:span></text:span>enso;<text:line-break/>calorem namque in hujttsinodi lassitudine alioqui qui-<text:line-break/>dent naturaliter inesse, veluti in memoratarum utraque,</text:p>
      <text:p text:style-name="P2">ncc tamen complendae notionis substantiaeve partem esse<text:line-break/>ullam. Verum illud huic uni egregie prae caeteris mest,<text:line-break/>nempe major quam p<text:span text:style-name="Default_20_Paragraph_20_Font"><text:span text:style-name="T1">i</text:span></text:span>o naturali habitu tumor, tum quod<text:line-break/>, ncc doloris sensus similis in hac et tensionis lassitudine<text:line-break/>habetur; quippe in illa tendi, in hac contusus esse usque<text:line-break/>ad ossa nervos universus putant, qui ipsa laborant. Qua-<text:line-break/>re in his saltem proprium a reliquis duabus discrimen<text:line-break/>habet, nec est composita tantum. Tres igitur sive cor-<text:line-break/>poris fletus, sive assectus, sive quid aliud dixisse velis,<text:line-break/>lu sunt. Est alia quaedam super has quarta; similis qui-<text:line-break/>dem lassitudini , non tamen lassitudo , quod neque ulceris,<text:line-break/>neque tensionis, neque phlegmones affectum prae se ferat:<text:line-break/>sini nec horrorem ullum doloremve, nec pigritiam ad<text:line-break/>motus, quemadmodum lassitudines, insuit, sed gracilitatem<text:line-break/>tantum ariditatcmque sarit. Incidit quidem haec in eor-<text:line-break/>po<text:span text:style-name="Default_20_Paragraph_20_Font"><text:span text:style-name="T1">t</text:span></text:span>ibus boni succi et exercitationi assuetis, ubi immo-<text:line-break/>dicc exercitum parum rite apotherapia sunt usa. Quippe<text:line-break/>ita et digeruntur excrementa, et quae tensa luerant,</text:p>
      <text:p text:style-name="P4">laxantu<text:span text:style-name="Default_20_Paragraph_20_Font"><text:span text:style-name="T1">r, </text:span></text:span>nec aliud ru corp<text:span text:style-name="Default_20_Paragraph_20_Font"><text:span text:style-name="T1">o</text:span></text:span>re relinquitu<text:span text:style-name="Default_20_Paragraph_20_Font"><text:span text:style-name="T1">r</text:span></text:span> praeter sicci-<text:line-break/>talem, quam ex immodico motu contraxerunt. Postulat<text:line-break/>autem primo die nihilsane diversum ab iis, quae prius<text:line-break/>dictu sunt, praeter calidiorem aquam, quae sensim contrahat,<text:line-break/>et calsaciat, et roboret cutem; secundo apotherapiae exer-<text:line-break/>citationem, quae tum in motu tum frictione et pauca<text:line-break/>et mollis et tarda sit: .praeterea lolium similiter calidum<text:line-break/>votum protinus in frigidam exiliant, quo videlicet ipsis<text:line-break/>robur in cute una cum calore constet. Nam et minus lu<text:line-break/>fequenti tempore dissolvuntur, et facile in carnem cutem-<text:line-break/>que nutrimentum resumunt, quo nrajus his commodum<text:line-break/>nullum profecto invenias, ut qui nullum notabilem asse-<text:line-break/>erum praeter carnis gracilitatem ariditatemque habeant.<text:line-break/>Quippe postulat (arbitror) tale saltem corpus nutriri simul<text:line-break/>ac madefieri; quorum utrumque ex humido nutrimento<text:line-break/>optime assequetur.</text:p>
      <text:h text:style-name="Heading_20_2" text:outline-level="2">Cap.- VTII. </text:h>
      <text:p text:style-name="P14">Quoniam vero factu <text:span text:style-name="Default_20_Paragraph_20_Font"><text:span text:style-name="T1">t</text:span></text:span>eme<text:span text:style-name="Default_20_Paragraph_20_Font"><text:span text:style-name="T1">t</text:span></text:span> mentio de</text:p>
      <text:p text:style-name="P4">victu post balneum est, non alienum fuerit et de eo,<text:line-break/>quod ad lassitudines pertinet, praecipere. Ulcerosa igitu<text:span text:style-name="Default_20_Paragraph_20_Font"><text:span text:style-name="T1">r<text:line-break/></text:span></text:span>lassitudo post legitimam apothe<text:span text:style-name="Default_20_Paragraph_20_Font"><text:span text:style-name="T1">r</text:span></text:span>apiam consuetum nutri-<text:line-break/>mentum desiderat, aut etiam parcius, p<text:span text:style-name="Default_20_Paragraph_20_Font"><text:span text:style-name="T1">r</text:span></text:span>aeterea humidius.<text:line-break/>Quod si in ipsa apotherapia in quartum mig<text:span text:style-name="Default_20_Paragraph_20_Font"><text:span text:style-name="T1">r</text:span></text:span>averit asse-<text:line-break/>dum, (solet enim ita plerumque fieri,) pro ipsius ratione<text:line-break/>tum lavetur, tum nutriatur. At quae .tensionem lassitudo<text:line-break/>praefert, ea etiam magis, quam ulcerosa, parce nutriri<text:line-break/>postulat. Quae vero phlegnrones sensum affe<text:span text:style-name="Default_20_Paragraph_20_Font"><text:span text:style-name="T1">r</text:span></text:span>t, ea supra<text:line-break/>reliquas omnes tum humidissimum, tum minimum, tum<text:line-break/>vero quod refrigerans quippiam habeat, requirit. Boni<text:line-break/>succi tamen nutrimentum omnes, qui lassitudine gravari-<text:line-break/>tur, juxta postulant, quali. nimirum- p<text:span text:style-name="Default_20_Paragraph_20_Font"><text:span text:style-name="T1">r</text:span></text:span>opositus nobis ju-<text:line-break/>venis adhuc integer utebatur. ^Cavendus tamen in ul-<text:line-break/>ce<text:span text:style-name="Default_20_Paragraph_20_Font"><text:span text:style-name="T1">r</text:span></text:span>osa et ea, quae phlegmatica sensum exhibet, glutinosus<text:line-break/>cibus est, ceu qui excrementorum digestionem mo<text:span text:style-name="Default_20_Paragraph_20_Font"><text:span text:style-name="T1">r</text:span></text:span>etur.<text:line-break/>At in tensionis lassitudine etiam exhibendum ejusmodi<text:line-break/>nutrimentum est, auferentibus aliquid de ejus copia, Quo<text:line-break/>nunus mirum est, si multiplex pugna non plebeiis modo</text:p>
      <text:p text:style-name="P4">inter se, sed etiam artificibus et inter se et cum plebeiis<text:line-break/>oritur, dum neque de exercitationibus , neque frictioui-<text:line-break/>bus, neque balneis, neque victu laflatomm consentiunt.<text:line-break/>Quippe alios affirmare audias, lassitudinem lassitudine esse<text:line-break/>abolendam; alios, laborem quiete sanari; alios, parcius<text:line-break/>nutriendos, qui lassitudine premuntur; alios contra, non<text:line-break/>modo de consueto nutrimento non demendum quicquam,<text:line-break/>sed etiam tanto plus adliciendum, quanto plus se fati-<text:line-break/>gaverint, ad portionem enim laborum nutrimentum ex-<text:line-break/>bibendum; alios rursus, nec adliciendum quicquam nutri-<text:line-break/>menti, nec etiam demendum. Ad eundem modum baluco<text:line-break/>quoque utuntur, alii ex aquis medii temperamenti, alii<text:line-break/>calidioribus, alii tepidioribus. Nam et experientia ad id<text:line-break/>tantum probandum, quod usu saepe usurpavit, quemlibet<text:line-break/>impellit, et praeterea ratio, utpote quam quisque absolu-<text:line-break/>tam non habet, ut supra dictum esu Verum, quum unum<text:line-break/>tantum lassitudinis sensum traderet, reliquis, ceu non sint,</text:p>
      <text:p text:style-name="P4">praeteritis, ejus tantummodo, quam norit, remedium do-<text:line-break/>curti Ergo verum est et quod lassitudine lassitudo fulvi-<text:line-break/>tur, quum videlicet hesternis exercitationibus perea postri-<text:line-break/>die adhibendas videtur expediens, et lassitudinis mede-<text:line-break/>lam esse quietem. Horum erum duorum primum quidem<text:line-break/>in iis quae ex congestis excrementis lassitudines consistunt,<text:line-break/>ac praecipue ubi in musculis cxcremcnta haeserunt, se-<text:line-break/>eundum vero in iis, quae tensionis et phlegmones scit-<text:line-break/>sum praebent, utile videtur. Jam illud quoque verum<text:line-break/>est, qui lassitudine gravantur, eos parcius csse nutriendos;<text:line-break/>id enim conducere videtur ci, qui phlegmones <text:span text:style-name="Default_20_Paragraph_20_Font"><text:span text:style-name="T1">t</text:span></text:span>ensum<text:line-break/>praefert. Verum praeterea est ct ex consuetudine esse<text:line-break/>nutriendum; id namque in ulce<text:span text:style-name="Default_20_Paragraph_20_Font"><text:span text:style-name="T1">r</text:span></text:span>osa lassitudine, ubi recte<text:line-break/>apotherapia funt usi, fieri observatum est, sicuti etiam<text:line-break/>uberius cibandum in eo affectu, quem similem lassitudrni-<text:line-break/>bus diximus ; in quem ex ulcerosa quoque nonnulli trans-<text:line-break/>eunt. Simili ratione et medii temperamenti aquis esse<text:line-break/>lavandum in iis, quae ex redundantia supervacuorum<text:line-break/>natae sunt, verum fateor; sed nec illud verum negem,<text:line-break/>ejusinodi aquis non esse utendum nec ni ea, quae phleg-</text:p>
      <text:p text:style-name="P4">m<text:span text:style-name="Default_20_Paragraph_20_Font"><text:span text:style-name="T1">o</text:span></text:span>nes <text:span text:style-name="Default_20_Paragraph_20_Font"><text:span text:style-name="T1">t</text:span></text:span>ensum praefert, quum tepidiores haec desideret,<text:line-break/>nec iis, qui similem lassitudini affectum sentiunt, hi nam-<text:line-break/>que calidiores volunt. Sunt et qui eum affectum lassi-<text:line-break/>tudinem esse putent. Alii, quinam affectus fit, non dixc-<text:line-break/><text:span text:style-name="Default_20_Paragraph_20_Font"><text:span text:style-name="T1">r</text:span></text:span>unt. In quibuscunque vero suspicio futurae lassitudinis<text:line-break/>fuhest, suadent calidiore aqua lu balneo uti, causamque<text:line-break/>assignant, sicuti ipsi supra retulimus, alii distributioni in<text:line-break/>corpus, alii nutritioni id genus balnei conducere dicen-<text:line-break/>tes, non..tamen rationem ullam asserunt, cujus gratia<text:line-break/>ejusinodi distributione et nutrimento prohiberi lassitudo<text:line-break/>p<text:span text:style-name="Default_20_Paragraph_20_Font"><text:span text:style-name="T1">o</text:span></text:span>ssit. Sed nec omnino; qualis sit ipfie lassitudinis affectus,<text:line-break/>scribunt. Nam major eorum pars nihil dixit, qui vero<text:line-break/>dicere ausi sunt, siccitatem esse definiverunt. Ac quod<text:line-break/>nutrimentum siccitati medetur, praefertimque humectans,<text:line-break/>(quam tamen conditionem major eorum pars non adjecit,)<text:line-break/>est sane verissimum: caeterum nec remedium id nec<text:line-break/>cautio lassitudinum. Sed quum, uti dictum est, membra<text:line-break/>sicciora. runt facta, nulla tamen nec tensio subest, nec</text:p>
      <text:p text:style-name="P4">tenue acreque excrementum, nec phlegmonac similis asse-:<text:line-break/>otus, reficere nutrimento humectatae expedit, quae ex-<text:line-break/>hausto humore funt siccam, quando, nisi abunde nutrias,<text:line-break/>et gracilius et aridius, quam fuerat, postero die co<text:span text:style-name="Default_20_Paragraph_20_Font"><text:span text:style-name="T1">r</text:span></text:span>pus<text:line-break/>cernes. Atque hunc affectum nonnulli lassitudinem rati,<text:line-break/>eum existimant calidiore balneo et plenio<text:span text:style-name="Default_20_Paragraph_20_Font"><text:span text:style-name="T1">r</text:span></text:span>e cibo, ne in-<text:line-break/>cidat, profusiori. Illud tamen quorundam, sicuti etiam<text:line-break/>Thconis, dcmicor, si jam factam lassitudinem similiter<text:line-break/>sanari non puta<text:span text:style-name="Default_20_Paragraph_20_Font"><text:span text:style-name="T1">n</text:span></text:span>t. Nam sive quem modo memoravimus<text:line-break/>affectum velit quis esse lassitudinem, nutrimento illum et<text:line-break/>solvere debet, et ne fiat prohibere , sive reliquorum quem-<text:line-break/>vis eorum, qui verae lassitudines sunt; utique parcius in<text:line-break/>omnibus hominem nutrire, et quum adhuc instant, et<text:line-break/>quum jam occuparunt. illud enim dici non potest, ta-<text:line-break/>lem sitllem affectum, qui lassitudini similis est, nisi primo<text:line-break/>die per nutrimentum plenius corrigatur, in trium ali-<text:line-break/>quam migrare solere. Nam fi ipsis fotum siccitas in<text:line-break/>eo visitur, praeter gracilitatem nihil loquetur amplius;</text:p>
      <text:p text:style-name="P4">si vero caloris quoquo quippiam simul adsit, jam febricitare<text:line-break/>metus est. Verum non idem funt lassitudo et febris, ta met-<text:line-break/>si maxime eorum, qui lassitudinem senserunt, nonnullos<text:line-break/>febris male habuit. Sane Theon em mirari Inlu t haec<text:line-break/>in quarto dp particularibus exercitiis, ubi de absoluto<text:line-break/>exercitio agit, <text:span text:style-name="Default_20_Paragraph_20_Font"><text:span text:style-name="T1">s</text:span></text:span>cribentem f <text:span text:style-name="Default_20_Paragraph_20_Font"><text:span text:style-name="T1">Quum lassitudo aliqua eos, qui<text:line-break/>ita exercitati sunt, postero deinceps die fere scquatur,<text:line-break/>ferventis aquae lavatio minus ltissitudini obnoxios red-<text:line-break/>dit, summa corporis accendens</text:span></text:span>, Deinde. ita <text:span text:style-name="Default_20_Paragraph_20_Font"><text:span text:style-name="T1">su</text:span></text:span>bj<text:span text:style-name="Default_20_Paragraph_20_Font"><text:span text:style-name="T1">ic</text:span></text:span>i<text:span text:style-name="Default_20_Paragraph_20_Font"><text:span text:style-name="T1">t</text:span></text:span> : <text:span text:style-name="Default_20_Paragraph_20_Font"><text:span text:style-name="T4">Ἵνα</text:span></text:span><text:span text:style-name="Default_20_Paragraph_20_Font"><text:span text:style-name="T5"><text:line-break/></text:span></text:span><text:span text:style-name="Default_20_Paragraph_20_Font"><text:span text:style-name="T4">αὕτη</text:span></text:span><text:span text:style-name="Default_20_Paragraph_20_Font"><text:span text:style-name="T5"> </text:span></text:span><text:span text:style-name="Default_20_Paragraph_20_Font"><text:span text:style-name="T4">σικύας</text:span></text:span><text:span text:style-name="Default_20_Paragraph_20_Font"><text:span text:style-name="T5"> </text:span></text:span><text:span text:style-name="Default_20_Paragraph_20_Font"><text:span text:style-name="T4">τρόπον</text:span></text:span><text:span text:style-name="Default_20_Paragraph_20_Font"><text:span text:style-name="T5"> </text:span></text:span><text:span text:style-name="Default_20_Paragraph_20_Font"><text:span text:style-name="T4">τὴν</text:span></text:span><text:span text:style-name="Default_20_Paragraph_20_Font"><text:span text:style-name="T5"> </text:span></text:span><text:span text:style-name="Default_20_Paragraph_20_Font"><text:span text:style-name="T4">λαμβανομένην</text:span></text:span><text:span text:style-name="Default_20_Paragraph_20_Font"><text:span text:style-name="T5"> </text:span></text:span><text:span text:style-name="Default_20_Paragraph_20_Font"><text:span text:style-name="T4">τροφὴν</text:span></text:span><text:span text:style-name="Default_20_Paragraph_20_Font"><text:span text:style-name="T5"> </text:span></text:span><text:span text:style-name="Default_20_Paragraph_20_Font"><text:span text:style-name="T4">ἐπισπωμένη</text:span></text:span><text:span text:style-name="Default_20_Paragraph_20_Font"><text:span text:style-name="T5"><text:line-break/></text:span></text:span><text:span text:style-name="Default_20_Paragraph_20_Font"><text:span text:style-name="T4">τοῖς</text:span></text:span><text:span text:style-name="Default_20_Paragraph_20_Font"><text:span text:style-name="T5"> </text:span></text:span><text:span text:style-name="Default_20_Paragraph_20_Font"><text:span text:style-name="T4">κεκμηκόσιν</text:span></text:span><text:span text:style-name="Default_20_Paragraph_20_Font"><text:span text:style-name="T5"> </text:span></text:span><text:span text:style-name="Default_20_Paragraph_20_Font"><text:span text:style-name="T4">ἀντιδιέληται</text:span></text:span><text:span text:style-name="Default_20_Paragraph_20_Font"><text:span text:style-name="T5"> </text:span></text:span><text:span text:style-name="Default_20_Paragraph_20_Font"><text:span text:style-name="T4">νεύροις</text:span></text:span><text:span text:style-name="Default_20_Paragraph_20_Font"><text:span text:style-name="T5">. </text:span></text:span>Is enim praeter alia<text:line-break/>yeluti aenigma quoddam verbum <text:span text:style-name="Default_20_Paragraph_20_Font"><text:span text:style-name="T4">ἀντιδιέληται</text:span></text:span><text:span text:style-name="Default_20_Paragraph_20_Font"><text:span text:style-name="T5"> </text:span></text:span>in contextu<text:line-break/>apposuit: possis enim ita in<text:span text:style-name="Default_20_Paragraph_20_Font"><text:span text:style-name="T1">t</text:span></text:span>elligere, quasi summa corporis<text:line-break/>cucurbitae more nutrimentum trahentia partem aliquam<text:line-break/>ejus nervis quoque dispensent: possis et contra, quasi<text:line-break/>summa corporis cucurbitae mod<text:span text:style-name="Default_20_Paragraph_20_Font"><text:span text:style-name="T1">o</text:span></text:span> id, quod ad ne<text:span text:style-name="Default_20_Paragraph_20_Font"><text:span text:style-name="T1">p</text:span></text:span>vos fere-<text:line-break/>fiatur, alimentum ad fo trahentia participent; ita ninde<text:line-break/>rum, ut priori <text:span text:style-name="Default_20_Paragraph_20_Font"><text:span text:style-name="T1">s</text:span></text:span>en<text:span text:style-name="Default_20_Paragraph_20_Font"><text:span text:style-name="T1">s</text:span></text:span>u ad nutritionem uberiorem refectio^</text:p>
      <text:p text:style-name="P4">nemque nervorum conducat excalsacta cutis, quippe hanc<text:line-break/>arbitror eum per <text:span text:style-name="Default_20_Paragraph_20_Font"><text:span text:style-name="T4">ἐπιφάνειαν</text:span></text:span><text:span text:style-name="Default_20_Paragraph_20_Font"><text:span text:style-name="T5">, </text:span></text:span>id est, Intuma corporis, figui-<text:line-break/>sicare, posteriore vero ad <text:span text:style-name="Default_20_Paragraph_20_Font"><text:span text:style-name="T4">όλιγοτροφίαν</text:span></text:span><text:span text:style-name="Default_20_Paragraph_20_Font"><text:span text:style-name="T5">, </text:span></text:span>id est, parciorem<text:line-break/>nutritionem. Quantum itaque ex ipsis verbis licet acci-<text:line-break/>pere, mentem Theoriis non comperias. Ex iis vero, quae<text:line-break/>tum alibi, tum in fextudecimo Gymnasticam scribit, minus<text:line-break/>nutrimenti post absolutum illud exercitium dari censet,<text:line-break/>quanquam ne id quidem qua ratione inductus suadeat,<text:line-break/>usquam docuit. Datur enim mluus quam ex consuetudine<text:line-break/>nutrimentum aut propterea, quod peri opus non est, aut<text:line-break/>quod concoqui id non p ossio Ac prius quidem in iis,<text:line-break/>qui plurimum fe exe<text:span text:style-name="Default_20_Paragraph_20_Font"><text:span text:style-name="T1">r</text:span></text:span>citarunt, verum non est ;t posterius<text:line-break/>aliubi verum, aliubi certe falsum est. Si cui enim imbecil-<text:line-break/>lior concoquendi vis est, verum,. sin siccus, falsum. In-<text:line-break/>audienda vero concoquendi facultas est non ea modo,<text:line-break/>quae in ventriculo, aut venis, aut jecinore existit, fed<text:line-break/>etiam quae in singulis partibus, veluti lu iis , de quibus fer-<text:line-break/>mo habetur, musculis; in quibus utique vel maxime affectus<text:line-break/>is, de quo disputo, continetur; quippe largius luter exer-</text:p>
      <text:p text:style-name="P4">citandum exhausti aridiores et graciliores redduntur.<text:line-break/>Ergo si haec leviter his contingant, utique conficere, tu-<text:line-break/>jus indigent, nutrimentum poterunt; sin multum a na-<text:line-break/>tura recesserint, non poterunt. Quorum Theon nullum<text:line-break/>omnino neque intellexit, neque distinxit. Omnino en<text:span text:style-name="Default_20_Paragraph_20_Font"><text:span text:style-name="T1">i</text:span></text:span>m<text:line-break/>non ratione aliqua, <text:span text:style-name="Default_20_Paragraph_20_Font"><text:span text:style-name="T1">t</text:span></text:span>est experientia (sicut ipse fatetur)<text:line-break/>post absolutum illud exercitium calidiorem aquam utilem<text:line-break/>esse observavit. Sic enim deinceps scribit.: <text:span text:style-name="Default_20_Paragraph_20_Font"><text:span text:style-name="T1">illud vero,<text:line-break/>siquide</text:span></text:span>m <text:span text:style-name="Default_20_Paragraph_20_Font"><text:span text:style-name="T1">rationem habet in promptu, sartunae benificio<text:line-break/>serendum acceptum est; sin minu</text:span></text:span>s, <text:span text:style-name="Default_20_Paragraph_20_Font"><text:span text:style-name="T1">quod esse</text:span></text:span>d<text:span text:style-name="Default_20_Paragraph_20_Font"><text:span text:style-name="T1">a tesian-<text:line-break/>tur, id non admittendum, nisi quis certam exactamque<text:line-break/>rati</text:span></text:span>o<text:span text:style-name="Default_20_Paragraph_20_Font"><text:span text:style-name="T1">nem simul se subiicientem habeat</text:span></text:span>. Ergo si plane ex-<text:line-break/>plorato affectu, in quo calidam laudat, causam fateretur<text:line-break/>ignorare, merito dignus venia esset; verum quum citra<text:line-break/>exceptionem utilem esse absoluto exercitio in calida la-<text:line-break/>vationem pronunciat, (itu enim hanc appellat,) possunt<text:line-break/>autem alii quoque complures affectus id genus exercita-<text:line-break/>tionis sequi: accusandus merito est, quod deinceps singu-</text:p>
      <text:p text:style-name="P4">los n<text:span text:style-name="Default_20_Paragraph_20_Font"><text:span text:style-name="T1">o</text:span></text:span>n discreverit. Ipsis namque novit, etiam lassitudi-<text:line-break/>nem, quae phlegmones speciem exhibet, huic exercitationi<text:line-break/>supervenire, sub qua nimirum in majorem quam pro<text:line-break/>natura molem attolluntur fatigatae partes ; . etiam alte-<text:line-break/>ram, quam unam scribit utique generali fymptomati at-<text:line-break/>tentus, quae m<text:span text:style-name="Default_20_Paragraph_20_Font"><text:span text:style-name="T1">o</text:span></text:span>li, quae est praeter naturam, contraria<text:line-break/>existit; quippe graciliores in reliquis duabus lassitudini-<text:line-break/>bus redduntur, atque etiam in eo affectu, de quo agitur.<text:line-break/>Caelarunt non quemadmodum trium affectuum unum fym-<text:line-break/>ptoma commune est, ita et assectus unus.clI. Ac in eo<text:line-break/>quidem, qui ex nervulorum partium tensione consistit, ca-<text:line-break/>lidiorc quam ex consuetudine lavari non oportet. Simili<text:line-break/>ratione nec in iis, quos excrementa excitarunt. In gra-<text:line-break/>cilitate vero, quae sine hi- consistit, expedit calidiore<text:line-break/>aqua, quam quae mediocriter fe habeat, lavari. Contrahi-<text:line-break/>tur namque hic assectus, exhausto vehementius lute<text:span text:style-name="Default_20_Paragraph_20_Font"><text:span text:style-name="T1">r</text:span></text:span> cxer-<text:line-break/>citandum corpore , eo modo quo in diutina fame accidere<text:line-break/>Iniet, Itaque etiam sic affectorum refectio in appositio-<text:line-break/>ne, et quod detractum est, repositione consistit , id quod</text:p>
      <text:p text:style-name="P4">certe accidere cute adhuc rara nequit. Cogere ergo hanc<text:line-break/>densareque ac adstringere prius oportebit, si qua plenio-<text:line-break/>ris nutrimenti expectanda est utilitas. Sane cogit clau-<text:line-break/>ditque tum frigida, tum fervens aqua. Verum a frigida<text:line-break/>faedi hominem metus est, uspote qui jam ex multa exe<text:span text:style-name="Default_20_Paragraph_20_Font"><text:span text:style-name="T1">r-<text:line-break/></text:span></text:span>citatione et rario<text:span text:style-name="Default_20_Paragraph_20_Font"><text:span text:style-name="T1">r</text:span></text:span> est redditus, et vacuus. Ex ferventi<text:line-break/>ut noxa certe nulla, ita fecura in cute densitas paritur,<text:line-break/>ipso, qui in ea derelinquitur, calore nonnihiL etiam con-<text:line-break/>ferente. Unde nec immorari in frigida nimium debet,.<text:line-break/>qui ita est lavatus, sed, veluti id saltem recte a Theoue<text:line-break/>observatum est, cavere in frigida moram, ut quae fer-<text:line-break/>ventis lavationis commoda frustretur. Sane ita errare<text:line-break/>Theouem, ut, quod uni affectui conveniebat, omnibus<text:line-break/>quadrare praeciperet, in causa erat corporum, quae exe<text:span text:style-name="Default_20_Paragraph_20_Font"><text:span text:style-name="T1">r-<text:line-break/></text:span></text:span>citabat, habitus. Siquidem athletas exercuit, qui ex ab-<text:line-break/>soluto illo exercitio in quartum era<text:span text:style-name="Default_20_Paragraph_20_Font"><text:span text:style-name="T1">n</text:span></text:span>t affectum proclives,<text:line-break/>in tertium raro incidebant. Itaque, quod saepe observa-</text:p>
      <text:p text:style-name="P4">verat, ceu perpetuum prodidit. Quod si aut vitiosi f<text:span text:style-name="Default_20_Paragraph_20_Font"><text:span text:style-name="T1">a</text:span></text:span>eci<text:line-break/>homines, aut mali habitus, aut exercitiorum inexpertes,<text:line-break/>aut imbecillos, aut minime juvenes exercuisset, in ejus-<text:line-break/>modi quidem raro, lu reliquos vero -affectus saepissime<text:line-break/>incidere vidisset. An et hoc quoque dicere fortasse est<text:line-break/>supervacuum, cum ipfe quoque fateatur, post praeparato-<text:line-break/>rium exercitium ferventi esse balueo utendum? Id vero<text:line-break/>exercitationis genus felis athletis in usu esu Atqui dicat<text:line-break/>aliquis, illos sponte et quodam circuitu, alios vero mul-<text:line-break/>tos vel necessitate, vel vincendi studio, vel propter alia<text:line-break/>id genus ejusmodi exercitationem suscipere. Verum hi<text:line-break/><text:span text:style-name="Default_20_Paragraph_20_Font"><text:span text:style-name="T1">t</text:span></text:span>altem post immodicos labores necesse est vel unum, vel<text:line-break/>plures lassitudinum assectus prius contrahant. - Itaque iis<text:line-break/>duntaxat corporibus, quae bona habitudine funt, quartus<text:line-break/>affectus incidit: cujufmodi sunt tum athletarum] qui bene<text:line-break/><text:span text:style-name="Default_20_Paragraph_20_Font"><text:span text:style-name="T1">t</text:span></text:span>unt nutriti, tum propositi nunc in disputatione jnvenis.<text:line-break/>Et quisquis absolute pronunciabit, pest vehementissimas<text:line-break/>exercitationes calidioris <text:span text:style-name="Default_20_Paragraph_20_Font"><text:span text:style-name="T1">t</text:span></text:span>osti usum esse idoneum, is ut in<text:line-break/>uno certe statu verum affirmabit, ita in tribus plane fal-</text:p>
      <text:p text:style-name="P15">letur. Sunt vero per universam tuendae valetudinis ar-<text:line-break/>tem et alia non pauca, quae tum medici, tum gymna-<text:line-break/>stae falfo prodiderunt ; quorum unum omnium caput est<text:line-break/>confusa indiscretaque observatio, dum, quod in unico<text:line-break/>quisque notavit affectu, id multis tribuit.</text:p>
      <text:h text:style-name="Heading_20_2" text:outline-level="2">Cap. IX. </text:h>
      <text:p text:style-name="P14">Quin etiam affectio quaedam est- prae-<text:line-break/>dictis proxima, quam iple adstrictionem appello, de qua,<text:line-break/>quum de lassitudinibus disputationem absolvero , mox di-<text:line-break/>cam. Simplices enim earum differentiae tres <text:span text:style-name="Default_20_Paragraph_20_Font"><text:span text:style-name="T1">t</text:span></text:span>uus, de<text:line-break/>quibus jam egimus; post has ex binis copulatis aliae<text:line-break/>fiunt tres. Ab iis vero septima est, ubi tres simul in<text:line-break/>unum coeunt. Cognitio autem ip<text:span text:style-name="Default_20_Paragraph_20_Font"><text:span text:style-name="T1">t</text:span></text:span>arum ab indiciorum<text:line-break/>coniunctione pendet. Remedii vero commune in omni-<text:line-break/>bus consilium est, ut ei, quod superat, sis intentus, nec<text:line-break/>tamen, quod reliquum est, plane contemnas. Proprium<text:line-break/>vero cum eo, quod commune est, ab ipsis membrati<text:span text:style-name="Default_20_Paragraph_20_Font"><text:span text:style-name="T1">m<text:line-break/></text:span></text:span>affectibus accipiendum esu Ac universus quidem conju-<text:line-break/>Rationes percurrere longum sit, sied quod ad claritatem</text:p>
      <text:p text:style-name="P4">sit fatis, in una tanquam exemplo res peragetur, Si<text:line-break/>igitur et intumuisse musculi cernuntur, et contusi putam-<text:line-break/>tur, praeterea vel ulceris <text:span text:style-name="Default_20_Paragraph_20_Font"><text:span text:style-name="T1">t</text:span></text:span>ensus, vel phleguiopora las-<text:line-break/>situdo una cum excremcntosa hominem male habet, apo-.<text:line-break/>therapia utendum, quae utrumque .respiciat, magis tamen<text:line-break/>id, quod est majus. Non. est autem in omnibus rebus<text:line-break/>unius rationis ipsius majoris natura, sed alibi pro viribus<text:line-break/>et quasi dignitate rei, alibi pro ipsius propria essentia<text:line-break/>spectanda. Au dignitate quidem et viribus major lassitudo<text:line-break/>est, quae pblegmones speciem re<text:span text:style-name="Default_20_Paragraph_20_Font"><text:span text:style-name="T1">t</text:span></text:span>eri, quam excrementofii ;<text:line-break/>utraque tamen ip<text:span text:style-name="Default_20_Paragraph_20_Font"><text:span text:style-name="T1">t</text:span></text:span>arum sic propriae ratione essentiae<text:line-break/>magna parvaque esse potest, ut si utraque sola seorfum .<text:line-break/>consisteret Si igitur utraque pati intervallo a naturali<text:line-break/>habitu recessit, quae phlegmoues similis est, praecipuam<text:line-break/>curationis solicitudinem ad fe convertet, utpote dignitate<text:line-break/>pollens. Sin exigue, quae phlegmonen, plurimum, quae<text:line-break/>ulceris son<text:span text:style-name="Default_20_Paragraph_20_Font"><text:span text:style-name="T1">t</text:span></text:span>um repraesentat, a naturali habitu recessit,<text:line-break/>aestimandum, num tantum superet magnitudine ulcerosa,<text:line-break/>quantum quae phlegmonae similis est, viribus, an minus,-.</text:p>
      <text:p text:style-name="Normal"><text:span text:style-name="Default_20_Paragraph_20_Font"><text:span text:style-name="T3">t</text:span></text:span></text:p>
      <text:p text:style-name="P4">an magis, atque ita quod pollet explorare.. - Quest si ae-.<text:line-break/>qualiter pollentes videris, pari studio esu utrique conti-<text:line-break/>solandum. Atque haec methodus communis tibi sit eat-<text:line-break/>usum coniugatorum affectuum- Sicuti- vero lassitudines.<text:line-break/>ipsae numero tres, si -invicem conj ungas, quatuor conjn-,<text:line-break/>gationes efficiunt, ita sane, si quartum lns affectum adjun-<text:line-break/>gas, multo plures existent. Quod dicimus, ex- descriptione<text:line-break/>licet clarius intelligas. In ea primum locum ulce<text:span text:style-name="Default_20_Paragraph_20_Font"><text:span text:style-name="T1">r</text:span></text:span>osus<text:line-break/>habeat;- secundum, in quo tonsio est molesta; tertium,<text:line-break/>qui pblegmonae similis est; quartum gracilitatis. Ex<text:line-break/>his igitur aut primus cum secundo coniungetur, aut cum<text:line-break/>te<text:span text:style-name="Default_20_Paragraph_20_Font"><text:span text:style-name="T1">r</text:span></text:span>tio, aut cum quatio; aur rursus secundus cum tertio<text:line-break/>vel quarto; aut denique tertius cum qua<text:span text:style-name="Default_20_Paragraph_20_Font"><text:span text:style-name="T1">r</text:span></text:span>to; ita trimi-<text:line-break/>ruta, ut ex binis coniunctis affectibus sex in univer-<text:line-break/>sum complexiones oriantur. Rursus, quum tres una mi-.<text:line-break/>frueris, quatuor aliae fiunt.- Nam aut primum sanxeris<text:line-break/>cum secundo et tertio, aut cum secundo et quarto, aut<text:line-break/>cum tertio et quarto , aut rursus secundum cum tertio et</text:p>
      <text:p text:style-name="P2">quarto. Postrema omnium complexionum erit, ubi qua-<text:line-break/>tuor simul coierint, ita ut undecim numero in totum fi-<text:line-break/>- ant. Erant vero et simplices quatuor. Efficiuntur itaque</text:p>
      <text:p text:style-name="P1">in universum quindecim. Simplices affectus; ulcerosus<text:line-break/>primus, tensionis secundus, in quo phlegmones sensus<text:line-break/>est, tertius, gracilitatis, quartus; <text:span text:style-name="Default_20_Paragraph_20_Font"><text:span text:style-name="T1">c</text:span></text:span>o<text:span text:style-name="Default_20_Paragraph_20_Font"><text:span text:style-name="T1">mp</text:span></text:span>o<text:span text:style-name="Default_20_Paragraph_20_Font"><text:span text:style-name="T1">situ A</text:span></text:span>B, <text:span text:style-name="Default_20_Paragraph_20_Font"><text:span text:style-name="T1">AC,<text:line-break/>AH, R C, RH, C</text:span></text:span>A <text:span text:style-name="Default_20_Paragraph_20_Font"><text:span text:style-name="T1">ARC, ARD</text:span></text:span>, A<text:span text:style-name="Default_20_Paragraph_20_Font"><text:span text:style-name="T1">CH, R C</text:span></text:span>A <text:span text:style-name="Default_20_Paragraph_20_Font"><text:span text:style-name="T1">ARCE.<text:line-break/></text:span></text:span>Quod si praeterea adstrictlonis differentias tum invicem,<text:line-break/>tum vero cum his quindecim complicueris, alias rursus<text:line-break/>complexiones effeceris plurimas. Si vero eos quoque<text:line-break/>corporis ftatus, qui aut cruditate, aut venere, aut deusti-<text:line-break/>one salis, aut vigilia; aut tristitia incidunt, adstruxeris,<text:line-break/>ne nmnero quidem unive<text:span text:style-name="Default_20_Paragraph_20_Font"><text:span text:style-name="T1">r</text:span></text:span>sas facile complectere. Prae-<text:line-break/>toreo nunc corporis constitutiones illas, quae sunt vel a<text:line-break/>plethora, vel a cacochyntia, vel ab alvi suppressione aut<text:line-break/>fluxu, vel a vomitu, vel a capitis gravitate, vel a par-<text:line-break/>tis cuiuspiam alterius affectu, vel in summa quaecunque<text:line-break/>in symptomata aliquo consistunt; dicetur enim post de<text:line-break/>ejusmodi omnibus. Nunc vero idcirco eorum maxime</text:p>
      <text:p text:style-name="P4">memini, ut complexionum multitudinem, quanta esset,<text:line-break/>indicarem. Mirari enim licet eos, qui de concursu he-<text:line-break/>rum, quem fyndromen vocant, vel curationem, vet eveo-<text:line-break/>torum praedictionem observasse se praedicant. Unica<text:line-break/>namque rationent praesagire et commode mederi sas est:<text:line-break/>utique, sicut Hippocrates docuit, ubi simplicis cujusque<text:line-break/>negotii sciendam vim esse censebat, veluti ipse nunc in<text:line-break/>quatuor affectibus praemonstravi. Unusquisque enim, si<text:line-break/>per se consistat, simplex remedium exiget; sin alteri sit<text:line-break/>coniunctus, pro ea methodo, quam paulo supra de om-<text:line-break/>nibus coniunctis affectibus praescripsimus, emendabitur.</text:p>
      <text:h text:style-name="Heading_20_2" text:outline-level="2">Cap. X. </text:h>
      <text:p text:style-name="P14">Ergo, quum haec <text:span text:style-name="Default_20_Paragraph_20_Font"><text:span text:style-name="T1">i</text:span></text:span>ta se habeant, redeun-<text:line-break/>dum rursus ad simplices assectus est; quorum jam dictos<text:line-break/>proxime sequuntur ii, qui sunt ab astrictione (voco ita<text:line-break/>meatuum cutis vitium, quo transinitti supervacua probi-<text:line-break/>lien turi. lucidis hic assectus, aut obstructis meatibus, aut<text:line-break/>densatis. Sane densationem ejusmodi conniventiam ap-<text:line-break/>pellant. . Ac obstructio quidem ex lentis craflllque exere-</text:p>
      <text:p text:style-name="P4">mentis oritur, dum confertim ad cutim ruunt; densitas<text:line-break/>tum ab iis, quae adstringunt, tum quae refrigerant. Ue-<text:line-break/>rum obstrui propositi nobis corporis cutis, si ad prae-<text:line-break/>scriptum rationem rite agatur, non potest; densari certe<text:line-break/>aliquando potest tum ex valido frigore, tum aluminoso<text:line-break/>balneo. Fieri autem potest, ut et poft balneum sudoremve<text:line-break/>atque aliam alioqui ob causam laxatae prius cuti aurae<text:line-break/>flatus incidens obstructionem quampiam densationemque<text:line-break/>efficiat Ac deprehenditur quidem jam dictus affectus<text:line-break/>protinus, ubi fe exuerint, ex colore albo et cutis .tum<text:line-break/>duritie tum densitate, in ip<text:span text:style-name="Default_20_Paragraph_20_Font"><text:span text:style-name="T1">t</text:span></text:span>a vero exerritatione ex<text:line-break/>eo, quod aegre incalescant: neque enim, ut prius, aeque<text:line-break/>sudant, nec bonum colorem in summa cute ostendunt;<text:line-break/>imo, si quis eos valentiore exercitatione sudoris quippiam<text:line-break/>emittere cogat, et minor hic, quam ex consuetudine, et<text:line-break/>frigidior exit minnsque halitus similis. Remedium hujus<text:line-break/>affectus calefactio est: quippe ea frigiditati contraria esu</text:p>
      <text:p text:style-name="P4">valentiore ergo exercitatione ac balneo calidiore uten-<text:line-break/>dum. Magis quoque ad rem pertinebit, si in prima do-<text:line-break/>mo pinguiter in oleo volutetur. Esto vero oleum ex eo<text:line-break/>genere, quod relaxet, cuiusmodi est in Halia Sabinum;<text:line-break/>quod utique ad ejusmodi affectus etiam est utilius, si bi-<text:line-break/>ntum trimumve sit. Id namque tum tenuius, tum calidius<text:line-break/>fuerit. Mora vero lu frigido folio diuturna ne sit; sed<text:line-break/>nec aqua ipsa admodum frigida. Induendi vero ungantur<text:line-break/>aliquo, quod mediocriter calsaciat; oleis quidem, ex iis<text:line-break/>quae in Aegypto habentur, cicino et raphanino , lu re-<text:line-break/>liquo vero orbe dulci , tenui ac modice antiquo, un-<text:line-break/>guentis vero, Susum, gleucino, irino, amaracino et Com-<text:line-break/>mageno. Atque ex his gleucinum quidem prorsus aco-<text:line-break/>pum est ac relaxans: itaque etiam iis, quos vehemens<text:line-break/>lassitudo insedat, est utile; paulo hoc calidius magisque<text:line-break/>relaxans Susinnm est Irinum vero et amaracinum et<text:line-break/>Commagenum, etiam Susum calefacere potentiora, iis as-<text:line-break/>luctibus, qui proprie frigiditates dicuntur, sunt idonea.</text:p>
      <text:p text:style-name="P4">cutis tamen densitati sanandae etiam anethinum oleum<text:line-break/>est satis, maxime si ex viridi anetho flati Facit autem<text:line-break/>et ad tales assectus, sicuti etiam ad vehementes lassitudi-<text:line-break/>nes, et acopum, quod ex abietis femine componitur. Id<text:line-break/>quemadmodum praeparandum sit, post dicetur. Nunc<text:line-break/>enim vel haec misti supra justum apposuisse videor, si-<text:line-break/>quidem, qui optimo est corporis fletu, et liberam delegit<text:line-break/>vitam, nec in ea quicquam delinquit, et cui peritissimus<text:line-break/>tuendae sanitatis artifex praesicitur,. hunc verisimile est<text:line-break/>in morbosus affectus non admodum incidere.</text:p>
      <text:h text:style-name="Heading_20_2" text:outline-level="2">Cap. XI. </text:h>
      <text:p text:style-name="P14">Redeamus igitur rursus ad primum hy-<text:line-break/>pothesin, relictisque usiione, refrigeratione, cruditate,<text:line-break/>ventris profluvio ac reliquis id genus, (satius enim est<text:line-break/>in unum ea volumen coniicere, quod de morbosis fym-<text:line-break/>ptomatis inscribemus,] in praesenti de iis quae post vene-<text:line-break/>rem adhibentur exercitiis disseramus; quippe quum de<text:line-break/>his purum conveniat, aliis ita exercita<text:span text:style-name="Default_20_Paragraph_20_Font"><text:span text:style-name="T1">n</text:span></text:span>dum ab hac pu-</text:p>
      <text:p text:style-name="P4">tantibus, ut in exercitatione, quae apotherapia dicitur,<text:line-break/>aliis, ut lu praeparatoria. . Est vero praeparatoria exer-<text:line-break/>citatio in quantitate laborum lutra modum, et in quali-<text:line-break/>tale ipfa incitatior ac celerior. Ac qui apotherapeutica<text:line-break/>quidem utendum censent, sicuti lu fatigatis, ii tum vires<text:line-break/>diminutas tum corporis siccitatem suspectas habe<text:span text:style-name="Default_20_Paragraph_20_Font"><text:span text:style-name="T1">n</text:span></text:span>t; quo-<text:line-break/><text:span text:style-name="Default_20_Paragraph_20_Font"><text:span text:style-name="T1">t</text:span></text:span>um utrumque et a concubitu, et ab immodica exerci-<text:line-break/>tutione pati consuevimus. Qui vero praeparatoriam ad-<text:line-break/>bibendam volunt, ii raritatem atque ad <text:span text:style-name="Default_20_Paragraph_20_Font"><text:span text:style-name="T1">t</text:span></text:span>udores prompti-<text:line-break/>tudiuem praecavent ;. quae apotherapeutica intendi, e di-<text:line-break/>verib praeparatoria emendari putant. Ipsis, laudatis utris-<text:line-break/>que, propterea quod veritatem ex parte viderunt, fen-<text:line-break/>tentias eorum in idem conseram. Nam et instaurandas<text:line-break/>vires esse, et laxitatem cogendam, nec siccitatem adau-<text:line-break/>gendam fatentur utrique. Una distinctio desideratur in<text:line-break/>utrisque, veluti et in compositis omnibus affectibus supra<text:line-break/>a nobis est dictum, et nunc nilulominus dicetur. Quum<text:line-break/>enim lu idem varii affectus coierunt, hi si unam meden-</text:p>
      <text:p text:style-name="P4">di rationem iudicent, utique intendi magis rationem eam<text:line-break/>conveniet, quam si singuli scor<text:span text:style-name="Default_20_Paragraph_20_Font"><text:span text:style-name="T1">t</text:span></text:span>um consisterent. Sin con-<text:line-break/>erarii sint, is qui vincit affectus prius est corrigendus,<text:line-break/>ita tamen , ne reliquum omnino negligas. Ac qui vel<text:line-break/>propter aetatem vel etiam alia ratione imbecilles con-<text:line-break/>cubuere, in iis virium infirmitas necesse est superet.<text:line-break/>Qui vero firmiores et juvenes, veluti qui nunc est pro-<text:line-break/>positus, horum.habitus corporis in raritatem magis quam<text:line-break/>vires in imbecillitatem mutatur. Itaque etiam corrigun-<text:line-break/>tur hi non per ea, quae corpus relaxant, qualis est exer-<text:line-break/>citatio, quae apotherapia dicitur, fed per ea, quae cogunt<text:line-break/>ac contrahunt, qualis est praeparatoria. Si veno aliqua<text:line-break/>etiam refrigeratio post venerem corporibus advenit, et<text:line-break/>propter hoc quoque praeparatoria exercitatione utendum<text:line-break/>erit, quandoquidem ea non fidum motus tum celeritate<text:line-break/>tum robore calorem excitat, fed etiam habitum cogens<text:line-break/>ac constringens. Illud quoque fatentur gynmastae omnes,</text:p>
      <text:p text:style-name="P4">ipfa profecto experientia edocti, hanc unam exercitatio-<text:line-break/>nem mederi raritati posse. Itaque nulla plane ad propo-<text:line-break/>situm affectum utilior esu Si vero anni tempus non<text:line-break/>dissuadeat, nec a frigido balueo abstinendum esse censeo.<text:line-break/>Cibus copia quidem dabitur mluor, in qualitate vero<text:line-break/>humidior, ut tum probe concoquatur, tum siccitas, quae<text:line-break/>ex venere. contracta est, corrigatur. Debet vero nec fri-<text:line-break/>gido temperamento esse, fed vel medio, vel calidiore.<text:line-break/>Nam quoniam corpus a venere et laxius, et frigidius, et<text:line-break/>imbecillius, et siccius est effectum, debent plane, quae<text:line-break/>densent, et calfaciunt, et vices reperent, adhiberi, atque<text:line-break/>ad haec studium omne impendi. Caeterum quod effi-<text:line-break/>cere haec venus possit, id docere ad praefantem disputa-<text:line-break/>tionem non pertinet, lu qua propositum est, quemadmo-<text:line-break/>dum optimum corpus quam commodissime spost veneris<text:line-break/>usum exercitetur, ostendere. Quod fano commode fieri<text:line-break/>non potuit, nisi prius pro hypothesi sumpto, cujustnodi</text:p>
      <text:p text:style-name="P4">affectus sit, qui succedere in corpore u venere sidet.<text:line-break/>Verum nunc id concedi nobis postulamus , lu sequentibus<text:line-break/>cum- evidenti demonstratione dicetur, tum quae veneris<text:line-break/>facultas sit, tum prorsus utenda sit necne, tum quaenam<text:line-break/>ex ea commoda iircommodaque pro corporum statu, et<text:line-break/>temporis anni ratione, et loco, et aliis id genus, quae<text:line-break/>utique determinare praeterea oportebit, eveniant.</text:p>
      <text:h text:style-name="Heading_20_2" text:outline-level="2">Cap: XII. </text:h>
      <text:p text:style-name="P16">Post venerem ergo species exercitationis<text:line-break/>ca esto, quam praeparatoriam vocant. Post vigilius au-<text:line-break/>tem vel tristitiam, vel ambas, quae apotherapia dicitur,<text:line-break/>exercitatio idonea est, si tamen cruditas absit: nam si<text:line-break/>qua cruditas subest, omnino exercitandum non esu Quod<text:line-break/>autem pori tristitiam et vigilias jam dicta exercitatio ad<text:line-break/>rem pertineat, etiam experientia ipsa ostendit, quum ah<text:line-break/>alia qualibet non solum laedi cernantur, sed etiam im-<text:line-break/>perantea, si sorte dolor adhuc ungit, parum aequo animo<text:line-break/>ferre. . Idem ratio ipsa consumat non minus , quam ex-<text:line-break/>perientim Nam quoniam a vigiliis et tristitia magis gra-<text:line-break/>ciles <text:span text:style-name="Default_20_Paragraph_20_Font"><text:span text:style-name="T1">e</text:span></text:span>ridiorefque ac minus dicto audientes plane cer.-</text:p>
      <text:p text:style-name="P4">nuntur, siccius existimandum est his redditum esse corpus.<text:line-break/>Ejusmodi vero assectus partim molli frictione cum multo<text:line-break/>oleo, partim temperato balneo fanantur, partim motu,<text:line-break/>sed qui et tardus sit, et citra valentiorem nixum, ac<text:line-break/>qui subinde quietem interponat. Is vero apotherapeutici<text:line-break/>exercitii modus erat Ad eundem modum eae, quae ab<text:line-break/>lea vel potus penuria siccitates fiunt, corrigendae sunt.<text:line-break/>Contraria prorsus a jam dictis ratione, quae sunt in habi-<text:line-break/>tu corporis humiditates, emendare convenit, sive hae ni-<text:line-break/>usiae potionis, sive alia quavis occasio<text:span text:style-name="Default_20_Paragraph_20_Font"><text:span text:style-name="T1">n</text:span></text:span>e inciderint, qnip-<text:line-break/>pe scopus in his ad siccationem dirigitur. Verum ea<text:line-break/>communis omnium ratio est, membratim enim uuicnique<text:line-break/>differentiae sua est Igitur si ex longiore desidia et hu-<text:line-break/>mectantis alimenti immodico intempestivoque usu contra-<text:line-break/>cta humiditas est, longiore correctione est opus: sin ex<text:line-break/>liberaliore potu, qui pridie sit haustus, citra ullum capitis<text:line-break/>aut oris ventris affectum constiterit, eam veI unico die</text:p>
      <text:p text:style-name="P4">persanas licet, si sicca frictione largius, et exe<text:span text:style-name="Default_20_Paragraph_20_Font"><text:span text:style-name="T1">r</text:span></text:span>citatione<text:line-break/>veloci, et parciora potu, et sicciore cibo utare. Quippe<text:line-break/>quae immodicae ex vini potione humiditates consistunt,<text:line-break/>li ex ca re noxa capiti aut ori ventris communicata est,<text:line-break/>de his agi hoc loco opus non est; dicetur enim de ipsis,<text:line-break/>quum de morbosis symptomatis tractabitur. Quae vero<text:line-break/>humiditas ex diutina admodum desidia nascitur, haec in<text:line-break/>propositum corporis siclum omnino non cadat.aeque, ut<text:line-break/>nec ea, quae ex humeclantis natura albi copia gignitur,<text:line-break/>quales fructuum plurimi sunt, itemque olerum quae uti-<text:line-break/>que acria non sunt; si quando tamen acciderint, semel et<text:line-break/>consertum cor<text:span text:style-name="Default_20_Paragraph_20_Font"><text:span text:style-name="T1">r</text:span></text:span>igi non possunt. Nam si eatenus se sati-<text:line-break/>gaverit homo , donec habitum abunde siccaverit, in lassi-<text:line-break/>tudinem incidet, ac febricitabit omnino diaria febri;<text:line-break/>quod si vitiosae p<text:span text:style-name="Default_20_Paragraph_20_Font"><text:span text:style-name="T1">r</text:span></text:span>aeterea humiditates fuerint, etiam fe-<text:line-break/>bri, quae in plures extendatur dies. Tempore vero fa-<text:line-break/>nari possent, ut post dicemus, ubi vitiosas intemperies<text:line-break/>ve<text:span text:style-name="Default_20_Paragraph_20_Font"><text:span text:style-name="T1">r</text:span></text:span>te<text:span text:style-name="Default_20_Paragraph_20_Font"><text:span text:style-name="T1">r</text:span></text:span>e in melius docebimus ; quippe similis providentia</text:p>
      <text:p text:style-name="P4">aequi fititii assectus est et naturalis intemperiei, . quare<text:line-break/>nunc de -ipsis disserere non oportet.</text:p>
      <text:h text:style-name="Heading_20_2" text:outline-level="2">Cap. XIII. </text:h>
      <text:p text:style-name="P16">Reliquum igitur est, ut de matutina ve-<text:line-break/>sperthraque frictione agamus, non ad eum tamen modum,<text:line-break/>quo Quintum respondisse dicunt, quum percunctanti gym-<text:line-break/>nastae, quam unctio vim .haberet, respondit, <text:span text:style-name="Default_20_Paragraph_20_Font"><text:span text:style-name="T1">resti</text:span></text:span>s <text:span text:style-name="Default_20_Paragraph_20_Font"><text:span text:style-name="T1">sub-<text:line-break/>movendae:</text:span></text:span> iifdenr enim quibus nunc usus- sinu verbis<text:line-break/>tum gynmasten rogasse, .tum Quintum respondisse ferunt.<text:line-break/>Simile Quinti apophthegma. est et quod de urinis circum-<text:line-break/>fertur, nempe eas nosse ad pictorem pertinere: etiam<text:line-break/>.illud, quod de calido, frigido, humido et sicco ajunt,<text:line-break/>utique balnearum ea esse nomina. Quae ipfc fano nemi-<text:line-break/>ni vel Thcssali assentatorum impune dicere, nedum<text:line-break/>-Quinto permiserim; quippe scurrarum ejusmodi facetiae<text:line-break/>.sunt, haudquaquam hominis tam gravem artem profitentis.<text:line-break/>Satius igitur sit io proposito corpore ad hunc modum de<text:line-break/>matutina frictione disserere. Is namque aut ex fomno</text:p>
      <text:p text:style-name="P4">aliquid, de quo queri possit, non sentit, aut lassitudinis<text:line-break/>affectu premitur aliquo, aut alio quopiam eorum, de qui-<text:line-break/>bus paulo ante ilatim post lassitudinis affectus hactenus<text:line-break/>disserui. Ac si de nulla quidem re conqueritur, fuper-<text:line-break/>vacuunr est eum fricare aut ungere, nisi si quando ingenti<text:line-break/>frigori occurrendum ridetur. Tum namque, . veluti qui<text:line-break/>frigida sunt usuri, sic ens quoque frictione praeparabimus.<text:line-break/>Si vero lassitudinis sensus ullus appereat, jam dictum est,<text:line-break/>hominem tum et .ungendum esse, et molliter fricand<text:span text:style-name="Default_20_Paragraph_20_Font"><text:span text:style-name="T1">a</text:span></text:span>m.<text:line-break/>Simili ratione, si siccior justo sit, ungendus dulci oleo est,<text:line-break/>nam id sicca corpora humectat, fricandusque ut omnino<text:line-break/>parcissime, ita. nec duriter ncc molliter .est. Quippe<text:line-break/>succurrere digestioni in corpus oportet, non cutis camis-<text:line-break/>ve habitum mutare, neque etiam eorum, quae in his<text:line-break/>continentur, quicquam educere; quorum mollis utrumqu<text:span text:style-name="Default_20_Paragraph_20_Font"><text:span text:style-name="T1">e,<text:line-break/></text:span></text:span>dura alterum facit, siquidem hacc cutem densat duratquc,<text:line-break/>mollis per halitum evocat, ac corpus laxum molleque</text:p>
      <text:p text:style-name="P4">efficit. Verum cutis densitatem corrigere si studes, utique<text:line-break/>ci, quae ex duris tum frictione, tum pertractione, prae-<text:line-break/>turea vehementi exercitatione et multo pulvere ortu est,<text:line-break/>mollis frictio cum copiofo et dulci oleo medetur. Quae<text:line-break/>vero contracta ex frigore est, eam primum frictio<text:span text:style-name="Default_20_Paragraph_20_Font"><text:span text:style-name="T1">n</text:span></text:span>e sicca<text:line-break/>ac celari, deinde cum oleo adhibito calsacientes, naturae<text:line-break/>fnac restituemus. Laxitatem vero, quae et frequens bal-<text:line-break/>neum, et mollem frictionem, et veneris usum cousequuta<text:line-break/>est, paucula frictione, primum quidem sicca, deinde eunt<text:line-break/>oleo quopiam eorum, quae adstringant, sanaveris. Humi-<text:line-break/>dilatem vero, quae nimiae potioni successit, sicca frictio<text:line-break/>et cum linteo administrata, vel cum manica, interdum<text:line-break/>etiam folis manibus, idque vel citra omne pingue, vel<text:line-break/>cum eo plane exiguo, corrigit Sit autem, quo per hali-<text:line-break/>tum evocet, oleum ipsum dulce, omnisque adstringentis<text:line-break/>facultatis expers. Atque ita quidem fe habet matutina<text:line-break/>frictio. Vespertina vero iis utilis est, quos vel lassitudo</text:p>
      <text:p text:style-name="P4">valida premit, veI siccitas male habet, vel atrophia ma-<text:line-break/>cerat. Verum atrophiae symptoma nunc praesertim fe-<text:line-break/>ponatur una cum reliquis morbosis symptomatis, quae post<text:line-break/>tractabuntur. lu proposita vero natura, quum vel valida<text:line-break/>lassitudo , vel immodica siccitas co<text:span text:style-name="Default_20_Paragraph_20_Font"><text:span text:style-name="T1">r</text:span></text:span>pus afficit, prandium<text:line-break/>minus esto; tum ab eo ad coenam longius interponatur<text:line-break/>tempus; plurimum quiescat; exiguum tamen quippiam in-<text:line-break/>ambulet, quo cibus per erectam agitationem concussus<text:line-break/>subsidat; utilius etiam sit, si et alvum exonerare possit.<text:line-break/>His etenim probe peractis, securas oleo dulci frices,<text:line-break/>ventrem tamen omnino non continges, quum alioqui<text:line-break/>periculum sit, ne et cibum deterius concoquat, et succus<text:line-break/>quifpiam ex eo siemicrudus in corpus digeratur, et caput<text:line-break/>turbetur, et stomachus subvertatur. optimum igitur su-<text:line-break/>erit omnino ventrem non attingere. Quod si in musculis<text:line-break/>ei vicinis vel lassitudinis <text:span text:style-name="Default_20_Paragraph_20_Font"><text:span text:style-name="T1">t</text:span></text:span>ensus aliquis, vel siccitas ap-<text:line-break/>pareat major, ungi debebunt mediocriter et blande.</text:p>
      <text:p text:style-name="P4">Au si causas quispiam eorum, quae diximus, residi sibi<text:line-break/>cupit, proximum librum legat, in quo de morbosis<text:line-break/>symptomatis agemus; nam hunc mihi rideor fatis hacte-<text:line-break/>nos extendisse-</text:p>
      <text:h text:style-name="P18" text:outline-level="1"><text:span text:style-name="T9">G</text:span><text:bookmark-start text:name="bookmark6"/>ALENI DE SANITATE TVENDA<text:line-break/>LIBER QVARTVS.<text:bookmark-end text:name="bookmark6"/></text:h>
      <text:h text:style-name="Heading_20_2" text:outline-level="2">C a p. I. </text:h>
      <text:p text:style-name="P16">Quod plerique recentiorum medicorum<text:line-break/>sariunt, qui,. dum tempus sophistarum cavillationibus te:.<text:line-break/>runt, quod. maximo necessarium est,. aut leviter tantum<text:line-break/>attingunt, aut prorsus omittunt, id ipse non sacram, sed<text:line-break/>(quod ab initio institui) ci, quod necessarium duxi, lusi—<text:line-break/>flens, quae logicam magis speculationem habent, in aliud<text:line-break/>tempus differam. Statim enim de morbosis symptomatis,<text:line-break/>de quibus hoc libro . disserere statui, non levis quaestio<text:line-break/>oritur, eane ad valetudinis tuendae artem spectent,</text:p>
      <text:p text:style-name="P4">an ad eam, quae medendi rationem praescribit, an harum<text:line-break/>neutram, sied tertiam quandam, quam nonnulli mediam<text:line-break/>fani latis et morbi statuunt, neutramque appellant. Ego<text:line-break/>haud ignarus, sive quis in sanitatis tuendae, sive etiam<text:line-break/>in medendi arte eorum meminerit, <text:span text:style-name="Default_20_Paragraph_20_Font"><text:span text:style-name="T1">t</text:span></text:span>ore, ut aeque a ca-<text:line-break/>villatoribu:. sugilletur, illud quoque intelligens, etiam-<text:line-break/>si quis tertiam tractationem his addiderit, de neutris<text:line-break/>eam affectionibus inscribens, vel magis irrisimus contu-<text:line-break/>meliososque saturos, praeterea quaesituros, de morbis aut<text:line-break/>symptomatis ad mares aut foeminas pertinentibus lu<text:line-break/>quonam opere praecipiam, in hoc volumine de his agere<text:line-break/>potissimum elegi. Si enim fieri nequit, ut sophistarum<text:line-break/>nugas devitem, atque hac ratione minus erunt importuni,<text:line-break/>utique sic faciens melius consuluisse videbor. Huc acce-<text:line-break/>dit, quod ex speculatione ipsir magis intelligetur ipsis do-<text:line-break/>ctrinae communio, si quis illa, quae dicentur, attentius<text:line-break/>legat. Ea hinc aggrediar. Artis, quae valetudinem tue-<text:line-break/>tur, non levis po<text:span text:style-name="Default_20_Paragraph_20_Font"><text:span text:style-name="T1">r</text:span></text:span>tio est ca, quae de exercitatione prae-</text:p>
      <text:p text:style-name="P4">c<text:span text:style-name="Default_20_Paragraph_20_Font"><text:span text:style-name="T1">i</text:span></text:span>pit; hujus rursus non exigua pars est, quae lassitudines<text:line-break/>praecavet. Porro monstratum in superioribus est, similem<text:line-break/>rationem este instantis lassitudinis cavendae, et ejus, quae<text:line-break/>jam occupavit, summovendae. Ergo non alibi, quenrad-<text:line-break/>modum hanc futuram nites, alibi, quemadmodum jam fa-<text:line-break/>ctam emendes, tractandum est. Atque hac quidem de<text:line-break/>causa in proximo libro, qui totius operis tertius est, de<text:line-break/>lassitudine, quae exercitationi supervenit, disputatum erat,<text:line-break/>simul habita mentione de similibus affectibus, quorum ali-<text:line-break/>qui exercitationes maxime sequebantur. Nunc primum<text:line-break/>quidem de his, prout ultra exercitationem incidunt, age-<text:line-break/>mus; secundo loco de illis, quae similitudinem quandam<text:line-break/>cum his habent.</text:p>
      <text:h text:style-name="Heading_20_2" text:outline-level="2">Cap. II. </text:h>
      <text:p text:style-name="P16">Ac quae immodicas quidem exercitationes<text:line-break/>lassitudo excipit, sanorum symptoma est; quae ve<text:span text:style-name="Default_20_Paragraph_20_Font"><text:span text:style-name="T1">r</text:span></text:span>o sine<text:line-break/>his consistit, morbosum. Itaque et ab Hippocrate dictum<text:line-break/>rectissime videtur: <text:span text:style-name="Default_20_Paragraph_20_Font"><text:span text:style-name="T1">Lassitudines sp</text:span></text:span>o<text:span text:style-name="Default_20_Paragraph_20_Font"><text:span text:style-name="T1">nte natae m</text:span></text:span>o<text:span text:style-name="Default_20_Paragraph_20_Font"><text:span text:style-name="T1">rb</text:span></text:span>o<text:span text:style-name="Default_20_Paragraph_20_Font"><text:span text:style-name="T1">s<text:line-break/>nuncia</text:span></text:span>m. Atque ulcerosus quidem sensus symptoma las-</text:p>
      <text:p text:style-name="P4">situdinis est,. cau<text:span text:style-name="Default_20_Paragraph_20_Font"><text:span text:style-name="T1">t</text:span></text:span>a vero, unde ea nascitur, assectus las-<text:line-break/>fitudiuis esu Porro hujus rursum ipsius causa bifariam<text:line-break/>scinditur: aut enim intra ipfum animalis continetur eor-<text:line-break/>pus, vocantquo antecedentem , aut omnino non inest, vo-<text:line-break/>cautque evidentem. linque tria in universum genera sunt,<text:line-break/>de quibus habeo duc sermo est, <text:span text:style-name="Default_20_Paragraph_20_Font"><text:span text:style-name="T1">i</text:span></text:span>psius lassitudinis symptu-<text:line-break/>mu, affectus, unde hoc oritur, .et allectus ipsius causa.<text:line-break/>Cujusque vero horum species quaedam differentes sunt.<text:line-break/>Causarum (ut modo diximus) externa et antecedens.<text:line-break/>Assectus (ut lu praecedente libro docuimus) is, qui ulceris,<text:line-break/>et qui tensionis , et qui phlegmones sen<text:span text:style-name="Default_20_Paragraph_20_Font"><text:span text:style-name="T1">t</text:span></text:span>um <text:span text:style-name="Default_20_Paragraph_20_Font"><text:span text:style-name="T1">i</text:span></text:span>nvehit.<text:line-break/>Symptomatis vero hae iplae scilicet tres . differentiae ; ali-<text:line-break/>ter tamen, si cui placuerit, nominare licet; non licet<text:line-break/>autem, est vera saltem dicere velit, jam dictis plura tum<text:line-break/>astruere , tum facere , neque etiam plures., quam dietae<text:line-break/>sunt, differentias. Quae igitur ulceris sensum facit las-<text:line-break/>situdo, (incipiendum enim ah hac est,) motis quidem gra-<text:line-break/>vcm excitat scutum, ceu corpus ulceratur, idque vel</text:p>
      <text:p text:style-name="P4">circa cutim tantum, utique quum est moderatior, vel<text:line-break/>circa subject<text:span text:style-name="Default_20_Paragraph_20_Font"><text:span text:style-name="T1">u</text:span></text:span>m illi carnem, quum est valentior, vel<text:line-break/>circa utramque, quum adhuc est atrocior. Atque hoc<text:line-break/>quidcm est lassitudinis symptoma; affectio vero, ex qua id<text:line-break/>nascitur, acrimonia est tenuis et calidi humoris; qui cor-<text:line-break/>pus erodit, stimulat ac pungit. Oritur haec aliquando<text:line-break/>ex immodico motu, ut in proximo libro offendimus,<text:line-break/>aliquando ex vitioso succo , qui imprudentibus nobis in<text:line-break/>corpore succrevit. Tales vero lassitudines spontaneas<text:line-break/>IIippoerates appellat. Alterum vero lassitudinis genus<text:line-break/>(nempe in quo tensio sentitur), quoties sua sponte incidit,<text:line-break/>plethoris supervcnit; quippe tenduntur in his solidae<text:line-break/>animalis partes, praccipue in quibus succi continentur.<text:line-break/>Tertium lassitudinis genus, quod phlegmones sensum affert,<text:line-break/>ex ambobus oritur, tum nimia boni sueni abundantia,<text:line-break/>tum praedicto vitioso succo. Non enim quaevis mali -<text:line-break/>succi species, sest tantum in qua rodens acrimonia conti-<text:line-break/>netur, ulcerosam lassitudinem creat; sed nec ejusmodi</text:p>
      <text:p text:style-name="P4">quidem succus, dum in venis cum sanguine miscetur, la-<text:line-break/>tot enim tum ejus vis, utpote transsiuentis et a langui-<text:line-break/>nis bonitate superati, verum quum ab his translatus in<text:line-break/>carnibus et ad cutem solus haeret, ulcerosum affectum<text:line-break/>et sensum tunc inserti Qui vero plenitudinis sobolem<text:line-break/>hanc lassitudinem este putant, falluntur; nam neque ejus<text:line-break/>copiae, quam pletho<text:span text:style-name="Default_20_Paragraph_20_Font"><text:span text:style-name="T1">r</text:span></text:span>am dicimus, (haec enim tensivam<text:line-break/>lassitudinem gignit,) neque ejus, quae vires g<text:span text:style-name="Default_20_Paragraph_20_Font"><text:span text:style-name="T1">r</text:span></text:span>avat; non<text:line-break/>enim erosio, aut ulceris sensus, sed vel gravitas et ad<text:line-break/>motus segnities talis sunt plenitudluis symptomata, uti-<text:line-break/>que dum ad animales collatu vires eas superans premit;<text:line-break/>vel pulsus quaedam vitia, si quando vitalem urget: de<text:line-break/>quibus dictum abunde est lu iis, quae de pulsu scripsi-<text:line-break/>mus, aeque ut in libro, quem de plenitudine inscripsimus,<text:line-break/>etiam notas naturalium facultatum, quum premuntur, et<text:line-break/>reliquarum ambarum tradidimus. Non est igitur plenitudo<text:line-break/>ejus lassitudinis, quae ulceris sensum prae se fert, causa,<text:line-break/>imo humo<text:span text:style-name="Default_20_Paragraph_20_Font"><text:span text:style-name="T1">r</text:span></text:span>um, qui in cute et ca<text:span text:style-name="Default_20_Paragraph_20_Font"><text:span text:style-name="T1">r</text:span></text:span>ne continentur, acrimonia.</text:p>
      <text:p text:style-name="P4">Haec enim, ut quieta <text:span text:style-name="Default_20_Paragraph_20_Font"><text:span text:style-name="T1">t</text:span></text:span>ensum latet, sic agitata proti-<text:line-break/>nus sentitur. Motus huic acrimoniae primus ac ma-<text:line-break/>xime propriis quibusdam rationibus accedit, quas mox<text:line-break/>dicemus. Alter ex accidenti, scilicet quum, nobis partem<text:line-break/>aliquam aut etiam totum corpus movere volentibus,<text:line-break/>cum hoc humores, qui in ipsu continentur, simul move-<text:line-break/>mus. Verum hic minimus est, et lassitudinis duntaxat<text:line-break/><text:span text:style-name="Default_20_Paragraph_20_Font"><text:span text:style-name="T1">t</text:span></text:span>ensum infert, vehementior rigo<text:span text:style-name="Default_20_Paragraph_20_Font"><text:span text:style-name="T1">r</text:span></text:span>em excitat, medius in-<text:line-break/>ter utrumque horro<text:span text:style-name="Default_20_Paragraph_20_Font"><text:span text:style-name="T1">r</text:span></text:span>em. Quod autem nihil obstet, etiam-<text:line-break/>si calida caufit sit, quomluus rigorem horro<text:span text:style-name="Default_20_Paragraph_20_Font"><text:span text:style-name="T1">r</text:span></text:span>emque ex- -<text:line-break/>citet, in iis, quae de symptomatum causis scripsimus,<text:line-break/>ostensirm esu Nunc satis fuerit summas tantum eorum,<text:line-break/>quae illic prodidimus, ad praesentem disputationem qua-<text:line-break/>hypothesim snbjicere. Quum lu sensibili corpore sirc-<text:line-break/>crerit excrementum mordax, duplici id ratione ad tuo-<text:line-break/>tum incitatur: una, quum a sensibili ipsi, corpore im-<text:line-break/>pellitur, utpote quod repellendi alieni vim obtinet, altera,</text:p>
      <text:p text:style-name="P4">quum vehementiore motu agitur, id quod et ab exer-<text:line-break/>citatione conquirit, et ab ira, et ab ambientis caliditate.<text:line-break/><text:span text:style-name="Default_20_Paragraph_20_Font"><text:span text:style-name="T1">E</text:span></text:span>rgo quae subcalida et putrida excrementa sunt, ubi ve-<text:line-break/>Irementius moventur, non horrorem modo rigorem ve,<text:line-break/>qualem diximus, asserunt, sed etiam febrem accendunt.<text:line-break/>At quae frigida stant, et partibus tenuibus constant, ea<text:line-break/>horrorem quidem rigoremque creant, non tamen schrem<text:line-break/>excitant. Porro effatu dignam aliquam copiam utrisque<text:line-break/>accedere oportet , si sicce efficere . debent. -Quae vero aut<text:line-break/>q,lana exigua in sensibilibus corporibus excrementa mor-<text:line-break/>daria, aut multa illa quidem, sed tamen non plane ad-<text:line-break/>huc mordacia subhaesierunt, haec ulcerosam lassitudinem<text:line-break/>sariunt, de quibus utique hoc libro nobis est agendum,<text:line-break/>quando, quae febrem accendunt, ea ad medendi artem<text:line-break/>spectant; verumtamen et quaecunque horrorem quidem<text:line-break/>faciunt, febrem vero non accendunt, et haec praesentis<text:line-break/>sunt tractationis.</text:p>
      <text:h text:style-name="P19" text:outline-level="2">Cap. HI.</text:h>
      <text:p text:style-name="P16"><text:s/>At sanatio quaedam ir<text:span text:style-name="Default_20_Paragraph_20_Font"><text:span text:style-name="T1">i</text:span></text:span> communes cura-<text:line-break/>tinnis amborum <text:span text:style-name="Default_20_Paragraph_20_Font"><text:span text:style-name="T1">t</text:span></text:span>ropos fertur, quaedam utriufque pro-<text:line-break/>pria est. Dicetur vero prius quae communis sanatio esu<text:line-break/>oportet initus excrementum, sive calidum id sit, sive<text:line-break/>frigidum, ipsum aut expellas, aut certe alteres. . Recipit<text:line-break/>vero non omne excrementum alienationem a natura. . Si-<text:line-break/>quidem nec omnis cibus in cujufvis animantis ventriculo<text:line-break/>concoquitur, fed cognatio quaedam ei, quod concoquit,<text:line-break/>cum eo, quod concoquitur, esse debeti Quod igitur om-<text:line-break/>nino alienum est, nulla fieri ratione potest, ut id a natura<text:line-break/>gratiam recipiat, fed educere id quamprimum est tentan-<text:line-break/>dum, aeque certe ut, quae in ventre corrupta prorsus<text:line-break/>sunt, ea vel vomitione, vel dejeclione expelli..profecto<text:line-break/>est optimum. Non tamen perinde promptum. est in car-<text:line-break/>ne. atque aliis corporibus imbibitum vitiosum succum<text:line-break/>educere, ut qui in iis, quorum sensibilis capacitas est,<text:line-break/>continetur.. .Interdum nec ipsa laboran<text:span text:style-name="Default_20_Paragraph_20_Font"><text:span text:style-name="T1">t</text:span></text:span>is natura, medi-<text:line-break/>cameratum, quod malum succum mature vacuet, admittit,<text:line-break/>sicuti interdum .et alius quispiam assectus . obstat, qui ta-</text:p>
      <text:p text:style-name="P4">Iem educendi rationem respuat; de quibus mox dicam,<text:line-break/>si prius , quod reliquum erat in superius posita divisione,<text:line-break/>adjecero. Quippe communes scopos, qui exerementorum<text:line-break/>vitiis medentur, jam diximus vacuationem alterationem-<text:line-break/>que esse. Proprios vero utriusque generis nunc adjicia-<text:line-break/>mus. . Neque enim una tantum ratione educendum alte-<text:line-break/>randmnve est, sed explorata, quae ei, quod affligit, mari-<text:line-break/>me sit accommodata, ei est insistendum. Ea vero, ut in<text:line-break/>fumma complectar; ratio est, quae ex contrario opem mo-<text:line-break/>litur; privatim vero, quae ex cujusque contrario. Et<text:line-break/>summae quidem totius rei hae sunt, quae satius tamen<text:line-break/>nobis nunc explicandae sunt una cum <text:span text:style-name="Default_20_Paragraph_20_Font"><text:span text:style-name="T1">t</text:span></text:span>ua cujusque evi-<text:line-break/>denti demonstratione, idque ab ulceroso affectu initium<text:line-break/>facientibus.</text:p>
      <text:h text:style-name="Heading_20_2" text:outline-level="2">Cap. IV. </text:h>
      <text:p text:style-name="P16">Quoniam igitur ejusmodi lassitudo vitio<text:line-break/>acrium excrementorum oritur, ante omnia considerandum<text:line-break/>est, in folidisue tantum corporibus, au intra venarum si-<text:line-break/>nus malus succus contineatur. De iis ve<text:span text:style-name="Default_20_Paragraph_20_Font"><text:span text:style-name="T1">r</text:span></text:span>o quae intra<text:line-break/>venas sunt exerementis nullum plane nec manifestum</text:p>
      <text:p text:style-name="P4">nec evidens signum habemus .praeter sistam urinam ; con-<text:line-break/>jicere tamen ex his licet. Primum aestimabimus, quonam<text:line-break/>laborans corpus ustum sit victu. Secundo , sulitumne fit<text:line-break/>malum siuccum naturae sponte congerere. Ad haec , ait<text:line-break/>naturalis aliqua et consueta excretio jam desierit. Quar-<text:line-break/>to, an exercitatione, purgatione per vomitum alvumve,<text:line-break/>gestationibus, aut usu aquarum sponte nascentium sioli-<text:line-break/>tum supervacua expellere, id intermiserit. Atque in vi-<text:line-break/>ctu quidem ridendum , an cruditas et crebrior et major,<text:line-break/>quam ex consuetudine, praecesserit; an mali <text:span text:style-name="Default_20_Paragraph_20_Font"><text:span text:style-name="T1">t</text:span></text:span>ueri cibis<text:line-break/>copiose <text:span text:style-name="Default_20_Paragraph_20_Font"><text:span text:style-name="T1">t</text:span></text:span>e impleverit; an vinum pro antiquo mustum,<text:line-break/>pro tenui crassem aut turbidmn biberit; an etiam pror-<text:line-break/><text:span text:style-name="Default_20_Paragraph_20_Font"><text:span text:style-name="T1">t</text:span></text:span>us a rino <text:span text:style-name="Default_20_Paragraph_20_Font"><text:span text:style-name="T1">t</text:span></text:span>e ad aquae potionem transtulerit, nec semel<text:line-break/>bisve in quolibet horum peccaverit, sed assidue multo-<text:line-break/>que tempore. Secundo (sicuti diximus) aestimandum,<text:line-break/>num homo is , qui male habet , ex eorum numero sit,<text:line-break/>qui facile malum succum congerunt. Deprehendes id<text:line-break/>percontatus, an scabie, aut lepra, aut vitiligi<text:span text:style-name="Default_20_Paragraph_20_Font"><text:span text:style-name="T1">n</text:span></text:span>e, aut pru-</text:p>
      <text:p text:style-name="P4">ritu crebro sit affectus ; item an erysipelas , . aut herpes,<text:line-break/>aut elephantiasis, aut ophiasis, aut alopeciafis, aut pullo-<text:line-break/>lae crebrae, aut ulcerosa effiorescentia , aut epiuyctides<text:line-break/>aut denique ullum symptoma, quod ex villoso luceo et<text:line-break/>natum, et auctum est, illum male habuerit. Ab sus con-<text:line-break/>siderandum diximus, consuetane ulla excretio <text:span text:style-name="Default_20_Paragraph_20_Font"><text:span text:style-name="T1">r</text:span></text:span>etenta sit<text:line-break/>per v<text:span text:style-name="Default_20_Paragraph_20_Font"><text:span text:style-name="T1">o</text:span></text:span>mitum, vel haemorrhoidas , vel fistulam aliquam,.<text:line-break/>vel dysenteriam, vel per muliebria menstrua; delude<text:line-break/>num ipse medicamento se purgare semper foli tus id in-<text:line-break/>termiserit. Nonnulli enim sunt, qui dejectoriis medica-<text:line-break/>meutis, alii vomitoriis aut urinam sudoremve cientibus,<text:line-break/>aut usu sponte nascentium aquarum, utique quibus aut<text:line-break/>sulphuris, aut bituminis, aut nitri vis inest, vere vel<text:line-break/>autumno quotannis soliti excrementa vacuare, aliquando<text:line-break/>id negligunt. Multi (ut dictum est) exercitationum con-<text:line-break/>suetudiucm dimise<text:span text:style-name="Default_20_Paragraph_20_Font"><text:span text:style-name="T1">r</text:span></text:span>unt. Alii rursus omnis frictiouis, aut<text:line-break/>balnei, aut a vino dulci post balneum vomitionis mo-<text:line-break/>rem praetermiserunt. Sane constat, non illorum modo<text:line-break/>nos, qui optimo sunt corpo<text:span text:style-name="Default_20_Paragraph_20_Font"><text:span text:style-name="T1">ris </text:span></text:span>temperamento, fecisse</text:p>
      <text:p text:style-name="P4">mentionem, sed, quo nihil in mali succi causarum catulo-<text:line-break/>go sit praetermissum, etiam eos, qui vitiosum succum ua-<text:line-break/>tura prompte congerunt, se<text:span text:style-name="Default_20_Paragraph_20_Font"><text:span text:style-name="T1">r</text:span></text:span>mone comprehendisse ; de<text:line-break/>quibus fusius inter vitiosius corporum status proximis vo-<text:line-break/>luminibus agemus. Atque ex his quidem de mali foeni<text:line-break/>quantitate coniecturam <text:span text:style-name="Default_20_Paragraph_20_Font"><text:span text:style-name="T1">t</text:span></text:span>acere oportebit, ac remedium ad<text:line-break/>mensu<text:span text:style-name="Default_20_Paragraph_20_Font"><text:span text:style-name="T1">r</text:span></text:span>ae ejus quantilatem proportione invenire, medio-<text:line-break/>crius, si omnino sit exiguus et ad cutem tantum colle-<text:line-break/>otus, valentius, si multus et in p<text:span text:style-name="Default_20_Paragraph_20_Font"><text:span text:style-name="T1">r</text:span></text:span>osundo. Prius vero<text:line-break/>ejus, qui exiguus et juxta cutem est, cu<text:span text:style-name="Default_20_Paragraph_20_Font"><text:span text:style-name="T1">r</text:span></text:span>atio dicetitr; dein-<text:line-break/>de ejus, qui in carne residet; tertio ab his loco ejus,<text:line-break/>cui totus simguis impurus excremenlosusque esu Sed<text:line-break/>si quis jam institutum mihi ab initio repetens boni succi<text:line-break/>juvenem dederit, qui prius salubri omnino victus ratione<text:line-break/>sit u<text:span text:style-name="Default_20_Paragraph_20_Font"><text:span text:style-name="T1">t</text:span></text:span>us, nunc necessitate quapiam urgente longi temporis<text:line-break/>iter confecerit, in quo nec exercitatus, nec lavatus pro<text:line-break/>consuetudine fuerit, cibis potuque mali fucci ufus sin</text:p>
      <text:p text:style-name="P4">tum a prandio, vel coena, vel etiam toto die vehiculo<text:line-break/>sit vectus, nec bene plerumque dormierit; illud tamen<text:line-break/>addatur, nihil huic in modo assumptorum erratum esse,<text:line-break/>proindeque nec in cruditatem ullam incidisse: talis mul-<text:line-break/>tum mali succi congessisse prosectu nequiverit ; itaque<text:line-break/>etiam nec curationem prolixam requirit, imo exercitatio-<text:line-break/>nem tantum, quae apotherapia dicitur; quam in proxi-<text:line-break/>mo ante hunc libro docuimus, ubi pariter de accommo-<text:line-break/>data ei rei victus ratione praecepimus; quo minus est<text:line-break/>hic multis morandum. Tantum ejus meminisse conveniet,<text:line-break/>huc omne consilium dirigere, qui corpora sic affecta cu-<text:line-break/>rat, ut excrementa, quae circa cutem sunt, educat, pro-<text:line-break/>pterea quod assectus iit hac una consistit. Itaque rursus<text:line-break/>detur, eundem juvenem praeter alia, quae eadem sint,<text:line-break/>etiam in cruditates saepe incidisse; detur et ulceris sen-<text:line-break/>sum habere non cute tenus modo, ve<text:span text:style-name="Default_20_Paragraph_20_Font"><text:span text:style-name="T1">r</text:span></text:span>um etiam altius<text:line-break/>in corpo<text:span text:style-name="Default_20_Paragraph_20_Font"><text:span text:style-name="T1">r</text:span></text:span>e , sic ut totum id malis lucris refertum sttfpi-<text:line-break/>cari liceat; huic nec exercitationem, nec ullum omnino</text:p>
      <text:p text:style-name="P4">motum injttngemus, sed quiescere ac dormire eum quum<text:line-break/>jusserimus, in abstinentia totum diem exigere cogemus;<text:line-break/>dein vesperi pinguiter eum quum <text:span text:style-name="Default_20_Paragraph_20_Font"><text:span text:style-name="T1">a</text:span></text:span>uxerimus et tempe-<text:line-break/>1ato balneo mediocriter laverimus, pro cibo dabimus<text:line-break/>sorbitionem aliquam boni succi, sed plane quam mini-<text:line-break/>ruam; <text:span text:style-name="Default_20_Paragraph_20_Font"><text:span text:style-name="T1">n</text:span></text:span>ec tamen rino eum abstinere jubebimus; conco-<text:line-break/>quit enim id semicmdos humores, quantum aliud quiduis,<text:line-break/>tum sudorem uriuamque promovet, ac somnum conciliati<text:line-break/>lu iis autem, qui ita se habent, id agendum nobis est,<text:line-break/>ut, quod mali succi jam plane corruptum est, nec coneo-<text:line-break/>qui etiam potest, id sudore urinaque expellatur, quod<text:line-break/>semicoctum adhuc est, concoquatur atque utile reddatur.<text:line-break/>ld autem optime quiete somnoque perficitur. Ei ergo<text:line-break/>his peractis malum constiterit, ad consuetudinem rursus<text:line-break/>paulatim reducendus homo est, Sin in posterum etiam<text:line-break/>diem duret, de valentiore jam remedio est cogitandum,<text:line-break/>maxime si per noctem vel lassitudo magis, quam ante,<text:line-break/>vel fastidium infestet, vel pervigilet, vel fomnos turbatos</text:p>
      <text:p text:style-name="P4">et imaginationibus inquietos habeat; his enim, si vires<text:line-break/>non dissuadent, duorum alterum, aut sanguis mittendus<text:line-break/>est, aut purgatio exhibenda, sed discernentibus nobis,<text:line-break/>utrum magis expediat, ut mox dicetur. Sin vires im-<text:line-break/>becilliores dehortentur, fanguis mittendus haudquaquam<text:line-break/>est, fed dejectio mediocris adhibenda. Cuiusmodi autem<text:line-break/>desectio mediocris fit, in loquentibus docebimus, si prius,<text:line-break/>quae priora sunt, definiverimus. Nam virium robore<text:line-break/>constante, si lassitudo adhuc insellat, aestimandum est, cum<text:line-break/>fanguiuisue copia, an cum crudis ac minime concoctis<text:line-break/>humoribus, an per fe stilus consistat vitiosus humor, qui<text:line-break/>lassitudinem c<text:span text:style-name="Default_20_Paragraph_20_Font"><text:span text:style-name="T1">r</text:span></text:span>eat. Nam si cum sanguinis copia, aut ve-<text:line-break/>na incidenda, aut aliquid, quod tantundem valet, agen-<text:line-break/>dum. Sane tantumdem possunt haec: quibus haemor-<text:line-break/>rhoides funt retentae, si has aperueris; si mulieri men-<text:line-break/>sima consuetudo cessavit, hanc si provoces; si quibus bo-<text:line-break/>rem nihil est, si malleolos scalpello incidas. rosit haec<text:line-break/>alvus eo medicamento dejicienda est, quod maxime ac-<text:line-break/>commodatum malo luceo sit. Quod si vitiosi tantum succi,</text:p>
      <text:p text:style-name="P2">hique citra sanguinis copiam subsint, purgatio petenda<text:line-break/>est, quae infestanti excremento fit accommoda. Iufestat<text:line-break/>vero alias biliosum, alias melancholicum, alias pituito-<text:line-break/>sinu, sili quod vel salsum vel acidum fit, atque horum<text:line-break/>quodlibet aut <text:span text:style-name="Default_20_Paragraph_20_Font"><text:span text:style-name="T1">t</text:span></text:span>ero propius, aut crassius, aut media qua-<text:line-break/>piam consistentia; de quorum discernendorum notis<text:line-break/>nunc agamus. Si cum pallulis quibusdam lassitudinis uf-<text:line-break/>fectus consistat, ex his facilis inventu erit excrementi<text:line-break/>fpecies; sin unique his, in boni quidem succi corporibus<text:line-break/>tum ex iis qui praecesserunt cibis, tum reliquis, quae<text:line-break/>ipsis inciderunt. In iis vero, qui malos succos natura<text:line-break/>colligunt, hinc quoque nonnihil capiendum. Sed de<text:line-break/>ejusinodi temperamentis uberius post agetur; nunc de<text:line-break/>reliquis agamus, ex quibus licet de mali succi specie con-<text:line-break/>jecturam accipere. Hoc vero est mali succi argumentum.<text:line-break/>Qui enim in otio degunt, ii pituitofum acervare lucrum<text:line-break/>solent. Quos multus labor exercet, ii biliofum vel me-<text:line-break/>lancholicum , illum aestate, hunc autumno gignunt. Quin<text:line-break/>etiam, an diutu<text:span text:style-name="Default_20_Paragraph_20_Font"><text:span text:style-name="T1">r</text:span></text:span>ni labores fuerint, inspiciendum est;</text:p>
      <text:p text:style-name="P2">quanto enim fuerint longiores, tanto funt ad melancho-<text:line-break/>liam generandam magis proclives. Praeterea, qui cum<text:line-break/>multo sudore fiunt, ii crassius excrementum faciunt;<text:line-break/>qui sine sudore peraguntur, magis tenue, veluti qui<text:line-break/>hyeme et frigido aeris statu suscipiuntur. C<text:span text:style-name="Default_20_Paragraph_20_Font"><text:span text:style-name="T1">o</text:span></text:span>nsiderandum<text:line-break/>ad haec est aliquid non folum de urinae multitudine,<text:line-break/>sed etiam de fusioris qualitate; hic namque partim aci-<text:line-break/>dus, partim salsus est, partim veluti lutum aut virus<text:line-break/>plane olet; licet autem hoc ex strigili deprehendere,<text:line-break/>quum lavantur. Saepe namque amarus plane apparuit,<text:line-break/>qualis utique morbo regio laborantibus emittitur. Ejus<text:line-break/>vero dignetis etiam citra gustum facilis est ex solo colore.<text:line-break/>Quippe pallidus pro ejusmodi bilis ratione apparet. Sae-<text:line-break/>pe tamen post validissimos labores et vehementissimum<text:line-break/>aestum plane flavus conspectus esu Aliquando medius<text:line-break/>atque ex ambobus mixtus cernitur, veluti quodammodo<text:line-break/>ex pallido flavus, quemadmodum et humor ipfe biliosus;<text:line-break/>hunc enim in vomitu dejectioueque aut pallidum , aut</text:p>
      <text:p text:style-name="P4">flavum, aut ex utroque compositum licet intueri. Qualis-<text:line-break/>cunque vero is in corpore habetur, tele necesse est ejus<text:line-break/>appareat serum. Ac sudor quidem succorum, qui in uni-<text:line-break/>ver<text:span text:style-name="Default_20_Paragraph_20_Font"><text:span text:style-name="T1">t</text:span></text:span>o corpore abundant, nola est; mina eorum tantum,<text:line-break/>qui vasis continentur. omnluo ergo nihil omittendum,<text:line-break/>fed <text:span text:style-name="Default_20_Paragraph_20_Font"><text:span text:style-name="T1">t</text:span></text:span>udor quoque ipsis, ut modo diximus, inspiciendus.<text:line-break/>Aliquando vero ipsimi, qui afficitur, gustare sudorem situm,<text:line-break/>quo certius internoscatur , jubemus; id quod aliquando<text:line-break/>fua sponte accidere finiet, dum ex fronte et ejus partibus<text:line-break/>in os fitepe delabitur. Aestimare praeterea urina<text:span text:style-name="Default_20_Paragraph_20_Font"><text:span text:style-name="T1">e</text:span></text:span> tum<text:line-break/>consist<text:span text:style-name="Default_20_Paragraph_20_Font"><text:span text:style-name="T1">e</text:span></text:span>ntiam, tum colorem oportebit. Sed nec quae in<text:line-break/>ea pendent aut subsidunt praetermittere conveniet, fied<text:line-break/>omnia perpendere. Cuiusmodi enim fanguis sit, qui vasis<text:line-break/>continetur, ea plane ostendunt; quando, fi is biliosus fit,<text:line-break/>ferum quoque ejus biliosum esse necesse est, idque pro<text:line-break/>utrius vis bilis ratione ; simili modo pituitusum , si is<text:line-break/>sit pitititosns. Ergo, ubi crudus plane is est, utique</text:p>
      <text:p text:style-name="P4">tenuis aqu<text:span text:style-name="Default_20_Paragraph_20_Font"><text:span text:style-name="T1">o</text:span></text:span>faque urina cernitur, nihil nec qu<text:span text:style-name="Default_20_Paragraph_20_Font"><text:span text:style-name="T1">o</text:span></text:span>d subside<text:span text:style-name="Default_20_Paragraph_20_Font"><text:span text:style-name="T1">n</text:span></text:span>t,<text:line-break/>nec quod pendeat, in fe habens; at vero concoctus, haec<text:line-break/>in urina apparent, atque etiam nubeculae quaedam de-<text:line-break/>fiuper tenues superstant, veluti quae in summo lacte colli-<text:line-break/>gitur, et quae in summo refrigerati j olenti concrevit.<text:line-break/>Quod si turbida sit, qualis veterinorum visitur, crudis<text:line-break/>vocatis humoribus refertas quidem venas indicabit, nun<text:line-break/>tamen cessare naturam , fed eos valenter concoquere,<text:line-break/>Si vero celeris <text:span text:style-name="Default_20_Paragraph_20_Font"><text:span text:style-name="T1">s</text:span></text:span>eparati crassi a liquido in ea cernitur,<text:line-break/>sitque, quod subsidit, album, laeve et aequale, jamjam<text:line-break/>superaturam eos omnes naturam indicabit. Sin, quum<text:line-break/>emingitur, pura sit, p<text:span text:style-name="Default_20_Paragraph_20_Font"><text:span text:style-name="T1">r</text:span></text:span>otinus vero turbetur, jam crudi<text:line-break/>succi concoctionem aggredi naturam docet At si inter-<text:line-break/>posit<text:span text:style-name="Default_20_Paragraph_20_Font"><text:span text:style-name="T1">o</text:span></text:span> tempore <text:span text:style-name="Default_20_Paragraph_20_Font"><text:span text:style-name="T1">turbetur, </text:span></text:span>n<text:span text:style-name="Default_20_Paragraph_20_Font"><text:span text:style-name="T1">o</text:span></text:span>n protinus, fed post aggressu-<text:line-break/>ram. insinuat. Verum omnium quae turbantur urinarum<text:line-break/>generalis nola esto ipsius crassi a liquidiore separatio,<text:line-break/>aut propere aut tarde facta, aut omnino nulla. Ergo, si<text:line-break/>protinus fiat, et quod subsidit fit album, laeve et ae-</text:p>
      <text:p text:style-name="P2">quale, superiorem longe naturam succis, quos concoquit,<text:line-break/>offendit. Slu bonum sit, quod subsidit, sed quod post<text:line-break/>longius interpositum tempus colligatur, etiam naturam<text:line-break/>temporis spatio superaturam succos nunciat. Si vero vel<text:line-break/>omnino nulla separatio, vel id, quod subsidit, malum<text:line-break/>sit, imbecillitas naturae significatur, egetqne ope aliqua<text:line-break/>ad succos percoquendos. Sicuti vero urina succorum,<text:line-break/>qui in vasis furit, affectum prodit, ita sudor aliisque,<text:line-break/>quae per universum animalis habitum apparent, eos, qui<text:line-break/>illic sunt, assectus d<text:span text:style-name="Default_20_Paragraph_20_Font"><text:span text:style-name="T1">e</text:span></text:span>monstrant. Calidissimus namque<text:line-break/>sensus insuetus sit, superantibus in eo calidis fuscis, fri-<text:line-break/>gidissimtts vero, quum frigidi dominantur. Jam albiores<text:line-break/>pituita superante, pallidiores bili abundante cernuntur;<text:line-break/>quod si meracior bilis sit, etiam plane sicciores. Siqui-<text:line-break/>dem color a succis provenit, non ex stolidis animalis par-<text:line-break/>tibus, utique quum se succi in altum non receperunt<text:line-break/>Accidit vero id illis propter frigora, rigores, vel animi<text:line-break/>assectus, veluti timorem, vel ingentem tristitiam , vel in-</text:p>
      <text:p text:style-name="P4">crpientem verecundiam: quorum nullum fi ausit, nu<text:span text:style-name="Default_20_Paragraph_20_Font"><text:span text:style-name="T1">n-<text:line-break/></text:span></text:span>quam se in altum <text:span text:style-name="Default_20_Paragraph_20_Font"><text:span text:style-name="T1">r</text:span></text:span>ecipient succi, quemadmodum nec ru<text:line-break/>cutem violentius irruentes hanc adorent unquam, quin<text:line-break/>unimus aliquo modo assectus sit, aut aestu immodico ani-<text:line-break/>mal extrinsecus obsideatur. Ergo vehementer commotis,<text:line-break/>aut i<text:span text:style-name="Default_20_Paragraph_20_Font"><text:span text:style-name="T1">r</text:span></text:span>atis, aut in pudore veluti reciprocantibus se humo-<text:line-break/>ribus inspicere colorem non oportet. At si nec ambientis<text:line-break/>violentia calidi frigidive, nec ullus animi affectus, cujus-<text:line-break/>modi jam dictus est, subsit, certissima succi animalis co-<text:line-break/>gnitio ex colore datur. Tanquam igitur corpus, sicubi<text:line-break/>albius solito est effectum, pituitosum abundare succum<text:line-break/>indicat, sicubi pallidius aut .flavius, biliofum, ita, sicubi<text:line-break/>ad rubicundius, quam pro natura, est mutatum, sanguinis<text:line-break/>abundantiam subesse significat , sicubi ad nigrius, nigram su-<text:line-break/>peresse bilem ostendit. Videas praeterea, ceu plumbi colo-<text:line-break/>rem aliquando nonuullos habere, rursus aliquando ceu<text:line-break/>mixturam esse albi liviclique, aliquando livo<text:span text:style-name="Default_20_Paragraph_20_Font"><text:span text:style-name="T1">r</text:span></text:span>em solum sine</text:p>
      <text:p text:style-name="P4">albo consistere. - Ergo ejusmodi colores crudum dominari<text:line-break/>succum indicant; qui quum de genere sit pituitae, minus<text:line-break/>tame<text:span text:style-name="Default_20_Paragraph_20_Font"><text:span text:style-name="T1">n</text:span></text:span> humiditatis habet, quam ea quae publice vocatur<text:line-break/>pituita; plerumque vero huic nec lentor inest. Nam is<text:line-break/>si adsit, Praxagoras ejusmodi succum vitreum appellat,<text:line-break/>egregie quidem frigidum, crassam tamen eo,- quem cru-<text:line-break/>dum per excellentiam vocant, certe mi<text:span text:style-name="Default_20_Paragraph_20_Font"><text:span text:style-name="T1">n</text:span></text:span>us. Generaliter<text:line-break/>igitur ejusmodi succi omnes albi crulique sunt, nomen-<text:line-break/>claturam vero alius aliam sortitur. Nec attinet ad prae-<text:line-break/>sentem disputationem eos omnes distinguere, quippe ad<text:line-break/>quam illud tantum commune omnium accidens pertinet,<text:line-break/>quod hi succi percocti a natura non sint, sed crudi ad-<text:line-break/>huc maneant. Siquidem sanguis lu. medio est biliosorum<text:line-break/>atque horum,. quorum utique genus uno vocabulo appella-<text:line-break/>re licet. vel crudum succum , vel pituitam. lili uamque<text:line-break/>ex sanguine fiunt, ubi supra jusium modum est percoctus,<text:line-break/>hi. vero eo nondum perfecto. Sunt autem utriusque ge- .<text:line-break/>neris innunrerae particulares differentiae, caeterum quae</text:p>
      <text:p text:style-name="P4">ab iis, qui in talibus sunt periti, in numeratas species<text:line-break/>sunt jam descriptae ; quarum tamen ipfarum adeo hic<text:line-break/>omnium meminisse necesse non est, ut etiam fatis sit eas<text:line-break/>ad unum caput redigere , quod tibi veluti scopum agon-<text:line-break/>dorum proponas. Nam quoniam alii prius, quam ad exa-<text:line-break/>ctunr sanguinem nutrimentum perveniat, veluti semicocti<text:line-break/>sunt, alii prorsus incocti crudique, alii paulo absunt a<text:line-break/>sanguinis forma, rursus alii sanguificationis veluti ultima<text:line-break/>pars, qui utique excessu caloris proveniunt, quorum alli<text:line-break/>paululum, alii plus, alii plurimum a sanguine recesse-<text:line-break/>runt: ubi paululum vel citra sanguinem restiterunt, vel<text:line-break/>ultra processerunt, audacter mittendus fanguis est; ubi<text:line-break/>plus, consideratius agendum; ubi plurimum, in his nui- .<text:line-break/>lus omnino mittendus esu Inspicere vero et quantitatem<text:line-break/>convenit, ut verbi gratia,- si bonus fanguis exiguus sit,<text:line-break/>reliquus vero succus plurimus, utique in his abstinendum<text:line-break/>a detractione sanguinis est; sin is quidem exiguus,<text:line-break/>anguis vero copiosus, audacter incidenda vena est.</text:p>
      <text:p text:style-name="P4">Deinde delicere (ut dictum est) alvum oportet, ratione<text:line-break/>habita abundantis succi copiae pariter et speciei. Quod<text:line-break/>si quis propter vel aetatem vel timiditatem permittere<text:line-break/>se medico ad sanguinem ullo modo detrahendum nolit,<text:line-break/>huic dejicienda largius alvus est, aut, si id quoque su-<text:line-break/>spectum habet, alia ratione educendum supervacuum esu<text:line-break/>Ac i<text:span text:style-name="Default_20_Paragraph_20_Font"><text:span text:style-name="T1">n</text:span></text:span> proposita nobis hactenus naturis alias vacuandi: ra-<text:line-break/>tiones inve<text:span text:style-name="Default_20_Paragraph_20_Font"><text:span text:style-name="T1">n</text:span></text:span>ire difficile non est; in aliis cum discretione<text:line-break/>et diligenti examine disquiri eas conveniet. Eam disere-<text:line-break/>tionem post- trademus, ubi de proposita boni succi natura<text:line-break/>tractationem absolverimus. Pone enim talem hominem<text:line-break/>ex mala victus ratione lassitudine affectum, deinde ex<text:line-break/>iis quas retulimus notis lu venulo valorum genere ap-<text:line-break/>parere fubesse illi copiam semicrudorum succorum , in<text:line-break/>reliquo vero corpore tote multitudinem horum sane mor-<text:line-break/>dacium , quos lassitudo secuta est ; auctus praeterea illi<text:line-break/>quodammodo et sanguis esto. Maxime ergo (ut dictum<text:line-break/>est) detrahere primo de sanguine oportet, deinde succum</text:p>
      <text:p text:style-name="P4">illum educere, qui superare videtur. Non sustinente au-<text:line-break/>teui homine sanguinem sibi detrahi, auge<text:span text:style-name="Default_20_Paragraph_20_Font"><text:span text:style-name="T1">r</text:span></text:span>e desectionem;<text:line-break/>si vero neutrum admittat, aliam quampiam rationem<text:line-break/>mire, qua maxime, si non brevi, at longiore tempore<text:line-break/>pristinam corporis habitudinem homo recipiat. Quoniam<text:line-break/>ergo duo p<text:span text:style-name="Default_20_Paragraph_20_Font"><text:span text:style-name="T1">r</text:span></text:span>ima sunt, quibus primum intentus sit oportet,<text:line-break/>qui ejusmodi affectibus medebitu<text:span text:style-name="Default_20_Paragraph_20_Font"><text:span text:style-name="T1">r, </text:span></text:span>crudorum sive etiam<text:line-break/>semieoctorunr , qui ante sanguinrs perfectionem fuerunt,<text:line-break/>perooctio, et acrium ac mordacium, qui secundi sunt et<text:line-break/>sanguine posteriores , eductio : abstulere eos convenit ab<text:line-break/>omni valido motu; blande vero unctos atque oleo per-<text:line-break/>friclos perquam suavi lavare balueo ; inde in otio abs-<text:line-break/>tinentiaque habere, atque etiam somno,.. si fieri potest,<text:line-break/>minime ignorantibus, nihil esse, quod aeque concoquat ea,<text:line-break/>.quae concoqui possunt, et malos succos per halitum di-<text:line-break/>gerat, ut fomnus a balneo. Quum <text:span text:style-name="Default_20_Paragraph_20_Font"><text:span text:style-name="T1">i</text:span></text:span>gitu<text:span text:style-name="Default_20_Paragraph_20_Font"><text:span text:style-name="T1">r</text:span></text:span> (ut paulo ante<text:line-break/>diximus) pruno die experti , au facile finita lassitudo sit,</text:p>
      <text:p text:style-name="P4">similiter gravatum hominem cernimus, tum mittendus in<text:line-break/>balneum fecundo etiam die est, tum in quiete abstinens<text:line-break/>linque habendus; aeque vero et si iterum et tertio vide-<text:line-break/>ris., jejuuum lavabis, quietem ac fomuam ipsis lavationi-<text:line-break/>bus interponens. Conducit ad somnum non in postremis<text:line-break/>ipsum quoque balneum; sunt enim, qui eo sunt usi, om-<text:line-break/>nes magis.ad somnum propensi; modo majoris moment<text:line-break/>nihil obstiterit. Adeo tibi somnus et cau<text:span text:style-name="Default_20_Paragraph_20_Font"><text:span text:style-name="T1">t</text:span></text:span>a et signum<text:line-break/>percommodum speratae utilitatis fit, velut e diverso non<text:line-break/>posse a balneo do<text:span text:style-name="Default_20_Paragraph_20_Font"><text:span text:style-name="T1">r</text:span></text:span>mire nec caula nec signum est com-<text:line-break/>modum. Quippe plerumque redundantis succi indicia<text:line-break/>ex somno vigiliisque ceperis v frigidi namque succi vete<text:span text:style-name="Default_20_Paragraph_20_Font"><text:span text:style-name="T1">r-<text:line-break/></text:span></text:span>num et longiores fomnos inducunt, calidi et mordaces<text:line-break/>vigilias; et si quando dormitur, variis imaginibus inquis-<text:line-break/>tus et tu<text:span text:style-name="Default_20_Paragraph_20_Font"><text:span text:style-name="T1">r</text:span></text:span>batos fomnos efficiunt sic, ut statim excitent.<text:line-break/>Sicuti autem in primo die, ita etiam in secundo for-<text:line-break/>bitionem et minimam et simplicem illis exhibebimus ;</text:p>
      <text:p text:style-name="P4">quippe large iis apponere, quibus auferri p<text:span text:style-name="Default_20_Paragraph_20_Font"><text:span text:style-name="T1">o</text:span></text:span>tius aliquid de-<text:line-break/>beat, plane est contrarium, sicut rutilis omnino non nu-<text:line-break/>trire et fastidia stomachi creat, et eundem .laedit, et<text:line-break/>vires labefactet, et malum succum adauget. Ergo exi-<text:line-break/>guum sus dandum, ac potissimum, si fieri potest, ptisanae<text:line-break/>cremor simpliciter conditus, sin murus, alica eodem,<text:line-break/>quo ptisana, modo praeparata ,. parum aceti admixtum<text:line-break/>habe<text:span text:style-name="Default_20_Paragraph_20_Font"><text:span text:style-name="T1">n</text:span></text:span>s , praesertim si cruditatis abundantiam vel in<text:line-break/>venis, vel in toto corporis habitu subesse suspicamur.<text:line-break/>- Quippe si nihil protius aceti sit alicae admixtum , gluti-<text:line-break/>nosior erit, quam ut propositis conducat;- itaque obsti<text:span text:style-name="Default_20_Paragraph_20_Font"><text:span text:style-name="T1">n</text:span></text:span>et<text:line-break/>magis quam detergebit meatus :. quod tamen maxime pe-<text:line-break/>titur in crassis ac glutinosis fueris, cujufm<text:span text:style-name="Default_20_Paragraph_20_Font"><text:span text:style-name="T1">o</text:span></text:span>di plane om-<text:line-break/>nes pituitosi sunt Ac boni quidem lucri est ac propterea<text:line-break/>vitiosos humores contemperans. Caeterum, nisi lentor<text:line-break/>ejus corrigatur adjectis aceto et porri modico , non solum<text:line-break/>obstruet, sed etiam nutriet plenius, quam propositis sit ex<text:line-break/>usu. . Hac itaque de causa ptisanae cremor in hoc casu</text:p>
      <text:p text:style-name="P4">tutior est, ut qui tum modice nutriat, tum nusquam per<text:line-break/>angustos meatus haereat, quemadmodum alica, sed et<text:line-break/>permeet ipse., et meatus per totum detergeat, - et quic-<text:line-break/>quid in semicoctis erudisve succis continetur crassi, id<text:line-break/>dissecet ac resolvat. Horum ipsorum gratia et mulsa his<text:line-break/>idonea est, et oxymeli, et apomeli, et piper; et gingiber,<text:line-break/>postremo omnia, quae citra vitiosi. generationem succi<text:line-break/>humorem crassem dissecant solvuntque; quorum materiam<text:line-break/>satius .in sequentibus prosequemur. Ad institutum vero<text:line-break/>nunc sermonem . exempli loco posita sint, et quae jam<text:line-break/>sunt .dicta, et quae nunc dicenda. Frugum namque ma-<text:line-break/>xirne apta est ptisana, olerum sola lactuca, piscium, qui<text:line-break/>saxatiles dicuntor, panis, qui et in clibano coctus, et<text:line-break/>fermentatus, et modice putus est, aves monticolae, po-<text:line-break/>rio oxymeli, mulsa, vinum tenue et album, semelque<text:line-break/>quae boni succi, e<text:span text:style-name="Default_20_Paragraph_20_Font"><text:span text:style-name="T1">o</text:span></text:span>demque detergent, nec glutinosa. sunt,<text:line-break/>nec massum succum efficiunt, nec valenter nutriunt.</text:p>
      <text:p text:style-name="P4">Quae vero urinam cient, hoc caio non probo, maxime<text:line-break/>quae praevalentia ex his sunt,. et sanguinem calluerunt<text:line-break/>ac liquant; quippe, quod concoquendum probe est, huic<text:line-break/>tanta adhuc agitatio non convenit. Haec itaque omnia<text:line-break/>secundo die facienda ad hunc modum. sunt, . atque etiam<text:line-break/>tertio quartoque. Ad haec praeterea, si tum lassitudinis<text:line-break/>affectus levetrtr, tum corpus coloratius appareat, tum<text:line-break/>somni quieti, et minae concoctae sint, fricare quidem<text:line-break/>liberalius, excitare vero parce hominem audebis. His<text:line-break/>ita peractis, si nullus lassitudinis sensus praeterea superfit,<text:line-break/>ad .consuetas statim exercitationes hominem reduces; sin<text:line-break/>quicquam appareat priorum aut symptomatum, aut nota-<text:line-break/>rum, rursus tu quoque in id intentus mutare tentabis ea,<text:line-break/>quae. particulatim non recte habent Si itaque Iulius<text:line-break/>lassitudinis lensus recordatio superest, caeteris notis om-<text:line-break/>nibus bene te habentibus, utique apotherapiae munere<text:line-break/>lassitudinem submovebis;. sin .autem turbatae notae sunt</text:p>
      <text:p text:style-name="P4">et veluti confusae, caeterum lassitudo abest, . in quiete<text:line-break/>majo<text:span text:style-name="Default_20_Paragraph_20_Font"><text:span text:style-name="T1">r</text:span></text:span>e servare hominem oportebit. Si vero ambo core-<text:line-break/>rint, eadem ratione hominis curam ages, qua prius usus<text:line-break/>in eum statum duxisti, quo etiam exercitationis aliquid<text:line-break/>tentare auderes. Atque ita quidem jam comprehenso afi-<text:line-break/>sectus medendum censeo.</text:p>
      <text:h text:style-name="Heading_20_2" text:outline-level="2">Cap. v </text:h>
      <text:p text:style-name="P16">At si in eodem. homine reliqua eadem<text:line-break/>sint, caeterum in lasso corpore sanguis bonus exiguus sit,<text:line-break/>erudi humores plurimi, huic nec sanguis mittendus ,. neu<text:line-break/>alvi dejectio, aut exercitatio, aut omnino motus, aut<text:line-break/>balneum adhibendum; quippe venae sectio .bonum langui-<text:line-break/>nem emittit, malum , qui in prinus maxime venis circa<text:line-break/>jecur et mesenterium colligitur, in totum attrahit corpus.<text:line-break/>Dejectio vero in talibus tormina et rosiones creat, ani-<text:line-break/>mique deliquia, cum eo quod nec notatu quippiam di-<text:line-break/>quum educit, quando. crudi omnes lucri pigri atque ad<text:line-break/>motum inepti propter crassitudinem frigiditatem que sunt.<text:line-break/>Quo fit, ut etiam omnes angustas vias obstruant, per quas</text:p>
      <text:p text:style-name="P4">id-, quod medicamentum dejicit, ferri ad alvum debet;<text:line-break/>itaque nec ipsi educuntur, et aliis sunt.. impedimento,<text:line-break/>Id quod sane Hippocrates illo oraculo praecavit,. quo<text:line-break/>brevissime p<text:span text:style-name="Default_20_Paragraph_20_Font"><text:span text:style-name="T1">r</text:span></text:span>aecepit:. <text:span text:style-name="Default_20_Paragraph_20_Font"><text:span text:style-name="T1">Conc</text:span></text:span>o<text:span text:style-name="Default_20_Paragraph_20_Font"><text:span text:style-name="T1">cta medicari oportet, n</text:span></text:span>o<text:span text:style-name="Default_20_Paragraph_20_Font"><text:span text:style-name="T1">n<text:line-break/>cruda. </text:span></text:span>Eadem de .causa nec exercitare , nec omnino<text:line-break/>move<text:span text:style-name="Default_20_Paragraph_20_Font"><text:span text:style-name="T1">r</text:span></text:span>e, sed nec lavare expedit eos, qui in primis venis<text:line-break/>c<text:span text:style-name="Default_20_Paragraph_20_Font"><text:span text:style-name="T1">r</text:span></text:span>udo<text:span text:style-name="Default_20_Paragraph_20_Font"><text:span text:style-name="T1">r</text:span></text:span>um copiam habent ; siquidem omnes .id genus mo-<text:line-break/>tus succos illos in totum co<text:span text:style-name="Default_20_Paragraph_20_Font"><text:span text:style-name="T1">r</text:span></text:span>pus agunt. Servandi igitur<text:line-break/>hi sunt in omni quiete, daudaque ipsis albus,. potio me-<text:line-break/>dicamentaque sunt singula ejus generis, quae attenuent,<text:line-break/>dissecent et concoquant succorum crassitudinem, idque<text:line-break/>citra manifestum calorem; nam qui excalfacti vehemen-<text:line-break/>tius succi sunt, ii in omnem corporis partem feruntur,<text:line-break/>Ergo -nutries hos maxime oxymelite, aliquando . etiam<text:line-break/>ptisanae et. mulsae exiguo quopiam ; sustinent enim hi<text:line-break/>victum, si modo alii ulli, tenuem, ipsa nimirum crudo-<text:line-break/>rum succorum copia, quos paulatim concoquunt, ad cor-<text:line-break/>poris alimentum abutentes. Quoniam. autem .praecordia</text:p>
      <text:p text:style-name="P4">istiusmodi omnibus turgida inflataque sunt, ac facile, quic-<text:line-break/>quid assumpserint, lu flatum vertitur.,. <text:span text:style-name="Default_20_Paragraph_20_Font"><text:span text:style-name="T1">t</text:span></text:span>utius fuerit longi<text:line-break/>piperis aliquid cum cibo dare : quippe quod flatuosi fpi-<text:line-break/>ritus .crassitudinem solvit, et quae in praecordiis pigra<text:line-break/>cessant, ad ventrem inferiorem depellit, et concoquendis,<text:line-break/>quae sump<text:span text:style-name="Default_20_Paragraph_20_Font"><text:span text:style-name="T1">s</text:span></text:span>eris, subvenit pro communi piperum ratione.<text:line-break/>Quod si hujus copia non est, utique albo utendum, quippe<text:line-break/>quod supra duo reliqua genera ventriculum roborat. Sin<text:line-break/>hoc non adest, optimum nigrum petendum est.: id vero<text:line-break/>fuerit, quod pondere praecellit. Sane utilius sit et .Dios-<text:line-break/>politico vocatu medicamento uti, cujus compositio du-<text:line-break/>plex est: alias ex paribus omnibus, cumino, pipere,<text:line-break/>ruta, nitro; potestque ita magis ventrem <text:span text:style-name="Default_20_Paragraph_20_Font"><text:span text:style-name="T1">s</text:span></text:span>olvere; alias,<text:line-break/>quum reliquorum pari ponderi miscetur . nitri dimidium.<text:line-break/>Praestiterit autem cuminum esse, quod vocant Aethiopi-<text:line-break/>cum, piper vero vel longum, vel album. Macerabitur<text:line-break/>cuminum in aceto maxime acri: dein continuo id tuu-</text:p>
      <text:p text:style-name="P4">ditor, aut etiam prius modice frigitur in vale fictili,<text:line-break/>quod coctum in camino quam optime sit : quae enim<text:line-break/>exacte penitusque cocta non sunt, haec lutosa notius<text:line-break/>quam figulina funt, et qualitatum <text:span text:style-name="Default_20_Paragraph_20_Font"><text:span text:style-name="T1">t</text:span></text:span>uarum nonnihil medi-<text:line-break/>cernentis remittunt. Suufo vero et rutae folia modice<text:line-break/>siccata; ut enim, si plusculum siccentur, acria amaraque<text:line-break/>redduntur, et stupra quam par est calida, sic, si protius<text:line-break/>non sicces, ex crementi tium quendam hunrorem retinent,<text:line-break/>nondum ex toto concoctum, cujus vitio flatum discutere<text:line-break/>minus possunt. Quatuor his aliquando despumatum mel<text:line-break/>additur, aliquando nihil, lud sola fine melle reponuntur,<text:line-break/>ac ptisanae cremori et aliis, quibus maxime convenire<text:line-break/>videntur, cibis iniiciuntur. Sumitur et per <text:span text:style-name="Default_20_Paragraph_20_Font"><text:span text:style-name="T1">t</text:span></text:span>e medica-<text:line-break/>rnentum hoc et ante et post cibum. Porro ad eum<text:line-break/>usum optimum est, quod mel admixtum habet, quod uti-<text:line-break/>que curiose fit despumatum; id enim flatum maxime<text:line-break/>discutit: sit autem oportet et mel optimum, si modo,<text:line-break/>quod statum discutiat, quodque maxime dissecet, futurum</text:p>
      <text:p text:style-name="P4">medicamentum esu Appositum Iane remedium sic allectis<text:line-break/>est et quod ex tribus piperibus conficitur, utique quum<text:line-break/>non admodum .medicamentosum fuerit, ex variisque con-<text:line-break/>suctum, sicuti a plerisque medicorum componitur, mix-<text:line-break/>surae cuiusdam ex verris obsoniorum generibus ritu, aut<text:line-break/>apri a mirificis istis coquis conditi, adeo ut non mini-<text:line-break/>mum medicis, aut iis, qui apparant, negotium sit immixta<text:line-break/>illi medicamenta concoquere, ammi, seseli, libysticum et<text:line-break/>alia id genus; cruda enim minimeque mutata ab iis, qui<text:line-break/>ea sumpserint, longo tempore durare in ventriculo in-<text:line-break/>telliguntur. Haec igitur subtrahenda medicamento sunt,<text:line-break/>praeterque haec heluorum et nardi spica; ceu vero non-<text:line-break/>nulli componunt, etiam casia. Expedit autem praepara:.<text:line-break/>tum habere ad manum dupliciter, sicut ipse soleo: alte-<text:line-break/>rum simplex, quod iis dandum est, qui minime concoxe-<text:line-break/>runt, et qui recens frigus in ventriculo habent, et pilus..<text:line-break/>tusum succum; alterum, quod medicamentosum magis est;<text:line-break/>quo maxime utimur in iis fluxionibus, quae a capite de-</text:p>
      <text:p text:style-name="P2">secedunt ad pectus. Verum hoc quo pactu sit praeparari-<text:line-break/>dum, alibi dicetur. Simplex illud, quo ad cruditatis<text:line-break/>abundantiam, quae in primis est venis, utimur, hujus-<text:line-break/>modi esu Ad cujusque trium piperem Ʒ quinquaginta<text:line-break/>abunde adduntur anisu et thymi et xingiberis, singulo-<text:line-break/>rum Ʒ 8; et simplicissimum quidem hoc esu Etiam hoc<text:line-break/>ipso magis simplex, a quo detractum gingiber esu. Alte.,<text:line-break/>rum vero est, quod ex iisdem c<text:span text:style-name="Default_20_Paragraph_20_Font"><text:span text:style-name="T1">o</text:span></text:span>nficitur: verum ad cu-<text:line-break/>jusque trium superum Ʒ quinquaginta reliquorum cujus-<text:line-break/>que sedecim drachmarum iniicitur pondus, nempe anisi,<text:line-break/>thymi et gingiberis : quo etiam ad proposita utimur<text:line-break/>commodissime. Debet autem, fi haberi potest, ani<text:span text:style-name="Default_20_Paragraph_20_Font"><text:span text:style-name="T1">t</text:span></text:span>um<text:line-break/>Cretense esse, thymum aut Atticum, aut pla<text:span text:style-name="Default_20_Paragraph_20_Font"><text:span text:style-name="T1">n</text:span></text:span>e ex editis<text:line-break/>loris ; et siccis : a quo. quicquid lignosum est quum cir-<text:line-break/>. cunicifirm fuerit, coma ipsis una cum floribus injicietur.</text:p>
      <text:p text:style-name="P1">Esto vero et piper, quod longum quidem est, integrum<text:line-break/>minimeque foratum ; aeque vero et gingiber ; nam ambo<text:line-break/>perforari facile solent. Quin etiam non fotum non per-</text:p>
      <text:p text:style-name="P4">foratum, .sed et verum illud, quod ex barbaris assertor,<text:line-break/>piper esto; hic namque quod adulteratur; duplex est, al-<text:line-break/>torum, quod in Alexandria maxime praeparatur, alterum,<text:line-break/>quod herbae cujusdam germen esu Qua vero maxime<text:line-break/>ratione internosci, quod adulterinum est, possit, ipse do-<text:line-break/>cebo, tantisper praefatus, ne quis aut miretur, aut causam<text:line-break/>requirat, quamobrem vel probandi medicamenti hic tra-<text:line-break/>dero rationem subiit, qui in medendi libris non teme<text:span text:style-name="Default_20_Paragraph_20_Font"><text:span text:style-name="T1">r</text:span></text:span>e<text:line-break/>id facere soleam. Siquidem in illis cum medicis ipsis<text:line-break/>dumtaxat ago; hic vero etiam cum aliis universis, quos<text:line-break/>aliqui communi nomine philiatros vocant, qui scilicet in<text:line-break/>primis disciplinis versantur, quo intelligentiam suam exeri-<text:line-break/>ceam. Porro his necesse no<text:span text:style-name="Default_20_Paragraph_20_Font"><text:span text:style-name="T1">n</text:span></text:span> est nec in libris de sim-<text:line-break/>plicibus medicamentis, nec in opere de medicamentorum<text:line-break/>compositione esse exercitatis, multoque minus explorandi<text:line-break/>cujusque medicamenti peritiam habere. His itaque per-<text:line-break/>scribi cumulate talia omnia satius est, sicut paulo ante</text:p>
      <text:p text:style-name="P4">de longo pipere tradere occoepi. Principio enim expe-<text:line-break/>riendum gustu est, diligeu torque aestimandum, an piperis<text:line-break/>qualitates servet, postea in aquam mittendum; nam quod<text:line-break/>factitium est, si per diem tutum in humore maceretur,<text:line-break/>illico liquatur ac solvitur. Si ergo tum piperis ei qua-<text:line-break/>litas plane inest, nec maceratum resolvitur, estque (ut<text:line-break/>dictum est) minime foraminibus pertusum, piper id lon-<text:line-break/>gum idoneum judicahis. Nigrum vero nec exile, nec<text:line-break/>rugosum, nec crassi corticis esto, sed ex eo, quod ponde-<text:line-break/>rosum vocant, id, quod tum maximum, tum plenissimum<text:line-break/>est. ltemque de albo simili modo eligatur, quod maxiq<text:line-break/>tuum esit atque plenissimum. Deinde omnibus simul tu-<text:line-break/>fis, et per tenue cribrum transmissis, mel optimum curi-<text:line-break/>ose despumatum admisceatur. Sane id odorum flavumque,<text:line-break/>praeterea acerrimum dulcissimumque fuerit; tum coni-<text:line-break/>flentis nec plane crassa, nec liquida, sed quae ita con-<text:line-break/>tinuitatem suam tueatur, ut, si digitum iu id dimiseris,<text:line-break/>post in sublime attollas, quod mellis ab eo defluit, lon-</text:p>
      <text:p text:style-name="P4">grssima quasi linea sibi continuatum videas. Coquitur<text:line-break/>hoc recte . aut super carbones, aut ligna omnino arida,<text:line-break/>quae etiam fumum non emittentia vocanti Hoc igitur<text:line-break/>medicamentum dare conveniet non femel bisve quotidie,<text:line-break/>fed etiam saepe, siquidem mane, et ante cibum, et post,<text:line-break/>etiam cubitum euntibus recte datur cochlearii pleni men-<text:line-break/>fura, atque hujus quidem, ut partis corporibus parvi et<text:line-break/>maximis maximi , ita mediis ad proportionem. Praeterea<text:line-break/>etiam gingiber, quod ex barbaris affertur, aceto macera-<text:line-break/>tum assumere confert. Est id virentis herbae radix ab<text:line-break/>avulsione statim. in acetum coniecta. Extinguitur enim<text:line-break/>ejusmodi medicamentorum calor circa ipsas primas venas,<text:line-break/>nec in totum perfertur corpus, veluti aliorum quorundam,<text:line-break/>cujusmodi id medicamentum est, quod diacalaminthes vo-<text:line-break/>cunt, de quo mox uberius agemus.</text:p>
      <text:h text:style-name="Heading_20_2" text:outline-level="2">Cap. VI. </text:h>
      <text:p text:style-name="P16">Idcirco etiam oxymeli his utilissimum est,<text:line-break/>ut prius diximus. Id ita praeparari debebit. Quum mel</text:p>
      <text:p text:style-name="P2">optimum super carbones defpumaveris, coniicies iit ipsum<text:line-break/>aceti tantum, unde gestanti nec acidum nimis, nec dulce<text:line-break/>videbitur; ac denuo super prunas coques, quoad plane<text:line-break/>unitae amborum qualitates sint, nec appareat gustanti<text:line-break/>acetum adhuc crudum : huic ab igne remoto usus tum-<text:line-break/>pure aquam admiscebis, ita nimirum temperans, ut vi-<text:line-break/>num. Ergo qui sorbet, si nec de acore ejus queritur,<text:line-break/>nec dulcedine, assidue e<text:span text:style-name="Default_20_Paragraph_20_Font"><text:span text:style-name="T1">o</text:span></text:span> utatur; sin alterutro offenditur,<text:line-break/>adjecto, quod desideratur, rursus id coques. Neque enim<text:line-break/>eos probo, qui sub una quapiam mensura id conficiunt;<text:line-break/>qui mihi similiter iis affecti videntur, qui bibentes om-<text:line-break/>nes similiter aquam vino miscere censent, non advertere-<text:line-break/>tes, quibusdam utique, qui diluti<text:span text:style-name="Default_20_Paragraph_20_Font"><text:span text:style-name="T1">o</text:span></text:span>ri insueverunt, caput sta-<text:line-break/>tim, si veli pusill<text:span text:style-name="Default_20_Paragraph_20_Font"><text:span text:style-name="T1">o</text:span></text:span> meracius hauserint, tentari, quibus-<text:line-break/>dam, qui meraciore delectantur, stomachum, fi dilutius bi-<text:line-break/>be<text:span text:style-name="Default_20_Paragraph_20_Font"><text:span text:style-name="T1">r</text:span></text:span>int, subverti. Quum igitur in rino, tam -familiari potu,<text:line-break/>ista contingant, multo sane magis in oxymelite , utpote,</text:p>
      <text:p text:style-name="P4">quam vinum, tum minus familiari, tum magis forti,<text:line-break/>ipsa sequi par est. Satius ergo sit ex sumentis gustu,<text:line-break/>non nostro, judirium de modo facere, id esse <text:span text:style-name="Default_20_Paragraph_20_Font"><text:span text:style-name="T1">t</text:span></text:span>umentis<text:line-break/>naturae convenientissimum oxymelitis, qu<text:span text:style-name="Default_20_Paragraph_20_Font"><text:span text:style-name="T1">o</text:span></text:span>d utique est<text:line-break/>jucundissimmn, proindeque etiam utile, contra ad-<text:line-break/>verfissiurum esse, quod iniucundum. Ipsam tamen pri-<text:line-break/>num ipsorum mixtionem, quo plurimis conveniat; ta-<text:line-break/>dem esse oportet: uni aceti parti mellis; a quo detracta<text:line-break/>spuma fit, duplum est miscendum; deinde ambo in leni<text:line-break/>igne coquenda, donec eorum qualitates in unum coierint:<text:line-break/>ita enim nec acetum amplius crudum apparebit. Cum<text:line-break/>aqua vero statim ita facies oxymeli. Melli quadruplum<text:line-break/>optimae aquae miscebis, dein coques modico igni, quoad<text:line-break/>spumare definat. Ac malum quidem mel multam egerit<text:line-break/>spumam, quo etiam diutius coqui debebit. Optimum<text:line-break/>vero, ut brevissimo tempore coquitur, ita minimum spu-<text:line-break/>tuae evomit, unde nec pari ei coctione est opus; pluri- ,<text:line-break/>tuum certe quartam partem ejus, quod ab initio est in-</text:p>
      <text:p text:style-name="P4">ditum, amittit; post. ver<text:span text:style-name="Default_20_Paragraph_20_Font"><text:span text:style-name="T1">o</text:span></text:span> dimidio aceti adjecto, rursus<text:line-break/>coquendum, donec qualitatum omnino fit unitas, nec<text:line-break/>acetum crudum etiam appareat. Conficitur <text:span text:style-name="Default_20_Paragraph_20_Font"><text:span text:style-name="T1">t</text:span></text:span>une oxymeli<text:line-break/>etiam tribus statim ali luitio mixtis, ad hunc modum.<text:line-break/>Aceti uni parti additur messis duplum et aquae quadre-<text:line-break/>plum, atque haec ad tertiam partem c<text:span text:style-name="Default_20_Paragraph_20_Font"><text:span text:style-name="T1">o</text:span></text:span>quuntur vel etiam<text:line-break/>quartam, spuma interim detracta. Quod si valentius .id<text:line-break/>facere studes, tantundem iiijiries aceti, quantum mellis.<text:line-break/>Apomeli vero optimum ex aqua confluitur, bibiturque<text:line-break/>tota aestate refrigerantis vice. Potest vero , cui id libet,<text:line-break/>et ad .quam prop<text:span text:style-name="Default_20_Paragraph_20_Font"><text:span text:style-name="T1">o</text:span></text:span>suimus affectionem, eo comm<text:span text:style-name="Default_20_Paragraph_20_Font"><text:span text:style-name="T1">o</text:span></text:span>de uti,<text:line-break/>potissimum ubi coacuit; id quod ei saepe contingit, alias<text:line-break/>magis, alias minus, utpote ex aqua confecto, non pluvia,<text:line-break/>sicut mulsa, sed qualibet; quanquam potest, qui volet,<text:line-break/>et ex pluria aqua id conficere, ipsieque, si pluviam aquam<text:line-break/>probarem,. id suaderem. Verum nec ipsimi probo, et<text:line-break/>nihilo est deterius, si acescit, p<text:span text:style-name="Default_20_Paragraph_20_Font"><text:span text:style-name="T1">o</text:span></text:span>tissimum ad ea, quae</text:p>
      <text:p text:style-name="P4">nunc. sunt proposita. Quin imo mediocriter elisam aci-<text:line-break/>dum , quod . saltem non omnino incuriose est confectum.<text:line-break/>Sane cura conficiendi in eo est, ut nec favus admodum<text:line-break/>fit vitiosus, coquaturque be<text:span text:style-name="Default_20_Paragraph_20_Font"><text:span text:style-name="T1">n</text:span></text:span>e in fontana aqua, quae et<text:line-break/>pura fit et grata. oportet enim expressum a faxis. mel<text:line-break/>eatenus in aqua coquere, quoad nulla inde spuma existat.<text:line-break/>Ergo tum hac ute<text:span text:style-name="Default_20_Paragraph_20_Font"><text:span text:style-name="T1">n</text:span></text:span>dum potione est, tum vero e vinis iis,<text:line-break/>quae leniter acescunt, nutrie<text:span text:style-name="Default_20_Paragraph_20_Font"><text:span text:style-name="T1">n</text:span></text:span>dum praeterea cibis est, qui<text:line-break/>citra calorem extenuent, hujusmodi capparis est ex oxy-<text:line-break/>melite vel aceto et oleo sumpta . ad duos vel tres dies,<text:line-break/>ut dictum est. Quod si crudos jam succos satis attenua-<text:line-break/>tus spe<text:span text:style-name="Default_20_Paragraph_20_Font"><text:span text:style-name="T1">r</text:span></text:span>as, vinus: dabis, quod et substantia sit tenue, et<text:line-break/>colore fulvum . albumve : hoc enim et ad succi bonitatem<text:line-break/>et concoctionem facit, illud urinam movet. Sunt vero<text:line-break/>lu Italia prioris generis Falernum et Surrentinum , po-<text:line-break/>sterioris Sabinum et Albanum et Adrianum, in Afia<text:line-break/>vero prioris generis Lesbium et Amusium , fecundi</text:p>
      <text:p text:style-name="P4">Tita calenum et Arsyinum. Atque haec exempli tantum<text:line-break/>gratia protulimus. Sunt autem et alia multa tum in Italia,<text:line-break/>tum in Asia et caeteris nationibus, quae his sunt similia,<text:line-break/>ex quibus facere delectum conveniet ad eas, quas <text:span text:style-name="Default_20_Paragraph_20_Font"><text:span text:style-name="T6">dixi</text:span></text:span>-<text:line-break/>mus, notas respicientes, nempe colorem ac substantiam,<text:line-break/>crassa vero et nigra rejicere, ut quae tum malum succum<text:line-break/>gignant,. tum tarde penetrent. Quod si his adhibitis me-<text:line-break/>lius habere se senserit, etiam lavare tum hominem de-<text:line-break/>bebis, ungereque ac molliter fricare. Ut vero primum<text:line-break/>minae hypostasim habuerunt, tum frictiones augere, tum<text:line-break/>ad consuetas .exercitationes paulatim reducere. Hoc tem-<text:line-break/>pore unguentis iis quoque utendum, quae per halitum<text:line-break/>evocent,. de quibus et ante mentionem feci, et in fe-<text:line-break/>orientibus faciam. Haudquaquam tamen in ejusmodi afi.<text:line-break/>luctibus vomitu utendum suaserim, sicut nonnullis est vi-<text:line-break/>sum tum medicis, tum gymnastis, falsis (ut opinor) ex iis,<text:line-break/>quae a Philotimo et Praxagora de ejusmodi succorum<text:line-break/>iuratione sunt scripta. Non enim, quum lassitudinum</text:p>
      <text:p text:style-name="P4">assectus abundant, fed quum foli infestant, vomitus<text:line-break/>eos expellunt; quippe quum nullum periculum sit, ne<text:line-break/>intro violentius revellatur aliquid eorum excrementorum,<text:line-break/>quae in carne constitere, quemadmodum certe est, quum<text:line-break/>ambo redundant, et in primis venis cruda, et in stolidis<text:line-break/>mordacia; caveri enim in talibus statius est utramque re- .<text:line-break/>vastionem et foras crudorum, et intro mordacium. Sic-<text:line-break/>uti igitur in superioribus canimus, ne crudi succi foras<text:line-break/>traherentur, ita, ne mordaces revocentur intro, est utique<text:line-break/>cavendum. Praecipuae vero cau<text:span text:style-name="Default_20_Paragraph_20_Font"><text:span text:style-name="T1">t</text:span></text:span>ae, cm foras deferantur,<text:line-break/>hae funi, exercitatio, et frictio, et balneum, et fomenta<text:line-break/>calida, et unctio calefaciens, tum ex animi affectibus ira-<text:line-break/>cundia, et uno verbo omnia, quae fuscos, qui alte in uni-<text:line-break/>mantis corpore sunt demersi, ad motum quoquo ver<text:span text:style-name="Default_20_Paragraph_20_Font"><text:span text:style-name="T1">t</text:span></text:span>us<text:line-break/>irritant. Cur autem intro ferantur , ea fiunt , quae utique<text:line-break/>prohibent foras ferri; talia funt ex iis, quae cuti vicina<text:line-break/>sunt, et quae frigida funt, et quae adstringunt, ad haec<text:line-break/>quaecunque succos <text:span text:style-name="Default_20_Paragraph_20_Font"><text:span text:style-name="T1">introrsu</text:span></text:span>s attrahunt, aut alias quoquo-</text:p>
      <text:p text:style-name="P4">modo ipsorum intro motum excitant, quorum sunt tristi-<text:line-break/>tia et horror quacunque de causa ortus ; quippe quum<text:line-break/>ex calida caula et frigida tum horr<text:span text:style-name="Default_20_Paragraph_20_Font"><text:span text:style-name="T1">o</text:span></text:span>rem gigni, tum<text:line-break/>etiam rigorem, qualem supra descripsimus, est ostensum;<text:line-break/>praeterea quae auditu visuve animo aut stup<text:span text:style-name="Default_20_Paragraph_20_Font"><text:span text:style-name="T1">o</text:span></text:span>rem aut<text:line-break/>horrorem incutiunt. Haec itaque omnia devitanda tum<text:line-break/>sunt, quum idem homo. pariter et lassitudinem sentit, et<text:line-break/>venas habet crustis succis refertas. Nam neque qui extra<text:line-break/>sunt recte intr<text:span text:style-name="Default_20_Paragraph_20_Font"><text:span text:style-name="T1">o</text:span></text:span> revocantur, neque qui intus sunt f<text:span text:style-name="Default_20_Paragraph_20_Font"><text:span text:style-name="T1">o</text:span></text:span>ras;<text:line-break/>imo, qui fo<text:span text:style-name="Default_20_Paragraph_20_Font"><text:span text:style-name="T1">r</text:span></text:span>is sunt, leviter educendi per halitum sunt,<text:line-break/>si quidem, quae vehementius id faciunt, etiam eorum,<text:line-break/>quae intus sunt, aliquid attrahunt. Qui vero iutus sunt,<text:line-break/>ii attenuandi coquendique scuti Quod si vel vomitu eos,<text:line-break/>vel alui dejectione educere violentius tentes, utique eo-<text:line-break/>rum, qui foris sunt, aliquid intr<text:span text:style-name="Default_20_Paragraph_20_Font"><text:span text:style-name="T1">o</text:span></text:span> rapueris. Neque accu-<text:line-break/>fandi sunt Philotimi sectatores , si tali usi sunt expulsione,<text:line-break/>ubi citra ullum alium affectum crudorum abundantia in<text:line-break/>primis venis constitit; quin potius nos ipfos assuefacere<text:line-break/>par est, ut veterum scripta diligentius inspiciamus. Ergo,</text:p>
      <text:p text:style-name="P4">quibus intus crudi succi copia est, et foris lassitudinis<text:line-break/>sensus, iis hyssopum in mulso coquens, non statim, nec .<text:line-break/>primo die, sed sequentibus dabis j vomitu vero abstinebis,<text:line-break/>veritus (ut diximus], ne quid excrementi externi intro<text:line-break/>rursum revocetur. Praxagoras vero ac Philotimus ratio-<text:line-break/>nabiliter post ejusmodi mulsum vomitum probant, pro.<text:line-break/>pterea quod crudos citra lassitudinem succos curanti</text:p>
      <text:h text:style-name="Heading_20_2" text:outline-level="2">Cap. VII. </text:h>
      <text:p text:style-name="P16">Caeterum quoniam deliis abunde dictum<text:line-break/>est, tempus monet reliquum aggrediamur affectum, in quo<text:line-break/>cum ulceroso sensu etiam crudorum copia in corporis<text:line-break/>habitum est recepta. Accidunt haec in iis maxime ne-<text:line-break/>gotiorum circumstantiis , in quibus aut calor, aut immo-<text:line-break/>dicus labor crudos succos a venis in carnem rapit, idque<text:line-break/>iis, qui nullam ad praesens recentem cruditatem contraxe-<text:line-break/>runt. Quippe haec si adsit, universum ita corpus crudis<text:line-break/>succis replebitur. Quemadmodum vero hunc affectum cu-<text:line-break/>rare oporteat, etiam postea dicetur a nobis. Verum quo-</text:p>
      <text:p text:style-name="P4">niam compositum . omne posterius simplici est, praestat<text:line-break/>(arbitror) reliquum simplicem affectum prius expedire,<text:line-break/>ac delude ad compositos ventre, quanquam ne hunc qui-<text:line-break/>dem omnino simplicem oportet existimare, sed ut inter<text:line-break/>lassitudines sua sponte ortas simplicem. Proposito namque<text:line-break/>nobis affectu, qui lassitudinem excitat, adiicimus illi reli-<text:line-break/>quos: sed quia in mixtione alias simplex unaque affectio<text:line-break/>additur, alias composita, ita simplicem appellavimus<text:line-break/>hanc, de qua nunc agimus. Esto igitur crudi succi copia<text:line-break/>in solidis animalis partibus, non in venis; cui accedat<text:line-break/>ulcerosae lassitudinis in his ipsis assectus; quippe talis<text:line-break/>erat ea hypothesis, de qua luter initia sermonis loqui in-<text:line-break/>stitueramus. Sicuti igitur, in quorum venis et praecipue<text:line-break/>in primis crudorum copia .erat, iis esse a calidis caven-<text:line-break/>vendum censuimus, veriti, ne, ejusmodi fimei in habitum.<text:line-break/>corporis pertraherentur, ita nunc id timere non oportet.<text:line-break/>Ergo danda his sunt, quae vel ad cutim usque calorem<text:line-break/>suum transmittunt, fricandutnque largiter oleo, quod re-</text:p>
      <text:p text:style-name="P4">laxandi vim habeat, ac potissimum mane, quum surgunt<text:line-break/>a somno; nam hujusmodi frictio simul concoquit crudum<text:line-break/>succum, et corpoream molem animantis nutrit. Quie-<text:line-break/>suendum vero post haec diu est, siquidem p<text:span text:style-name="Default_20_Paragraph_20_Font"><text:span text:style-name="T1">r</text:span></text:span>obe sint cef-<text:line-break/>fura.: Sane multo evidentius estimant , . cujus gratia fiunt,<text:line-break/>si homo exiguum cibum pridie sumpserit, nec aliud a<text:line-break/>coena bibat, quam vinum, quod fulvum sit ac tenue.<text:line-break/>Nec vero illico exercitandum assidue et vehementer est,<text:line-break/>necubi. imprudentes crudo adhuc succo i nutriri corpus<text:line-break/>cogamus. Utilius itaque fuerit mane largius frica<text:span text:style-name="Default_20_Paragraph_20_Font"><text:span text:style-name="T1">r</text:span></text:span>e , et<text:line-break/>post id diu quiefcere, ac modice inambulare, tum denuo<text:line-break/>multa uti frictione, et balneo modice calido, praeterea<text:line-break/>alimentis, quae et boni sint furei, et minime glutinosa.<text:line-break/>Eorum materia sup<text:span text:style-name="Default_20_Paragraph_20_Font"><text:span text:style-name="T1">r</text:span></text:span>a jam dicta est, ubi ptifananr ad<text:line-break/>talia laudavi, et plices saxatiles, et aves m<text:span text:style-name="Default_20_Paragraph_20_Font"><text:span text:style-name="T1">a</text:span></text:span>nticulas.<text:line-break/>Apti cibi sunt et qui atte<text:span text:style-name="Default_20_Paragraph_20_Font"><text:span text:style-name="T1">n</text:span></text:span>ua<text:span text:style-name="Default_20_Paragraph_20_Font"><text:span text:style-name="T1">n</text:span></text:span>t, de quibus scripsimus<text:line-break/>uno libro. Nec est quod verearis, ne calorem - vehemen-<text:line-break/>ter accendas, quin imo medicamen, quod diacalaminthen</text:p>
      <text:p text:style-name="P4">vocant, audacter dabis. Est vero compositio ejus hu-<text:line-break/>jusmodi. Accipe calaminthes, et pulegii, et petrose-<text:line-break/>lini, et feseleos, cujusque uncias duas, seminis apii,<text:line-break/>cacuminum thymi, utriusque uncias quatuor, ad haec<text:line-break/>libystici uncias xvr, piperis vero octo et quadraginta.<text:line-break/>Ac piper quidem esto, quou ponderosum appellant, seseli<text:line-break/>vero Massiliensu, petroselinum Macedonicum , hujusque<text:line-break/>praecipue Astreoticum, calaminthe et pulegium potissi-<text:line-break/>mum ex Creta, sin minus, certe ex regionibus editis et<text:line-break/>siccis, simili ratione et thymum. Atque herbarum qui-<text:line-break/>deni quicquid lignosum durumque est, id abjicrendum<text:span text:style-name="Default_20_Paragraph_20_Font"><text:span text:style-name="T1">i<text:line-break/></text:span></text:span>accipienda vero ad medicamenta folia, atque ex his ma-<text:line-break/>xime quae . subtilissima vrrentissimaque sunt atque in<text:line-break/>summis herbis nata, ad haec flores, et quae cum iis sunt<text:line-break/>una, minutissimae tenuissimaeque festucae. Haec omnia<text:line-break/>simul tundenda cribrandaque sunt tenui cribro ; quippe<text:line-break/>ejusmodi medicamenta in totum corporis habitum .rnaxi-<text:line-break/>ure distribuuntur, veluti e diverso crassiora in ventre</text:p>
      <text:p text:style-name="P4">haerent , ut quae angusia venarum oscula subire nequeant.<text:line-break/>Quamobrem etiam medicamentum , quod Diospoliticon<text:line-break/>vocant, cujus in hoc libro antea mentionem feci, craf-<text:line-break/>fum facere soleo, quoties dejicere alvum per id studeo.<text:line-break/>Quidam vero id non intelligens , quum tenuissimum mi-<text:line-break/>nutissimnmque instar pollinis fecisset, ut alvo dejrciendae<text:line-break/>nihil contulit, sed urinam plane multam movit, mecum<text:line-break/>rem communicavit, micatus ac sciscitans eventus ejus<text:line-break/>veram caulam. Ipse enim arbitrari fe ajebat, hominis<text:line-break/>propriam et peculiarem temperiem (nam ita appellabat]<text:line-break/>ejus, quod inciderat, caulam esse; ut vero propriam cau-<text:line-break/>sam dissicit esse compositionis rationem, postmodum aliter<text:line-break/>composuit meliore successu. Ac hujus quidem praecepti<text:line-break/>in omnium medicamentorum compositione meminisse ex-<text:line-break/>pedit: propensum vero in praesenti medicamentum om-<text:line-break/>nia prorfus subtilia postulat, quo facile in omnem cor-<text:line-break/>poris pa<text:span text:style-name="Default_20_Paragraph_20_Font"><text:span text:style-name="T1">r</text:span></text:span>tem digerantur feranturque. Miscendum vereu<text:line-break/>bis ita praeparatis est mel optimum curiofe despumatum.</text:p>
      <text:p text:style-name="P4">Porro usus ejus erit post matutinam frictionem, et ante<text:line-break/>exercitationem et balneum. Licet et sine admixto melle<text:line-break/>siccum medicamentum reponere, eoque falis vice prae-<text:line-break/>parati ad obsonia uti. Licet et in ptisanam veluti ace-<text:line-break/>tum iniicere, vel ejusmodi aliquid pro pipere. Non<text:line-break/>modo autem siccum ipsum medicamentum falis ritu in<text:line-break/>vario est usu, sed etiam quum melli est admixtum; fi-<text:line-break/>quidem id quoque potest cum aliquo cibo mixtum<text:line-break/>fumi , ita ut jucundunr utenti fit. Post cibum tamen<text:line-break/>nunquam nec. hoc medicamentum, nec aliud ullum, quod<text:line-break/>ad distributionem vehementiorem faciat, sumendum est:<text:line-break/>non enim distribui tunc, sed concoqui, quae sumpta sunt,<text:line-break/>est utilius. Melius itaque sit iis, qui externo aliquo prae-<text:line-break/>fidio ad concoctionem egent , hoc tempore exhiberi me-<text:line-break/>dicamentum, cujus compositionem ante exposui-; voco au-<text:line-break/>tem ipsum diatrionpeperemn simplex. Quin etiam ipfum<text:line-break/>piper potioni inspersum percommodum est ad ea, de<text:line-break/>quibus agimus; quod fi qua fortasse major necessitas iaci-</text:p>
      <text:p text:style-name="P4">derit, etiam quod ex succo mali cydonii conficitur, cujus<text:line-break/>omnem compositionem viresque diligenter in sequentibus<text:line-break/>explicabimus. Verum ad .ea, quae nu<text:span text:style-name="Default_20_Paragraph_20_Font"><text:span text:style-name="T1">n</text:span></text:span>c agimus, omnium,<text:line-break/>quae milli cognita sunt, optimum medicame<text:span text:style-name="Default_20_Paragraph_20_Font"><text:span text:style-name="T1">n</text:span></text:span>tum est dia-<text:line-break/>calamluthes: nam et crassa lentaque attenuat, et per<text:line-break/>halitum educit, et urinas movet, et mulieribus menses.<text:line-break/>Est autem usu quoque jucundissimum, praesertim quum<text:line-break/>liberalius mel accepit: quo tempore coqui largius postu-<text:line-break/>lati Qui vero aversantur dulcia et mel fugiunt, (nam<text:line-break/>ejusmodi queque naturas invenias,) iis parum in compo-<text:line-break/>sirione miscebis. Sane melius his quoque fuerit, si lar-<text:line-break/>grus coquatur; nam et minus est eo pactu dulce, et mi-<text:line-break/>nus stomachum eorum, qui a melle naturaliter abhorrent,<text:line-break/>subvertit. Atque omnia quidem hujusmodi vel ante no-<text:line-break/>suam admonitionem sibi ipsi quis excogitabit, unum scili-<text:line-break/>cet ubique destinans, nempe ut, quoad fieri licet, jucun-<text:line-break/>dissimum fiat medicamentum , scd. tamen virium ejus uti-<text:line-break/>litate servata: non enim haec, dum voluptati indulge-</text:p>
      <text:p text:style-name="P4">mus, solvi jubeo. Ubi igitur circiter duos vel tres pri-<text:line-break/>mos dies ita praeparatus homo est, non incommodum<text:line-break/>fuerit etiam consuetis eum exercitationibus . admovere,<text:line-break/>animadversis prius tum coloris bonitate, tum aliis notis,<text:line-break/>quae in praecedentibus sunt comprehensae. Nam .si om-<text:line-break/>nia commode se habere videntur, plene exercendus est;<text:line-break/>sin minus, etiam ante mediocritatem desistet, ac in prius<text:line-break/>dictis tum victu, tum medicamentis eo die habendus,<text:line-break/>postridie rursus exercitationi dandus, super iisdem tum<text:line-break/>notis , tum scopis , ut, quum omnia ex sententia comato-<text:line-break/>daque appareant, ad eandem victus rationem revoces, cui<text:line-break/>ante insuerit, quam lassitudinis symptomata urgeretur.</text:p>
      <text:h text:style-name="Heading_20_2" text:outline-level="2">Cap. VIII.</text:h>
      <text:p text:style-name="P16"><text:s/>Quoniam vero et acopo, quod ex abie-<text:line-break/>te fit, uti expedit iis, qui in carne et tota corporis mole<text:line-break/>succos congesserunt, qui aut concoqui desiderent, aut per<text:line-break/>halitum digeri , non abs re fuerit ejus quoque composi-<text:line-break/>tionem apponere.. Est igitur abietis matmissimum. femen</text:p>
      <text:p text:style-name="P4">circa Arcturi emersum, quo tempore Romae September<text:line-break/>mensis est, apud nos vero Pergami Hyperberetaeus, Athe-<text:line-break/>rus Mysteria. Id semen .coniicere oportet in oleum quo-<text:line-break/>libet anni tempore, nullum enim in ea re discrimen esu<text:line-break/>Melius tum en fuerit, si id contundas prius, quam inlicias;<text:line-break/>ita erint citius oleum sua qualitate vique inficiet. Et<text:line-break/>erit id spatium dierum minimum quadraginta. Nos vero<text:line-break/>saepe et tres r et quatuor, etiam multo plures menses<text:line-break/>macerari permisimus : sic deinde semen .abjecimus , humi-<text:line-break/>dum vero linteo percolavimus. Esse vero ejus generis<text:line-break/>oleum, cui relaxandi vis insit: cuiusmodi in Italia Sabi-<text:line-break/>num esu Coniicies autem in quinque et viginti heminas<text:line-break/>ejus seminis abietis modium Italicum. Esto autem et<text:line-break/>hemina ipsa Italica, quam utique et libram nominant,<text:line-break/>Ubi vero maceratum in eo semen fuerit, multo plane<text:line-break/>minus redditur. Ei igitur, quod reliquum est, idoneus<text:line-break/>cerae modus erit, si quatuor libras immiseris, resinae</text:p>
      <text:p text:style-name="P4">vero abietinae librae unius partum tertiam: id aequat<text:line-break/>drachmas triginta duas : iniicies vero et pineae resinae<text:line-break/>tantundem. Quod: si harum copia non fit, earum loco<text:line-break/>terebinthina utendum. Coques vero commodius haec in<text:line-break/>vase duplici , aut certe igni lento, qualis prunarum est;<text:line-break/>quae tamen nec ipfae multae esse debe<text:span text:style-name="Default_20_Paragraph_20_Font"><text:span text:style-name="T1">n</text:span></text:span>t. Medicamen<text:line-break/>hoc aptissimum est ad omnem lassitudinem, seu sponte<text:line-break/>ortam; seu haud sponte contractam. Utile sane medi-<text:line-break/>cam entum est et quod ex populi floribus fit: Id tale est.<text:line-break/>Ex floribus populi adhuc conniventibus modius Italicus<text:line-break/>in quindecim aut viginti libras Sabini olei immittitur.<text:line-break/>sii id praesto non est, simile aliquod praeparandum<text:line-break/>oleum esu Dictum vero in praecedentibus est, simile esse,<text:line-break/>quodcunque tenue est nec ullam adstringendi vim habet.<text:line-break/>Magis vero ad rem pertinebit et si modice contritum<text:line-break/>ipsum florem in oleum coniicias. Quod si quotidie medi-<text:line-break/>camentum dimovebis, idque potissimum quum sol serve-<text:line-break/>bit, ac in domo calida repones, celerius ita magisque</text:p>
      <text:p text:style-name="P4">tum qualitas populi, tum vis in oleum migrabit. Itaque<text:line-break/>post du<text:span text:style-name="Default_20_Paragraph_20_Font"><text:span text:style-name="T1">o</text:span></text:span>s^ tresve mensus potes; flores quum expresseris at-<text:line-break/>que ipsius abjeceris, habe<text:span text:style-name="Default_20_Paragraph_20_Font"><text:span text:style-name="T1">r</text:span></text:span>e oleum, quod sine. usia m<text:span text:style-name="Default_20_Paragraph_20_Font"><text:span text:style-name="T1">o</text:span></text:span>r-<text:line-break/>liene per halitum digerat, idque nihilominus quam abie-<text:line-break/>linum. : Quin etiam cerae et resinae tantundem iniicere<text:line-break/>licet, quantum paulo .ante in id,- quod ex abiete confici<text:line-break/>diximus. Si quando vero humidum id, quod expressum.<text:line-break/>est, crassius videbitur, fiat fuerit vel quintam partem. cerae<text:line-break/>adjici , nedum quartam. Ego vero etiam <text:span text:style-name="Default_20_Paragraph_20_Font"><text:span text:style-name="T1">t</text:span></text:span>extam. me ad-<text:line-break/>didisse scio, et oleum crassem erat effectum, et qui.usu-<text:line-break/>rus erat , liquidiore medicamento delectabatur Nonnulli.<text:line-break/>diu mace<text:span text:style-name="Default_20_Paragraph_20_Font"><text:span text:style-name="T1">r</text:span></text:span>ari tum flores, tum femina non fe<text:span text:style-name="Default_20_Paragraph_20_Font"><text:span text:style-name="T1">r</text:span></text:span>entes, par-<text:line-break/>tim ea percoquere in oleo coguntur, partim aquam in-<text:line-break/>jicere,. utique qui cautiores sunt, quo videlicet nec tor-<text:line-break/>reantur, quae sunt iniecta, nec oleum ustionem odore resc<text:line-break/>fe<text:span text:style-name="Default_20_Paragraph_20_Font"><text:span text:style-name="T1">r</text:span></text:span>at Qui vero his magis sunt curiosi, in -duplicibus ii<text:line-break/>vasis coquunt; hoc fit, quum in lebete, in quo sit aqua</text:p>
      <text:p text:style-name="P4">fervens, inferitur exiguum vasculum, in quod oleum de-<text:line-break/>bet infundi. Id quod sane nos facimus, non tamen ad<text:line-break/>femina floresve coquendos, (quippe hac coctione minime<text:line-break/>egemus, .propterea quod ea diu maceramus,) sed turi,<text:line-break/>quum in conserendo medicamento ceram et refluas liqua-<text:line-break/>re in- lebete paramus. Qui vero celerius ea praeparare<text:line-break/>cogitur, hunc necesse est et, ut praedictum est, praeco-<text:line-break/>quere, etj ne torreantur, aquam vinumve iniicere. Atque<text:line-break/>ad ea quidem, de quibus nunc agitur, utilior aqua est,<text:line-break/>vinum vero- ad podagrico^ affectus et uno verbo arti-<text:line-break/>culares. Porro sufficit tantulum aquae admisceri, quan-<text:line-break/>tum coquendo totum vanescet. Is modus erit, fi quadru-<text:line-break/>plum ejus aut quintuplum oleum siti Ergo et haec me-<text:line-break/>dicamenta. succos, quicunque non admodum crassi nec<text:line-break/>lenti in carne cuteque resident, dissolvunt, et ad haec,<text:line-break/>quod ex chamaemelo fit oleum , limi ipsum solum , tum<text:line-break/>vero cera refinaque adjectis. Quorum modus hic quoque</text:p>
      <text:p text:style-name="P4">satis erit idoneus, si cerae pars quarta, resinae duodecima^<text:line-break/>fit immixta. Si cui vero nullius horum, quae memora vi-<text:line-break/>mus, oleorum copia fit, huic anethinum praeparasse est;<text:line-break/>facillimum. Potest vero et id medicamentum per hali-<text:line-break/>ttun digerere , sive fele eo , sive cum cera resinaque utare.<text:line-break/>Danda vero opera est, ut in vale duplici anethinum co-<text:line-break/>quatur, utiliusque fuerit, fi anethum viride fit. Quod<text:line-break/>utique, si quo tempore requiris, competet, maturum<text:line-break/>id esto. Jam fampfychinum oleum hyeme et regione<text:line-break/>frigida ac tempestate simili idoneum medicamentum esu<text:line-break/>Habeto vero ceram ac refinam id quoque, si praesertim<text:line-break/>manere. id super uncto corpore diutius studes. Simili<text:line-break/>ratione rosmarinum herba oleo incoquenda. Quod fi nec<text:line-break/>ea fit ad manum, betae albae radix, et cucumeris agre-<text:line-break/>stis, et althaeae, et vitis albae efficaciter dissolvunt, ubi<text:line-break/>sitam ipsae qualitatem viresque in oleo aliquo fimitis fa-<text:line-break/>ctdtatile dimiserunt. Quodcunque vero sic praeparatum<text:line-break/>oleum est, in id si vel ceram solam, vel cum ea resinam</text:p>
      <text:p text:style-name="P4">inlicere voles , rton solum pulcherrimum ,. fed etiam<text:line-break/>quod. diu adhaereat unguentum fames. Abunde autem<text:line-break/>omnino erit, fi cerae quartam. partem, resinae duodeni-<text:line-break/>mam inieceris. Si vero etiam duas refluas iniicies, nem-<text:line-break/>pe abietinam ac pineam, . aut tertiam super has terebin-<text:line-break/>tui nam, aut etiam, hae si desint, liquidam piceam resi-<text:line-break/>nam , sic quoque medicamentum feceris , quod dissolvendi<text:line-break/>vim.habeat: jam hae si desint, aut ea quae in fictilibus<text:line-break/>habetur picea miscenda, aut quam frixam dicunt.- Nec<text:line-break/>ignoro tamen has supradictis imbecilliores, caeterum non<text:line-break/>omnino contemnendas.</text:p>
      <text:h text:style-name="Heading_20_2" text:outline-level="2">C a p. IX. </text:h>
      <text:p text:style-name="P16">Quum vero reliquus lassitudinis affectus<text:line-break/>fit, in quo supra ulcero fum sensum copia crudorum in<text:line-break/>toto corpore congesta est, de hoc quoque dicendum est.<text:line-break/>Nec est inventu difficile, quemadmodum emendetur, si<text:line-break/>quis ea, quae dicta sunt, sequatur. Si enim alicubi in pri-<text:line-break/>mis venis crudi. succi copia est,. dissecandum nobis eum<text:line-break/>esse concoqucndumque diximus , .caventibus semper, ne in</text:p>
      <text:p text:style-name="P4">habitum corporis traducatur; ubi vero in extremis venis<text:line-break/>et -corporis habitu resedit, et concoquendum pariter, et<text:line-break/>per habitum resolvendum Nimirum, quibus ambo luci-<text:line-break/>derunt, in iis ambae rationes .sunt miscendae, atque id,<text:line-break/>siquidem pari noxa urgere videbuntur , aequali -utriusque<text:line-break/><text:span text:style-name="Default_20_Paragraph_20_Font"><text:span text:style-name="T1">r</text:span></text:span>espectu; sin alterum praegravat, utique totius curationis<text:line-break/>studio in id.pr.openfo, nec tamen altero, quod minus est,<text:line-break/>neglecto. Mifcebis autem utriusque curationem ad hunc<text:line-break/>modum; non enim abs re fuerit exemplo aliquid de<text:line-break/>hoc egisse. Suasimus iis., quibus in primis maxime venia<text:line-break/>crudi succi. congesta copia est, .simplici diatrronpepereyun<text:line-break/>medicamento niti. . Ergo, si non modo in his,.sed etiam<text:line-break/>in omnibus venis sit, superque in ipsa carne, in princi-<text:line-break/>pio curationis ipso diatrionpeperemn utendum,. . sed cui<text:line-break/>admixtum petroselini tantum sit, quantum anisi et thymi<text:line-break/>et zingiberis habebat ; post primum vero diem , magisque<text:line-break/>etiam post secundum miscendum eidem est aliquid dia-<text:line-break/>calaminthes; mox vero partes aequae miscendae; proca-</text:p>
      <text:p text:style-name="P4">dente deinde tempore, ipsius diacalaminthes plus adden-<text:line-break/>dum; ad extremum veto etiam solum exhibebitur. Ad<text:line-break/>eundem modum et in reliqua omni victus ratione, quo-<text:line-break/>ties pares assectus sunt, miscendae eorum medendi ratio-<text:line-break/>nes sunt, sed ita tamen, ut inter initia potiores medendi<text:line-break/>partes iis praestentur,- quae in primis continentur venis,<text:line-break/>in fine vero iis, quae in carne; medio inter haec tem-<text:line-break/>pore ambae rationes aequabiliter miscebuntur. Haec igi-<text:line-break/>tur dicta a me sunt; et patere jam arbitror; qua ratione<text:line-break/>corrigere oporteat, quod peccatum in succis est prius,<text:line-break/>quam hominem morbus occupet. Ex iis enim , quae in<text:line-break/>ulceroso affectu retulimus , quum adjunctus vitioso succo<text:line-break/>est, ratiocinari licet et de alio quovis,. quum solus con-<text:line-break/>sti terit.</text:p>
      <text:h text:style-name="Heading_20_2" text:outline-level="2">Cap. X. </text:h>
      <text:p text:style-name="P16">Ac de primo quidem lassitudluum genere,<text:line-break/>in quo punctionis quidem sensus omnes animalis partes<text:line-break/>infestat, ac caeteris vitiosi succi redundamus, quae cor-<text:line-break/>pori vel solae vel cum lassitudine accedunt, ferme dixi-<text:line-break/>mus universa; de ea vero lassitudine, quae a nobis ten-</text:p>
      <text:p text:style-name="P4">siva est appellata, deinceps agamus. Atque hanc quidem,<text:line-break/>quum citra exercitationem constiterit, abundantiam in-<text:line-break/>dicare aliquam, quae. solidas animalis partes distendat,<text:line-break/>tum aliis quibusdam probatis visum est medicis, tum non<text:line-break/>lu postremis Erafistrato. Ubi vero sanguinis redundantia<text:line-break/>gravat, dictum (puto] supra est, optimum esse, vel ve<text:span text:style-name="Default_20_Paragraph_20_Font"><text:span text:style-name="T1">r<text:line-break/></text:span></text:span>nam incidere , vel malleolum scarificare. Resumendus<text:line-break/>vero idem et nunc sermo est vel Erafistrati causa, qui<text:line-break/>nec in alio quovis, neque vero in hoc affectu sanguinis<text:line-break/>detractione est usus. Ac quod in saluberrima quidem<text:line-break/>natura, de qua sermo habetur, liceat alia quoque ratione<text:line-break/>ejusmodi redundantiam emittere, dictum supra est. In<text:line-break/>vitiosis namque, f n quibus videlicet vel in cerebrum<text:line-break/>vel in spiritus insuumenta excrementum. defertur, quan-<text:line-break/>tum discrimen aditur, si, sanguinis detractione omissa,<text:line-break/>alia vacuandi ratione utare, dicetur alicubi. in sequenti-<text:line-break/>bus libris, ubi de vitiosis corporum statibus agemus<text:line-break/>Sed et dictum jam est in libro, quem De sanguinis mil-</text:p>
      <text:p text:style-name="P4">sione scripsimus contra Erasistratum; quo minus hoc loco<text:line-break/>longior de his habendus <text:span text:style-name="Default_20_Paragraph_20_Font"><text:span text:style-name="T1">s</text:span></text:span>ermo est, <text:span text:style-name="Default_20_Paragraph_20_Font"><text:span text:style-name="T1">s</text:span></text:span>ed ad reliquum et<text:line-break/>tertium lassitudinis genus, quum sponte oritur, transeun-<text:line-break/>dum , quod in superioribus phlegmones similitudinem re-<text:line-break/>praesentare diximus, et propter doloris magnitudinem, et<text:line-break/>quod cum evidenti calore estum musculos in majorem<text:line-break/>molem attollat. Haec lassitudo ne paucis quidem horis,<text:line-break/>nedum duobus tribus ve diebus eodem tenore consistit,<text:line-break/>prout EraIistrato placet, <text:span text:style-name="Default_20_Paragraph_20_Font"><text:span text:style-name="T1">s</text:span></text:span>ed statim febrem accendit vehe-<text:line-break/>mentissimam, nisi sanguinis detraclione malo prius sit oc-<text:line-break/>cursum. Quin etiam calidissimus est in hujusmodi lassi-<text:line-break/>tudine sanguis, e j usque plurimum detrahi postuIant, qui ea<text:line-break/>premuntur, fere omnes. Non pauci vero eorum fabrici-<text:line-break/>tant, etiamsi sanguinem detraxeris. Itaque nec cunctari,<text:line-break/>nec parum detrahere convenit, <text:span text:style-name="Default_20_Paragraph_20_Font"><text:span text:style-name="T1">s</text:span></text:span>ed et mature educere,<text:line-break/>ac, nisi quid aliud vetat, ad animi desectum usque.<text:line-break/>Optimum vero suerit bis eodem die, si fieri potest, dd-<text:line-break/>trshere, Ac primum quidem ita mittere expedit, ut in</text:p>
      <text:p text:style-name="P4">animi desectum homo non incidat: <text:span text:style-name="Default_20_Paragraph_20_Font"><text:span text:style-name="T1">s</text:span></text:span>ecundo vero ne ani-<text:line-break/>mi defectus ipse quidem est formidandus; quippe qui pri-<text:line-break/>ore detractione re<text:span text:style-name="Default_20_Paragraph_20_Font"><text:span text:style-name="T1">so</text:span></text:span>lutus est, secundam <text:span text:style-name="Default_20_Paragraph_20_Font"><text:span text:style-name="T1">s</text:span></text:span>ustinere haud<text:line-break/>poterit, in hac vero si quid tale homini incidit, facile<text:line-break/>revocabitur. Qui vero sic affecti <text:span text:style-name="Default_20_Paragraph_20_Font"><text:span text:style-name="T1">s</text:span></text:span>anguinem non e mi fe-<text:line-break/>rint, hi si evaserint, utique fortunae beneficio id acce-<text:line-break/>ptum ferent; sed nec evadent, nisi alia quapiam ratione<text:line-break/>leventur, aut sanguinis e naribus profluvio, aut largo<text:line-break/>fudere eff<text:span text:style-name="Default_20_Paragraph_20_Font"><text:span text:style-name="T1">u</text:span></text:span>so. Porro aestimare diligenter oportet, qui<text:line-break/>sanguinem <text:span text:style-name="Default_20_Paragraph_20_Font"><text:span text:style-name="T1">su</text:span></text:span>nt missuri , in thoracene , dorso et lumbis<text:line-break/>tensio punctorlosque dolor figatur, an in capite poti<text:span text:style-name="Default_20_Paragraph_20_Font"><text:span text:style-name="T1">u</text:span></text:span>s et<text:line-break/>cosso. His enim affectis humeralem venam secabis <text:span text:style-name="Default_20_Paragraph_20_Font"><text:span text:style-name="T1">i</text:span></text:span> ma-<text:line-break/>xime si repletum caput et calidum sentiunt; illis vero<text:line-break/>internam; si vero omnino aequabiliter lassitudo corpus<text:line-break/>occupat, ambarum mediam. Ac si ab incisa quidem vena<text:line-break/>febrire coeperint, curandi jam methodi opus est his pro-<text:line-break/>spicere; sin autem tum non febricitant, primo die post<text:line-break/>incisam venam aut ptisanae cremorem, aut <text:span text:style-name="Default_20_Paragraph_20_Font"><text:span text:style-name="T1">s</text:span></text:span>orbitionem</text:p>
      <text:p text:style-name="P4">en alica solum dabis si fecundo vero etiam lavare licet<text:line-break/>cum copioso oleo; nutrire vero, tametsi laveris, plane<text:line-break/>moderatissime debebis,- lactucae, si placet, aliquid osse-<text:line-break/>reus, vel (si adsit) cucurbitae.. et ptisanae.-. Est et alica<text:line-break/>non inutilis, sive hanc aceto, ut ptisanam, condias, sive<text:line-break/>etiam sine aceto. Si -cucurbitae copia non sit, malva be-<text:line-break/>taque et lapatho et atriplice est utendum- Quod si car-<text:line-break/>nem quoque gustare. velit, saxatiles pisces vel culleos in<text:line-break/>albo jure bene elixos dabis. Voco jus album, quum sine<text:line-break/>gero, magisque etiam sine conditura ex verris opsoniorum<text:line-break/>generibus praeparatur , anetho saleque -cum oleo et porri<text:line-break/>exiguo in aquam coniectis. Vino autem utiliter - etiam<text:line-break/>ipso secundo die parcet: tertio vero, fi quidem aquae<text:line-break/>potionem facile toleret, tunc quoque vino abstinebit;<text:line-break/>si non ferat, potissimum quidem apomeli dabis, quippe<text:line-break/>leviter refrigerat ea quoque potio, quo utique indigent,<text:line-break/>quae phlegmones sensum habent lassitudines. Hoc si non<text:line-break/>fit, album et tenue vinum offeres: aliaque pro ratione</text:p>
      <text:p text:style-name="P2">exhibebis, quae ut boni sint succi, ita minime calla ciant<text:line-break/>Cavendum vero praeter caetera- est, ne confertim et muli<text:line-break/>tum renutrias. Quippe qui post hujusmodi exi<text:span text:style-name="Default_20_Paragraph_20_Font"><text:span text:style-name="T1">n</text:span></text:span>anitio.<text:line-break/>nem ad pristinam diaetam protinus redeunt, iis corpori;<text:line-break/>habitus crustis succis impletur; quos nimirum ante, -quasi<text:line-break/>-concocti commode in ventriculo venisque sint, corpori:<text:line-break/>moles ad fe rapit. Et haec quidem lassitudo commodissi.<text:line-break/>me ad hunc modum curatus. Quam autem ob rem ii<text:line-break/>iis, qui hac premuntur, iterari sanguinis detractionem ju-<text:line-break/>beant, nec hos multum ac simul reficere, satis profecti<text:line-break/>fuerit vel Empiricorum causam reddere: nempe quod e<text:line-break/>magis juvantur, quibus sic est emissus, et bona valetudini<text:line-break/>diutius fruuntur, qui, sicut comprehensum est, sunt tractati<text:line-break/>Caeterum et quae ex natura rei ducitur, rationem appo<text:line-break/>fuisse non . sit . alienum. Quoniam- igitur in hac , qua.<text:line-break/>veluti pltlegmone fatigat, lassitudine vis calidi sanguini<text:line-break/>congesta in corporis mole est, venae autem sectio fucco<text:line-break/>e valis emittit, utile est post priorem detractionem tan<text:line-break/>tifper intermittere, dum aliquid eorum qui in corpor</text:p>
      <text:p text:style-name="P4">fiunt humores remigret ad venas. Quod tamen quoniam<text:line-break/>committendum norr est ut in his maneat , . utpote ex <text:span text:style-name="Default_20_Paragraph_20_Font"><text:span text:style-name="T1">ili-.<text:line-break/></text:span></text:span>.mulio corruptum. fed potius plurimum ejus expellatur,<text:line-break/>idcirco detractionem sanguinis etiam secundo die itera-<text:line-break/>mus; aliquando. vero et. in tertio, ubi videlicet et reveh-<text:line-break/>lere, et ex aliis in alia transferre vi<text:span text:style-name="Default_20_Paragraph_20_Font"><text:span text:style-name="T1">t</text:span></text:span>um est conducere.<text:line-break/>Dictum .vero de omnibus ejusmodi distinctionibus exactius<text:line-break/>est in iis, quae de sanguinis detractione scripsimus, quae<text:line-break/>nunc ideo recensendi locus non est, quod et ad medendi<text:line-break/>.artem magis pertinet, et in hoc ipso fortassis opere ple-<text:line-break/>urus de sanguinis missione sumus acturi.</text:p>
      <text:h text:style-name="Heading_20_2" text:outline-level="2">Cap. XI., </text:h>
      <text:p text:style-name="P16">Reliquum ergo est, ubi docuerimus, non<text:line-break/>-esse a. sanguinis missione festinanter reficiendum, luc.li-<text:line-break/>brum hunc finiamus. Supponetur autem et ad hujus<text:line-break/>iermonis fidem quiddam, quod in opere de naturalibus<text:line-break/>facultatibus est demonstratum. Ibi enim ostendimus, .om-<text:line-break/>. albus iis, quae propria natura reguntur,. vim quandam<text:line-break/>esse insitam, qua similes, quibus alantur, succos possint</text:p>
      <text:p text:style-name="P4">attrahere. o Demonstratum p<text:span text:style-name="Default_20_Paragraph_20_Font"><text:span text:style-name="T1">r</text:span></text:span>aeterea est, ubi -familiari et<text:line-break/>utili nutrimento destituuntur, urgeri vel ejus, quod inutile<text:line-break/>est, aliquid rapere; tale porro est, quod nondum in ven-<text:line-break/>triculo venisque concoctum est. Ergo necessum est, quum<text:line-break/>homo largius se cibis per hoc tempus impleverit, eo cafu<text:line-break/>c<text:span text:style-name="Default_20_Paragraph_20_Font"><text:span text:style-name="T1">r</text:span></text:span>udi faeci plurimum in corpus animalis <text:span text:style-name="Default_20_Paragraph_20_Font"><text:span text:style-name="T1">r</text:span></text:span>api, idque<text:line-break/>multis de . causis ; et quod deterius in ventre venisque<text:line-break/>concoquitur, quod copiosius est; et quod multum in cor-<text:line-break/>poris molem ideo fo bit,. quia multum superest; et quod<text:line-break/>citius etiam, quam par est, propterea quod venter venis,<text:line-break/>venae reliquis omnibus animalis partibus rapi , quod<text:line-break/>nondum confectum est, permittunt.; quod adeo non fa-<text:line-break/>cerent, fi id exiguum esset, quod ipsae haberent: demon-<text:line-break/>suillum est enim , partes ipsas ex alimento . primum sua<text:line-break/>portione frui , . mox caeteris transmittere. Ergo ultima<text:line-break/>praecipuaque noxae. caula.. est .-iis, qui sic sunt affecti,<text:line-break/>quod , quae in corporea animalis mole habentur partes,<text:line-break/>ubi multum . semicoctumque attraxerunt ^nutrimentum,</text:p>
      <text:p text:style-name="P4">non parvam excrementorum vim ex ea fe congerunt,<text:line-break/>quum neque perinde, ac li bonum esset, concoquere id<text:line-break/>omne valeant, neque etiam, ut corpori adhaereat et assi-<text:line-break/>mitetur, efficere; imo parum prospere singulas functiones<text:line-break/>obire post vitiosum multumque nutrimentum per esu<text:line-break/><text:span text:style-name="Default_20_Paragraph_20_Font"><text:span text:style-name="T1">S</text:span></text:span>imiliter enim his evenire <text:span text:style-name="Default_20_Paragraph_20_Font"><text:span text:style-name="T1">n</text:span></text:span>ecesse est, .ut ventri,. quum<text:line-break/>abundantia male praeparati cibi est refertus. .Male prae-<text:line-break/>parata voco, quae elixari torrerive quum debeant, justum<text:line-break/>in lus finem non sunt confequuta. Ergo sive panis non<text:line-break/>satis est coctus, sive cero legunrenve intra modum eli-<text:line-break/>xmn, fieri nequit, ut haec venter probe concoquat Ea-.<text:line-break/>dem vero ratione fe habent et quae in ventre male sunt<text:line-break/>confecta ad fecundam concoctionem, quae agitur in venis,<text:line-break/>qua male praeparati cibi ad concoctionem, quae est in<text:line-break/>ventre. Quin etiam, quae lu venis male sunt concocta,<text:line-break/>sic se habent ad concoctionem, quae agitur in cerne,<text:line-break/>quemadmodum se habebant cibi ad eam, quae est inven-<text:line-break/>tre, et quae ex hoc subeuntia ad eam, quae est in venis.</text:p>
      <text:p text:style-name="P4">Ergo nec venter externa, quae sumpsit, exacte concoquit,<text:line-break/>nec venae haec,. quae a ventre excipiunt, sed nec carnes,<text:line-break/>quae ex venis, ubi probe ante non sunt consecta. Atque<text:line-break/>interim exerementi copiam in corpore provenire est ne-<text:line-break/>ceste. Ac rem quidem omnem, ut brevissime licuit, jam<text:line-break/>diximus. Quod si quis dictorum cujusque certam ex de-<text:line-break/>monstratione scientiam cepisse velit, is librum De natu-<text:line-break/><text:span text:style-name="Default_20_Paragraph_20_Font"><text:span text:style-name="T1">s</text:span></text:span>alibus facultatibus legat, in quo primum illud liquido<text:line-break/>demonstratum esit, ventrem <text:span text:style-name="Default_20_Paragraph_20_Font"><text:span text:style-name="T1">t</text:span></text:span>ua ipsius causa nutrimentum<text:line-break/>suscipere, ut eo tum fruatur, tum quod sibi deest supple-<text:line-break/>at, eoque amplecti id undique, ac retinere totum, quo-<text:line-break/>ad se satiaverit; secundo illud, eundem, ubi ali praeterea<text:line-break/>non desiderat, palorum recludere, ac quod- ciborum su-<text:line-break/>peribit exprimere,..pessumque ceu alienum onus trudere;<text:line-break/>deinde , quod in ipso transitu per i<text:span text:style-name="Default_20_Paragraph_20_Font"><text:span text:style-name="T1">n</text:span></text:span>testina ac potissimum<text:line-break/>tenuia venae, quae huc pertinent, alimentum ad se rapi-<text:line-break/>unt, quod ex mora, quam ru ventre habuit, et alteratum<text:line-break/>et animali magis idoneum est effectum ; mox in ipsis</text:p>
      <text:p text:style-name="P4">venis quoque ab alia in aliam traditur ad eundem modum,<text:line-break/>quo. ex ventre in venas ; hinc vero jam plane confectum<text:line-break/>in singulas pertrahitur animalis partes , ubi tertiam con-<text:line-break/>coctionenr nactum . alendo corpori . assimilatur. Haec si<text:line-break/>quis ex illo libro colligat, nihil .est quod causam amplius<text:line-break/>requirat, cur multi, habitu corporis exinanito, : nisi sen-<text:line-break/>sinr renutriantm, plurimum excrementorum in toto eo<text:line-break/>congerant, atque ex his non leviter aegrotent.</text:p>
      <text:h text:style-name="P18" text:outline-level="1"><text:span text:style-name="T9">G</text:span><text:bookmark-start text:name="bookmark8"/>ALENI DE SANITATE TUENDA<text:line-break/>LIBER QUINTUS<text:bookmark-end text:name="bookmark8"/></text:h>
      <text:h text:style-name="Heading_20_2" text:outline-level="2">Capi I. </text:h>
      <text:p text:style-name="P16">Quintum de sanitate tuenda librum in-<text:line-break/>grediens, li qui forte erunt, qui prolixitate operis nostri<text:line-break/>gravabuntur, hos primum solari volo. Non enim nostra<text:line-break/>id culpa evenit, sed propositae rei natura. Si enim fieri<text:line-break/>potest, ut, qui brevibus longam contemplationem absolvit,<text:line-break/>nihil necessarium omittat, fateor errorem meum, ceu<text:line-break/>nulla necessitate ambages scquutus sim. Sin clarius si-<text:line-break/>nttst breviusque disseri de iisdem non potest, nemo no<text:span text:style-name="Default_20_Paragraph_20_Font"><text:span text:style-name="T1">s<text:line-break/></text:span></text:span>merito accuset; fed ipsos potius/ qui eorum, quae necessa-</text:p>
      <text:p text:style-name="P4">ria funt, non pauca praetereunt. Est vero illud simul ex<text:line-break/>maxime necessariis, simul veluti elementum totius artis,<text:line-break/>quae valetudinem tuetur, quod numerosae hominum sunt<text:line-break/>naturae; prout in coufesso est omnibus tum medicis, tum<text:line-break/>gymnasiis. Quorum tamen plurimi ita de valetudine tu-<text:line-break/>enda scribunt, quasi de uno homine agant) idque ne uno<text:line-break/>quidem ostenso, quem prius juverint; quamquam non<text:line-break/>unum, sed multos, quos morbis prius assiduis implicatos<text:line-break/>ipsi postea multis anuis in sanitate sua opera servassent,<text:line-break/>indicasse, .ac sic .ad scribendum accessisse par erat. At<text:line-break/>nos ipsis rerum effectis id ostendimus , et iis , qui prius<text:line-break/>assiduis premebantur morbis, lude adeo quod sanitatis<text:line-break/>p<text:span text:style-name="Default_20_Paragraph_20_Font"><text:span text:style-name="T1">r</text:span></text:span>aeceptis paruissent; in omni integritate servatis, sic<text:line-break/>demum de ipsis scribere sumus aggressi. Quippe alios<text:line-break/>exercitari in totum vetuimus, istis videlicet exercendi<text:line-break/>co<text:span text:style-name="Default_20_Paragraph_20_Font"><text:span text:style-name="T1">r</text:span></text:span>poris causa susceptis, ac solis vitae actionibus con-<text:line-break/>tentos esse suasimus; aliis de multitudine exercitationum<text:line-break/>demere aliquid jussinrus, ut totum ad minimum contrahe-</text:p>
      <text:p text:style-name="P4">retur; aliis .qualitatem tantum, aut ordinem, aut tempus;<text:line-break/>aliis. universam ea<text:span text:style-name="Default_20_Paragraph_20_Font"><text:span text:style-name="T1">r</text:span></text:span>um mutare speciem iniunximus. Ae-<text:line-break/>que vero de balucis praecipientes , utique quod aut om-<text:line-break/>nino his supersedendum esset, aut saepius quam ante<text:line-break/>utendum, aut rarius, aut ante cibum tantum, aut etiam<text:line-break/>post cibum, aut calidioribus quam ante, aut magis tepi-<text:line-break/>dis, aut frigidioribus, prorsus omnis morbi expertes mul-<text:line-break/>lis a<text:span text:style-name="Default_20_Paragraph_20_Font"><text:span text:style-name="T1">n</text:span></text:span>nis reddidimus. At nihil horum facere licuisset, si<text:line-break/>neque naturales corporum differentias compertas habui<text:span text:style-name="Default_20_Paragraph_20_Font"><text:span text:style-name="T1">t-<text:line-break/></text:span></text:span>sum, neque debitam cuique salubrem victus rationem.<text:line-break/>Nonnulli vero ex iis, qui de sanitate tuenda literis pro-<text:line-break/>dunt, aut etiam sine scriptis de ea praeripiunt, ne fe<text:line-break/>ipsos quidem defendere a morbis perpetuo potuerunt.<text:line-break/>ltaque quum a cavillantibus tum alia quaedam , tum<text:line-break/>vero versus ille oblinitur,</text:p>
      <text:p text:style-name="P1"><text:span text:style-name="Default_20_Paragraph_20_Font"><text:span text:style-name="T1">Alii</text:span></text:span>s <text:span text:style-name="Default_20_Paragraph_20_Font"><text:span text:style-name="T1">meden</text:span></text:span>s, at i<text:span text:style-name="Default_20_Paragraph_20_Font"><text:span text:style-name="T1">pso ulceribu</text:span></text:span>s <text:span text:style-name="Default_20_Paragraph_20_Font"><text:span text:style-name="T1">scaten</text:span></text:span>s,<text:line-break/>alii id negotiis imputant; alii ob in temperantiam fe ae-<text:line-break/>grotare fatentur. Sed horum magis improba, me iudice,</text:p>
      <text:p text:style-name="P2">defe<text:span text:style-name="Default_20_Paragraph_20_Font"><text:span text:style-name="T1">n</text:span></text:span>sio est, quam ipsum quod objicitur crimen Qui<text:line-break/>vero iis, quae in vita incidunt, causam tribuunt, siquidem<text:line-break/>diaria febri laborant ex aestu, frigoribus, lassitudine,<text:line-break/>aliisque id genus occasionibus, hos vindicare a culpa de-<text:line-break/>cet, sin alia qualibet, minime. Quippe nec ipsi omnino<text:line-break/>sine febri exegimus , imo ex lassitudine nonnunquam fe-<text:line-break/>bricitavimus , nullum alias morbum multis jam annis<text:line-break/>experti. Quin etiam percussus certis corporis partibus,<text:line-break/>unde alii phlegmonis bubonibusque contractis febricita-<text:line-break/>runt, ipfe nunquam phlegmonen bubonemve fensi, nec<text:line-break/>febri laboravi, non aliunde certe quam ex <text:span text:style-name="Default_20_Paragraph_20_Font"><text:span text:style-name="T1">s</text:span></text:span>ervandae fa-<text:line-break/>. nitaris arte tanta commoda confequutus, quum alioqui<text:line-break/>nec salubrem corporis statum ab ortu ipfo sim nactus,<text:line-break/>nec vilem plane libe<text:span text:style-name="Default_20_Paragraph_20_Font"><text:span text:style-name="T1">r</text:span></text:span>am sortitus, sed in qua tum artis<text:line-break/>officiis servierim, tum amicis <text:span text:style-name="Default_20_Paragraph_20_Font"><text:span text:style-name="T1">i</text:span></text:span> cognatis et civibus in<text:line-break/>pluribus inservie<text:span text:style-name="Default_20_Paragraph_20_Font"><text:span text:style-name="T1">r</text:span></text:span>im, tum plurimam noctium pa<text:span text:style-name="Default_20_Paragraph_20_Font"><text:span text:style-name="T1">r</text:span></text:span>tem,<text:line-break/>nonnunquam aegrotantium ipsorum caula, sempe<text:span text:style-name="Default_20_Paragraph_20_Font"><text:span text:style-name="T1">r</text:span></text:span> autem</text:p>
      <text:p text:style-name="P4">dulcedinis studiorum. gratia .pervigllaverim ; nec tamen<text:line-break/>ullo sensi me eorum, qui e corpore originem ducunt,<text:line-break/>morbo tentatum multis jam annis, excepta. (ut dixi) dia-<text:line-break/>ria quandoque febri, quae tamen et rarissime, nec nisi<text:line-break/>ex lassitudine incidit; quamvis. in puerili aetate atque<text:line-break/>etiam in pubertate, tum adolescentia, morbis nec paucis,<text:line-break/>neque his levibus premerer. Sed post octavum et vige-<text:line-break/>simum annum, quum persuasissem mihi, esse quandam<text:line-break/>tuendae sanitatis artem , praeceptis ejus per totam dein-.<text:line-break/>ceps vitam parui ita, ut nec omnino morbo post labo-<text:line-break/>ratim, nisi forte (quae tamen rarius incidit) diaria febri,<text:line-break/>quum alioqui liceat hanc quoque in totum effugere, si<text:line-break/>quis liberam vitam sit nactus; veluti lu superioribus jam<text:line-break/>ostendi, fietque, si quis animum advertat, etiam clarius<text:line-break/>in iis, quae mox dicant. lllud enim affirmare ausim, ne<text:line-break/>bubone quidem laboraturos eos, qui praeparati adfanita-<text:line-break/>tem ad unguem sint, si modo eorum corpus- ab utroque<text:line-break/>excrementorum genere vacet, et eo, quod m quantitate</text:p>
      <text:p text:style-name="P4">consistit, et eo, quod in qualitate. Atque ad eos quidem,<text:line-break/>qui nunc sanitatis tuendae praecepta dicto scripto<text:span text:style-name="Default_20_Paragraph_20_Font"><text:span text:style-name="T1">r</text:span></text:span>e pro-<text:line-break/>silentur, vel. haec satis arbitror. Prioribus vero, quos-<text:line-break/>que nec se ipsos extra morbum perpetuo, nec eos, qui<text:line-break/>ipsis paruissent, servasse,aut aliorum relatu audivimus,<text:line-break/>aut ipfos in scriptis suis tale quippiam j ac tare . aulos,<text:line-break/>ne contradicendum quidem censeo. Mirandum certe p<text:span text:style-name="Default_20_Paragraph_20_Font"><text:span text:style-name="T1">o-<text:line-break/></text:span></text:span>tius arbitror, si qui eorum universam sanitatis tuendae<text:line-break/>artem uno libro. complexi sunt, polliciti praesertim, non<text:line-break/>(sicut Hippocrates) in primis et summis capitibus metito-<text:line-break/>dum indicantes, sed, sicut ipsi fecimus, omnia cumulate<text:line-break/>pertractantes. Ac prolixitatis quidem sermonum notho-<text:line-break/>rum causa jam dicta esu Quisquis autem honesti probi-<text:line-break/>que studiosus est , ac pro iis quae optima sunt deligens,<text:line-break/>hunc decet non tam a<text:span text:style-name="Default_20_Paragraph_20_Font"><text:span text:style-name="T1">r</text:span></text:span>tis hujus longitudine gravari,<text:line-break/>quam magnitudinem eorum, quae promittit, suspicere<text:line-break/>Num qui, quaero, non magna illa mirandaque artis opera<text:line-break/>suus, si cui non ab ipso ortu imbecillum corpu<text:span text:style-name="Default_20_Paragraph_20_Font"><text:span text:style-name="T1">s</text:span></text:span> suit,</text:p>
      <text:p text:style-name="P4">hunc et ad plurimam perduxisse senectutem, et fientibus<text:line-break/>illaesis, ab <text:span text:style-name="Default_20_Paragraph_20_Font"><text:span text:style-name="T1">o</text:span></text:span>mni prorsus morbo doloreque alienum atque<text:line-break/>integrum perpetuo fervasse? Ego vero etiam nonnullos,<text:line-break/>quibus salubre admodum firmumque natula corpus erat,<text:line-break/>vidisse mihi videor permultis morbis afflictos , ac poftre-<text:line-break/>mo immedicabilibus malis in senectute saltem oppressos;<text:line-break/>quos tamen fas erat, quod ex naturali habitu fuit, tum<text:line-break/>sensibus omnibus illaesos, tum reliquis corporis partibus<text:line-break/>sanos ad ultimam usque durasse senectutem. Quonam<text:line-break/>igitur pacto turpe non fit, qui optimo natura fit praedi-<text:line-break/>tus, hunc ob podagram ab aliis gestari, aut calculo jam<text:line-break/>cruciatum, et colo, et ulcere in vesica ex cibis mali<text:line-break/>succi contracto, doloribus contabescere? Quomodo rursus<text:line-break/>non turpe sit, propter detestandum articularem morbum<text:line-break/>sitis ipsius manibus uti non valentem<text:span text:style-name="Default_20_Paragraph_20_Font"><text:span text:style-name="T1">g</text:span></text:span>alieuis egere, quibus<text:line-break/>ori cibos admoveat, et eo, qui sedem abstergat in de-<text:line-break/>jectionibus ? Satius enim fit, si cui ullum omnino pectus<text:line-break/>est, sexcenties malle mori, quam tali vita vivere. Quod</text:p>
      <text:p text:style-name="P4">si quis tam impudens simul delicatusque est, ut turpitu-<text:line-break/>distem luam negligat, at dolores, quos noctes diesque ex<text:line-break/>vitiis fttis sustinet, non aliter quam qui a carnificibus<text:line-break/>torquentur, certe contemnendi non funt; tametsi certa<text:line-break/>haec omnia vel intemperantiae, vel ignorantiae, vel<text:line-break/>utrique imputent oportet. Verum intemperantiae corriss<text:line-break/>fiendae hic locus non esa Ignorationi vero eorum, quae<text:line-break/>agenda funt, hoc opere, ut spero, medebimur, scilicet<text:line-break/>pro quavis corporum natura propria sanitatis tuendae<text:line-break/>ratione apposita.</text:p>
      <text:h text:style-name="Heading_20_2" text:outline-level="2">Cap. 11. </text:h>
      <text:p text:style-name="P16">Injtium vero mihi ab optima natura ju-<text:line-break/>stmn erat, ad cujus curationem omne consilium dirigitur,<text:line-break/>non eo, ut corrigatur, sed pt in statu suo servetur. ld<text:line-break/>quod ipsi hactenus fecimus, qui de ea hucusque per Iiu-<text:line-break/>gulas aetates praeter <text:span text:style-name="Default_20_Paragraph_20_Font"><text:span text:style-name="T1">i</text:span></text:span>nclinantem egimus, cujus extrema<text:line-break/>pars lenium proprie dicitur, ipsum quoquo in suas parlet<text:line-break/>diductum, ut post dicemus, ubi ea pars artis tradetur,<text:line-break/>quae de lenibus curandis agit. Verum nunt<text:span text:style-name="Default_20_Paragraph_20_Font"><text:span text:style-name="T1">r</text:span></text:span> saltem prae-</text:p>
      <text:p text:style-name="P4">cipris corum, quae dicta sunt, repetitis, ad villulas cor-<text:line-break/>porum naturas transibimus ac, quemadmodum cujusque<text:line-break/>earum servari valetudo possit, trademus. Ergo optimum.<text:line-break/>corpus fcopos habet ad sui custodiam in qualitate, quan-.<text:line-break/>litate et facultate, in exe<text:span text:style-name="Default_20_Paragraph_20_Font"><text:span text:style-name="T1">r</text:span></text:span>citationibus , quae moderatae.<text:line-break/>mcdiocrcsque funi, quaeque singulis i corporis partibus ae-.<text:line-break/>quabiliter sint adhibitae, idque omni vitatu excessu; aut,.<text:line-break/>sicubi in quoquam dictorum sit erratum , - errore correcto.<text:line-break/>In edendorum vero bibendorqmque natura. similiter in-<text:line-break/>qualitate, quantitate et facultate hic ♃uoqne sicopus<text:line-break/>esto ipsa mediocritas, ut nec plura, nec pauciora capiat,<text:line-break/>quam quae, ubi concocta dillributaque in corpus sint,<text:line-break/>idem bene nutriant, ac fi opus fit crescentibus adhuc<text:line-break/>mediocre quippiam adjicere, nihllreliuquant, quod vei<text:line-break/>supervacuum sit, vel deficiens. Ad eundem. mo.dum in<text:line-break/>somno, vigiliis, balucis, animi actionibus et aliis id<text:line-break/>genus medium omnis excessus servari debchit; quod li</text:p>
      <text:p text:style-name="P4">lu aliquo fit erratum, corrigendus error est, Porro om-<text:line-break/>rtis corrigendi erroris communis esto scopas contrarie<text:line-break/>excessus usurpatio, ita ut, si plusculum pridie fatigatum<text:line-break/>corpus est , demas aliquid exercitationum modo ; sin mi-<text:line-break/>nus justo fe exercitavit, ut exercitii modum augeas.<text:line-break/>Eodem pacto, si concitatiore motu est usum, ut hunc nto-<text:line-break/>dice remittas; sin remissiore, ut intendas. Simili modo,<text:line-break/>si robustior motus praecessit, ut pro hoc mitiorem injun-<text:line-break/>gas, pro leviore contra, qui valentior fit, et pro languido<text:line-break/>vehementem, et pro vehementi contrarium, et uno verbo,<text:line-break/>ut omnem excessum co<text:span text:style-name="Default_20_Paragraph_20_Font"><text:span text:style-name="T1">n</text:span></text:span>trario excessu corrigens in sani-<text:line-break/>tate hominem custodias. Ut autem corrigendo non erres,<text:line-break/>primum corporis affectus ad unguem scire oportet, dein-<text:line-break/>de omnium eorum, quae priore die facta videris, menti-<text:line-break/>nisse. Nam assectus quidem, quod delictum .sit, docebunt,<text:line-break/>recordatio eorum, quae pridie sunt acta, quantum tibi a<text:line-break/>confuetis recedendum sit, insinuati Atque in affectibus<text:line-break/>quidem ejusmodi excessus videas, quod aut gracilius, aut</text:p>
      <text:p text:style-name="P4">obesses, aut durius, aut- mollius, aut siccius, aut humi-<text:line-break/>dius, aut rarius, aut densius corpus, quam ante apparet,<text:line-break/>cum eo etiam, quod nec naturalem coloris gratiam ad<text:line-break/>unguem servat. Memoria vero factorum et quod pec-<text:line-break/>catum est ostendet , et prout corrigetur m<text:span text:style-name="Default_20_Paragraph_20_Font"><text:span text:style-name="T1">e</text:span></text:span> praesentium<text:line-break/>collatione docebit. Nam si gracilius redditum corpus sit,<text:line-break/>aestimare oportebit atque ad memoriam revocare , plusne,<text:line-break/>quam par erat, exercitando fatigatus homo sit,. aut con-<text:line-break/>citatiore motu usus, aut fricando lavandove modum<text:line-break/>excesserit; ab his mox considerare, nimione cogitatione<text:line-break/>sit usus, aut nimium vigilaverit, aut per alvum longe<text:line-break/>plura jusio dejecerit. . Expendi etiam debebit, num do-<text:line-break/>mus, in qua versatus sit, calidior fuerit, aut parcius cum--<text:line-break/>ederit vel biberit, aut veneri liberius indulserit. - Sin<text:line-break/>obefius visum corpus fit, nutu frictio mollior, aut exer- -<text:line-break/>citium parcius aut tardius, aut somnus longior, aut<text:line-break/>venter adstrictus, aut ciborum copia optime concoctorum<text:line-break/>praecesserit. Si vero durius, quam ante, corpus apparet,</text:p>
      <text:p text:style-name="P4">primum frictionum meminisse oportet, mox exercitatio-.-<text:line-break/>num, au hae robustae et cum adversario duro atque. pre-<text:line-break/>meute praeierint; ad haec, an in pulvere, eoqne duro<text:line-break/>ac frigido, et an citra apotherapiam. Dein balnei, an<text:line-break/>videlicet hoc. plane frigidum fuerit, an nimium calens.<text:line-break/>Praeterea domus, in qua dormiens vtgilansve versatus<text:line-break/>est, num frigida; itemque ciborum siccitatis, et potionis<text:line-break/>penu<text:span text:style-name="Default_20_Paragraph_20_Font"><text:span text:style-name="T1">r</text:span></text:span>iae. Sin mollius, quam prius., postridie corpus vi-<text:line-break/>dentur, primum quidem frictionum meminisse conveniet,<text:line-break/>an molles et cum pinguedine, et balneis leniter tepidis<text:line-break/>sint adhibitae. Ab his revocari ad memoriam .debebit,<text:line-break/>an <text:span text:style-name="Default_20_Paragraph_20_Font"><text:span text:style-name="T7">exercitation.es </text:span></text:span>tardae et exiguae, cum adversario itu-<text:line-break/>modice molli praecesserint; dein, an potio uberior fuerit;<text:line-break/>mox, an cibos plures, aut natura humidiores acceperit;<text:line-break/>postremo, an multum dormierit. Proximus molli corporis<text:line-break/>affectui est humidus, hoc disserens, quod mollis ipsorum<text:line-break/>corporum propria qualitas est:, humidus, qui in eo con-<text:line-break/>tinentur, humorum. Discernuntur hi tactu, nam humidus</text:p>
      <text:p text:style-name="P4">assertus cum madore cutis est, mollis sine hoc; quanquam<text:line-break/>est profecto et molle co<text:span text:style-name="Default_20_Paragraph_20_Font"><text:span text:style-name="T1">r</text:span></text:span>pus humidum fuis ipsius parti-<text:line-break/>bus. Caeterum pro. doctrinae claritate hoc molle vocc-<text:line-break/>tur, alterum humidum. Ac siccus quidem immodice cor.-<text:line-break/>poris affectus habitum statim durum reddit; non tamen<text:line-break/>cum mollitie necessario coniunctus est humidus assectus,<text:line-break/>potest namque durata ca<text:span text:style-name="Default_20_Paragraph_20_Font"><text:span text:style-name="T1">r</text:span></text:span>o esse, et tamen maior fudorve<text:line-break/>e corpore emitti. Atque in humido quidem corporis ha-<text:line-break/>hitu, vel ex intempestivo veneris usu, vel alia quapiam<text:line-break/>ex causa, de virium imbecillitate suspicio est, vel cor-<text:line-break/>poris raritate ex immodice molli frictione, vel nimio<text:line-break/>balnei usu, vel aere domus, ubi versatus est, quam par<text:line-break/>erat, calidio<text:span text:style-name="Default_20_Paragraph_20_Font"><text:span text:style-name="T1">r</text:span></text:span>e. Habenda praeterea est et de potione con-<text:line-break/>lide<text:span text:style-name="Default_20_Paragraph_20_Font"><text:span text:style-name="T1">r</text:span></text:span>atlo, an ea uberio<text:span text:style-name="Default_20_Paragraph_20_Font"><text:span text:style-name="T1">r</text:span></text:span> suerit, et de aere ambienter-<text:line-break/>num fe non <text:span text:style-name="Default_20_Paragraph_20_Font"><text:span text:style-name="T1">t</text:span></text:span>ensior, sed simul totum in humidum cati-<text:line-break/>dumqne mutaverit, et de cinis pari modo. In teneritn-<text:line-break/>dine vero sive mollitudine, (utroque enim modo dici<text:line-break/>consuevit,) quum utique fine humiditate fuerit, concoctum</text:p>
      <text:p text:style-name="P4">probe nutrimentum esse et corpus nutritum, sed exercita-<text:line-break/>tum parcius esse putandum est:. Contra in duritie, aut<text:line-break/>duriter perfractum esse, aut nimium exercitatum, idque<text:line-break/>cum duro adversario in pulvere,. judicaudum. Siccitas<text:line-break/>vero habitus penuriam potionis cibive, aut vigilias, aut<text:line-break/>vitae sollicitudinem , aut multum frictionem , aut exeret-<text:line-break/>talionem immodicam indicat. Haec itaque in ritu con-<text:line-break/>siderans corrigere errorem quotidie poteris, priusquam -<text:line-break/>inauctus error curatu difficilior evadat Semper autem<text:line-break/>memineris, excessum omnem contrario excessu esse emen-<text:line-break/>dandum; quippe omnium, quae praeter naturam incidunt,<text:line-break/>omne huc consilium curationis dirigitur. Quare, si huic<text:line-break/>praecepto etiam corporum, quibus praeficeris, dignofcen-<text:line-break/>dorum peritiam adjeceris, et singulorum remediorum fa-<text:line-break/>cultates adjunxeris, universae jam artis, quae corpori<text:line-break/>hominis tuendo dicata est, peritus fueris; cujus ope non<text:line-break/>fanis modo suam valetudinem tueberis, fed etiam iis, qui<text:line-break/>aegrotant, pristinum statum restitues.</text:p>
      <text:h text:style-name="P19" text:outline-level="2">Cap. HI. </text:h>
      <text:p text:style-name="P16">Atque optimum quidem corpus cujusmodi<text:line-break/>sit, dictum jam esu Quod autem ab hujus perfectione<text:line-break/>deiecit, ferre licet, tribus id de causis defecisse, aut quod<text:line-break/>statim in utero vitioso statu fuit, <text:span text:style-name="Default_20_Paragraph_20_Font"><text:span text:style-name="T1">p</text:span></text:span>ut quod qualibet de<text:line-break/>causa postea lu affectum praeter naturam i<text:span text:style-name="Default_20_Paragraph_20_Font"><text:span text:style-name="T1">n</text:span></text:span>cidit, aut<text:line-break/>aetatis ratione. Om<text:span text:style-name="Default_20_Paragraph_20_Font"><text:span text:style-name="T1">n</text:span></text:span>ia vero corrigenda per contrarium<text:line-break/>excessum funti Senium enim, ut de hoc primum agam,<text:line-break/>frigidum siccumque est, veluti in- libro de Temperamentis<text:line-break/>est ostensum. Corrigitur id per ea, quae calfaciunt et<text:line-break/>humectant. Talia sunt balnea calida aquarum dulcium<text:line-break/>et vini potio, praeterea ex cibis quicunque humectare<text:line-break/>et calfacere natura possunt. De exercitatione vero, fri-<text:line-break/>ctiene et omni motu, (ab sus enim coepisse est satius,<text:line-break/>nam recte illud dictum arbitror, <text:span text:style-name="Default_20_Paragraph_20_Font"><text:span text:style-name="T1">Labor cibum praecedat,)<text:line-break/></text:span></text:span>haec scire licet, poetam ex parte verum dixisse,</text:p>
      <text:p text:style-name="Normal"><text:span text:style-name="Default_20_Paragraph_20_Font"><text:span text:style-name="T1">Ut id v</text:span></text:span>i?, <text:span text:style-name="Default_20_Paragraph_20_Font"><text:span text:style-name="T1">sumpsitque cibum, det me</text:span></text:span>m<text:span text:style-name="Default_20_Paragraph_20_Font"><text:span text:style-name="T1">bra sapori.<text:line-break/>Namque haec jnsta sunt.</text:span></text:span></text:p>
      <text:p text:style-name="P4">non tamen in hoc totum esse positum. Postulat enim<text:line-break/>fenum non secus quam juvenuin corpus dimoveri, quum<text:line-break/>insitus alioqui calor extingui in his periclitetur. Nam<text:line-break/>corporum, quae in florente aetate Utut; non desunt quae<text:line-break/>quietem postulent, de quibus Hippocrates prodidit: . <text:span text:style-name="Default_20_Paragraph_20_Font"><text:span text:style-name="T1">se-<text:line-break/>num ver</text:span></text:span>o <text:span text:style-name="Default_20_Paragraph_20_Font"><text:span text:style-name="T1">nem</text:span></text:span>o <text:span text:style-name="Default_20_Paragraph_20_Font"><text:span text:style-name="T1">quietem ex t</text:span></text:span>o<text:span text:style-name="Default_20_Paragraph_20_Font"><text:span text:style-name="T1">t</text:span></text:span>o <text:span text:style-name="Default_20_Paragraph_20_Font"><text:span text:style-name="T1">p</text:span></text:span>o<text:span text:style-name="Default_20_Paragraph_20_Font"><text:span text:style-name="T1">stulat, se</text:span></text:span>t<text:span text:style-name="Default_20_Paragraph_20_Font"><text:span text:style-name="T1">l nec exer-<text:line-break/>c</text:span></text:span>i<text:span text:style-name="Default_20_Paragraph_20_Font"><text:span text:style-name="T1">tium vehemens. </text:span></text:span>Ceu enim ventilabro quodam excitari<text:line-break/>accendique calor eorum desiderat, vehementiore autem<text:line-break/>motu disjicitur. Ac magnae quidem flammae ejus, quod<text:line-break/>ita accendat, minime egent, quum fatis ipsae sibi et ad<text:line-break/>tutelam sint; et ut materiae dominentur. Ergo nec a<text:line-break/>fiomno mane fricari desiderant omnes aetate florentes,<text:line-break/>sicuti senes, quum ejusmodi frictionis, quae bum pingue-;<text:line-break/>dine adhibetur, duplex sicopus sit, nempe ut vel lassi tudi-<text:line-break/>nis affectum sanet prius, quam inaucta febrem accendat,<text:line-break/>vel imbecillam distributionis vim excitet. Nam multos<text:line-break/>longo tempore macie extabefcentes ejusmodi frictione ad-<text:line-break/>hibita facile paucis diebus carne implevimus. Verum</text:p>
      <text:p text:style-name="P4">quod aliis ex affectu certo in tempore incidit, id senibus<text:line-break/>adest perpetuo, quippe querunt omne corpus frigidum est,<text:line-break/>nec potens alimentum ad fe trahere, atque id probe<text:line-break/>conficere, ex eoque nutriri. Sed frictio, quum et vitale<text:line-break/>r<text:span text:style-name="Default_20_Paragraph_20_Font"><text:span text:style-name="T1">o</text:span></text:span>bur excitet, et modice calefaciat, efficit, ut et distribu-<text:line-break/>tio nutrimenti sit facilior, et nutritio promptior. Hac<text:line-break/>victus ratione et juvenes non pauci, qui ex eo, quod<text:line-break/>alimentum his distributum in corpus non est, amadati<text:line-break/>sunt, carnis incrementum receperunt, et senes plane<text:line-break/>omnes fructum non parvum <text:span text:style-name="Default_20_Paragraph_20_Font"><text:span text:style-name="T1">s</text:span></text:span>enserunt. Atque haec qui-<text:line-break/>dem una senibus veluti exercitatio sit mane administrata,<text:line-break/>nempe fricatio cum oleo; post hanc inambulatio gesta-<text:line-break/>tioque, quae tamen sint intra lassitudinem, habita ratione<text:line-break/>virium ipsius senis; quarum causa de cibis potioneque<text:line-break/>non pauca prius diximus; nunc de exercitationibus quo-<text:line-break/>que exempli causa quaedam ponemus, de quibus haec in<text:line-break/>superioribus didicimus, quod acuta exercitatio (sic enim<text:line-break/>vocant, cujus celeres: motus sunt) corpus attenuat, con-</text:p>
      <text:p text:style-name="P4">traria crassam reddit, multa corpus siccat, mediocris obe-<text:line-break/>sum praestat. Dictum est et de caeteris omnibus exeret-<text:line-break/>talionum atque etiam frictionum differentiis. Verum<text:line-break/>exercitationis formae, quae fenicus utiles aut noxiae sint,<text:line-break/>tum ex corporis totius affectu et consuetudine, tum vitiis<text:line-break/>ipsis, quae infestant, intelligentur. Ex totius corporis af-<text:line-break/>suctu ad hunc modum. Nam optimi status corpus, de<text:line-break/>quo hactenus sermonem fecimus, sicut lu juventute ad<text:line-break/>vehementissimos quosque labores idoneum maxime est,<text:line-break/>itu lu fenecta fe habet ad omnes mediocres. Quod vero<text:line-break/>aut orastis cruribus est, aut latu pectere, aut cruribus<text:line-break/>ultra quam par est g<text:span text:style-name="Default_20_Paragraph_20_Font"><text:span text:style-name="T1">r</text:span></text:span>acilibus, aut quod exiguo est tho-<text:line-break/>race, aut admodum- angusto, aut ,valgum est varumve,<text:line-break/>aut alio quovis pacto a mediocritate recedens, id ad<text:line-break/>plerasque exercitationum ineptum esu Quippe vitiosae<text:line-break/>figurae thorax in iis, quae per vocem administrantur, of-<text:line-break/>fenditur, crura vero p eq luambulationem laeduntur. Ad<text:line-break/>eundem modum d<text:span text:style-name="Default_20_Paragraph_20_Font"><text:span text:style-name="T1">g</text:span></text:span> manibus , collo , humero , lumbis,</text:p>
      <text:p text:style-name="P4">coxis et tota spina mihi dictum intellige. Quicquid<text:line-break/>enim ex his parum rite ab initio conditum est, id sane<text:line-break/>exercitando imbecillum potius quam simum redditur,<text:line-break/>nisi si cui moderatos motus imbecillis membris modicas<text:line-break/>exercitationes nominere placet; verum ita de nomine<text:line-break/>magis-quam de re lis fuerit. . Senibus vero quae praeci-<text:line-break/>pua ad sanitatem exercitia sunt, haec per valentiores<text:line-break/>corporis partes sunt obeunda, quippe cum quibus redi-<text:line-break/>quae simul moventur exercenturque. Quin etiam consne-<text:line-break/>tudo maximam sibi vendicat partem ad exercitationis<text:line-break/>speciem deligendam. Nam quae consueta sunt, ut misti—<text:line-break/>me lassatum quos exercent, etiam delectant, sicuti e di-<text:line-break/>verfo, quae insueta sunt, tum displicent, tum vero lassant.<text:line-break/>Porro quibus operibus arte opus est, ea ne attingere<text:line-break/>quidem senes poterunt; non tibia., non tuba sonare, non<text:line-break/>cithara; non magis quam quae in palaestra geruntur, qui.<text:line-break/>luctae sunt ignari Senes igitur omnes consuetis labori-<text:line-break/>bus sunt exercendi., sed tamen vehementia eorunr remissa.<text:line-break/>Tertium, quo dirigit, qui exercitationis formam praescribit;</text:p>
      <text:p text:style-name="P4">ab affectione sumitur, omnis quidem aetatis : commune,<text:line-break/>non tumen parem ubique vim obtinens, quum nec parem<text:line-break/>ubique noxam neglectum inserat.. Quos. enim ex levi<text:line-break/>causa vertigines,. comitiales morbi, gravis .ophthalmia,<text:line-break/>vel aurium dolores male habent, iis inclinato capite dor-.<text:line-break/>leve, aut humi volutatis exercitari non expedit, imo<text:line-break/>tum ambulatione saepe, tum cursu mediocri, tum gesta-<text:line-break/>tione in vehiculis, citra fatigationem uti. Simili modo<text:line-break/>nec quibus tonsillarum tumores, aut glaudularum paulo<text:line-break/>supra laryngem sitarum morbi , aut anginae facile anci-<text:line-break/>dunt. Nec. quibus prompte in columellam, gingivas,<text:line-break/>dentes, denique parteni aliquam ex iis, quae circa collum<text:line-break/>aut totum caput habentur, fluxiones procumbunt.. Quippe<text:line-break/>nonnulli hemicrania infestantur, aliis tendones continuo<text:line-break/>ex leri qualibet causa .dolenti Quorum nemo. exercita-<text:line-break/>tionem sustinet, quae caput impleat, sed sunt his omnibus<text:line-break/>quae per crura geruntur utilia , sicut e diverso , qui na-<text:line-break/>tma imbecillis sunt cruribus, his superioribus partibus<text:line-break/>exercitari est satius., manuum exercitatio ilibus, acrocbe-</text:p>
      <text:p text:style-name="P4">rismis, -disci jactu, halterum usu, praeterea his. omnibus,<text:line-break/>quae in palaestra humi exercenti- At quorum mediae<text:line-break/><text:span text:style-name="Default_20_Paragraph_20_Font"><text:span text:style-name="T1">.ero</text:span></text:span>rum brachiorumque partes opportunae offensionibus<text:line-break/>sunt, iis quoduis exercitationum genus idoneum fuerit,<text:line-break/>modo ne reliquarum considerationum ulla prohibeat.<text:line-break/>Jam vero quae circa thoracem partes sunt,. magis infe-<text:line-break/>riorum exercitatione juvautur ; quae circa vesicam et re-<text:line-break/>nes, superiorum;- lien ,. ventriculus-, jecur, intestina et<text:line-break/>colon, sicuti in medio superiorum inferiorumque .sunt,<text:line-break/>ita se ad exercitationes habent. Frictiones . tamen parti-<text:line-break/>bus infirmis , quo tempore laborant, admovere non con-<text:line-break/>venit; ubi sanae sunt, convenit vel magis, quam aliis,<text:line-break/>et potissimum siccas , quas et per linteum , et solis mani-<text:line-break/>bus liberaliter adhiberi expedit. . Quin. etiam qui certa<text:line-break/>periodo redeunt quibusdam. partibus dolores, hi ne fiant,<text:line-break/>non parva ex ejusmodi frictione cautio est, fi. medio<text:line-break/>tempore, praecipueque fi duas vel tres horas ante ac-<text:line-break/>cessionem adhibita sit; sumantur enim eae partes, .et<text:line-break/>emergentes consuetas fluxiones minus admittunt. Atque</text:p>
      <text:p text:style-name="P4">haec quidem non senum modo, sed et qui aliam quam-<text:line-break/>libet aetatem agunt, omnia sunt communia. Non exer-<text:line-break/>.citarivero imbecillis partibus solis senibus suadeo; ex<text:line-break/>caeteris, quanto quisque remotiora senio fuerit, tanto<text:line-break/>illi magis exercitanda pars infirma est, quod utique et,<text:line-break/>quo clariora, quae dicimus, sint, exemplo prosequi non<text:line-break/>gravabor. Finge, corpus aliquod ex iis, quae adhuc au-.<text:line-break/>gescun t; gracilibus esse cruribus. Huic picari crura con-<text:line-break/>ducet, et modice fricari, et cursu .uti potius, quam alia<text:line-break/>-quavis exercitatione; porro praefici ei quempiam oportet,<text:line-break/>qui .modum in motu praescribat, quo neque infra, quam<text:line-break/>expedit, exercitetur, neque adeo ultra, ut lassitudinem<text:line-break/>sentiat. Id tametfi non in exercitationibus modo, verum<text:line-break/>etiam in aliis omnibus difficile intellectu fit, nos certe<text:line-break/>facile esse ostendimus in iis saltem, quae ad salubrem vi-<text:line-break/>ctus rationem pertinent. Neque enim in his praeceps<text:line-break/>-occasio est, sicuti in morbis, imo ubi a tutissima in sin:-<text:line-break/>tgulis mensura inceperis, et simul, quod ex ea secutum</text:p>
      <text:p text:style-name="P4">est, aestimaveris, licet vel addas aliquid quotidie ver<text:line-break/>detrahas, ac quod omissum est corrigas; veluti. stati m de<text:line-break/>iis, quibus gracilia sunt crura. Ipse namque quum ali-<text:line-break/>quando traditum mihi tredecim annorum puerum toto<text:line-break/>augmenti tempore ad ea, quae praedixi, praecepta curas-<text:line-break/>sem , reddidi juvenem concinnum legitimique modi.<text:line-break/>Nam primo die illitum prius his deinceps,. ut soleo;<text:line-break/>pice jussi currere nec celeriter nec multum. Secundo<text:line-break/>die, frictione, quae in qualitate quidem esset durae mollis-<text:line-break/>que media , in quantitate vero exigua ; atque hac cum<text:line-break/>pinguedine adhibita praemollitum jussi paulo plus cur-<text:line-break/>rere, quam prius, non tamen celerius. -Ab ipso vero cur-<text:line-break/>su ea, quae apotherapia vocatur, frictione sum usus. Jussi<text:line-break/>vero quotidie ambulare, sed inter initia modice, post<text:line-break/>vero modum augere. Aestimabam quoque in cruribus<text:line-break/>tum alia, tum praecipue venas-, num amplius in crevis-<text:line-break/>sent, quam pro crurum bene alendorum ratione. Quippe<text:line-break/>id grave est, et quod tempore tum fluxiones humorum</text:p>
      <text:p text:style-name="P4">adfcifcit, tum valgos facit,. neque crura. bene habita rest-<text:line-break/>diti Ergo non .-huic. modo notae te esse attentum con-<text:line-break/>venit, fed et illud observare, num calidiora justo redditu<text:line-break/>crura sint, num lassitudinis quippiam sentiant. Nam si ,<text:line-break/>nihil horum apparuerit,. augeri tum ambulationis modum,<text:line-break/>tum cursus oportebit , . atque etiam tertio quoque die pi-<text:line-break/>cari. Sin aliquid eorum cernitur, tum et crura. sursum<text:line-break/>habita in lecto . collocare conveniet, et copiam omnium,<text:line-break/>quae dixi, minuere, minus inambulare, minus currere<text:line-break/>j ubere, frictione. inferne furium uti. Haec faciens, ubi<text:line-break/>naturalem plane habitum crura receperint, rursus ad<text:line-break/>eum quem coepisti remediorum usum redibis, aut exiguis<text:line-break/>eorum .incrementis usus, aut etiam eundem perpetuo mo-<text:line-break/>dum servans; .adhibebis et quas rotundas frictiones vo-<text:line-break/>caat (hae mediae sunt durarum ac mollium), alias a fu-<text:line-break/>perioribus, alias ab inferioribus partibus incipiens. Ali-<text:line-break/>quando vero et pulvere prius inspersu cruribus oleum<text:line-break/>infundes, mox fricabis. Esto vero pulvis, qui appellatur</text:p>
      <text:p text:style-name="P4">pinguis. Sane ita appellant, in que nec asperum quippiam<text:line-break/>nec acre subest; quippe . extenuat potius quam carnem<text:line-break/>auget, quisquis aut pumicosum asperitatem, aut nitrosum<text:line-break/>falsamve acrimoniam in fe habet Si cui vero crassiora.<text:line-break/>quidem crura sunt, brachia vero cubitique gracilia, huic<text:line-break/>omnia quae per manus fiunt exercitia sunt petenda; fu-<text:line-break/>gicnda vero quae^ cruribus obeuntur ; frictiones tamen et<text:line-break/>picationes simili modo fiant, aliaque, quae de exercitiis<text:line-break/>crurum jam diximus. Neque enim parva lu ipfis disse-<text:line-break/>rentia est, aliis omnino admotum invalidis, etiamsi. sc-<text:line-break/>ptuagesimum aetatis annum nondum attigerint, aliis mul-<text:line-break/>tu his robustioribus , qui etiam supra octogesimum sunt<text:line-break/>nati. Ergo, qui imbecilliores sunt, hos gestatione potius<text:line-break/>quam inambulatione dimovebis; validiores utroque genero<text:line-break/>exercitabis, agcsque ad fecundam frictionem utrosque;<text:line-break/>non tamen similiter, sed semper imbecilliorem citius,<text:line-break/>Eam id quoque ex maxime communibus praeceptis ollo,</text:p>
      <text:p text:style-name="P4">ubi- imbecillae vires .sunt, crebra exiguaque frictione<text:line-break/>utendum, ubi validae, rara multa que.</text:p>
      <text:p text:style-name="P1">.Cap. IU Sed haec atque alia ut dixisse quidem<text:line-break/>est facillimum, ita praeesse senis sanitati tuendae sane<text:line-break/>est difficillimum aeque ut eorum, qui ex morbo couvale-<text:line-break/>luunt. Porro hanc artis partem appellant j uniores medi-<text:line-break/>ci analepticen, illam, quae senum sanitati prospicit, ge-<text:line-break/>rocomicen. Videnturque hi ambo affectus non esse ex-<text:line-break/>acta plane sanitas, sed vel morbi et sanitatis affectus qui-<text:line-break/>dammedii, vel omnino ejus sanitatis non esse, quae firma<text:line-break/>constansque sit, quam secundum habitum appellant, sed<text:line-break/>ejus potius, quam isti secundum dispositionem nominant.<text:line-break/>Ergo sive morbum, sive morbosum quendam affectum,<text:line-break/>sive medium quiddam fani talis .morbi que, sive secundum<text:line-break/>dispositionem sanitatem senium appelles, hujusmodi quae-<text:line-break/>similibus, quum his nos levissimi homines petunt, pro<text:line-break/>nihilo habitis, scire licet, senilis corporis statum, quoniam<text:line-break/>ex leri momento lu morbum decidit, simili ratione iis,</text:p>
      <text:p text:style-name="P4">qui ex morbo convalescunt, in victu esse curandum.<text:line-break/>Quare dictu quidem facile est, feni expedire mane oleo<text:line-break/>ungi ac fricari; caeterum apte haec opere peregisse om-<text:line-break/>uino difficillimum est. Nam durior paulo frictio .lassitu-<text:line-break/>dinem affert, praemollia vero inefficax est; sicut etiam<text:line-break/>quae exigua omnino est, at multo magis per halitum<text:line-break/>difcntit, quam ad nutritionem conducit. Jam locus ipfe,<text:line-break/>ubi .corpus fenis nudatur, fi frigidior est, non stilum<text:line-break/>nihil affert commodi , fed etiam densat et refrigerat ; sin<text:line-break/>justo calidior est, hyeme quidem, ubi <text:span text:style-name="Default_20_Paragraph_20_Font"><text:span text:style-name="T1">r</text:span></text:span>arius corpus esse-<text:line-break/>cit, frigori obnoxium reddit, aestate vero et per halitum<text:line-break/>exhaurit, et vires dejicit. Qui enim fecundum habitura<text:line-break/>fani funt, iis ne vehemens quidem causa .corpus atterat ;-<text:line-break/>feni vero vel minima caula maximae mutationis occasio<text:line-break/>est. Similiter igitur fe habet in cibi tum qualitate, tum<text:line-break/>quantitate, quippe lu quibus senes, si breve quippiam<text:line-break/>transgressi limites sint, . non leviter laeduntur,- quunr<text:line-break/>juveues - ver ex maximis erroribus minimum noxae</text:p>
      <text:p text:style-name="P4">sentiant. Ergo tutius est imbecillo seni exiguum dare ter<text:line-break/>die, sicut Antioehus medicus solitus esit se cibare, jam<text:line-break/>quidem annos .natus plus quam octoginta, ac quotidie ad<text:line-break/>surum progredlens in eum locum, ubi concilium civium<text:line-break/>convenerat, interim etiam longa via ad aegros invisendos<text:line-break/>pergens. Caeterum domo lu forum quasi trium stadiorum<text:line-break/>spatium pedibus conserit; quo, etiam modo infirmos, si<text:line-break/>quos; prope habebat, invisit. Longius vero si quo erat<text:line-break/>eundum, partim gestatus in sella, partim vehiculo vehe-<text:line-break/>batur. Erat autem ei domi cellula quaedam, quae liyeme<text:line-break/>calebat camino, aestate citra ignem bene temperatum<text:line-break/>aerem habebat. In hac mane omnino fricabatur tam ae-<text:line-break/>state quam hyeme, utique desueta prius alvo. In foro<text:line-break/>autem loco aliquo circiter horam diei tertiam vel ad<text:line-break/>summum quartam sumpsit panem cum Attico melle ple-<text:line-break/>rumque . cocto , rarius crudo. Postea partim cum aliis<text:line-break/>commentans, partim ipse solus aliquid legens, ad septi-</text:p>
      <text:p text:style-name="P4">ruam usque horam perseverabat. Ab hac tum in publico<text:line-break/>balneo sulcabatur, tum vero exercitabatur aptis.scilicet<text:line-break/>seni exercitationibus; de quarum forma paulo post age-<text:line-break/>mus. Mox lotus prandebat mediocriter, primum iis<text:line-break/>sumptis, quae alvum dejiciunt, post haec maxime piscibus,<text:line-break/>vel quos saxatiles vocant, vel qui in alto mari degunt.<text:line-break/>Rursus in coena piscium esu abstinuit, fed boni succi<text:line-break/>aliquid, ac quod non facile putresceret, sumpsit, utique<text:line-break/>aut alicam cum mulso, aut avem ex jure simplici. Atque<text:line-break/>hac quidem victus ratione Antiochus in lenio usus fen-<text:line-break/>fibus illaesis memhrisque omnibus integris ad extremum<text:line-break/>duravit. Telephus autem grammaticus provectiore quam<text:line-break/>Antiochus aetate- fuit, ut qui centum fere annos vixerit.<text:line-break/>Is vero hyeme bis mense lavabatur, aestate quater, mediis<text:line-break/>barum temporibus ter. Quibus vero diebus non lavaba-<text:line-break/>tur, iis circa tertiam horam unctus est cum exigua iri-<text:line-break/>ctione; mox mel optimum crudum alicae in aqua coctae</text:p>
      <text:p text:style-name="P4">permixtum efflabat, idque ci pro jentaculo fatis suit.<text:line-break/>Prandebat septima hora, aut paulo citius, primum oleri-<text:line-break/>ribus sumptis, deinde piscibus gustatis, aut avibus; ve-<text:line-break/>spero autem tantum panem ex vino diluto edebat.</text:p>
      <text:p text:style-name="P1">Cap. V: Sane vinum sicuti pueris est maxime ad-<text:line-break/>ve<text:span text:style-name="Default_20_Paragraph_20_Font"><text:span text:style-name="T1">r</text:span></text:span>sarium, ita senibus est utilissimum. Esto autem id ex<text:line-break/>iis, quae calidioris naturae sunt, qualia sunt in G<text:span text:style-name="Default_20_Paragraph_20_Font"><text:span text:style-name="T1">r</text:span></text:span>aecia<text:line-break/>quidem Ariusium, et Lesbium, et quod Myfiurn vocant,<text:line-break/>non ex ea Mysia, quae ad lstrum est, sed ex ea, quae<text:line-break/>llellespontia dicitur, quae nimirum i<text:span text:style-name="Default_20_Paragraph_20_Font"><text:span text:style-name="T1">n</text:span></text:span> nostra est Asia,<text:line-break/>Pergamo vicina; ex. italicis vero Faler<text:span text:style-name="Default_20_Paragraph_20_Font"><text:span text:style-name="T1">n</text:span></text:span>um et Surre<text:span text:style-name="Default_20_Paragraph_20_Font"><text:span text:style-name="T1">nti-<text:line-break/></text:span></text:span>num. Proxima his sunt in Italia quidem Trburtrnum et<text:line-break/>Signi<text:span text:style-name="Default_20_Paragraph_20_Font"><text:span text:style-name="T1">n</text:span></text:span>um, ambo vetera, quando novella <text:span text:style-name="Default_20_Paragraph_20_Font"><text:span text:style-name="T1">n</text:span></text:span>ec distributio-<text:line-break/>nenr alimenti adjuvant, nec urinas promovent, sed diu<text:line-break/>in ventre fluctuantia permanenti Secundo ab bis loco<text:line-break/>sunt Adria<text:span text:style-name="Default_20_Paragraph_20_Font"><text:span text:style-name="T1">n</text:span></text:span>um, et Sabinum, et Albanum, et Gallianum,<text:line-break/>et Triphylinum; praeterea omnia Aminaea, quae in Italia</text:p>
      <text:p text:style-name="P4">nascuntur, et circa Neapolin, et in Thulcia. Caeterum<text:line-break/>Myfium Surrentino similes vires habet, Falerno vero,<text:line-break/>quod e Tunditis est optimum. Sabino et Adriano<text:line-break/>Titacaeenum et Au<text:span text:style-name="Default_20_Paragraph_20_Font"><text:span text:style-name="T1">g</text:span></text:span>inum funt similia. Ergo de suis<text:line-break/>modice antiquatis bibendum senibus est, utique quibus<text:line-break/>valentius . caput non est; quibus autem est, iis et Faler-<text:line-break/>num, et Sur<text:span text:style-name="Default_20_Paragraph_20_Font"><text:span text:style-name="T1">r</text:span></text:span>eutinum, et Aruisium, et Lesbium, et My-<text:line-break/>fiunt, et Tmolites ido<text:span text:style-name="Default_20_Paragraph_20_Font"><text:span text:style-name="T1">n</text:span></text:span>ea sunt. Ergo in omni regione<text:line-break/>ad praedicta exempla deligere sibi quisque idoneum po-<text:line-break/>terit, huc videlicet omni consilio vini pro fetubus deti-<text:line-break/>genui directo, ut lu substantia sit tenuissimum, colore,<text:line-break/>quem Hippocrates fulvum appellere solet ; poterat autem<text:line-break/>et flavum id appellare. Commodum vero vinum est et<text:line-break/>quod paludum dicitur, utique quod medio colore est in-<text:line-break/>ter flavum et album. Quippe si flavum albo miscere<text:line-break/>libeat, quod ex ambobus mixtum est, pallidum evadet;</text:p>
      <text:p text:style-name="P4">etiam aquae admixtum flavum ejusmodi colorem red-<text:line-break/>dit; verum pro majore minoreve aquae modo. alias pal-<text:line-break/>lidurn, alias veluti ex pallido albicans,. veli ex pallido<text:line-break/>flavum apparet. Calidissimum ergo ex jam dictis , si eo-<text:line-break/>lorem spectes , flavum est ; minime vero calidum album ;<text:line-break/>quae media inter haec fiant , prout alterutri magis acce-<text:line-break/>dunt; ita vim ejus exhibent. Unum igitur illud maxi-<text:line-break/>mum fenibus commodum ex vino accidit, quod omnia<text:line-break/>eorum membra calefacit; alterum, quod per urinas ferum<text:line-break/>sanguinis expurgat. Itaque etiam optimum id fenibus est,<text:line-break/>quod haec. m anime praestat; porro id est, quod substantia<text:line-break/>quidem tenue est, (quippe urinas movet,) colore autem<text:line-break/>flavum ; proprius enim is est praecalidorum vinorum ce-<text:line-break/>lor. Itaque etiam quae valde ab initio alba fuut, si in-<text:line-break/>veteraverint, flavedinem quandam contrahunt; unde pri-<text:line-break/>tuum pallidula, mox vero plane pallida flent. Quod si<text:line-break/>longissimo tempore ferventur, ex pallido flaventia cer-<text:line-break/>uuutur; nam ut omnino flava fiant, quae alba vina funi,</text:p>
      <text:p text:style-name="P4">fieri certe nequit. Quae vero ex pallidis aut flavis vinis<text:line-break/>crassa sunt, haec et sanguinem augent et corpus nutriunt;<text:line-break/>quo fit, ut ea utilia senibus interdum sint, utique quo<text:line-break/>tempore nec scrofam humiditatem in venis habent; et ali<text:line-break/>liberalius desideranti Plurimum tamen hac aetate iis vi-<text:line-break/>nis indigent, quae urinas cient, propterea quod aquosum<text:line-break/>excrementum in ipsis abundat Quae vero diu in ventre<text:line-break/>i<text:span text:style-name="Default_20_Paragraph_20_Font"><text:span text:style-name="T1">n</text:span></text:span>urantur, eorum sane nullum aptum seni esu - Ejus ge-<text:line-break/>neris sunt et Aminaeum e Bithynia, et ex Italicis Mar-<text:line-break/>fum, et Signinum, et Tiburtinum; quoad videlicet sunt<text:line-break/>novella. verum haec omnia alba Iunxi nigra vero risu-<text:line-break/>qua ; quorum crassa , quae quidem adstringunt ; ea longo<text:line-break/>tempore in ventre manent; et fluctuationes in eo exci-<text:line-break/>lant, veluti quod in Cilicia nascitur Sybates, et quod in<text:line-break/>Asia natum Aegeates ; et Perperinium. Quae vero circa<text:line-break/>adstrictionem nigra crassaque sunt; quod genus forat Sci-<text:line-break/>bellites, et Th<text:span text:style-name="Default_20_Paragraph_20_Font"><text:span text:style-name="T1">o</text:span></text:span>racum-- ea minus in ventre morantur,-<text:line-break/>urinas tamen nec ipsa movent, sied deorsum properant;</text:p>
      <text:p text:style-name="P4">Itaque etiam ante orbum illa sumunt. Caeterum ea feni-.<text:line-break/>bus utilia non sunt, nec quum p<text:span text:style-name="Default_20_Paragraph_20_Font"><text:span text:style-name="T1">r</text:span></text:span>aebibuutur, nec multo<text:line-break/>magis alio quovis tempore sumpta, veluti nec aliud quic-<text:line-break/>quam , quod crassam efficiat succum ; quippe obstruuntur<text:line-break/>his jecur, lien et renes. Unde fit, ut senum, qui his<text:line-break/>liberalius utuntur, alii aqua intercute, alii calculo labo-<text:line-break/>rent. Si quis ergo senum dulci vino uti a balneo velit,<text:line-break/>ubi mane comederit, sicuti Antiochena solere diximus,<text:line-break/>huic optimum Paulianum Falernum fuerit, aut, si ejus<text:line-break/>copia non est, ... simile aliquod P<text:span text:style-name="Default_20_Paragraph_20_Font"><text:span text:style-name="T1">o</text:span></text:span>rro similia fuerint,<text:line-break/>quae dulcia simul et pallida sunt: ptoxima his sunt The-<text:line-break/>renum et Cyrienum. Non vetem etiam nec iis vinis,<text:line-break/>quae melle condiantur, senes uti, maxime quibus suspicio<text:line-break/>est calculi in renibus gignendi , aut p<text:span text:style-name="Default_20_Paragraph_20_Font"><text:span text:style-name="T1">o</text:span></text:span>dagrae alicujus .<text:line-break/>articula<text:span text:style-name="Default_20_Paragraph_20_Font"><text:span text:style-name="T1">r</text:span></text:span>isve m<text:span text:style-name="Default_20_Paragraph_20_Font"><text:span text:style-name="T1">o</text:span></text:span>rbi impetus futuri. Po<text:span text:style-name="Default_20_Paragraph_20_Font"><text:span text:style-name="T1">r</text:span></text:span>ro vinum hujusce-<text:line-break/>modi comp<text:span text:style-name="Default_20_Paragraph_20_Font"><text:span text:style-name="T1">o</text:span></text:span>fitioni aptissimum fuerit Sabinum aut simile<text:line-break/>aliquod. Coniicitur autem in id petroselinum, atque id<text:line-break/>folum articularibus satisfaciat; iis vero, qui calculo labor</text:p>
      <text:p text:style-name="P4">rant, etiam aliquid betonicae. et cosiri, qui apud Celtas<text:line-break/>nascitur , est immiscendum ; vocant autem herbam eam<text:line-break/>saxifragum. Qui vero curiosius id medicamentum com-<text:line-break/>ponunt, etiam spicae nardi aliquid iniiciunt. Smrt-vero<text:line-break/>et alia quaedam, quibus minas movendi vis inest. Verum<text:line-break/>simplicem potionem plerique ex vino melleque conficiunt,<text:line-break/>adjecto rutae piperisque exiguo. Si vero prius, quam<text:line-break/>lotus sit, comedit quidpiam, nec venter ejus ullo auxilio<text:line-break/>eget, vinum album et quod parum aquae sustinet, a bal-<text:line-break/>neo bibat. At quae crassa, dulcia et nigra rina sunt,<text:line-break/>ea omnia propterea,. quod obstruunt viscera, sunt su-<text:line-break/>gieuda.</text:p>
      <text:h text:style-name="Heading_20_2" text:outline-level="2">Cap. VI. </text:h>
      <text:p text:style-name="P16">Verum obstructiones, quae ex vino con-<text:line-break/>tingunt, mediocres sunt; quae vero ex cibis iis nascuntur,<text:line-break/>qui succum crass<text:span text:style-name="Default_20_Paragraph_20_Font"><text:span text:style-name="T1">a</text:span></text:span>m lentumque creant, his non facile<text:line-break/>succurritur. Quo magis cavendum lenibus est a multo<text:line-break/>farris, aut casci, aut ovorum solidorum, aut cochlearum,<text:line-break/>aut bulborum, aut lentis, aut suillae carnis efa, multoque</text:p>
      <text:p text:style-name="P4">magis lab anguillarum, aut <text:span text:style-name="Default_20_Paragraph_20_Font"><text:span text:style-name="T1">o</text:span></text:span>strearum, aut denique e<text:span text:style-name="Default_20_Paragraph_20_Font"><text:span text:style-name="T1">o-<text:line-break/></text:span></text:span>rem, qu<text:span text:style-name="Default_20_Paragraph_20_Font"><text:span text:style-name="T1">or</text:span></text:span>um du<text:span text:style-name="Default_20_Paragraph_20_Font"><text:span text:style-name="T1">r</text:span></text:span>a ca<text:span text:style-name="Default_20_Paragraph_20_Font"><text:span text:style-name="T1">r</text:span></text:span>o difficilisque concoctu est, usu.<text:line-break/>Ob eandem rationem nec eo<text:span text:style-name="Default_20_Paragraph_20_Font"><text:span text:style-name="T1">r</text:span></text:span>um, quae testa integuntur,<text:line-break/>aut ca<text:span text:style-name="Default_20_Paragraph_20_Font"><text:span text:style-name="T1">r</text:span></text:span>tilagin eo<text:span text:style-name="Default_20_Paragraph_20_Font"><text:span text:style-name="T1">r</text:span></text:span>um, aut thunnorum, aut denique cetacei<text:line-break/>generis ullum utile his est, vel ex ca<text:span text:style-name="Default_20_Paragraph_20_Font"><text:span text:style-name="T1">r</text:span></text:span>nibus cervina<text:line-break/>cap<text:span text:style-name="Default_20_Paragraph_20_Font"><text:span text:style-name="T1">r</text:span></text:span>inave aut bubula. An hae potius nec alii ulli sunt<text:line-break/>utiles? Ovilla vero juvenibus quidem non malus est ci-<text:line-break/>bus, senibus ve<text:span text:style-name="Default_20_Paragraph_20_Font"><text:span text:style-name="T1">r</text:span></text:span>o nec ea est commoda, atque etiam hac<text:line-break/>multo minus agnina, quippe quae hunuda et mucosa<text:line-break/>et glutinofa et nituitosa est. Hoedina vero sane non in-<text:line-break/>commoda fimi est; p<text:span text:style-name="Default_20_Paragraph_20_Font"><text:span text:style-name="T1">r</text:span></text:span>aeterea aves eae, quae extra palo-<text:line-break/>des ac flumina stagnaque degunt. Sali m ve<text:span text:style-name="Default_20_Paragraph_20_Font"><text:span text:style-name="T1">r</text:span></text:span>o omnia<text:line-break/>melio<text:span text:style-name="Default_20_Paragraph_20_Font"><text:span text:style-name="T1">r</text:span></text:span>a recentibus <text:span text:style-name="Default_20_Paragraph_20_Font"><text:span text:style-name="T1">t</text:span></text:span>uus. Ergo, sicuti diximus, ante om-<text:line-break/>nia cavendum ab iis qui obstruant cibis esu Quod fi<text:line-break/>res cogat aliquando copiosius his uti, protinus sumendum<text:line-break/>medicamentum diacalaminthes est, cujus compositionem<text:line-break/>stupra in quarto po<text:span text:style-name="Default_20_Paragraph_20_Font"><text:span text:style-name="T1">t</text:span></text:span>ui. Ejus si copia non est, districti-.<text:line-break/>pepereon petendum. Sin ne id quidem ad manum est,</text:p>
      <text:p text:style-name="P4">piper album tusum cribratum que diligenter ac in polli-<text:line-break/>nem redactum et cum cibis esse, et potioni inspergere,<text:line-break/>scd et caepas efitare tum expediet; quin etiam allium,<text:line-break/>fi huic assueverit. Antidotus quoque ex viperis , quam<text:line-break/>theriacen vocant, non incommode senibus datur, potissi-<text:line-break/>mum ubi post obstruentes cibos ea , quae -obstructiones<text:line-break/>liberent, ante hanc exhibueris; tunc enim efficacissimum<text:line-break/>ex theriace praesidium expectes. Quod fi ab istiusmodi<text:line-break/>subducta alvus fit, utilissime theriacen postridie dederis.<text:line-break/>Aeque vero et quam ambrofiam, et quam athanasiam<text:line-break/>vocant, aliaque id genus medicamenta, quaecunque ex<text:line-break/>.praedictis aromatis sunt composita. Seni tamen, qui ac-<text:line-break/>curate sibi prospexerit, nusquam tali medicamento opus<text:line-break/>erit; sed fi quando attenuante victus ratione egebit, satis-<text:line-break/>.facient, quae alio opere seorsum scripsimus, in quo de<text:line-break/>attenuante victu disseruimus.</text:p>
      <text:h text:style-name="P19" text:outline-level="2">Cap. Vll<text:span text:style-name="Default_20_Paragraph_20_Font"><text:span text:style-name="T1">c</text:span></text:span> </text:h>
      <text:p text:style-name="P16">Jam illud patere arbitror, panem quoque<text:line-break/>his exlubendum, qur nec salem, nec fermentum, nec<text:line-break/>suhactionem; nec coctionem desideret, non autem aut<text:line-break/>istam publice laudatam similaginem , aut quae ex ea<text:line-break/>fiunt bellaria ; quippe omnia talia non folum coetu diffi-<text:line-break/>cilia, sed etiam mali succi sunt, visceraque obstruunt.<text:line-break/>Ac nisi placentis, quae ex butyro et similaglue fiunt, mel<text:line-break/>affatim esset admixtum, nullus cibus omnibus hominibus,<text:line-break/>nedum senibus, magis esset adversus. Caeterum quid<text:line-break/>noxiis salubria misceas, quum liceat melle per se uti<text:line-break/>partim cocto, partim crudo cum pane? Cma vero ma-<text:line-break/>jor habenda est de panis bonitate quam mellis. Nam<text:line-break/>mel profecto mestus fuerit, quod specie ac viribus Atti-<text:line-break/>co sit simile ; quod si tale non datur, quolibet utare,<text:line-break/>modo ne mali odoris sit, neve cerae qualitates aperte<text:line-break/>prae fe ferat , neve .praesertim qualitatem quempiam ex-<text:line-break/>trarrearn. Adeo vero panes id genus, quales modo retuli,<text:line-break/>utile quicquam senis corpori non conserunt, ut etiam</text:p>
      <text:p text:style-name="P4">sint alienissimi, atque hoc amplius, quo sint puriores.<text:line-break/>Video autem, athletis id genus studio praeparari, verum<text:line-break/>his ad ea, quae moliuntur, aptum esu Seni vero, nisi<text:line-break/>multum admixtum sit salis, nisi multum fermenti; nisi<text:line-break/>diligentissime sit coctum , crassam efficit ac glutinosum .<text:line-break/>succum, qui nec ulli alii est utilis copiosius inunctus.<text:line-break/>Ergo et obstructiones lu jecinore, liene et renibus facit,<text:line-break/>maxime quibus in his visceribus valorum exitus angu-<text:line-break/>stiores natura funt. Nam sicut lu iis venis, quae palam<text:line-break/>oculis objiciuntur, non parva amplitudinis diversitas ter-<text:line-break/>uitur tum alterius hominis ad alterum , tum lu unius<text:line-break/>cujuslibet partibus, sic in iis, quae lutus latent, fe habere<text:line-break/>putandum ; hanc tamen differentiam prius , quam experi-<text:line-break/>meuto sit explorata, internoscere non est. Experientiam<text:line-break/>intelligo, quam ex eorum, quae sumuntur, surgulis fa-<text:line-break/>cere licet. Novimus enim senem quendam agricolam,<text:line-break/>qui amplius quam centum annos ruri vitam egerat : huic<text:line-break/>plurimum nutrimenti caprinum lac erat, quod alias cum</text:p>
      <text:p text:style-name="P4">mica panis lu eo macerata statim sumebat,. alias. mel im-<text:line-break/>miscebat, alias coquebat etiam thymi cacumina una cum<text:line-break/>pane iniiciens. Hunc quidam imitatus, videlicet . tam<text:line-break/>longae vitae causam ratus in lacte subesse, perpetuo lae-<text:line-break/>debatur, quocunque in modo sumpsisset; nam primum illi<text:line-break/>gravabatur os ventriculi, mox illi .tendebatur dextrum<text:line-break/>hypochondrium. Alius quoque simili modo quum lacte<text:line-break/>uti coepisset, de reliquis nihil est questus, quippe qui et<text:line-break/>probe id concoxit, nec acidum aut fumidum ructum. ex<text:line-break/>eo fensit, nec statum, aut gravitatem in praecordiis;. fe-<text:line-break/>ptimo tamen ab eo quo coepit .die jecur fe fentire ma-<text:line-break/>uifeste gravatum dixit, quippe .videri sibi quiddam in<text:line-break/>dextris praecordiis ceu lapidem subesse, sic al et deer-<text:line-break/>fum traherentur, quae supra essent, et tensio ad jugulunr<text:line-break/>usque pertingeret. Constat itaque, huic obstructum jecur<text:line-break/>fuisse, illi statu intumuisse, Quin etiam novi, cui ex diu-<text:line-break/>tumo : lactis usu calculus in renibus est natus; sicuti<text:line-break/>alium quendam, qui omnes dentes amisit laesitque;</text:p>
      <text:p text:style-name="P4">id vero aliis quoque multis contigit ex diutino Iactis ufu.<text:line-break/>Alii .rutilis citra noxam Iactu perpetuo funt usi, imo etiam<text:line-break/>cum maximo fructu, veluti agricola, quem fupra centum<text:line-break/>annos vixisse diximus. Ubi enim non lactis qualitas<text:line-break/>utentis naturae quicquam est adcensa, et viscerum transi-<text:line-break/>tus faciles propter venarum amplitudinem funt, qui ita<text:line-break/>funt affecti, ii commodis lactis fruuntur, omnis ejus in-<text:line-break/>commodi expertes. Porro commoda lactis jam aliis ante<text:line-break/>me medicis dicta sunt, nempe ventris moderata tlejectio,<text:line-break/>succi bonitas, et nutritio, pascuis quoque ipsis animalium,<text:line-break/>quorum lacte utendum est, non parum ad haec conferen-<text:line-break/>tibus;. quanquam funt qui pascuorum rationem plane pro<text:line-break/>nihilo habeant, quasi nihil parumve ad lactis bonitatem<text:line-break/>conserunt. Caeterum haud dubie videmus , animalium,<text:line-break/>quorum lacte usuri. sumus, si scammonia, aut tithymallo<text:line-break/>quopiam vescantur, lacti quoque laxandi vires messe.<text:line-break/>Ex quo patet, quod ex vitioso pulmo acre, acidum et</text:p>
      <text:p text:style-name="P2">austerum reddetur, naturam videlicet herbarum imitatum.<text:line-break/>Itaque etiam qui ante nos medici fuerunt, ipsi, rei usu<text:line-break/>docti, quaedam pascua lacti inepta dixerunt, ita enim<text:line-break/>ea nuncupant, de quibus ipsi quoque alibi tractavimus.<text:line-break/>Nunc hactenus falsam de his intellexisse abunde est, ani-<text:line-break/>mullum,- quorum veluti optimi f<text:span text:style-name="Default_20_Paragraph_20_Font"><text:span text:style-name="T1">a</text:span></text:span>eci lacte sis usurus, ne-<text:line-break/>que acria, neque acida, neque admodum austera debere<text:line-break/>esse nutrimenta illud vero vel me tacente constare ar-<text:line-break/>bitror, animal ipsum et florente aetate esse et corporis<text:line-break/>habitu plane inculpato debere. Satiufque fuerit alterum<text:line-break/>capram, alterum asinam esse, earumque lacte alternis vi-<text:line-break/>cibus uti; quippe asinae lac tenue feorsumque est, ca-<text:line-break/>, prae mediocris substantiae esu Itaque hoc nutriet magis,<text:line-break/>ubi videlicet nutritione est opus , illud omnino tutius est<text:line-break/>Nam et si quando sine pane sumitur, tum citius subduci-<text:line-break/>tur, tum minime est flatulentum ; sed nec ru ventre cogi-<text:line-break/>tur, potissimum si prius fialis aliquid et mellis immiseris.</text:p>
      <text:p text:style-name="P4">oportet autem non huius modo, sed etiam reliquae omnis<text:line-break/>auxiliorum materiae vires seorsum prius didicisse eum,<text:line-break/>quitipsis recte sit usurus, ne saepe nobis de ipsis eadem<text:line-break/>repetere sit necesse. Ac nunc certe mihi rideor longius,<text:line-break/>quam pro re proposita, de lacte vinoque disputasse. Siqui-<text:line-break/>dem praestitisset, commoditate eorum lu senes explicata,<text:line-break/>qui iam tum facultates utriusque communes, tum privatas<text:line-break/>differentias didicisset, hunc ad materiae delectum renuit-<text:line-break/>tere; super vini quidem differentiis dicere, quae calidiora,<text:line-break/>quaeque plus urinarum movent, ea lenibus magis condo-<text:line-break/>cere ; de lacte vero , quod non omnibus fit exhibendum,<text:line-break/>fed iis fotis, qui id probe concoquant nec ullum ex eo<text:line-break/><text:span text:style-name="Default_20_Paragraph_20_Font"><text:span text:style-name="T1">s</text:span></text:span>ymptoma in dextra praecordiorum parte sentiant.. Sed<text:line-break/>quoniam luterdum propter multorum ad legendos eos li-<text:line-break/>bros, in quibus prolixius de praefidiorum materia disseri-<text:line-break/>tur<text:span text:style-name="Default_20_Paragraph_20_Font"><text:span text:style-name="T1">j</text:span></text:span> fastidium longiores esse subinde cogimur, merito, ,<text:line-break/>ut arbitror, nunc quoque condonabitur nobis tractationis</text:p>
      <text:p text:style-name="P4">modus, si exacta brevitate in universali methodo minime<text:line-break/>utimur. Illud tamen mon ignoramlum, fieri non posse, ut<text:line-break/>tuto quis comprehensis materiis ex huiusmodi solum do-<text:line-break/>ctrina utatur, qualem modo de Iactu vinoque tradidimus.<text:line-break/>Imo, qui his optime uti volet, didicisse hunc prius opor-<text:line-break/>tet propriam de omni materia tractationem, in qua tum<text:line-break/>publicas materiae vires aestimavimus , tum privatas . ejus<text:line-break/>differentias usque ad ultimas species. Neque enim de cae-<text:line-break/>teris omnibus, quae scire opus est ei, qui senis sanitatem<text:line-break/>tutabitur, expedit hoc opere fuse tractare, sed satis est de<text:line-break/>quibusdam, scilicet quae senibus maxime sunt necessaria,<text:line-break/>ita determluasse, quemadmodum paulo ante de lacte vi-<text:line-break/>noque egimus, de quibusdam etiam brevius quam de his<text:line-break/>verba facere, sicuti rursus de aliis in totum nihil dixisse;<text:line-break/>quanquam,. cui extendere sermonem cordi est, potest om-<text:line-break/>uium, quae in senibus abundare finient, memluisse atque<text:line-break/>ad hunc modum dicere.</text:p>
      <text:h text:style-name="P19" text:outline-level="2">Cap. VIII. </text:h>
      <text:p text:style-name="P16">Caeterum satius est et de reliquis dicere,<text:line-break/>quae senum plerisque contingunt, ut sunt raucedines, ut<text:line-break/>gravedines, et calculus in renibus, et arthritides, et pol.<text:line-break/>dugrae, et asthmata, aliaque id genus. Atque ad raucedi-<text:line-break/>nes quidem et gravedines victus rationem hanc, medi-<text:line-break/>camenta vero haec comparare oportet; ad calculum vero<text:line-break/>et reliquorum singula haec. Atque ad eum modum de<text:line-break/>reliquis disserens, non diligens modo videbitur, sed etiam<text:line-break/>lu senum curandorum scientia doctus. Verum sicuti nec<text:line-break/>horum quicquam scribi in tractatione de senum curatione<text:line-break/>convenit, quum p<text:span text:style-name="Default_20_Paragraph_20_Font"><text:span text:style-name="T1">r</text:span></text:span>aesertim ex morborum curandorum me-<text:line-break/>thodo, quisquis in hac .sit exercitatus,- ea liceat sumere,<text:line-break/>ita r<text:span text:style-name="Default_20_Paragraph_20_Font"><text:span text:style-name="T1">a</text:span></text:span>rius nec quum sola communia dixeris, ibi quiescere,<text:line-break/>sed ipsis propositis aliqua mox ex particularibus subji-<text:line-break/>cere , quae maxime propositae disputationi sunt aeconrmo-<text:line-break/>da, ceu ipsi fecimus. Nam quoniam in iis commentariis,<text:line-break/>quos de temperamentis scripsimus, indicatum est, lenium<text:line-break/>indubitato frigidum esse , non tamen indubitato siccum,</text:p>
      <text:p text:style-name="P4">utpote nonnullis id humidum esse affirmantibus, c<text:span text:style-name="Default_20_Paragraph_20_Font"><text:span text:style-name="T1">o</text:span></text:span>nvenit<text:line-break/>sane, ut, iis, quae de fenum temperamento dem<text:span text:style-name="Default_20_Paragraph_20_Font"><text:span text:style-name="T1">o</text:span></text:span>nstrata sunt,<text:line-break/>ad hunc artis partem, quam de ipforum regimine nunc<text:line-break/>instituimus, hypothe<text:span text:style-name="Default_20_Paragraph_20_Font"><text:span text:style-name="T1">s</text:span></text:span>eos loc<text:span text:style-name="Default_20_Paragraph_20_Font"><text:span text:style-name="T1">o</text:span></text:span> acceptis, ipsarum rerum<text:line-break/>fcopum ab illa sumamus, ac nonnulla particularium tra-<text:line-break/>ctemus, partim exercendi discentis causa, partim ad in-<text:line-break/>ventioneur e<text:span text:style-name="Default_20_Paragraph_20_Font"><text:span text:style-name="T1">o</text:span></text:span>rum, quae consulto omissa fiunt, futura veluti<text:line-break/>exempla , propterea quod non <text:span text:style-name="Default_20_Paragraph_20_Font"><text:span text:style-name="T1">o</text:span></text:span>mnes ita sunt solentes , ut<text:line-break/>ex solo universali percepto ipsi particularia inveniant , sed,<text:line-break/>qui ad ea veluti manu ducat, desiderent. Quippe quibus<text:line-break/>exercitata ratiocinatio est, ubi senis corpus, quantum ad<text:line-break/>ipsas partes allinet, frigidum siccumque esse audierint,<text:line-break/>facile autem fero sis et pituitosis excrementis ob virium<text:line-break/>infirmitatem impleri, haec quidem conabu<text:span text:style-name="Default_20_Paragraph_20_Font"><text:span text:style-name="T1">n</text:span></text:span>tur emittere,<text:line-break/>solidas autem ap<text:span text:style-name="Default_20_Paragraph_20_Font"><text:span text:style-name="T1">t</text:span></text:span>as calefacere atque humectare. Verum<text:line-break/>qui excrementorum. copia decepti indefinite pronuncia-<text:line-break/>runt, fenum temperamentum esse humidum, ii protinus in<text:line-break/>ap<text:span text:style-name="Default_20_Paragraph_20_Font"><text:span text:style-name="T1">to</text:span></text:span> primo agendorum consilio falluntur, dum fenum</text:p>
      <text:p text:style-name="P4">corpora siccanda putant Itaque ex cibis eos potius; qui<text:line-break/>siccant, exhibent, veluti ex oleribus. brassicam potius, quam<text:line-break/>malvam, aut blitum, aut lapathum, aut atriplicem, aut<text:line-break/>lactucam , et ex leguminibus -prae ptisana lentem , et<text:line-break/>prae faba milium, et prae sea panicum, ex fructibus<text:line-break/>amygdalas .et terebinthi femen potius , quam cucurbitas,<text:line-break/>et cucumeres maturos, et pruna; et mora, jam ex can-<text:line-break/>albus eas, quae ferarum sunt, potius,. quam cicurum, et<text:line-break/>finitas ^potius, quam recentes. In tota denique victus<text:line-break/>ratione, quorum vis humida est, haec fugiunt, quorum<text:line-break/>sicca est, haec amplectuntur; quanquam contra pr or<text:span text:style-name="Default_20_Paragraph_20_Font"><text:span text:style-name="T1">t</text:span></text:span>us<text:line-break/>res ipfa postulat, quum prosint his manifesse humectantes<text:line-break/>cibi Verum quoniam horum etiam frigidi quidam tem-<text:line-break/>paramenti funt, proindeque pituitam in ventre illico gi-<text:line-break/>gnunt ac primis venis, hinc videlicet noxii sunt risi iis,<text:line-break/>qui nec univerfum fenum temperamentum noverunt, nec<text:line-break/>caput victus corum ordinandi vident, quippe nec dulcis</text:p>
      <text:p text:style-name="P4">aquae cale<text:span text:style-name="Default_20_Paragraph_20_Font"><text:span text:style-name="T1">n</text:span></text:span>s balneum, nec vini potio his prosit, si hume-<text:line-break/>orationis non indigent. Jam quod moderato motu et sum-<text:line-break/>no indigeant; satis magna documenta sunt, quo victus<text:line-break/>eorum dirigi consilium debeat. Quare, si quando<text:line-break/>propter pituitam genitam cogimur aliquid ex iis, quae<text:line-break/>ipsa incidant ac dissecent, petere, revertendum fine<text:line-break/>mora ad humectantem victum esit. Pari modo, si<text:line-break/>quando propter obstructionis suspicionem ad cibos medi-<text:line-break/>camentave, quae obst<text:span text:style-name="Default_20_Paragraph_20_Font"><text:span text:style-name="T1">r</text:span></text:span>uctos meatus liberent, convertimur:<text:line-break/>quomluus tamen humidi temperamenti cibi fint; nec illo<text:line-break/>ipio die committendum, multoque magis postero die ei-<text:line-break/>dem proposito haerendum, ac alicam cum melle exhibeu-<text:line-break/>dam, acetique aliquid ei miscendum, utique quum ptisa-<text:line-break/>uae ritu praeparamus, ex mulso viuove Falerno sumere<text:line-break/>jubendum, aut lacte, ut praedixi, utendum, aut ptisana<text:line-break/>bene coacta, quae piperis pollinem accepit Ita vero et<text:line-break/>maturi fici prae caeteris fructibus autumnalibus sunt esse<text:line-break/>genui, hyetne vero caricae; panis quoque ita, ut dixi;</text:p>
      <text:p text:style-name="P4">praeparatus, aut cum melle, aut cum mulso, aut cum<text:line-break/>vino aliquo idoneo. Veluti enim exempla claritatis causa<text:line-break/>haec apponimus, ut, qui perlegerit, ad universalem fico-<text:line-break/>pum ; quo calor humectatioque petuntur, . i<text:span text:style-name="Default_20_Paragraph_20_Font"><text:span text:style-name="T1">n</text:span></text:span>tentus judi-<text:line-break/>care de materia simili modo queat.</text:p>
      <text:h text:style-name="Heading_20_2" text:outline-level="2">Cap. IX. </text:h>
      <text:p text:style-name="P16">Quoniam autem tum pituitosum, tum <text:span text:style-name="Default_20_Paragraph_20_Font"><text:span text:style-name="T1">t</text:span></text:span>e-<text:line-break/>rufum .excrementum in senum corporibus colligitur,. et<text:line-break/>urinas moveri quotidie convenit, non tamen per phar-<text:line-break/>maca, fisd apio, et melle, et vinis, quae id praestare<text:line-break/>valeant, et alvum solvere, potissimum oleo ante cibum<text:line-break/>absorpto, <text:span text:style-name="Default_20_Paragraph_20_Font"><text:span text:style-name="T1">t</text:span></text:span>est et oleribus ex oleo garo que ante cibum uf-<text:line-break/>sumptis. Ac quotidie quidem tum per haec abunde alvus<text:line-break/>quibusdam solvitur, tum ex ficis, utique quum hi habeu-<text:line-break/>tar, et prunis , ac aliis id genus , quae aestate autumno-<text:line-break/>que vigent, hyeme vero et caricis, et prunis Damascenis,<text:line-break/>iisque aut elixis aut in mulso, cui plusculum lusit messis,<text:line-break/>maceratis, eritque id melius, si mel Atticum sit. Longe</text:p>
      <text:p text:style-name="P4">autem ad deiiciendam alvum Damascenis Hispana prae-<text:line-break/>stant. Quin olivas ex muria praesumere aliquando licet.<text:line-break/>Aloen vero, quod multos seduni, quibus siccus venter est,<text:line-break/>facere video, haudquaquam sumi suaserim. . Hanc alii in<text:line-break/>pilulas fingunt cum brassicae succo, -alii tantum pulverem<text:line-break/>ejus alicui inspergunt liqu<text:span text:style-name="Default_20_Paragraph_20_Font"><text:span text:style-name="T1">o</text:span></text:span>ri, qui aliis aqua. est, aliis mul-<text:line-break/>sum.. Divites eam, quae cum cinnamomo conficitur, ac-<text:line-break/>cipiunt; medicamentum id alii literam dialoes, alii ama-<text:line-break/>ram vocanti Habent vero id - alii succum , quo potioni<text:line-break/>inspergant, alii. melle modice exceptum non cocto. Ve-<text:line-break/>rum nullo horum senibus est opus, nisi major aliqua ne-<text:line-break/>cessitas urgeat; quippe si jam comprehensis alvus solvitur,<text:line-break/>etsi non quotidie, saltem alternis diebus, nullum plane<text:line-break/>medicamentosum dari debebit. Quod fi biduo adstrictus<text:line-break/>venter tertio die non solvitur, sat eo tempore fuerit mer-<text:line-break/>curialem herbam, et dictam marinam brassicam et enisum<text:line-break/>in ptisana, aliaque, quae modice medicamentorum vim<text:line-break/>obtinent, dedisse; similiter et terebinthi refinam.. Sumi-</text:p>
      <text:p text:style-name="P4">tur autem aliquando nucis Ponticae magnitudine, ali-<text:line-break/>quando duarum triumve; quippe non modo alvum solo<text:line-break/>vere citra noxam potest, sed etiam viscera omnia, je-<text:line-break/>cur, lienem, renes pulmouemque abstergere. Porro<text:line-break/>iis, quae praediximus, varie uti expediet, neque uno tantum<text:line-break/>delecto, id perpetuo exhibere ; cui namque assuefacta tem-<text:line-break/>poris fpatio sumentis natura fuerit, ejus vim contemnet.<text:line-break/>E<text:span text:style-name="Default_20_Paragraph_20_Font"><text:span text:style-name="T1">r</text:span></text:span>go varia<text:span text:style-name="Default_20_Paragraph_20_Font"><text:span text:style-name="T1">r</text:span></text:span>e vices tum praedictis oportet-, tum vero eo<text:line-break/>medicamento, quod ex caricis conficitur. Sunto hae pin-<text:line-break/>gues, aufe<text:span text:style-name="Default_20_Paragraph_20_Font"><text:span text:style-name="T1">r</text:span></text:span>atu<text:span text:style-name="Default_20_Paragraph_20_Font"><text:span text:style-name="T1">r</text:span></text:span>que ipsis ea quae foris obducitur pellis;<text:line-break/>peri modo et culeo; mox ambo simul tundantur. Esto<text:line-break/>autem et carica cum calco pari pondere. Licebit vero<text:line-break/>hic quoque medicamentum experiri, ac prout fe fud su-<text:line-break/>mentis naturam habet, alias plus, alias minus cnici im-<text:line-break/>mittere, <text:span text:style-name="Default_20_Paragraph_20_Font"><text:span text:style-name="T1">t</text:span></text:span>umere vero duarum triumve caricarum magni-<text:line-break/>tudinis modum. Ex ipsa vero (ut dixi) experientia inve-<text:line-break/>met sibi ipfi quis talium omnium legitimum modum, quum<text:line-break/>venter aliis magis, aliis minus medicamentis sit obe-</text:p>
      <text:p text:style-name="P4">diens. Caeterum nullum eorum quae dicta sunt medica-<text:line-break/>mentorum exhiberi admodum copiose debebit. Siquidem<text:line-break/>nonnulli in praesens gaudent, si copiosius desederint;<text:line-break/>verum quanto magis sunt vacuati, tanto his venter se-<text:line-break/>quentibus diebus magis adstringitur. Quo fit, ut ipse, fi<text:line-break/>qui sunt, quibus in diuturnis morbis venter sistitur, (qua-<text:line-break/>Ies potissimum hyeme contingunt,) quibusque post longam<text:line-break/>infirmitatem i<text:span text:style-name="Default_20_Paragraph_20_Font"><text:span text:style-name="T1">n</text:span></text:span> convalescentia similis affectus incidit, iis<text:line-break/>alvum ducam non acribus per in seriora infusis, sed<text:line-break/>tantum oleo. Quod etiam sanis, ubi venter adstringitur,<text:line-break/>iecurus interdum infundas <text:span text:style-name="Default_20_Paragraph_20_Font"><text:span text:style-name="T1">i</text:span></text:span> quippe quo et siccius excre-<text:line-break/>mentum madefiat, et transitus efficitur lubricus, et cor-<text:line-break/>pus ipsum senis emollitur, duris alias pestibus similiter<text:line-break/>rigens. Non tamen funt haec fenis, qua senex est, pro-<text:line-break/>pria; quippe quum etiam sint iis, qui a longis morbis<text:line-break/>convalescunt, utilia. Quid igitur proprium est senis, qua<text:line-break/>senex est? nempe quod tempe<text:span text:style-name="Default_20_Paragraph_20_Font"><text:span text:style-name="T1">r</text:span></text:span>amento ejus conducit. Id<text:line-break/>enim est, cujus culpa senescimus, alius alio tempore, ci-</text:p>
      <text:p text:style-name="P9">tus feriusve, prout vel natura ab initio fumus comparati,<text:line-break/>vel ex .vitae exercitio, vel ex victus <text:span text:style-name="Default_20_Paragraph_20_Font"><text:span text:style-name="T1">r</text:span></text:span>atione, vel morbo,<text:line-break/>vel scllicitudine, vel alio id genus immoderatius siccati.<text:line-break/>Est enim id , quod omnes homines p<text:span text:style-name="Default_20_Paragraph_20_Font"><text:span text:style-name="T1">r</text:span></text:span>oprie senectutem ap-<text:line-break/>pellant, non aliud quam siccum et frigidum corporis tem-<text:line-break/>peramentum, annorum multitudinis ratione proveniens.<text:line-break/>Accidit autem interdum et ex febrili morbo, atque id<text:line-break/>etiam ex morbo senium appellamus, sicuti in libro de<text:line-break/>maraimo diximus, quippe quum ejusmodi affectus ma-<text:line-break/>rafmus quidam sit, qui non i<text:span text:style-name="Default_20_Paragraph_20_Font"><text:span text:style-name="T1">n</text:span></text:span>animalibus modo, verum<text:line-break/>etiam stirpibus visitur. Tradita vero jam est primo hujus<text:line-break/>operis volumine p<text:span text:style-name="Default_20_Paragraph_20_Font"><text:span text:style-name="T1">r</text:span></text:span>ovenientis in nobis senectutis necessitas.<text:line-break/>Ergo tum ex illo, tum ex iis, quae de temperamentis,<text:line-break/>atque etiam ex libello, quem de marasmo scripsimus, in-<text:line-break/>structior quispiam ad eam artis . partem , quae de senum<text:line-break/>ductu agit, reddi poterit.</text:p>
      <text:h text:style-name="Heading_20_2" text:outline-level="2">Cap. X. </text:h>
      <text:p text:style-name="P16">Siquidem omnis affectionis co<text:span text:style-name="Default_20_Paragraph_20_Font"><text:span text:style-name="T1">r</text:span></text:span>poreae pro-<text:line-break/>ridentia in duobus consistit, nempe propria ejus. inter-<text:line-break/>noscenda essentia, et materiae praesidiorum viribus; ut</text:p>
      <text:p text:style-name="P4">statim in proposito nunc nobis senio, qui scienter perno-<text:line-break/>vit, affectum eum siccitatem quandam cum frigiditate<text:line-break/>esse, si quidem, quae humectent pariter et calefaciant,<text:line-break/>praesidiorum materias norit, is idoneus fenum messicus<text:line-break/>suerit. Quadruplex vero materiae genus quum sit, quae<text:line-break/>sumuntur, quae geruntur, quae educuntur, quae loris<text:line-break/>admoventur, utique ex singulis eligere oportebit, quae<text:line-break/>calefacere humectareque possint. Sed ad horum cujusque<text:line-break/>commodum usum exercitatio, quae per exempla fit, ma-<text:line-break/>xime est utilis. Scio ergo, aliquando me pueri thoracem,<text:line-break/>qui a reliquarum partium symmetria non parum aberat,<text:line-break/>ejusmodi remediorum genere ad justam perduxisse mensuram.<text:line-break/>Cinxi illi lato modice cingulo omnia, quae sub thorace<text:line-break/>ad coxas usque funt, ita temperans, ut tuor citra offeu-<text:line-break/>sionem haereret, tum ne laxum quicquam relinqueret, nec<text:line-break/>etiam premeret. Exerci lationes vero iniunxi, et quae per<text:line-break/>tota obeuntur brachia, et eas, quas cantores vociferati o-<text:line-break/>nes appellanti In utrisque vero cohiberi anhelitum jussi.</text:p>
      <text:p text:style-name="P4">ld fit, quum thoracem ap<text:span text:style-name="Default_20_Paragraph_20_Font"><text:span text:style-name="T1">t</text:span></text:span>um undique valenter compresse-<text:line-break/>ris, expirationem autem sic cohibueris, ut, quem prius<text:line-break/>attraxeris spiritum , totum intus retineas. ltaque etiam<text:line-break/>amplius inspiraverit oportet, qui hoc. commode iaciet;<text:line-break/>quandoquidem, quo plus sit aeris, qui compellitur, eo<text:line-break/>magis thorax distentus dilatabitur; Quod autem ipsae<text:line-break/>quoque vociferationes tum. magnae faciendae, tum in acu-<text:line-break/>men tendendae sint, id minime est obscurum, si. modo<text:line-break/>universas thoracis partes valenter exercitari in animo est.<text:line-break/>Atque haec quidem gliscentium adhuc corporum ea, quae<text:line-break/>natura male condita sunt , ad justam convenientiam restituent .<text:line-break/>Eadem modice etiam iis, qui perfectam jam magnitudinem<text:line-break/>confequuti funt, proderunt: verum m fene nihil tale molien-<text:line-break/>dum, uspote cui feriari infirmas partes utilius esse dixi-<text:line-break/>mus, utilius vero his est et consueto opere exercitari,<text:line-break/>etiamsi modice noxium liti Contra juvenibus ea mutare,<text:line-break/>quae nocent, tentandum est, etiamsi. a pueris his maxime<text:line-break/>insueveru<text:span text:style-name="Default_20_Paragraph_20_Font"><text:span text:style-name="T1">n</text:span></text:span>t; possunt etiam eorum vires moderate factam</text:p>
      <text:p text:style-name="P4">mutationem sustinere, fperarique potest, in reliquo vitae<text:line-break/>tempore fructum aliquem eos ex meliore consuetudine<text:line-break/>percepturos. At fenex, si posset longo tempore sensim<text:line-break/>malam consuetudinem mutare, propterea quod, quo tem-<text:line-break/>pore meliore frueretur,. habiturus non ester, frustra labo.-<text:line-break/>rem insumeret, non aliter quam si quis artem discere<text:line-break/>quampiam octogenarius inciperet Sicuti ve<text:span text:style-name="Default_20_Paragraph_20_Font"><text:span text:style-name="T1">r</text:span></text:span>o fenum ipfo-<text:line-break/>rum inter fe non parva differentia est, sive id ex aetate<text:line-break/>fpectes, sive corporis affectu , ita et eorum, qui natura sic-<text:line-break/>ciore frigidioreque sunt, si ad mediocrem statum compa-<text:line-break/>res, non parvum intemperiei discrimen invenies, tum<text:line-break/>ipsorum inter <text:span text:style-name="Default_20_Paragraph_20_Font"><text:span text:style-name="T1">t</text:span></text:span>e, tum vero ad <text:span text:style-name="Default_20_Paragraph_20_Font"><text:span text:style-name="T1">t</text:span></text:span>enes. Atque humectare<text:line-break/>equidem hos profecto calefacereque conveniet, caeterum<text:line-break/>audacius haec facere in iis, qui per aetatem majori exer-<text:line-break/>citio sunt ferundo, ceu quorum validae adhuc vires funt,<text:line-break/>Quippe primum, quo omne remediorum consilium dirigitur,<text:line-break/>ejusmodi intemperies corporis est, non senium aut aetas<text:line-break/>aliqua... Verum quoniam affectuum mensuram per con-</text:p>
      <text:p text:style-name="P4">jecturam accipimus, idcirco aetatem quoque consideramus.<text:line-break/>Porro idem usus et consuetudinis noscendae est, praeterea<text:line-break/>extrinsecus incidentium causarum , quas pr coat arcti cas vo-<text:line-break/>cant; quippe ad certiorem affectuum notitiam talia omnia<text:line-break/>nobis conducunt; remediorum tamen indicatio ex his ac-<text:line-break/>cipitur. At empiricis talia totius concursus pars esse ceu-<text:line-break/>letus, quae in ipsa curatione observata, haudquaquam ex<text:line-break/>iis, quae fieri affectus postulat, inventa. Quo rationabi-<text:line-break/>lius Hippocrates de agnoscendo praesagiendoque plurima<text:line-break/>scripfit, utique 1n particularibus nos exercens; quod etiam<text:line-break/>optimi medicorum post eum fecerunt, non ignari, huic<text:line-break/>nullo negotio inventum iri remedia, qui ejus, quod cu-<text:line-break/>rat, corporis aegri sanive affectum exacte norit. Siquidem,<text:line-break/>ut saepe testati sumus, incipiendum ab illo medendi prae-<text:line-break/>cepto est, contraria esse contrario<text:span text:style-name="Default_20_Paragraph_20_Font"><text:span text:style-name="T1">r</text:span></text:span>um remedia; ubi vero<text:line-break/>remediorum materiam compertum habueris , ao simul vires<text:line-break/>ejus intellexeris, omni male affecto corpori semper con-</text:p>
      <text:p text:style-name="P4">tracia, optime se habenti similia viribus esse adhibenda.<text:line-break/>Quin etiam intemperies ipsas, quaecunque adhuc intra sa-<text:line-break/>nitatis fines subsistunt, si corrigere studebis, contraria<text:line-break/>quodammodo victus ratione curabis.; quod tamen per mul-<text:line-break/>tum fit otium. Nam si in negotio sint, similibus uteris,<text:line-break/>potissimum quum ita fuerint corpora assueta. Porro acci-<text:line-break/>dit alterum horum plerumque magis, ceu naturis ipsis ea,<text:line-break/>quae sibi sunt accommoda, <text:span text:style-name="Default_20_Paragraph_20_Font"><text:span text:style-name="T1">sua sponte</text:span></text:span> citraque doctorem<text:line-break/>eligentibus. Atque hactenus male affecto corpori contra-<text:line-break/>ria exhibebimus, quoad pristinum statum conscquutum sit..</text:p>
      <text:h text:style-name="Heading_20_2" text:outline-level="2">Cap. XI. </text:h>
      <text:p text:style-name="P16">Caeterum ea victus ratio, .quae intemperies<text:line-break/>corrigit, longius plerumque procedit, propterea quod si-<text:line-break/>milibus ntajore ex parte morbis tentamur,. qui calidiore<text:line-break/>natura est, calidos morbos facile incurrente , qui frigidiore,<text:line-break/>frigidos, et reliquis pro ratione.. Facilius itaque, quicquid<text:line-break/>intemperatum est, ad propriam naturam .redit, quam<text:line-break/>ad optimum temperamentum venit; quippe id quum in<text:line-break/>medio omnis temperiei sit, quisquis conveniente naturae-</text:p>
      <text:p text:style-name="P4">suae morbo laborat, ab eo longius abest, qui dissimili,<text:line-break/>minus. . Ergo nec assuetudlues ipsae, tametsi pravae sunt,<text:line-break/>displicentibus adhuc filii corporibus mutandae sunt. Quin<text:line-break/>nec per summam sanitatem semper id tentandum, sed tum,<text:line-break/>quum is, cui mutandae sunt, a civilibus negotiis maxime<text:line-break/>vacat, Haec itaque communia quum sint omnium tempe-<text:line-break/>ranrentorum praecepta, particulatim variantur, prout in-<text:line-break/>temperies quaevis ab optimo temperament<text:span text:style-name="Default_20_Paragraph_20_Font"><text:span text:style-name="T1">o</text:span></text:span> recessit. Nec<text:line-break/>mirum sane est, si i<text:span text:style-name="Default_20_Paragraph_20_Font"><text:span text:style-name="T1">n</text:span></text:span>temperatae naturae, quae in medio<text:line-break/>exactae sanitatis et m<text:span text:style-name="Default_20_Paragraph_20_Font"><text:span text:style-name="T1">o</text:span></text:span>rbi scnfibilis consistunt, etiam ad<text:line-break/>ordinandi victus modum fint ancipites. Sed nec illud<text:line-break/>mirandum, ab iisdem adjuvari laedique homines rideri.<text:line-break/>Nam contra, si omnes inter se similem corporis statum<text:line-break/>obtluerent, utique mirandum tum esset; aliquos a contra-<text:line-break/>riis juva<text:span text:style-name="Default_20_Paragraph_20_Font"><text:span text:style-name="T1">r</text:span></text:span>i, alios .ab iisdem laedi; sed quoniam contrarii<text:line-break/>inter se multorum hominum corporis. fletus sunt, rationi<text:line-break/>consonum est, quod ex contrariis etiam utilitatem parci-</text:p>
      <text:p text:style-name="P4">piant. Quo magis de medicis omnibus mirari cuipiam<text:line-break/>licet, quicunque, nullo prius natura<text:span text:style-name="Default_20_Paragraph_20_Font"><text:span text:style-name="T1">r</text:span></text:span>um facto discrimine,<text:line-break/>de sanitate tuenda scribere sunt aggressi. Sicuti enim<text:line-break/>fieri non potest, ut unum calceamentum ad omnes homi-<text:line-break/>nes sutor accommodet, ita nec medicus unam omnibus<text:line-break/>vitae speciem, quae conducat. Hac igitur de caula qui-<text:line-break/>dam saluberrimum esse affirmant abunde quotidie exeret-<text:line-break/>tari; quidam nihil obstare, quo minus in quiete prorsus<text:line-break/>degatur. Et sunt, quibus lavari maxime salutare videtur;<text:line-break/>aliis minime. Quin etiam de vini et aquae potione, item-<text:line-break/>que de aliis ad eundem modum, non iis modo, quae ad<text:line-break/>salubrem victus rationem pertinent, sed etiam morborum<text:line-break/>remediis, pugnantissima inter se scribunt adeo, ut vel<text:line-break/>unum quippiam, quod omnibus bis inter ipsos conveniat,<text:line-break/>rarum inventu fit. Caeterum usus ipse docet, tum ab iis- -<text:line-break/>dem ipsis aliquos laedi juvarique, tum a contrariis pari<text:line-break/>modo. Equidem quosdam novi, qui, si triduo se ab exer-<text:line-break/>citatione abstinerent, protinus aegrotarent; alios in per-<text:line-break/>petua quietu degentes tamen fecundam valetudinem tueri,</text:p>
      <text:p text:style-name="P4">atque horum ipfotum alios minime lavare, alios, nisi la-<text:line-break/>vissent, illico febricitare; sicut Premigenes Mitylenaeus.<text:line-break/>Atque quod haec quidem ita fieri cernantur, etiam ii,<text:line-break/>qui sola experientia artem colligunt, novere. Nemo ta-<text:line-break/>men eorum ita, ut in morbis, notas prodidit, quibus quis<text:line-break/>intentus, quam quisque victus rationem postulet, invenire<text:line-break/>posset. Quippe in paucissimis invenias exacte traditas,<text:line-break/>quas empirici syndromas vocant, quemadmodum in pe-<text:line-break/>ripneumonia et pleuritide, sed plerique morborum conje-<text:line-break/>muralem habent dignotionem, ut qui non ex certo<text:span text:style-name="Default_20_Paragraph_20_Font"><text:span text:style-name="T1">r</text:span></text:span>um<text:line-break/>symptomatum congestione noscantur, sed hominem dest-<text:line-break/>fierent, qui exquisite corporis affectum calleat, quique .<text:line-break/>omnia, quae ejusmodi affectui consonent, invenire sigilla-<text:line-break/>thn queat. Quippe quod p<text:span text:style-name="Default_20_Paragraph_20_Font"><text:span text:style-name="T1">r</text:span></text:span>opositum est, nos ipsa ratione<text:line-break/>ducti adhuc juvenes invenimus. Unde etiam manifestum<text:line-break/>est, usum quantumvis longum line ratione talia invenire<text:line-break/>non posse. Nam de Premigeue quum audirem, nisi. la-<text:line-break/>varet, omnino febricitare, collegi ratione, eum fumida ex-</text:p>
      <text:p text:style-name="P4">crementa gignere, quae deberent expilari ; caeterum, quum<text:line-break/>densior cutis esset, quam ut ea transmitti omnia sineret<text:line-break/>collecta fusi cute, calorem excitare; itaque etiam bal-<text:line-break/>neum ejusmodi naturis utilissimum esse non ob id modo,<text:line-break/>quod fumidum evocet, scd etiam quod humectet, idque<text:line-break/>dulci humore. Ergo placuit, explicata quoque manu Pre-<text:line-break/>migenis thoraci iniecta, cujusmodi esset caloris qualitas,<text:line-break/>explorare. Ut vero acrem mordacemque comperi, non<text:line-break/>dissimilem calori eorum, qui cepas ampliter comedissent,<text:line-break/>multo adhuc magis eventus caulam probe conjectasse mixi<text:line-break/>persuadens, percunctabar, ecquid fuderis illi citra balneum<text:line-break/>i<text:span text:style-name="Default_20_Paragraph_20_Font"><text:span text:style-name="T1">n</text:span></text:span>cideret, neganteque id, jam firmiorem habere me asse-<text:line-break/>ctus ejus notitiam misti persuasi. Quin etiam alios quos-<text:line-break/>dam vidimus, quibus mordax calor erat similiter ut huic,<text:line-break/>non tamen lu una baluei intermissione febricitabant, pro-<text:line-break/>pterea quod per sudores excrementa his vacuabantur.<text:line-break/>Premigeui praeter naturalem habitum victus ratio vel</text:p>
      <text:p text:style-name="P4">semel intermisso balneo febricitandi occasio erat; nam<text:line-break/>plurimum domi versabatur, ibi que scribens vel legens per-<text:line-break/>scverabat, propterea quod Peripateticae disciplinae incum-<text:line-break/>bebat, in qua nemini suae aetatis erat secundus. Scimus<text:line-break/>et iis, qui minime natura tale excrementum acervant, in-<text:line-break/>stantem laborum diligentiam curamque gignendi ejus causam<text:line-break/>esse. Itaque etiam alteri cuidam, cui aeque atque illi mordax<text:line-break/>calor erat, tamessi balueum uno die intermitteret, conti-<text:line-break/>git non subrine propterea , . quod nec studiis deditus erat,<text:line-break/>et negotia sua per urbem inambulans obibat, emens ven-<text:line-break/>densque multa, etiam pugnans subinde; in quibus .sudare<text:line-break/>coactus est. ldeoque etiam alterum quendam ex iis, qui<text:line-break/>aestate quotannis acuto biliosoque morbo laborant, mus-<text:line-break/>tos jam annos sanum prorsus servavi, exercitari vetans.<text:line-break/>Nam quum calido decoque temperamento esset, sicuti Pre-<text:line-break/>migenes, etiam exercitatione utebatur concitata, tum vero<text:line-break/>sule ac pulvere. Contingebat ergo ei et calorem immo-<text:line-break/>dice augeri , et cutem densari , atque ad transpirationem</text:p>
      <text:p text:style-name="P4">ineptam reddi; quae ambo ubi concurrerunt, nimirum<text:line-break/>corpus; cui accesse<text:span text:style-name="Default_20_Paragraph_20_Font"><text:span text:style-name="T1">r</text:span></text:span>unt, paratum ad febrem <text:span text:style-name="Default_20_Paragraph_20_Font"><text:span text:style-name="T1">r</text:span></text:span>eddunt. Ergo,<text:line-break/>quod in medendi arte semper usurpare soleo , id nunc<text:line-break/>dicam. Facillime quidem quod quaeritur ratiocinatio in-<text:line-break/>venit, fidem vero ejus experientia comprobat. Quan-<text:line-break/>quam illud multo maxime mirandum est, quum Hippo-<text:line-break/>crates moneat, <text:span text:style-name="Default_20_Paragraph_20_Font"><text:span text:style-name="T1">cal</text:span></text:span>i<text:span text:style-name="Default_20_Paragraph_20_Font"><text:span text:style-name="T1">dis naturi</text:span></text:span>s <text:span text:style-name="Default_20_Paragraph_20_Font"><text:span text:style-name="T1">utiliu</text:span></text:span>s <text:span text:style-name="Default_20_Paragraph_20_Font"><text:span text:style-name="T1">esse in otio agere,<text:line-break/>quam exercitari, </text:span></text:span>non paucos tamen medicos esse, qui ne<text:line-break/>norint quidem, cuiusmodi tales homines sint, sed juxta<text:line-break/>omnibus exercitationes iniungant ; e diverse nonnullos esse,<text:line-break/>quibus nihil ad sanitatem conducere exe<text:span text:style-name="Default_20_Paragraph_20_Font"><text:span text:style-name="T1">r</text:span></text:span>citationem placeat;<text:line-break/><text:span text:style-name="Default_20_Paragraph_20_Font"><text:span text:style-name="T1">t</text:span></text:span>e d et tertium absus genus esse, qui assue lis .exe<text:span text:style-name="Default_20_Paragraph_20_Font"><text:span text:style-name="T1">r</text:span></text:span>citari id per-<text:line-break/>mittant, non assuetis interdicant; quorum nemo plane non<text:line-break/>errat, minus tamen ii, qui tertio loco dicti <text:span text:style-name="Default_20_Paragraph_20_Font"><text:span text:style-name="T1">t</text:span></text:span>uor. Quippe<text:line-break/>qui cuilibet <text:span text:style-name="Default_20_Paragraph_20_Font"><text:span text:style-name="T1">r</text:span></text:span>ei insuescunt, magna ex parte naturae suae<text:line-break/>convenientem consuetudinem deligunt, propterea quod ab<text:line-break/>iis, quae non conveniunt, subinde laesi ipsa repudient.<text:line-break/>Aliqui tamen vel dulcedine victi, vel prae nimia demeti-</text:p>
      <text:p text:style-name="P4">tia fe laedi non sentientes, i in malis - consuetudinibus per-<text:line-break/>sistunt. Verum hi pauci;- plures siqui non persistant. Quo<text:line-break/>magis rationabile est, minus errare medicos eos, qui om-<text:line-break/>nem. consuetudinem servandam censent;- qui vero nihil ad<text:line-break/>sanitatem interesse putant; exercitatus quis cibum fumat,<text:line-break/>an contra, item: qui omnes exercitandos putent, hos pejus<text:line-break/>consulere, quam qui p<text:span text:style-name="Default_20_Paragraph_20_Font"><text:span text:style-name="T1">r</text:span></text:span>aedicti funt. Horum vero ipsorum;<text:line-break/>si inter se conferantur; minus nocere , - qui a<text:span text:style-name="Default_20_Paragraph_20_Font"><text:span text:style-name="T1">n</text:span></text:span>te ribum<text:line-break/>perpetuo exercitandum esse putant; quod et Hippocrate^<text:line-break/>praecipe<text:span text:style-name="Default_20_Paragraph_20_Font"><text:span text:style-name="T1">r</text:span></text:span>e aliqui sunt. rati, (labores -enim cibos praeco-^<text:line-break/>de<text:span text:style-name="Default_20_Paragraph_20_Font"><text:span text:style-name="T1">r</text:span></text:span>e, in Aphorismis legi-,) non videntes, hoc loco de orul<text:line-break/>line eum loquutum exercitationis et cibi nequaquam illud<text:line-break/>affirmare, quod omnibus hominibus haec ambo conducant,<text:line-break/>imo, quibus exercitari expedit, praecedere exercitium cibos<text:line-break/>debere. Quod autem non omnibus profit, et in libro de<text:line-break/>vulgaribus morbis aperte testatus. est, ubi censet calidas<text:line-break/>naturas in quiete continendas, et ini Aphorismis potentia<text:line-break/>sub universali praecepto, ubi <text:span text:style-name="Default_20_Paragraph_20_Font"><text:span text:style-name="T1">contrariorum contraria esse</text:span></text:span></text:p>
      <text:p text:style-name="P4"><text:span text:style-name="Default_20_Paragraph_20_Font"><text:span text:style-name="T1">re</text:span></text:span>m<text:span text:style-name="Default_20_Paragraph_20_Font"><text:span text:style-name="T1">edia</text:span></text:span> proponit Porro. potest,. ut. pugnare aliquando<text:line-break/>videantur hujuscemodi praecepta , . quum. non. desint, qui<text:line-break/>omnem motum .ipsi moto convenientem exercitationem<text:line-break/>nominent., alii tantum eum, .qui vehementior sit; ita ut<text:line-break/>priore significatu omnes homines exercitationem desiderare<text:line-break/>neminem lateat, secundo vero significatu non ita se ha-<text:line-break/>here. Eorum namque.; qui in carcere sanitatem suam<text:line-break/>tuentur, parum apte mihi mentionem face<text:span text:style-name="Default_20_Paragraph_20_Font"><text:span text:style-name="T1">r</text:span></text:span>e quidam vi-<text:line-break/>dentur, quippe qui tempore prorsus pereunt, <text:span text:style-name="Default_20_Paragraph_20_Font"><text:span text:style-name="T1">si o</text:span></text:span>mnino<text:line-break/>tum ungi, tum lavari prohibentur. Quod vero ad pau-<text:line-break/>c<text:span text:style-name="Default_20_Paragraph_20_Font"><text:span text:style-name="T1">o</text:span></text:span>s dies in salubri victus ratione resistant, nihil sane<text:line-break/>miri. Si igitur exercitatio<text:span text:style-name="Default_20_Paragraph_20_Font"><text:span text:style-name="T1">n</text:span></text:span>is vocabulo omnis motus dis<text:line-break/>eatur, et qui inambulavit, et qui perfructus, et qui lotus<text:line-break/>est, exercitatus dicetur, dummodo conveniente modo prae-<text:line-break/>senti corporis fletui sit motus. Quod si quis etiam ab his<text:line-break/>fit prohibitus , omnino aegrotabit. Qui enim ab his in<text:line-break/>carcere prohibentur, eos nunc non modo aegrotare, fed<text:line-break/>etiam mori ridemus, si diu siut inclusi. Sin vehemen-</text:p>
      <text:p text:style-name="P4">Hores tamen motus exercitationes vocantur,. eo pacto ve-<text:line-break/>rum sit non. egere.. omnes homines exercitatio<text:span text:style-name="Default_20_Paragraph_20_Font"><text:span text:style-name="T1">n</text:span></text:span>e. Statim<text:line-break/>enim Pretnigenes ille nullum requirebat violentum motum,<text:line-break/>sed .nec in porticu, quae astante balueum, exiguam ante<text:line-break/>.balneum inanibulationem ; imo; frictum esse ex oleo et a<text:line-break/>balneo detersisse .satis magni motus sunt talis tempera-<text:line-break/>menti homini. Hic.vero et ante coenum ambulabat, .et cum<text:line-break/>amicis disputabetf similiter mane quoque domi. Nusquam<text:line-break/>igitur .ex ipsa lu totum desidia adjutus quisquam esu Sed<text:line-break/>quum quietem . agere. calidis <text:span text:style-name="Default_20_Paragraph_20_Font"><text:span text:style-name="T1">n</text:span></text:span>aturis -Hippocrates suadet,<text:line-break/>vehementi m<text:span text:style-name="Default_20_Paragraph_20_Font"><text:span text:style-name="T1">o</text:span></text:span>ti<text:span text:style-name="Default_20_Paragraph_20_Font"><text:span text:style-name="T1">o</text:span></text:span>ne uti vetat. Porro ipfe mullos, qui pro-<text:line-break/>pter eos .motus, qu<text:span text:style-name="Default_20_Paragraph_20_Font"><text:span text:style-name="T1">o</text:span></text:span>s per totam aestatem exercebant, in<text:line-break/>principio autumni quotannis aegrotabant, ne id facerent,<text:line-break/>quum prohibuissent, sanos reddidi, quemadmodum rursus<text:line-break/>alios a vehementi exercitatione prohibui, alios a quiete<text:line-break/>ad exercitia traducens, quum saepe ante aegrotassent, in<text:line-break/>sanitate servavi. Porro si frigidiores sunt iis, qui tempe-</text:p>
      <text:p text:style-name="P4">rati et mediocres fiunt, et affectu plane contrario iis, qui<text:line-break/>.calidiores siccio<text:span text:style-name="Default_20_Paragraph_20_Font"><text:span text:style-name="T1">r</text:span></text:span>esque sunt. Diximus autem temperamen-<text:line-break/>torum notas non solum in libro de temperamentis, sed<text:line-break/>etiam in.. libro de arte medica; is enim uni ex libris<text:line-break/>mositis est titulus. Micandum vero de iis medicis est, qui<text:line-break/><text:span text:style-name="Default_20_Paragraph_20_Font"><text:span text:style-name="T3">ne </text:span></text:span>ea quidem; quae sensus evidenter apparent, agnoscunt.</text:p>
      <text:p text:style-name="Normal">Quis enim latissimum: esse hominumdiscrimen nuncalon<text:line-break/>.videt, .adeo ut eadem exercitia iidemque cibi alios bene,<text:line-break/>alios.male . habeant , non .secus quam in morbis? Quare<text:line-break/>.sicuti, quod non. omnes eadem requirunt; ferre d<text:span text:style-name="Default_20_Paragraph_20_Font"><text:span text:style-name="T1">o</text:span></text:span>cuerat,<text:line-break/>ceu manifeste apparens; ita, quum commentarios scribe-<text:line-break/>rent, determinare ac docere, quae quibus vel conducerent,<text:line-break/>vel officerent, par erat. Quid igitur causae fuit, : cur<text:line-break/>ejusmodi determinationes, tametsi ab Hippocrate proditas,<text:line-break/>omiserunt? Nempe quid aliud quam perdita ambitio,<text:line-break/>dum dogmatum principes nominari, 1 atque inde gloriam<text:line-break/>consequi inter homines studebant? Cujus causa illi non<text:line-break/><text:span text:style-name="Default_20_Paragraph_20_Font"><text:span text:style-name="T3">ea quidem, </text:span></text:span>quae manifeste apparent, <text:span text:style-name="Default_20_Paragraph_20_Font"><text:span text:style-name="T3">sed </text:span></text:span>opiniones, quas</text:p>
      <text:p text:style-name="P4">ipsi ultro ponebant, sequi voluerunt. Posteri vero, qui in.<text:line-break/>hos inciderunt, persuasi plerique sunt, propterea quod nec.<text:line-break/>quicquam didicissent. melius et simul rudes imperitique.<text:line-break/>demonstrativae scientiae omnino essent. Qui namque hanc.<text:line-break/>sequetur, facile tum vera dogmata a falsis discernet, tum,<text:line-break/>quae certis determinationibus scripta sunt, ah iis, ..quae,<text:line-break/>non ile. Idem nimirum inscitiam eorum omnium damna-<text:line-break/>bit, qui citra determinatio<text:span text:style-name="Default_20_Paragraph_20_Font"><text:span text:style-name="T1">n</text:span></text:span>em aliquid scripserunt..</text:p>
      <text:h text:style-name="Heading_20_2" text:outline-level="2">Cap. XII. </text:h>
      <text:p text:style-name="P16">Quo magis, quaenam esse determinationes<text:line-break/>debeant, altius repetentem , sed paucis, diligenter audias.<text:line-break/>Quibus mordax calor natura est adeo, ut fumida gignat<text:line-break/>excrementa, iis balueum salubre. est, tum motus, qui et<text:line-break/>exiguus et lentus sit, multus autem et celer adversissimus<text:line-break/>est. Itaque istis non semel modo, verum etiam bis die.<text:line-break/>lavari conducet, potissimum aestate; edere. quoque boni<text:line-break/>succi nutrimentum, in quo nihil infit acre; in sole autem<text:line-break/>variari et irnsci et multum. cogitare his inimica sunt.<text:line-break/>Qui diversae ab hia naturae sunt, (hi autem sunt, qui<text:span text:style-name="Default_20_Paragraph_20_Font"><text:span text:style-name="T1">m</text:span></text:span></text:p>
      <text:p text:style-name="P4">frigido et humido temperamento funt,) valentiores motus<text:line-break/>desiderant ac victum, in quo superet, quod tenuem limeum<text:line-break/>faciat. Is cujusmodi sit , diximus singulari libro. Hi vero,<text:line-break/>nec si in sule exercitus, laeduntur, nec etiam, si halueo<text:line-break/>abstineant Ac maxima quidem est dictu<text:span text:style-name="Default_20_Paragraph_20_Font"><text:span text:style-name="T1">r</text:span></text:span>um inter fe na-<text:line-break/>turarum differentia; adversissimum enim est humidum et fri-<text:line-break/>gidum . temperamentum ei , quod calidum est et siccum.<text:line-break/>Maxima rarius est et calidi ad frigidum , et humili ad sic-<text:line-break/>cum. Porro frigidum . et siccum fenum temperamento<text:line-break/>quam simillimum est; itaque etiam celeriter se<text:span text:style-name="Default_20_Paragraph_20_Font"><text:span text:style-name="T1">n</text:span></text:span>escunt<text:line-break/>ejusmodi corpora .dictumque de hoc temperamento supra<text:line-break/>abunde esu Humidum vero et calidum flexionum vitiis<text:line-break/>obnoxium esu Caeterum , quod omnibus intemperatis na.<text:line-break/><text:span text:style-name="Default_20_Paragraph_20_Font"><text:span text:style-name="T3">turis </text:span></text:span>commune praeceptum est, id expedit in hac quoque<text:line-break/>fervari. Est autem id, .ut eas corrigas quidem contrariis,<text:line-break/><text:span text:style-name="Default_20_Paragraph_20_Font"><text:span text:style-name="T1">t</text:span></text:span>est dum plane in otio sunt, ferves autem similibus, quum<text:line-break/><text:span text:style-name="Default_20_Paragraph_20_Font"><text:span text:style-name="T3">per </text:span></text:span>negotia sibi vacare non possunt. De exercitationibm<text:line-break/>hujusmodi corporum ita statuendum est, plus quidem bi<text:span text:style-name="Default_20_Paragraph_20_Font"><text:span text:style-name="T1">t<text:line-break/></text:span></text:span>laborandum esse propter corporis humiditatem, concitate</text:p>
      <text:p text:style-name="P4">motu non utendum propter calorem. Porro attendendum<text:line-break/>diligenter est, quum ex segniore vitae ratione ad exercita-<text:line-break/>tiones fe transferunt ; illico enim flexionum tentantur<text:line-break/>morbis, nisi prius sint vacuati, quam exercitationes adeant.<text:line-break/>Quicquid enim in corpore concretum et crassnm in hu-:<text:line-break/>moribus fuerit, aut etiam modice frigidum, id statim in<text:line-break/>fpiritum vertitur ac liquatur. Itaque etiam vere tales<text:line-break/>naturae maxime iis morbis patent, qui ex plenitudine<text:line-break/>oriuntur: quales sunt fyuanchae, cynanchae, catharri,<text:line-break/>haemorrhoides, sanguinis profluvia, articulares morbi,<text:line-break/>ophthaliniae, peripneumoniae, pleuritides, reliqui denique<text:line-break/>omnes, quorum genus est phlegmone. Quare etiam oc-<text:line-break/>currere per veris initium sanguinis detractione oportet,<text:line-break/>aut per inci<text:span text:style-name="Default_20_Paragraph_20_Font"><text:span text:style-name="T1">t</text:span></text:span>am venam, aut scarificando malleolos. Quod<text:line-break/>si ita inaniri recusent, purgandi medicamento siunt non<text:line-break/>simplicis facultatis, fed quod trahere et flavam bilem, et<text:line-break/>pituitam , et ferofa excrementa possit. Quae vero de<text:line-break/>exercitationum ratione <text:span text:style-name="Default_20_Paragraph_20_Font"><text:span text:style-name="T6">dixi</text:span></text:span>mus , eadem et de balneo</text:p>
      <text:p text:style-name="P4">dicta esse putandum; -quippe qu<text:span text:style-name="Default_20_Paragraph_20_Font"><text:span text:style-name="T1">o</text:span></text:span>d ipsum quoque non tu—<text:line-break/>tum est, nisi prius inanitum corpus siti lnanito vero utile<text:line-break/>est potissimum , cujus lavacris aqua potabilis non est , sed<text:line-break/>in qua vis aliqua per halitum digerendi subest. Vinum<text:line-break/>autem frigidis siccisque naturis utilissimum esse prius di-<text:line-break/>ctum esu An vero calidis omnibus idoneum non sit,<text:line-break/>sed utilior his aquae .potio -sit, sicuti in libro de morbis<text:line-break/>vulgaribus legimus, nunc aestimandum. Fortassis enim<text:line-break/>absurdum omnino cuipiam videbitur, juvenem , qui athlo-<text:line-break/>ricus vel militaris sit, aut etiam fossor messorve , aut<text:line-break/>arator, vel denique qui robustum aliquod opus exercet,<text:line-break/>aquae tantum potione uti p atque in hoc falli Hippoeratem,<text:line-break/>quum calida temperamenta aquae potionem poscere ab-<text:line-break/>folute pronunciet Mihi vero Hippocrates non absolute<text:line-break/>id, .sed de naturis summe calidis, quae utique propter in-<text:line-break/>temperiem tales sint, dixisse videtur, non quod plurimum<text:line-break/>habeant naturalis caloris, quem ipse augeri in athletarum<text:line-break/>exercitio consumat. At qui ex intemperie calidus est, is</text:p>
      <text:p text:style-name="P4">neque athleta, neque miles .bonus, fed neque fossor,<text:line-break/>messor aratorve, aut denique ad rustica urbanave ope<text:span text:style-name="Default_20_Paragraph_20_Font"><text:span text:style-name="T1">r</text:span></text:span>a<text:line-break/>fortis unquam evadet; quippe valentium hominum ea sunt<text:line-break/>munera. Porro tales nunquam fuerint, nisi mediocri sint<text:line-break/>temperie. Atqui si media temperie sint, utique plurimus<text:line-break/>his fuerit naturalis calor. Ac tali quidem natu<text:span text:style-name="Default_20_Paragraph_20_Font"><text:span text:style-name="T1">r</text:span></text:span>ae me-<text:line-break/>diocre profecto dandum est vinum, sicuti ipsa quoque me-<text:line-break/>diceris est, atque hactenus saltem mediocre, quoad ipsa<text:line-break/>mediocris est temperamenti ; quandoquidem hanc quoque<text:line-break/>necesse est non solum in senectute, sed etiam remissionis<text:line-break/>tempore media temperie frigidiorem evadere. Si quae<text:line-break/>igitur, ut in intemperie, quae intra sanitatem consistat, ca-<text:line-break/>lidsssima temperies est, huic omnino vinum non da<text:span text:style-name="Default_20_Paragraph_20_Font"><text:span text:style-name="T1">r</text:span></text:span>e prod-<text:line-break/>est. Sed quum triplex genere calidi temperamenti disse-<text:line-break/><text:span text:style-name="Default_20_Paragraph_20_Font"><text:span text:style-name="T1">s</text:span></text:span>entia fit, una, in qua reliqua contrarietas (nempe quae<text:line-break/>in humido siccoque consistit) mediam temperiem fe<text:span text:style-name="Default_20_Paragraph_20_Font"><text:span text:style-name="T1">r</text:span></text:span>vat,<text:line-break/>altera, in qua siccitas mediocritatem. exuperat, tertia, iri<text:line-break/>qua una cum calido etiam humidum <text:span text:style-name="Default_20_Paragraph_20_Font"><text:span text:style-name="T1">r</text:span></text:span>edundat , utique in<text:line-break/>qua altera contrarietas medium temperamentum tenet</text:p>
      <text:p text:style-name="P4">nunquam summe immodica, quandoquidem huic siccitas<text:line-break/>statim supervenit, ista vero non semper juucta est cum<text:line-break/>sicca. At in qua siccitas calori est adjuncla, in hac in-<text:line-break/>didere aliquando plurimus, ut in intemperie, quae cum fani-<text:line-break/>tale consistat, praeter naturam calor potest, usque longo<text:line-break/>tempore. Plurimam vero brevi spatio etiam, quae cum<text:line-break/>humiditate conjuncta est, imm<text:span text:style-name="Default_20_Paragraph_20_Font"><text:span text:style-name="T1">o</text:span></text:span>deratam caliditatem, ut in<text:line-break/>sanitatis intemperie, fieri licet. Ac ei quidem, quam<text:line-break/>primo loco diximus, differentiae lautum aquosi vini ex-<text:line-break/>hiberi sinemus., quantum a summa intemperie ipsa reces-<text:line-break/>sit, reliquarum autem neutri, praesertim quum summa<text:line-break/>sit, quemadmodum offensum est. Quae enim tales intem-<text:line-break/>peries non sunt, iis dandum vinum, sed paucum et<text:line-break/>aquosum; tale porro est, quod colore quidem est album,<text:line-break/>substantia tenue; sicut e diverso frigidae intemperiei cati-<text:line-break/>diora vina praebemus. At quod calidissimum quidem vi-<text:line-break/>num est, id frigidissimae intemperiei est utile; reliquis<text:line-break/>vero, quod proportione respondet. Neque enim ejus<text:line-break/>tantum meminisse oportet, qu<text:span text:style-name="Default_20_Paragraph_20_Font"><text:span text:style-name="T1">o</text:span></text:span>d contraria contrariorum</text:p>
      <text:p text:style-name="P4">sint remedia, sed etiam quantitatis rationem in singulis<text:line-break/>contrariis habere. Ergo , sicuti de medicamentis ostendi-<text:line-break/>mus, non solum aestimandum esse, calidumne an frigidum<text:line-break/>quicquam fit, fed etiam quoti in his ordinis fit, ita et de<text:line-break/>vinis est agendum, non solum aquosum aut calidum deli-<text:line-break/>gentihus nobis, sed quod, ut ad intemperiei speciem, ca-<text:line-break/>lore frigoreve suo convenienter occurrit. Haec vero di-<text:line-break/>eta mihi de iis sunt, qui mediam senectutis aetatem agunt,<text:line-break/>utique nec ignoranti, primam ejus partem esse, quae eo-<text:line-break/>rum, qui cruda viridique adhuc senecta sunt, dicitur, pro-.<text:line-break/>pterea quod adhuc obi<text:span text:style-name="Default_20_Paragraph_20_Font"><text:span text:style-name="T1">r</text:span></text:span>e civilia negotia possunt; secun-<text:line-break/>dam autem, cui apte nomen ipsum inditur eo, quod ipsa<text:line-break/>sit, de qua dicitur,</text:p>
      <text:p text:style-name="Normal"><text:span text:style-name="Default_20_Paragraph_20_Font"><text:span text:style-name="T1">Ut lavit, sumpsuque cibum, det membra sap</text:span></text:span>o<text:span text:style-name="Default_20_Paragraph_20_Font"><text:span text:style-name="T1">r;</text:span></text:span></text:p>
      <text:p text:style-name="Normal">Quod tamen in tertiam non convenit, in qua Telephum<text:line-break/>grammaticum bis terve mense lavari dixi; propter enim<text:line-break/>virium infirmitatem assiduum baluei usum non sustinent.<text:line-break/>Accedit, quod per habitus frigiditatem mordacia hi exere—</text:p>
      <text:p text:style-name="P4">menta non pariunt Nominant eum, qui ad hanc partem<text:line-break/>pervenit, capularem: sic ajunt, qui vocabulorum etymolo-<text:line-break/>glis gaudent, ab eo, quod est mittere in pompam, quae<text:line-break/>ducit ad Manes.</text:p>
      <text:h text:style-name="P18" text:outline-level="1"><text:bookmark-start text:name="bookmark10"/>GALENI DE SANITATE TvENDA<text:line-break/>LIBER SExTvS.<text:bookmark-end text:name="bookmark10"/></text:h>
      <text:h text:style-name="Heading_20_2" text:outline-level="2">Cap. I. </text:h>
      <text:p text:style-name="P16">Aliud hujus de sanitate tuenda speculatio-<text:line-break/>nis argumentum hoc libro inchoaturus repetenda censeo<text:line-break/>eorum, quae hactenus tractata sunt, capita ; quae utique di-<text:line-break/>cendis sint necessaria, Igitur primum diximus, quid sit fa-<text:line-break/>nitas ; secundo loco , quae ejus universalis descriptio ; ter-<text:line-break/>tio, quemadmodum <text:span text:style-name="Default_20_Paragraph_20_Font"><text:span text:style-name="T1">s</text:span></text:span>ervari ea possit. Ad haec illud ad-<text:line-break/>jectum est, animalium corpora perpetuo mutari, indeque<text:line-break/>adeo necesse esse sanitatem eorum, quae alias corrumpi<text:line-break/>periclitetur, nostra indigere providentia, priusquam infi-</text:p>
      <text:p text:style-name="P4">gnis adeo fiat mutatio , ut jam manifeste aegrotent ; pro-<text:line-break/>videntiam vero aron aliunde constare ,. quam ex cibo po-<text:line-break/>tu que, quibus, quod de substantia corporis decidit, reficia-<text:line-break/>tnr. Altarea incurabilis demonstrata est mutatio, quae<text:line-break/>pro aetatis ratione accedit, propterea quod oujusqueani-<text:line-break/>malis corpus a.prim<text:span text:style-name="Default_20_Paragraph_20_Font"><text:span text:style-name="T1">e</text:span></text:span>. generatione; ad exitum usque tute<text:line-break/>intermedio tempore siccescat. Caeterum, qui salu-<text:line-break/>hrem vivendi rationem ignorant, aequum est hos ci-<text:line-break/>ti<text:span text:style-name="Default_20_Paragraph_20_Font"><text:span text:style-name="T1">n</text:span></text:span>i, quam ratione, interire. Quoniam autem (ut dixi-<text:line-break/>musj necesse est. omne genitum animal nutriri, substantia<text:line-break/>vero. ciborum universa in nutrimentum non abit, ac pro-<text:line-break/>inde vitiosum quiddam ex supervacuo ejus relinquitur,<text:line-break/>quod proprie excrementum vocant, praeparatae a natura<text:line-break/>quaedam corporis partes sunt, quae id secernant atque<text:line-break/>emittant. Plurima vero quum fit in naturis corporum dif-<text:line-break/>ferentia , aequum est suam esse cuique (anitatis tuendae<text:line-break/>providentiarn. Primum igitur, hominem, qui optimo fit<text:line-break/>statu, pro materia tractationis propositum quemadmodum</text:p>
      <text:p text:style-name="P4">quispiam in sanitate cusiodiat, tradere studuimus. Quum<text:line-break/>autem variae occasiones sint, quae salubrem vivendi re-<text:line-break/>gulam pluribus modis intercipiant , eum , qui optimo cor-<text:line-break/>poris sit statu, ac ah omni civili negotio liberum, in fa-<text:line-break/>nitate servare proposuimus. Atque hunc quidem, quum<text:line-break/>in primis quinque .libris , quemadmodum quis a prima<text:line-break/>ineunte aetate .ad ultimam usque senectutem in sanitate<text:line-break/>custodiat, docuerimus, nunc ad eos veniemus, quibus per<text:line-break/>negotiorum qualitates edere, bibere- atque exercita<text:span text:style-name="Default_20_Paragraph_20_Font"><text:span text:style-name="T1">r</text:span></text:span>i de-<text:line-break/>bito tempore non licet; praeterea ad eos, qui statim ab<text:line-break/>ortu morbo<text:span text:style-name="Default_20_Paragraph_20_Font"><text:span text:style-name="T1">t</text:span></text:span>um corporis statum sunt sortiti. - Sane brevior<text:line-break/>erit de his sermo, quam prior; -quamvis -suaptenatura<text:line-break/>longior sit, propterea quod plurimarum materiarum vires,<text:line-break/>quibus ad secundae valetudinis tutelam utimur, praedi-<text:line-break/>ctae jam sunt. Nam quum frictione, balneo, exercita-<text:line-break/>tione, cibo, potione, calefactione et refrigeratione, ve-<text:line-break/>neris tum usu, tum abstinentia, et si quid aliud ejusmodi<text:line-break/>est, mutationes fieri corporis cernamus, utique horum<text:line-break/>omnium vires (ut diri) prius funt proditae.</text:p>
      <text:h text:style-name="P19" text:outline-level="2">Cap. <text:span text:style-name="Default_20_Paragraph_20_Font"><text:span text:style-name="T5">11. </text:span></text:span></text:h>
      <text:p text:style-name="P16">Vitiosi autem - corporum status genere du-<text:line-break/>plicesfunt, quum elementares etprimaacorporis partes; quas<text:line-break/>Aristoteles similares vocat, alii aequabiliter , alii inaequahili-<text:line-break/>ter temperatas habeant.. Dico autem aequabiliter temperari,<text:line-break/>quum ad aliquam intemperiem versae aequabiliter corporis<text:line-break/>partus omnes aut frigidiores justo, aut calidiores sunt red<text:span text:style-name="Default_20_Paragraph_20_Font"><text:span text:style-name="T1">e<text:line-break/></text:span></text:span>ditae, aut sicci<text:span text:style-name="Default_20_Paragraph_20_Font"><text:span text:style-name="T1">o</text:span></text:span>res, . aut humidiores.;. aut peni conjugatio-<text:line-break/>nenr quaedam calidiores simul et sicciores, quaedam hu-<text:line-break/>mulieres pariter et frigidiores , et quaedam humidiores<text:line-break/>et calidiores, .quaedam sicciores et frigidiores. Quin<text:line-break/>etiam. in instrumentalium- partium compositione quaedam<text:line-break/>aequaliter, quaedam inaequaliter sunt conditae. Ac pri-<text:line-break/>mum quidem dicam lue quoque, qur status corporum sint<text:line-break/>morbofissimi, sicuti et prius salubrem ostendi. Verum is<text:line-break/>unicus erat; etenim in omnium rerum genere quod opti-<text:line-break/>mum est, id unum est; vitiosa vero plurima sunt. Du-<text:line-break/>plex tamen est eorum fecundum genus differentia, ceu.<text:line-break/>paulo ante diri, aliis simili .intemperie omnes partes ha-</text:p>
      <text:p text:style-name="P4">bentibus, aliis dissimili. Atque eorum quidem, qui simi-<text:line-break/>lem intemperiem habent, pessime <text:span text:style-name="Default_20_Paragraph_20_Font"><text:span text:style-name="T3">se </text:span></text:span>habere conflet eos,<text:line-break/>qui has validas habent, ac potiffimum frigidas fimus et<text:line-break/>siccas. At qui inaequales habent c<text:span text:style-name="Default_20_Paragraph_20_Font"><text:span text:style-name="T1">o</text:span></text:span>rporis constitutiones,<text:line-break/>horum numerare quidem varietates facile non est, caete-<text:line-break/>rum illos quoque duplici genere fpecieve, five quovis<text:line-break/>alio modo nominare velis, varia statueret aliquis. Nam<text:line-break/>maxime quidem morbosi funt, quorum principes .partes<text:line-break/>contrariis temperamentis funt affectae ; minus vero ob-<text:line-break/>noxii valetudini sunt ii, quibus partes non principes ita<text:line-break/>fe habent. Equidem aliquos jam vidi, quibus venter frigi-<text:line-break/>dus erat, caput calidum, sicut c<text:span text:style-name="Default_20_Paragraph_20_Font"><text:span text:style-name="T1">o</text:span></text:span>ntra, quibus caput frigi-<text:line-break/>dum erat, venter calidus. Vidimus autem et ex acci-<text:line-break/>denti, non primum, nec pr<text:span text:style-name="Default_20_Paragraph_20_Font"><text:span text:style-name="T1">o</text:span></text:span>pria tempe<text:span text:style-name="Default_20_Paragraph_20_Font"><text:span text:style-name="T1">r</text:span></text:span>amenti rati<text:span text:style-name="Default_20_Paragraph_20_Font"><text:span text:style-name="T1">o</text:span></text:span>ne<text:line-break/>assidue afflictum bili ventrem, qui alioqui non erat natura<text:line-break/>calidus , quemadmodum certe et refrigeratum alterum,<text:line-break/>quamvis non esset natura frigidus; ad eundem modum et<text:line-break/>caput, et jecur, et lienem, atque etiam alias partes<text:line-break/>aliarum quandoque intemperie affici, quum <text:span text:style-name="Default_20_Paragraph_20_Font"><text:span text:style-name="T3">aut ipsae</text:span></text:span></text:p>
      <text:p text:style-name="P4">haudquaquam laesae in proprio temperamento essent, aut<text:line-break/>etiam contrarium plane quam illae affectum haberent.<text:line-break/>Primum ergo de iis verba -faciam , qui aequali sunt in-<text:line-break/>temperie , idque ab iis , qui praecalidi sunt , auspicatus.<text:line-break/>Sane dictum a nobis in libro de temperamentis est, fieri<text:line-break/>non posse , ut intemperies quaelibet sula diu duret,<text:line-break/>quando ipsa sibi ipsi alteram ex necessitate adsciscit. ln-<text:line-break/>deque factum , ut .plerique medicorum quatuor tantum<text:line-break/>esse intemperies putarint, easque compositas, simplices<text:line-break/>vero ne esse quidem. Nam et calidam, dum humiditates<text:line-break/>sempe<text:span text:style-name="Default_20_Paragraph_20_Font"><text:span text:style-name="T1">r</text:span></text:span> consumit, parere siccitatem, et frigidam, dum<text:line-break/>nihil absumit, subalare humiditatem. Eodem modo et<text:line-break/>siccam per eas aetates, quibus augescit animal, calidius<text:line-break/>ipsum semper efficere, quibus vero decrescit; refrigerare<text:line-break/>et siccare quidem solidas corporis partes, congerere vero<text:line-break/>abundantiam excrementorum. Simili modo , si. humida<text:line-break/>cum modice calida c<text:span text:style-name="Default_20_Paragraph_20_Font"><text:span text:style-name="T1">o</text:span></text:span>ierit, existere aliquando in utraque<text:line-break/>oppositione mediam temperiem. Utramque oppositionem<text:line-break/>intellig<text:span text:style-name="Default_20_Paragraph_20_Font"><text:span text:style-name="T1">o</text:span></text:span> et quae ex calido ac frigido confidit, et quae</text:p>
      <text:p text:style-name="P4"><text:span text:style-name="Default_20_Paragraph_20_Font"><text:span text:style-name="T3">ex </text:span></text:span>sicco et humido. Erit autem medii temperamenti<text:line-break/>ejusmodi intemperies in ipso vigoris tempore; maxime<text:line-break/>vero in declinatione, prout ipsi convenit. Optimam<text:line-break/>namque temperiem lu adolescentia corpus obtinet, reli-<text:line-break/>quae omnes aetates deteriores hac sunt, ut prius est<text:line-break/>ostensum. Atque hoc etiam meminisse conveniat, . unum<text:line-break/>id quoque ex iis, quae dicta sunt. Quum enim duplices<text:line-break/>actiones in animalibus flet, certe corporeas pueri prae-<text:line-break/>cipuas obtinent; quae animi sunt, ea quae a pueris ad<text:line-break/>declinationem usque succedit aetas. Nec tamen est has<text:line-break/>aetates annorum numero circumscribere , quemadmodum<text:line-break/>nonnulli fecerunt, nisi forte in latitudine quadam: Ergo<text:line-break/>pubescere quidem incipiunt aliqui, ubi quartumdecimum<text:line-break/>anuum expleverunt, .quidam uno post anno, aut etiam<text:line-break/>amplius. Initium praeterea declinationis nonnulli habent<text:line-break/>statim a trigesimo anno, nonnulli post quintum et frige-<text:line-break/>fimum. Ac robur quidem omnibus minuitur post ipsam<text:line-break/>summi vigoris aetatem, non tamen hi sanitatem amittunt,<text:line-break/>tametsi minus hanc quam ante laudabilem habenti Cae-</text:p>
      <text:p text:style-name="P4">terunt hanc habent non solum usque ad initium senectus<text:line-break/>lis, verum etiam in ipsa senectute tuta, quae ipfir quo-<text:line-break/>que quibusdam naturalis esse morbus videtur. Quum<text:line-break/>enim nec dolore anguntur ullo , nec ullam actionum<text:line-break/>earum , quibus ad vitae munera utimur , aut penitus ami-<text:line-break/><text:span text:style-name="Default_20_Paragraph_20_Font"><text:span text:style-name="T1">t</text:span></text:span>erunt,. aut omnino imbecillam non habent, utique situi<text:line-break/>funt sanitate, quae senectuti sit congrua. Meminisse enim<text:line-break/>profectu oportet eorum, quae de sanitate demonstrata<text:line-break/>funt, nempe quod ampla sit ejus latitudo. Jam si tertia<text:line-break/>quoque corporis affectio est, quam neutram Heroplulus<text:line-break/>appellat, quae in iis, qui e gravi evastarunt febri, con-<text:line-break/>valefcendi tempore cernitur, et fenili aetate, omnino ex-<text:line-break/>tra morbum senes erunt, actiones tamen perinde, ut ii,<text:line-break/>qui in flore aetatis fiunt, firmas valentesque non habe-<text:line-break/>bunti Verum, si ad videndum, audiendum, ingredien-<text:line-break/>dum aliaque facienda, quae seni expediunt, corpus<text:line-break/>nullo modo desit, etiam hoc jure fanis sanitatum appelles,<text:line-break/>utique totum hoc jungens, fa<text:span text:style-name="Default_20_Paragraph_20_Font"><text:span text:style-name="T1">n</text:span></text:span>is sanitatem, non absolute</text:p>
      <text:p text:style-name="P4">fanitate<text:span text:style-name="Default_20_Paragraph_20_Font"><text:span text:style-name="T1">t</text:span></text:span>n.c Haec enim propter ipsam actionum virtutem<text:line-break/>integra est ; et de qua queri non possit; fenum sanitas<text:line-break/>querimoniis nem vacat ; quamvis enim omnes actiones<text:line-break/>habet, -nullam tamen validam habet. Atque t adeo illa<text:line-break/>pars artis , - quae <text:span text:style-name="Default_20_Paragraph_20_Font"><text:span text:style-name="T1">t</text:span></text:span>enes regit et moderatur, hun tantum<text:line-break/>consilia dirigit, ut sanitatem eorum, quotenus^ fieri licet,<text:line-break/>tueatur. Corpora vero, quae a prima statim generatione<text:line-break/>morbosis sunt, ea plane ad senectutem nunquam- perve-<text:line-break/>urunt, aut, si quando pervenerunt; uno saltem diutino<text:line-break/>morbo penitus laborant. Proposuimus autem lu hoc libro<text:line-break/>de iis disserere, qui vitioso corporis sunt statu; atque,<text:line-break/>hos quemadmodum sanos plurimum tueamur , disquirere.</text:p>
      <text:h text:style-name="Heading_20_2" text:outline-level="2">Cap. HI. </text:h>
      <text:p text:style-name="P16">Ergo initio ab fis sumpto , qui - aequalem<text:line-break/>in omnibus corporis partibus -intemperiem habent, -pri-<text:line-break/>mum de iis agamus, qui calidius -temperamentum sortiti<text:line-break/>sunt, caeterum lu humiditate .ac siccitate modice sella-<text:line-break/>bent. Ac talis quidem corporis natura ab initio statim<text:line-break/>magis apparet sana, quam ea, quae in- utraque oppositione<text:line-break/>villosa est; utramque oppositionem intelligo, et quae ex</text:p>
      <text:p text:style-name="P2">calido .et-. frigido consistit, et. quae ex -humido et sicco.<text:line-break/>Eadem dentes edet citius, et citius articulatam vocem<text:line-break/>proferet, c .et citrus ambulabit, et singulis annis ad pro-<text:line-break/>p or tuorem increscat. Postea vero, quam .adolescentiae<text:line-break/>annosi compleverit,. .exinde ad declinationem usque mani:.<text:line-break/>feste calidior apparebit, sic ut tum morbis, tum fympt<text:span text:style-name="Default_20_Paragraph_20_Font"><text:span text:style-name="T1">o:.<text:line-break/></text:span></text:span>malis, .quae a.bile oriuntur, facile sit obnoxia. .Multus<text:line-break/>-namque calor., u dum humorem absumit, siccius tempera-<text:line-break/>.mentum reddit. At quum florens jam aetas item calida<text:line-break/>sit, nimirum composita eorum temperies calida simul sic-<text:line-break/>caque orit. .In talibus autem temperamentis bilis abun-<text:line-break/>dare .tum pallida tum flava solet. Ergo,. qui hac natura<text:line-break/>sunt, ad: aetatem usque adolescentiae similiter educandi<text:line-break/>iis sunt, qui optimae sunt maturae pale quibus dictum su<text:line-break/>praecedentibus est. Postea vero, quam absolutum eorum<text:line-break/>corpus fit, considerare opo<text:span text:style-name="Default_20_Paragraph_20_Font"><text:span text:style-name="T1">r</text:span></text:span>tet , utrumne bilis excremen-<text:line-break/>tum. illis per alvum una cum faecibus expellatur, an ad<text:line-break/>superiorem ventrem feratur. Si enim deorsum feratur,</text:p>
      <text:p text:style-name="P2">constat, non debere esse solicitos. Sin superiorem veru:<text:line-break/>trem petat, per vomitum est emittendum, scilicet longe<text:line-break/>valere j ossis philosophis iis, qui vomere ex aqua tepida<text:line-break/>- post exercitationes ante ribum vetanti Nam vino nec<text:line-break/>ipse sime tum esse utundum suaserim, nisi difficulter id<text:line-break/>faciant ex aqua. Quippe ejusmodi quaedam corporum<text:line-break/>naturae sunt, quibus. utique vinum dulce, sed ubi aquam<text:line-break/>prius biberint, est concedendum. Praeterea etiam magis, .<text:line-break/>ubi temperamentum eorum ab initio calidius siccursque<text:line-break/>fuit, vomitio petenda est, propterea quod magis etiam<text:line-break/>hi biliosi sunt in vigoris aetate. Quin et exercitari his<text:line-break/>utilius est, non c<text:span text:style-name="Default_20_Paragraph_20_Font"><text:span text:style-name="T1">o</text:span></text:span>loribus exercitationibus et vehementi-<text:line-break/>bus, sed potius tardis et mollibus. Sunt enim omnes,<text:line-break/>qui hoc statu sunt, graciliores. Celeres vero exercitatio-<text:line-break/>nes conseufu gymnastarum omnium extenuant, sed lentae<text:line-break/>contra corpus implent. Sunt vero et ex iis, qni impense<text:line-break/>calido temperamento sunt, qui exercitari prorsus non de-<text:line-break/>fiderant, sed abunde sus satisfaciant inambulatio, hal-</text:p>
      <text:p text:style-name="P2">neum et mollis ex oleo frictio. Aere namque et mor-<text:line-break/>siax calidum id est, quod ab his exhalat, non halituo-<text:line-break/>fum,nec suave; citraque morsum; hos vero a cibis quo-<text:line-break/>que balneum juyati Quidam vero e<text:span text:style-name="Default_20_Paragraph_20_Font"><text:span text:style-name="T1">o</text:span></text:span>rum incredibile est,<text:line-break/>quam etiam obesi sunt redditi ex tali victus ratione.<text:line-break/>Antiquum autem vinum inimicum his est; album vero ac<text:line-break/>tenue idoneum est. Aestimandum autem in omnibus est,<text:line-break/>qui a cibo lavantur, num in dextra praecordiorum parte,<text:line-break/>ubi situm jecur est, dolorem aliquem, aut gravitatem, aut<text:line-break/>tensionem sentiant. Ejusmodi namque corporum status<text:line-break/>jecinoris vitiis tentari solet, si balneo post cibum utan-<text:line-break/>fur. Ac si quando ejusmodi aliquod vitium sentiunt,<text:line-break/>illico dandum aliquid est eorum, quae obstructum jecur<text:line-break/>liberent, abstinendumque ab iis cibis, qui crassam effi-<text:line-break/>ciunt succum, ac potissimum si iidem glutinosi sint. De<text:line-break/>his dictum abunde nobis est in tribus libris, quos de<text:line-break/>alimentorum facultatibus scripsimus; praeterea lu eo libro,<text:line-break/>quem de cibis boni et mali succi edidimus; itemque in</text:p>
      <text:p text:style-name="P4">libro de attenuante victus rati<text:span text:style-name="Default_20_Paragraph_20_Font"><text:span text:style-name="T1">o</text:span></text:span>ne, Quippe qui d<text:span text:style-name="Default_20_Paragraph_20_Font"><text:span text:style-name="T1">o</text:span></text:span>l<text:span text:style-name="Default_20_Paragraph_20_Font"><text:span text:style-name="T1">o</text:span></text:span>rem<text:line-break/>in jecinore <text:span text:style-name="Default_20_Paragraph_20_Font"><text:span text:style-name="T1">s</text:span></text:span>entiunt, iis tali victus ratione utendum om-<text:line-break/>pin<text:span text:style-name="Default_20_Paragraph_20_Font"><text:span text:style-name="T1">o</text:span></text:span> est, quoad sine d<text:span text:style-name="Default_20_Paragraph_20_Font"><text:span text:style-name="T1">o</text:span></text:span>lore et gravitate dextrum fit<text:line-break/>hypoch<text:span text:style-name="Default_20_Paragraph_20_Font"><text:span text:style-name="T1">o</text:span></text:span>ndrium. Utile sane fuerit et liquorem, in quo<text:line-break/>macerata sit absinthii coma, offerre; praeterea, qu<text:span text:style-name="Default_20_Paragraph_20_Font"><text:span text:style-name="T1">o</text:span></text:span>d<text:line-break/>tum ex ea , tum ex anile et amaris amygdalis c<text:span text:style-name="Default_20_Paragraph_20_Font"><text:span text:style-name="T1">o</text:span></text:span>nficitur ;<text:line-break/>quod etiam .bibere ex oxynrelite praestat in eo tempore,<text:line-break/>quod inter surrecti<text:span text:style-name="Default_20_Paragraph_20_Font"><text:span text:style-name="T1">o</text:span></text:span>nem a lecto et balneum intercedit.<text:line-break/>Nam et p<text:span text:style-name="Default_20_Paragraph_20_Font"><text:span text:style-name="T1">o</text:span></text:span>stquam confecta sunt, quae ex ventre ad jecur -<text:line-break/>distribuuntur, talia exhiberi praestat, et temp<text:span text:style-name="Default_20_Paragraph_20_Font"><text:span text:style-name="T1">o</text:span></text:span>ris aliquid<text:line-break/>eorum operi ante cibum sumendum dari. Non inutile<text:line-break/>est et medicamentum, quod diacalaminthen vocant, cujus<text:line-break/>compositionem in quarto horum commentariorum scripsi-<text:line-break/>mus. Verum in biliosis temperamentis cavere <text:span text:style-name="Default_20_Paragraph_20_Font"><text:span text:style-name="T1">o</text:span></text:span>p<text:span text:style-name="Default_20_Paragraph_20_Font"><text:span text:style-name="T1">o</text:span></text:span>rtet<text:line-break/>hujus assiduum usum. Sed et si quand<text:span text:style-name="Default_20_Paragraph_20_Font"><text:span text:style-name="T1">o</text:span></text:span> horum quispiam<text:line-break/>e<text:span text:style-name="Default_20_Paragraph_20_Font"><text:span text:style-name="T1">o</text:span></text:span> propter jecinoris obstructi<text:span text:style-name="Default_20_Paragraph_20_Font"><text:span text:style-name="T1">o</text:span></text:span>nes utitur, utilius est ex<text:line-break/>oxynrelite id bibat. Por<text:span text:style-name="Default_20_Paragraph_20_Font"><text:span text:style-name="T1">r</text:span></text:span>o alimenti species, si quis horum<text:line-break/>lemperamentum vertere in mestus studet, c<text:span text:style-name="Default_20_Paragraph_20_Font"><text:span text:style-name="T1">o</text:span></text:span>ntraria esse</text:p>
      <text:p text:style-name="P4">intemperantiae debeti Sensim vero id fiet citra noxam,<text:line-break/>fi et praefit medicus, et qui curatur ita fit a negotiis<text:line-break/>liber, ut omnia suo tempore peragat. Nam qui in rebus<text:line-break/>civilibus versatur et multis negotiis dist<text:span text:style-name="Default_20_Paragraph_20_Font"><text:span text:style-name="T1">r</text:span></text:span>ingitur , huic<text:line-break/>tutius est, ut nec tentet temperamentum suum mutare,<text:line-break/>fed familiaria sibi nutrimenta fumat. Porro apta sunt<text:line-break/>humidis quidem humida et siccis sicca. Nutritio enim<text:line-break/>fit, quum is qui nutrit cibus corpori, quod alit, assimile-<text:line-break/>tur. Citius autem assimilantur ficca siccis et humida<text:line-break/>humidis. Quibus vero aequale temperamentum est, iis<text:line-break/>quanto jucnndius fuerit, quod comedunt, tanto utique fit<text:line-break/>magis nutriens. At qui inaequalem temperiem sunt<text:line-break/>sortiti, ita ut his aliud jecinoris temperamentum fit,<text:line-break/>aliud ventris, aut alicujus eorum, quae circa jecur sunt,<text:line-break/>iis diversum est, quod assumpta jucuntlum est, ab eo,<text:line-break/>quod cuique parti est idoneum. Quoniam autem osten-<text:line-break/>sum est duplex esse, quod singulis conveniens est, aliud,<text:line-break/>quod secundum simplices qualitates , aliud , quod leena-</text:p>
      <text:p text:style-name="P4">dum totam substantiam; quod simplicibus qualitatibus<text:line-break/>maxime aptum est, id qualenam sit, superius paulo est<text:line-break/>comprehensum, idque, seu mutare intemperiem per otium<text:line-break/>velis, <text:span text:style-name="Default_20_Paragraph_20_Font"><text:span text:style-name="T1">t</text:span></text:span>eu obfequi cogaris propter negotia, quod ex tota<text:line-break/>substantia idoneum maxime est, fola experientia diIcerni-<text:line-break/>tur. Ac maximam quidem vim habet ad ea, quae edum-<text:line-break/>tur bibunturque, non in ventre modo , [est etiam tuto cor-<text:line-break/>pore conficienda totius substantiae; convenientia ; cujus<text:line-break/>rati<text:span text:style-name="Default_20_Paragraph_20_Font"><text:span text:style-name="T1">o</text:span></text:span>ne nutrimenta animalibus et varia, et speciebus<text:line-break/>multum inter fe diversa habentur, quum nulla similitudo<text:line-break/>sit ejus, quod ex palea et herbis accedit, ei, quod ex <text:span text:style-name="Default_20_Paragraph_20_Font"><text:span text:style-name="T1">ossi-<text:line-break/></text:span></text:span>bus et carnibus , nulla societas ejus , quod ex pane est,<text:line-break/>cum eo, qu<text:span text:style-name="Default_20_Paragraph_20_Font"><text:span text:style-name="T1">o</text:span></text:span>d ex cicuta et veratro; nam et haec ani-<text:line-break/>mantium quibusdam nutrimenta sunt. Fiunt autem et<text:line-break/>qualitatibus convenientiae, utique li servare temp e<text:span text:style-name="Default_20_Paragraph_20_Font"><text:span text:style-name="T1">x</text:span></text:span>amen-<text:line-break/>tum studes, humidis naturis humectaute cibo maxime<text:line-break/>quadrante, fictis vero eo, qui siccet; sin alterare placet,<text:line-break/>contrariis. In ea autem quae est lu calido frigid<text:span text:style-name="Default_20_Paragraph_20_Font"><text:span text:style-name="T1">o</text:span></text:span>ve ad</text:p>
      <text:p text:style-name="P4">intemperiem co<text:span text:style-name="Default_20_Paragraph_20_Font"><text:span text:style-name="T1">n</text:span></text:span>versi<text:span text:style-name="Default_20_Paragraph_20_Font"><text:span text:style-name="T1">o</text:span></text:span>ne contraria dare semper expedit,<text:line-break/>quum et efficacissimae ejusmodi intemperies sint, et, ut<text:line-break/>ita dicant, magis, quam quae ex siccitate et humiditate.<text:line-break/>consistunt, potentes; quippe quum facile similibus nutri-<text:line-break/>mentis in morbosam intemperiem abeant. At fi siccius<text:line-break/>quoduis membrum efficias, nihil manifeste laedes; pari<text:line-break/>modo nec si humidiori <text:span text:style-name="Default_20_Paragraph_20_Font"><text:span text:style-name="T1">t</text:span></text:span>uam humiditatem ferves. Exi-<text:line-break/>denti vero argumento tibi et aetates sint. Quae enim a<text:line-break/>prima generatione ad adolescentiam usque carnem habent<text:line-break/>humidissimam, senilis aetas impense siccam. Meminisse -<text:line-break/>vero ru hujusmodi sermone oportet- eorum, quae in<text:line-break/>opere de temperamentis sunt scripta, scilicet ne quis<text:line-break/>existimet, qui supervacuis excrementis onerantur, hos<text:line-break/>humido temperamento esse; quae res eos, qui senectutem<text:line-break/>frigidam et humidam putarunt, fefellit. Non enim ipsae<text:line-break/>partes senum humidiore temperamento sunt, sed ipsae<text:line-break/>capacitates, quae inter corpora patent tum senum, tum<text:line-break/>eorum, qui humidis morbis laborant , supervacua humidi-</text:p>
      <text:p text:style-name="P4">tute implentur. P<text:span text:style-name="Default_20_Paragraph_20_Font"><text:span text:style-name="T1">o</text:span></text:span>rro cuiusmodi siccus m<text:span text:style-name="Default_20_Paragraph_20_Font"><text:span text:style-name="T1">o</text:span></text:span>rbus sit, certa<text:line-break/>scientia cognoscet, qui librum, quem de marafmo iuscri-<text:line-break/>psimus, diligenter relegerit, non <text:span text:style-name="Default_20_Paragraph_20_Font"><text:span text:style-name="T1">t</text:span></text:span>emni aut bis, nec trans-<text:line-break/>currens, sed singulis insistens atque intentus. Sane, qui<text:line-break/>haec commode leget, hunc exercitari prius convenit in<text:line-break/>fecundo de temperamentis libro, in quo demonstratum est,<text:line-break/>lenis temperamentum fictum esse.- Verum, quod in praes-<text:line-break/>entia nobis propositum est, calidius justo co<text:span text:style-name="Default_20_Paragraph_20_Font"><text:span text:style-name="T1">r</text:span></text:span>pus, fi qui-<text:line-break/>dem in prima constitutione medium humiditatis siccitatis-<text:line-break/>que habitum habuerit, omnino id in incrementi statu<text:line-break/>siccum efficitur, idque tum magis, tum celerius, si etiam .<text:line-break/>statura siccius erat. Sed et senescet idem citius , quanto .<text:line-break/>utique ad summum incrementum pervenit citius. Nam .<text:line-break/>quum omnes in declinatione aetatis sicceficamus, ratio est,<text:line-break/>ut, qui natura sit siccior, in senilis intemperiei siccitatem<text:line-break/>citius perveniat. Hi erg<text:span text:style-name="Default_20_Paragraph_20_Font"><text:span text:style-name="T1">o</text:span></text:span> in rigoris aetate potissimum<text:line-break/>humidam victus rationem postulant, cujus formulam pro-<text:line-break/>xime descripsimus ; perficitur enim humectantibus cibis</text:p>
      <text:p text:style-name="P4">ad balneis; tum exercitationum, et quae concitatae; et<text:line-break/>multae sunt, abstinentia. Hi adeo aestatis tempore et<text:line-break/>citius lavantur, et a cibo iterum; prodest his et frigidae<text:line-break/>potio. At venus siccis temperamentis est inimicissima;<text:line-break/>Vitandae quam maxime his sunt exustiones, et lassitudi-<text:line-break/>nes; et sollicitudines, et vigiliae, et motus omnis celer.<text:line-break/>Iracundia vero , quum biliosus naturas maxime accendat;<text:line-break/>acutas febres parit. Quae igitur victus ratio iis laudatur,<text:line-break/>qui in consistenti aetate temperie sunt calida, humidita-<text:line-break/>tem tamen ab ortu mediocrem habebant, haec iis, qui<text:line-break/>natura calidi sunt et ficui, magis convenit. Nec dubium<text:line-break/>est, quin modus quoque excessus superantis elementi in<text:line-break/>primis considerandus siti Siquidem eatenus intendere;<text:line-break/>remittere aut augere victus speciem oportet, quatenus<text:line-break/>supra naturalem habitum aucta diminutave sunt tempe-<text:line-break/>ramenti elementa. Quapropter, si eorum, qui natura hu-<text:line-break/>midiores calidioresque sunt; mutare temperamentum ad<text:line-break/>frigidiorem ficcioremque speciem libet, contrariam his</text:p>
      <text:p text:style-name="P4">victus rationem exhibeas ; oportet ; sin id custodire placet,<text:line-break/>similem. Sane ejusmodi naturae in puerili .aetate fluxio-<text:line-break/>num et redundantiae morbis maxime .tentantur, itemque<text:line-break/>putredinis , quo magis et pluribus exercitationibus, et<text:line-break/>exacta ventris concoctione indigent. Quicquid enim in<text:line-break/>hoc corrumpitu<text:span text:style-name="Default_20_Paragraph_20_Font"><text:span text:style-name="T1">r, </text:span></text:span>id toti co<text:span text:style-name="Default_20_Paragraph_20_Font"><text:span text:style-name="T1">r</text:span></text:span>pori morbo<text:span text:style-name="Default_20_Paragraph_20_Font"><text:span text:style-name="T1">r</text:span></text:span>um putredinis<text:line-break/>occasio fit; Itaque et ante cibum bis to<text:span text:style-name="Default_20_Paragraph_20_Font"><text:span text:style-name="T1">r</text:span></text:span>que hi fi lavent<text:line-break/>accalidis sponte ortis utantur, maximum inde comme-<text:line-break/>dum sentiunt. Quippe huc dirigitur in his consilium, ut<text:line-break/>ipsas animalis partes servemus humidas. Quae res somnis<text:line-break/>temperamenti communis est, si modo contraria ratio om-<text:line-break/>nium animantium .corpora citius ad senectutem perducit,<text:line-break/>ipsaque est, cujus culpa omne- genitum corpus mortale<text:line-break/>fit Quippe; si fieri posset, ut temperamentum corporis<text:line-break/>humidum perpetuo servaretur , verus sophistae , cujus<text:line-break/>inter initia operis utemini, sermo esset, qui sibi aufcul-<text:line-break/>tantem promisit immortalem fore. Sed, quoniam naturae<text:line-break/>progressum, qui est ad siccitatem, effugere corpori non</text:p>
      <text:p text:style-name="P4">licet, ut ante docuimus, idcirco senescere nobis corrum-<text:line-break/>pique necesse esu Erit tamen id maxime diuturnum,<text:line-break/>quicquid minime siccatum. Uerum, quum humida victus<text:line-break/>ratio excrementa et succorum abundantiam pariat, dissis<text:line-break/>cilo est ita mediocritatem fervere, ut neque morbi inci-<text:line-break/>dant, neque senectus maturetur. Quod tamen ad ipsius<text:line-break/>temperamenti rationem attinet, qui maxime fiunt humidi,<text:line-break/>ii maxime sunt longaevi. Iidem et sanitate, ubi corpus<text:line-break/>ad robur pervenit, plus caeteris fruuntur, et caeteris,<text:line-break/>qui parem aetatem agunt, valentiores ad extremum us-<text:line-break/>que senium sunt. Ideoque ferme tum medicis omnibus,<text:line-break/>tum philosophis, qui corporis elementa diligenter investi-<text:line-break/>garunt, temperamentum id laudatum esu Imo etiam<text:line-break/>unum id proinde secundum naturam se habere quibus-<text:line-break/>dam est uifum. Nam, quanquam in principio sit dete-<text:line-break/>rius , tempore tamen reliquis praestantius evadit. Quo<text:line-break/>magis , qui tuendae hujus corporis sanitati praeficitur, iis,<text:line-break/>quae ab ipfo defluunt, prospicere debebit tum exercita-<text:line-break/>tione, ut dixi, tum balneis ante cibum pluribus, tum</text:p>
      <text:p text:style-name="P4">vero iis, quae per ventrem et urinas redduntur, ertcer-<text:line-break/>nendis. Nec prohibet praeterea quicquam, quin et apo-<text:line-break/>phlegmatisinis et purgationibus aliquando utatur, anteque<text:line-break/>omnia cibis boni succi ac alui potione, quod urinas<text:line-break/>promoveat.</text:p>
      <text:h text:style-name="Heading_20_2" text:outline-level="2">Cap. IV. </text:h>
      <text:p text:style-name="P16">Et de calidis quidem temperamentis abun-<text:line-break/>de dictum est; de frigidis deinceps agendum. Sunt porro<text:line-break/>et horum tres summae differentiae. Nam aut medice<text:line-break/><text:span text:style-name="Default_20_Paragraph_20_Font"><text:span text:style-name="T1">t</text:span></text:span>e habent in altera dispositione, ita ut nec humidi sint,<text:line-break/>nec sicci; aut humidum, vel siccum in ipsis dominatur;<text:line-break/>pessima tamen merito sicca temperies est; quippe quod<text:line-break/>temporis spatio senescentibus accidit, id his statim ab<text:line-break/>initio contingit. Ergo ultos humectare calefacereque<text:line-break/>oportebit. Id fiet exercitatione- modica, et nutrimento<text:line-break/>humectante ac calido , praeterea vini calidi potione , et<text:line-break/>sturno liberaliore , illud interim providentibus nobis , ut<text:line-break/>excrementa .omnia, quae vel ex cibis, vel potu prove-<text:line-break/>niunt, quotidie expellantur. De veneris usu dictum <text:span text:style-name="Default_20_Paragraph_20_Font"><text:span text:style-name="T1">t</text:span></text:span>u-</text:p>
      <text:p text:style-name="P4">pra est, eam omnibus, qui sicco temperamento sunt, ini-<text:line-break/>micam esse. Nunc vero etiam ex hoc numero potissi-<text:line-break/>mum adversa est iis, qui sirpra siccitatem frigidi quoque<text:line-break/>sunt. Nam innoxia venus est salis calidis et humidis,<text:line-break/>tum vero iis, qui genitura naturaliter abundant; de qui-<text:line-break/>bus inter inaequalia temperamenta mox dicetur.: Multa<text:line-break/>vero et illa frigida temperamenta funi; quae cum hu-<text:line-break/>nuditate coniunguntur, et ea maxime strutionum morbis<text:line-break/>tentantur. Succurritur his et baluei abstinentia, et exer-<text:line-break/>cilio, et tenuiore victu, et unctionibus, quae modice<text:line-break/>calefaciant; quarum forma narrata prius est, ubi de lassi-<text:line-break/>tudine egimus. At qui frigidi natura sunt, caeterum in<text:line-break/>sicci humidique temperie modice fe habe<text:span text:style-name="Default_20_Paragraph_20_Font"><text:span text:style-name="T1">n</text:span></text:span>t, minus ii<text:line-break/>vel ad sanitatem, vel ad corporis robur sunt inepti, quam<text:line-break/>qui in illis sunt intemperati: horum igitur excitare su-<text:line-break/>mareque calorem expediet. In humiditatis vero siccitatis-<text:line-break/>que specie tuta rictus ratio media est exhibenda. Atque<text:line-break/>haec mihi omnia de iis dicta sunt, quos aequalis intem-</text:p>
      <text:p text:style-name="P10">peries premit, hoc est, quibus omnes corporis paries ad<text:line-break/>calidius vel frigidius, humidius vel siccius similiter sunt ,<text:line-break/>inclinatae.</text:p>
      <text:h text:style-name="Heading_20_2" text:outline-level="2">Cap. U </text:h>
      <text:p text:style-name="P16">De iis vero, qui inaequalem corporis con-<text:span text:style-name="Default_20_Paragraph_20_Font"><text:span text:style-name="T1"><text:line-break/></text:span></text:span>stitutionem habent, non potest paucis disseri, propterea<text:line-break/>quod numerosae horum varietates sunt, quum aliis alia<text:line-break/>pars male temperata siti Sed et si duas tantum quis in-<text:line-break/>temperatas habeat, harum quoque varietates non paucae<text:line-break/>sunt; proindeque, quum prius docuero, quaenam iis exhi-<text:line-break/>benda sint, quibus inculpatus quidem est corporis status,<text:line-break/>vivunt autem vitam servilem, sive negotiosam, sive quo-<text:line-break/>vis modo aliter appellere placet, ab iis vero, quaenam<text:line-break/>iis, qui aequalem intemperiem habent in simili vivendi<text:line-break/>genere, transibimus dehinc ad eos, qui i<text:span text:style-name="Default_20_Paragraph_20_Font"><text:span text:style-name="T1">n</text:span></text:span>aequalem in<text:line-break/>corporis partibus statum habent. Ergo salubris et in-<text:line-break/>culpatus corporis status lu latitudine (ut saepe dictum est]<text:line-break/>intelligi debet, sicuti etiam ipsa sanitas. Nam neque<text:line-break/>sanus esse quisquam nostrum videri potest, ea saltem,<text:line-break/>quae om<text:span text:style-name="Default_20_Paragraph_20_Font"><text:span text:style-name="T1">n</text:span></text:span>ino inoffensa inculpata que sit, sanitate, neque</text:p>
      <text:p text:style-name="P4">inculpabili esse corporis statu. At sanos esse dicunt, qui<text:line-break/>nec parte aliqua corporis dolent, et ad visae munera<text:line-break/>haudquaquam sunt impediti i pari modo et corporis statu<text:line-break/>illaeso esse, quum nec ab externis causis facile incidunt,<text:line-break/>nec ah internis; illo nimirum pro re certa prius definito,<text:line-break/>assidue aegrota<text:span text:style-name="Default_20_Paragraph_20_Font"><text:span text:style-name="T1">r</text:span></text:span>e aliquos <text:span text:style-name="Default_20_Paragraph_20_Font"><text:span text:style-name="T1">n</text:span></text:span>on ob proprium corpo<text:span text:style-name="Default_20_Paragraph_20_Font"><text:span text:style-name="T1">r</text:span></text:span>is sta-<text:line-break/>tum,. fed propter vitiosam victus rationem, dum aut in<text:line-break/>defidis vitam agunt; aut nimium laborant, aut in cih<text:span text:style-name="Default_20_Paragraph_20_Font"><text:span text:style-name="T1">o-<text:line-break/></text:span></text:span>rum qualitate quantitateve aut tempore peccant, aut<text:line-break/>exercitium aliquod noxium exe<text:span text:style-name="Default_20_Paragraph_20_Font"><text:span text:style-name="T1">r</text:span></text:span>cent, aut lu somni modo,<text:line-break/>aut veneris immodico usu falluntur, aut etiam aegritudine<text:line-break/>animi curisque parum necessariis fe macerant. Quippe<text:line-break/>non paucos novimus ejusmodi de causis quotannis aegro-<text:line-break/>tare; quos tamen non dixeris vitioso corporis esse fletu,<text:line-break/>sicut eos, qui, quum in nullo horum, quae recensui,<text:line-break/>deliquerint, tamen perpetuo aegrotant. Ergo primum<text:line-break/>propositus sermoni is esto , qui corporis statum in latita-</text:p>
      <text:p text:style-name="P4">dine inculpatum habet, quique alteri vivens toto die<text:line-break/>ministrat, aut maximo magistratui, aut monarchae, cae-<text:line-break/>termn ad extremum diei liber a domino discedit. Quo<text:line-break/>loco rursus definiendum nobis est, quem finem diei diri-<text:line-break/>mus, quando alias lectori sermo noster imponat, nisi<text:line-break/>certam determinationem assequatur. Si enim dixero, fe-<text:line-break/>cedere tum primum hominem ad corporis sui curam,<text:line-break/>quum sol occinit, nec adjecero, que die id velim; cir-<text:line-break/>cane solstitium aestivum , an brumale , an circa aequino-<text:line-break/>otia, au alio quopiam tempore, quod intercedit inter ea,<text:line-break/>quae dictu sunt, non possunt commoda praecepta tradi.<text:line-break/>Romae enim maximi dies ac noctes paulo majores<text:line-break/>quindecim aequinoctialibus horis sunt, contra minimi<text:line-break/>paulo infra novem. In magna vero Alexandria maximus<text:line-break/>dies quatuordecim horarum est, minimus decem. Ergo<text:line-break/>qui in brevissimis diebus et longissimis noctibus a mixi-<text:line-break/>sterio occidente sole redit, huic fricari per otium et</text:p>
      <text:p text:style-name="P4">lavari et modice dormire licet. Porro nemo est, cui<text:line-break/>nec in maximis, nec etiam his , non liceat aliquid me-<text:line-break/>diocriter agere; nec ipsis profecto quenquam novi tam<text:line-break/>infelici vitae scrte usum.. Antoninus enim, qui imperato-<text:line-break/>tum, quos ipsi vidimus;- citissime ad curam . corporis ve-<text:line-break/>nit, brevissimis diebus sule occidente. in palaestram lu-<text:line-break/>greditur, longissimis autem hora nova, aut ad summum<text:line-break/>decima. Quare licet iis, qui issi in diurnis officiis assistunt,<text:line-break/>ubi discessere, reliquo. diei tempore corporis coram agere<text:line-break/>ita, ut sule occidente ad somnum se convertant. Nam<text:line-break/>quum minima nox novem horas aequinoctiales aequet,<text:line-break/>abunde his fuerit, si id totum tempus in somno fumpfe-<text:line-break/>rint. Ergo videndum est, assuetusne per anteactam visam<text:line-break/>exercitationi . talis minister fuerit, an citra exercitationem<text:line-break/>lavari. Nam sunt, qui ne eo usque quidem sui curam ha-<text:line-break/>beant, ut frictionem quidem libi adhibeant, sed protinus<text:line-break/>per<text:span text:style-name="Default_20_Paragraph_20_Font"><text:span text:style-name="T1">tusi </text:span></text:span>oleo balneum ingrediantur, aut etiam. strigili<text:line-break/>tantum- arrepta, quo sudorem i<text:span text:style-name="Default_20_Paragraph_20_Font"><text:span text:style-name="T1">n</text:span></text:span> ipso balneo abstergant</text:p>
      <text:p text:style-name="P4">Ac nonnulli quidem hanc consuetudinem modice ferunt<text:line-break/>ita, ut aliqui eorum nec assidue aegrotent, utique quibus<text:line-break/>libera corporis transpiratio est; eosdem aliqui tum me-<text:line-break/>dicorum tum gymnasi<text:span text:style-name="Default_20_Paragraph_20_Font"><text:span text:style-name="T1">o</text:span></text:span>rum raro corporis habitu homi-<text:line-break/>nes appellanti Quin dictum et ab Hippocrate est, huic<text:line-break/>generi hominum sanitatem magis constare. Ait enim:.<text:line-break/><text:span text:style-name="Default_20_Paragraph_20_Font"><text:span text:style-name="T1">Rarita</text:span></text:span>s <text:span text:style-name="Default_20_Paragraph_20_Font"><text:span text:style-name="T1">corpori</text:span></text:span>s <text:span text:style-name="Default_20_Paragraph_20_Font"><text:span text:style-name="T1">ad transpirationem , quibu</text:span></text:span>s <text:span text:style-name="Default_20_Paragraph_20_Font"><text:span text:style-name="T1">plura per<text:line-break/>cutim seruntur, salubrior; quibu</text:span></text:span>s <text:span text:style-name="Default_20_Paragraph_20_Font"><text:span text:style-name="T1">pauci</text:span></text:span>o<text:span text:style-name="Default_20_Paragraph_20_Font"><text:span text:style-name="T1">ra, minu</text:span></text:span>s <text:span text:style-name="Default_20_Paragraph_20_Font"><text:span text:style-name="T1">ja-<text:line-break/>lubri</text:span></text:span>s. Hanc corporis naturam ad aliam consuetudinem<text:line-break/>transferre non oportet, fed nec ullam omnino aliam na-<text:line-break/>turam, nisi quae longo jam tempore aegrotat.</text:p>
      <text:h text:style-name="Heading_20_2" text:outline-level="2">Cap. VI. </text:h>
      <text:p text:style-name="P16"><text:span text:style-name="Default_20_Paragraph_20_Font"><text:span text:style-name="T2">Q</text:span></text:span>uod fi quis assidue aegrotet, disquirere<text:line-break/>lu eo causam conveniet. Eatinvenietm, fi initium luquifi-<text:line-break/>t tonis ab aeg<text:span text:style-name="Default_20_Paragraph_20_Font"><text:span text:style-name="T1">r</text:span></text:span>itudinis specie ceperimus. Quaecunque e<text:span text:style-name="Default_20_Paragraph_20_Font"><text:span text:style-name="T1">n</text:span></text:span>im<text:line-break/>ahsutemo vitio corpus patitur, ea duplicem causam habent,<text:line-break/>aut plethoram videlicet, aut cacochyunam. Ac fi quidem<text:line-break/>plethorae mo<text:span text:style-name="Default_20_Paragraph_20_Font"><text:span text:style-name="T1">r</text:span></text:span>bis teneri videatur, .huc universa tendet<text:line-break/>victus ejus ratio , ut strccos ad convenientem modum re-</text:p>
      <text:p text:style-name="P4">vocet; sin dacochymiae morbis, ut probos humores efsi-<text:line-break/>ciati Prius autem specialiter dicetur, quemadmodum<text:line-break/>prospiciendum mediocritati sit, quae in quantitate specta-<text:line-break/>tur, postea vero ei, quae in qualitate consistit. Itaque<text:line-break/>jam d.e priore agamus, ducto tandem ad principium ser-<text:line-break/>mone. Ubi, quod ex corpore exhalat, minus est iis, quae<text:line-break/>accedunt, pletliorae oriri morbi solent. Ergo prospici en-<text:line-break/>dum est, ut eo<text:span text:style-name="Default_20_Paragraph_20_Font"><text:span text:style-name="T1">r</text:span></text:span>um, quae eduntur ac bibuntur, respe-<text:line-break/>ctu eorum; quae expelluntur, conveniens mediocritas<text:line-break/>servetur. Sane is modus servabitur, si observetur a no-<text:line-break/>bi<text:span text:style-name="Default_20_Paragraph_20_Font"><text:span text:style-name="T1">s</text:span></text:span> in utrisque quantitas. Qui enim balneum statim in-<text:line-break/>grediuntur, iis postea frictione uti, atque etiam prius<text:line-break/>paulum dimoveri, qui vero haec prius obierint, paula-<text:line-break/>sum etiam haec ipsa inaugere suadebimus, detrahere vero<text:line-break/>de nutrimenti vel quantitate, vel qualitate, vel etiam<text:line-break/>utraque. Qui enim celeriter insignem abundantiam con-<text:line-break/>gerunt, iis de utraque, qui non celeriter, aut non infi-<text:line-break/>guem, iis de altera demptum esse sat fuerit, utra videli-<text:line-break/>cet homo ipse potius voluerit. Ac quemadmodum de</text:p>
      <text:p text:style-name="P4">quantitate dematur, notum esu De qualitate demitur,<text:line-break/>quum exigui nutrimenti cibus apponitur. Siquidem non<text:line-break/>pauci suilla nutriti celerrime copiam acervant, quum<text:line-break/>alias requirat id nutrimentum tum frictiones, tum exer-<text:line-break/>citationes plane vehementes. Ilis igitur olera et leget-<text:line-break/>mina, quae non multum corpori adjiciant, praeterea<text:line-break/>plices et aves., quae multum item non nutriant, exbi-<text:line-break/>benda [uni. Qui vero vitiosos congerunt succos, ii non<text:line-break/>perinde, ut qui redundantiam congerunt, uni tantum<text:line-break/>rei sunt intenti, quandoquidem pec unica est vitiosi fucci<text:line-break/>species. Alii enim magis frigidum pituitofumque ejus-<text:line-break/>mosti Inopum congerunt , alii magis calidum ac biliosum,<text:line-break/>nonuulli magis aquosum, alii rursus magis melancholi-<text:line-break/>cum. Horum ergo cuique abstinendum ali iis cibis poti-<text:line-break/>busque est , qui eum quem colligunt succum facile<text:line-break/>gignant. Porro dictum abunde de his est in tribus libris,<text:line-break/>qui de alimentorum facultatibus funt inscripti; item in<text:line-break/>alio , qui de probis pravisque succis inscribitur. Est et<text:line-break/>praeter hos alius de attenuante victu, utili prosectu</text:p>
      <text:p text:style-name="P4">iis, qui crudum congerunt succum, qui crassius quidem<text:line-break/>omnino est, non tamen perpetuo glutinosus. Sane omni-<text:line-break/>bus his commune auxilium est alvi dejectio, potissimum<text:line-break/>vero quibus est naturaliter adstrictior. Communis porro<text:line-break/>est et veneris commoderatio.</text:p>
      <text:h text:style-name="Heading_20_2" text:outline-level="2">Cap. VlI.</text:h>
      <text:p text:style-name="P16"><text:s/>Quibus enim inculpata co<text:span text:style-name="Default_20_Paragraph_20_Font"><text:span text:style-name="T1">r</text:span></text:span>poris consutus<text:line-break/>tio est, non debent ii, veluti siccis supra praeceptum est,<text:line-break/>a venere omnino abstinere. illud tamen considerationem<text:line-break/>maxime desiderat, iemelne-die an bis fit iis, qui ejus-<text:line-break/>mqdi vilem agunt, comedisse ex usu. Ejus consideratio- .<text:line-break/>riis caput est et corporis ipsorum natura, et ab hac in<text:line-break/>victus datione consuetudo, et tertio ab his, si mutare<text:line-break/>victus rationem videbitur, quo pacto ejus mutationem<text:line-break/>homo ferat Atque ab ipsa quidem natura ejus, quod<text:line-break/>conducet, indicatio datur. Et eorum quidem, quibus<text:line-break/>biliosus venter est, (sicuti dictum nobis ru quarto jam est,<text:line-break/>et nunc .nihilo mulus dicetur,) primi semper ciborum ac<text:line-break/>potionum fint, qui alvum dejiclant. Ex vinis quidem</text:p>
      <text:p text:style-name="P4">dulcia, et quae mollire ventrem possunt; non enim om-<text:line-break/>nia ejus sunt generis. Ex cibis olera cum oleo et garo.<text:line-break/>Vitanda vero ex ulnis sunt austera; ex. cibis, qui adluis-<text:line-break/>gunt, nisi firmandi oris ventris causa post tutam come-<text:line-break/>stionem exiribeantur. ld autem experientia quoque dis-<text:line-break/>cernendum est; sunt enim quibus adstringentium usus<text:line-break/>non solum haud ingratus sit, fed etiam ad alvum dejicien-<text:line-break/>dam conducat, propterea quod os ventris roborat; quod<text:line-break/>evidentissime in iis, qui imbecillius id obtinent, cernitur.<text:line-break/>Quicunque vero palaestrae exercitiis ante balneum sunt<text:line-break/>usi, priusquam implicatae negotiis vitae se addicerent,<text:line-break/>iis ut ab ipsis abstinuisse est incommodissimum, ita, ut<text:line-break/>similiter utantur, praeter incommodum etiam fieri omni-<text:line-break/>no nequit Ergo exercitatione, quae apotberapia dicitur<text:line-break/>(de qua supra egimus), istis utendum censeo , et simul de<text:line-break/>suillae carnis copia nonnihil demendum. Quoniam vero<text:line-break/>(ut ante dixi) sunt, quibus ante balneum efilasse aliquid<text:line-break/>est melius, . dicendum deinceps est tum de hora, qua fa-</text:p>
      <text:p text:style-name="P4">cere id debent, tum de quantitate eorum, quae sument,<text:line-break/>ac qualitate. Ergo, quod ipsis facere consuevi diebus iis,<text:line-break/>quibus propter vel infirmos visitandos vel civilia negotia<text:line-break/>putavi me serius ad balueum accessurum, id dicere non<text:line-break/>gravabor. Ponatur dies, quo id fit, tredecim horas aequi-<text:line-break/>noctiales longus ; in decimam vero corporis curandi spem<text:line-break/>esse. Hoc casu visum milii est circa quartam horam sim-<text:line-break/>plicissimum sumendum esse nutrimentum, qui utique salus<text:line-break/>est pqnis. Atque ipfe quidem ita feci. Quibusdam vero<text:line-break/>pane salo ve<text:span text:style-name="Default_20_Paragraph_20_Font"><text:span text:style-name="T1">t</text:span></text:span>er sine obsonio non placet, sied eum cum<text:line-break/>palmulis, olivis, melle, aut iale sumunt; fiunt etiam, qui<text:line-break/>post eum bibunt. Ego vero nec a tali cibo unquam bi-<text:line-break/>bo, et solum panem comedo. Sit autem cujusque eorum<text:line-break/>copia, quae decima hora concocta esse possit; quippe, si<text:line-break/>exercitari cupiant, eo maxime pactu citra noxam fie exer-<text:line-break/>citent, fiquidem non leve incommodum nonnullis accidit,<text:line-break/>quum repleti cibo <text:span text:style-name="Default_20_Paragraph_20_Font"><text:span text:style-name="T1">t</text:span></text:span>e exercitant; nonnullis enim et caput</text:p>
      <text:p text:style-name="P4">impletur vaporibus, et in jecinore aut ponderis sensus,<text:line-break/>aut distentionis, aut utriusque pe<text:span text:style-name="Default_20_Paragraph_20_Font"><text:span text:style-name="T1">r</text:span></text:span>cipitu<text:span text:style-name="Default_20_Paragraph_20_Font"><text:span text:style-name="T1">r. </text:span></text:span>Ergo ; quum<text:line-break/>tale quippiam contingit, succurrendum ei quamprimum<text:line-break/><text:span text:style-name="Default_20_Paragraph_20_Font"><text:span text:style-name="T3">est: </text:span></text:span>si jecur obstructum sit, iis; quae in viis ejus haeren-<text:line-break/>tia expediant; si caput repletum est, ambulationibus, sed<text:line-break/>potissimum ante cibuin ; nihil tamen vetat, quin et post<text:line-break/>cibum. Caeterum has quummaxime lentas esse expedit;<text:line-break/>illas, quae ante cibum funt, his quidem citatiores, non ta-<text:line-break/>men quales festinabunda usurpamus, opere aliquo urgente.<text:line-break/>Quae vero jecinoris meatus obstructos expediunt, eadem<text:line-break/>tarditati concoctionis conducunt. Horum optima sunt oxy-<text:line-break/>mel, et diatrionpepereon, in quo nullum immixtum fit<text:line-break/>medicamentum non familiare, ad haec extenuans victus.<text:line-break/>Haec enim tarditatem concoctionis corrigunt, et obstru-<text:line-break/>ctiones jecinoris libe<text:span text:style-name="Default_20_Paragraph_20_Font"><text:span text:style-name="T1">r</text:span></text:span>ant. Ubi vero corruptio ciborum<text:line-break/>in ventre accidit, quibus id, quod corrumpitur, in alvum<text:line-break/>descendit, iis maximum id compendium ad sanitatem est;<text:line-break/>quibus vero non descendit, ii provocandi iis sunt, quae<text:line-break/>leniter dejiciunt; cuiusmodi sunt Dlospoliticon, utique</text:p>
      <text:p text:style-name="P4">quum pari cum reliquis pondere nitrum immixtum habet,<text:line-break/>et quod ex ficis et culeo componitur, aliaque, quae<text:line-break/>ex cuico vel epi thymo conficiuntur. Porro iis, qui ita<text:line-break/>sunt affecti, etiam vomitus ante cibum conducit, vomitus<text:line-break/>autem vini dulcis potione provocatus. Consulendum vero<text:line-break/>his est, ne quid fumidunr, aut male olens, aut denique<text:line-break/>facile corruptibile nutrimentum accipiunt, sed quae boni<text:line-break/>succi vocantur a medicis, ea potius eligant. Scriptum<text:line-break/>vero de his alibi est in iis, quae de boni malique succi<text:line-break/>cibis prodidimus; scriptum vero etiam est, ut jam diri, ,<text:line-break/>in illis tribus, quos de alimentorum facultatibus infcripsi-<text:line-break/>mus. Percommodum vero iis qui ita fe habent homini-<text:line-break/>bus est, et si ex conveniente temporis intervallo alvum<text:line-break/>subducant per ea, quae modice purgent, cujusmodi est dia-<text:line-break/>lues amarum; sic enim plerique medicorum vocant, quem-<text:line-break/>admodum aliqui in foemluino genere amaram. Si vero<text:line-break/>longo tempore viti<text:span text:style-name="Default_20_Paragraph_20_Font"><text:span text:style-name="T1">at</text:span></text:span>um succum augeri sinas, granis quis-<text:line-break/>piam morbus ipsis continget. Sane possunt ejusmodi sibi</text:p>
      <text:p text:style-name="P4">curam. impendere iis diebus, quibus publicum aliquod<text:line-break/>festum celebratur, quo nimirum liberi a servili ministerio<text:line-break/>sunt. Verum multi per intemperantiam adeo nihil agunt,<text:line-break/>quo, quod vitiosum in corpore collectum est, corrigant, ut<text:line-break/>etiam cumulativa congerant, dum vitioso cibo in ipsis<text:line-break/>festis utuntur. Quo fit, ut aliis eorum diutini morbi con-<text:line-break/>tiugant, a quibus tota vita explicare se nequeunt, cujus<text:line-break/>generis .mala sunt et podagra, et articularis morbus, et<text:line-break/>renum inflammatio; aliis acuti, sed qui vel singulis a<text:span text:style-name="Default_20_Paragraph_20_Font"><text:span text:style-name="T1">n</text:span></text:span>nis<text:line-break/>infestent , vel certe alienis omnino ; aliqui vero etiam<text:line-break/>bis ita uno anno laborant.</text:p>
      <text:h text:style-name="Heading_20_2" text:outline-level="2">Cap. VIII.</text:h>
      <text:p text:style-name="P16"><text:s/>Ars vero sanitatis tuendae iis, qui sibi<text:line-break/>paruerint, constantem sanitatem promittit; qui vero pare-<text:line-break/>re recusant, iis perinde est, ac si omnino non esset. Recu-<text:line-break/>sant autem alii ah ipsa in praesens voluptate victi, quos<text:line-break/>incontinentes intemperantesque nominant, alii ambitione,<text:line-break/>quam Graeci hodie vanam gloriam vocant; quorum is</text:p>
      <text:p text:style-name="P4">erat, qui quiduis p<text:span text:style-name="Default_20_Paragraph_20_Font"><text:span text:style-name="T1">o</text:span></text:span>tius sustinuisset, quam picem sibi tuto<text:line-break/>corpore continenter illini, suadentibus id medicis pro gra-<text:line-break/>cilitatis remedio. Haec enim nonnullis propter totius cor-<text:line-break/>poris in sicci frigi di que excessu intemperiem oritur, non.;<text:line-break/>nullis vero propter digerentis in corpus vel nutrientis<text:line-break/>vel etiam ambarum facultatum naturalem imbecillitatem;<text:line-break/>Porro omnibus,. qui ita sunt affecti, auxiliatur unguenti<text:line-break/>genps, quod a^ Graecis hodie dropax dicitur, utpote quod<text:line-break/>i et distribuendo in corpus alimento et nutritioni condu-<text:line-break/>cit. Et sane multos ex iis, qui prius graciles fuere, ri-<text:line-break/>dereiicet hoc remedio obesos redditos, potissimum qui-<text:line-break/>bus digerendi facultas iusirma erat, nutriendi vero firma,<text:line-break/>sed quae per aptae materiae penuriam affatim nutrire<text:line-break/>non potuit, quod ei nimirum ex deducendi in corpus<text:line-break/>alimenti defectu incommodum accessit. Verum aliqui<text:line-break/>per ambitionem, ut dixi, ne, sicut delicati, aut qui for-<text:line-break/>mae plus fatis indulgent, pice ungi videantur, refugiunt<text:line-break/>ejusmodi auxilium , atque aliud quippiam sibi a nobis</text:p>
      <text:p text:style-name="P4">excogitari gracilitatis remedium jubent, quum tamen nul-<text:line-break/>lum sit, quod huic possit aequari. Prodesse tamen possunt<text:line-break/>etiam haec, si ante balneum manu nec adeo molli, nec<text:line-break/>rurfus aspera corpus perfrices, quoad ruborem contrahat,<text:line-break/>deinde dura frictione non multa cutem cogens,. densam<text:line-break/>eam duramque efficias; ab his si mediocri exerritatione<text:line-break/>usum ad. lotum, citra tamen longam in solio moram, ho-<text:line-break/>mirrem abstergeas ad jam dictae s<text:span text:style-name="Default_20_Paragraph_20_Font"><text:span text:style-name="T1">t</text:span></text:span>rutionis. siccae formam,<text:line-break/>mox ungas oleo exiguo; ac cibum offeras. Quippe situ.<text:line-break/>dium in sus est, ubi bonum sanguinem in corporis molem<text:line-break/>attraxeris, ut tum nutricem facultatem firmes, tum, ne,<text:line-break/>quod attractum est, exhalet; prospicias. Ac firmatur qui-<text:line-break/>dem nutriendi vis excitato in carnibus calore. Non ex-<text:line-break/>balabit autem qui attractus in has sanguis est, si oleo<text:line-break/>unxeris, utpote quod emplastici medicamenti vim habet.<text:line-break/>Quod si aetas non reclamet, etiam si frigida lavatione una<text:line-break/>cum praedictis utetur, magno fruetur commodo. Contra<text:line-break/>vero in iis, qui immodice sunt obesi, minuenda digestio</text:p>
      <text:p text:style-name="P4">est, augenda vero corporis exhalatio. Porro minuetur dige-<text:line-break/>stio assidua ventris dejeetione, nempe assuefacientibus nobis<text:line-break/>nutrimenti instrumenta, quaecunque co<text:span text:style-name="Default_20_Paragraph_20_Font"><text:span text:style-name="T1">n</text:span></text:span>tinent, ea statim<text:line-break/>pessum impellere. Corporis autem exhalatio inaugebitur<text:line-break/>celari exercitatione, cujus generis cursus est, praeterea<text:line-break/>unguentis iis, quae discutiendi sacultatem habent, fricando -<text:line-break/>quamplurimum. . Sane frictionem mollem esse convenit,<text:line-break/>ac quae rarum corpus efficiat. Ipfe namque praepinguem<text:line-break/>quendam pa<text:span text:style-name="Default_20_Paragraph_20_Font"><text:span text:style-name="T1">r</text:span></text:span>vo tempore ad mediocritatem camis reduxi,<text:line-break/>celari primum cursu uti cogens, dein Ind orem linteo vel<text:line-break/>molli admodum, vel admodum afpero detergens; ab his,<text:line-break/>unguentis discutientibus, quae hodie acopa medici junio-<text:line-break/>res vocare fetent, largissime perfricui, ac post ejusmodi<text:line-break/>frictionem ad balneum pe<text:span text:style-name="Default_20_Paragraph_20_Font"><text:span text:style-name="T1">r</text:span></text:span>duxi , a quo non p<text:span text:style-name="Default_20_Paragraph_20_Font"><text:span text:style-name="T1">r</text:span></text:span>otinus ci-<text:line-break/>bum dedi, fed quiescere interim jussunr, aut etiam con-<text:line-break/>fuetum aliquod munus obire, ruc<text:span text:style-name="Default_20_Paragraph_20_Font"><text:span text:style-name="T1">t</text:span></text:span>us ad balueum secundo<text:line-break/>egi; postea cibo<text:span text:style-name="Default_20_Paragraph_20_Font"><text:span text:style-name="T1">r</text:span></text:span>um multitudinem , qui parum nutrirent,<text:line-break/>appofiri eo consilio, ut saturarent illi quidem, caeterum</text:p>
      <text:p text:style-name="P4">exiguum nutrimenti lu totum corpus submitterent. Sed<text:line-break/>et alias quae lotum occupant co<text:span text:style-name="Default_20_Paragraph_20_Font"><text:span text:style-name="T1">r</text:span></text:span>pus intemperies fimili<text:line-break/>ratione corrigere conveniet, primum eorum, quae fieri<text:line-break/>oportebit, invento sc<text:span text:style-name="Default_20_Paragraph_20_Font"><text:span text:style-name="T1">o</text:span></text:span>po , mox materiis, quae ea p<text:span text:style-name="Default_20_Paragraph_20_Font"><text:span text:style-name="T1">r</text:span></text:span>aestare.<text:line-break/>queant. Nam tunc compendio fermo omnis semel per-<text:line-break/>agatur ad eos, qui tum frictionum, tum exercitationum,.<text:line-break/>tum balneorum rationes memoria tenent, ac praeterea<text:line-break/>ciborum et medicamentorum. Ac de frictionibus exercita-<text:line-break/>tionibnsque in hoc opere supra est dictum, de cibis vero<text:line-break/>alibi, atque etiam de medicum entis. Quippe doctrina,<text:line-break/>quae methodo traditur, quum communia generaliaque<text:line-break/>continet, ad multa particularia tum memoratu facilis est,<text:line-break/>tum vero compendiaria efficitur. Ego vero quum non<text:line-break/>tantum universa .ponam, sed etiam particularium exem-:<text:line-break/>pla his apponam, absulutissimam me arbitror tradere<text:line-break/>doctrinam.</text:p>
      <text:h text:style-name="Heading_20_2" text:outline-level="2">Cap. IX. </text:h>
      <text:p text:style-name="P16">Jam ad inaequales corporum constitutiones<text:line-break/>transire tempestivum videtur: bae porro etiam morbosae</text:p>
      <text:p text:style-name="P4">omnino sunt. Sane inaequales constitutiones trifariam<text:line-break/>fiunt, prout compositio corporis nostri triplex est: una<text:line-break/><text:span text:style-name="Default_20_Paragraph_20_Font"><text:span text:style-name="T3">ex </text:span></text:span>prinus elementis, ex quibus constant ea, quae Aristote-<text:line-break/>Ies similares partes nominat; secunda ex his ipsis fimilari-<text:line-break/>bus, quae ipsa quoque rursus sensibilia diffimilarlum par-<text:line-break/>tium elementa sunt, ex quibus instrumentalium compofi-<text:line-break/>fio consistit; tertia ab his totius corporis compositio - ex<text:line-break/>ipsis instrumentalibus esu Ac facillima quidem tum ad dis-<text:line-break/>cernendum , tum vero ad curandum te<text:span text:style-name="Default_20_Paragraph_20_Font"><text:span text:style-name="T1">r</text:span></text:span>tia est ; difficilior<text:line-break/>secunda-; maxime lubrica prima est Commodius ergo a<text:line-break/>tertia incipitur, quae faciliorem fe et ad cognoscendum<text:line-break/>praebet, et ad cusiodiam; ut statim in capite, (neque<text:line-break/>enim alienum est ab eo coepisse,) quod intemperatae na-<text:line-break/>tnrae sit adeo, ut multa excrementa gignat, unde. laedi<text:line-break/>fuhjecta membra contingat, in quodcunque excrementa<text:line-break/>procubuerint. Ac promptissime quidem in os et nares<text:line-break/>impetum excrementa faciunt; decidunt vero et lu ocu-<text:line-break/>los; nonnullis etiam in ames. Sed excrementa in os de-.</text:p>
      <text:p text:style-name="P2">cursum tum gula excipit, tum nspera arteris, (appellant<text:line-break/>hanc et <text:span text:style-name="Default_20_Paragraph_20_Font"><text:span text:style-name="T4">βρόγχον</text:span></text:span><text:span text:style-name="Default_20_Paragraph_20_Font"><text:span text:style-name="T5">,] </text:span></text:span>cujus summa pars, quae ori coniungitur,<text:line-break/>(larynx autem dicitur,) instrumentum est vocis, ut in li-<text:line-break/>bro de .voce est indicatum. Sic ergo is larynx ab iis,<text:line-break/>quae decidunt e capite, madefactus, principio quidem<text:line-break/>raucam vocem facit, procedente vero tempore parvam;<text:line-break/>fi vero longius etiam procedit malum, totam adimit.<text:line-break/>Quippe cum larynge arteria quoque ipsa una humectatur.<text:line-break/>Quod fi acris fluxio sit, non solum ad. vocem ineptae<text:line-break/>praedictae partes fiunt, sed etiam gravissima quaedam<text:line-break/>crofio his accedit, quae talis est naturae, qualis sunt,<text:line-break/>quas subinde in cute citra externam causam laesa factas<text:line-break/>videmus. Sic vero et pulmo his exulceratur, et morbus<text:line-break/>tabes dicitur. At si in gulam et ventriculum fluxio fera-<text:line-break/>tur,. quae quidem frigida est, in frigidam intemperiem<text:line-break/>corpora mutat, quae calida, in calidam. Haec vero etiam<text:line-break/>exulcerat spatio, inter initia vero appetentiam et coneo-</text:p>
      <text:p text:style-name="P2">dionem labefactat. At frigida quidem fluxio tarditatem<text:line-break/>. concoctionis, et cruditatem, et acidos ructus creat; quod<text:line-break/>si etiam co<text:span text:style-name="Default_20_Paragraph_20_Font"><text:span text:style-name="T1">r</text:span></text:span>rupta sit , alimentum quoque in corruptelam<text:line-break/>vertit, quae vel fumidos, vel acidos, vel alterius cujus-<text:line-break/>quam manifestae aut abditae qualitatis ructus emittat.<text:line-break/>Si vero inser<text:span text:style-name="Default_20_Paragraph_20_Font"><text:span text:style-name="T1">t</text:span></text:span>us fe noxa recipiat, et jejunum, et colon<text:line-break/>affligit. Quin etiam vasa, quae sunt lu mefenterio, et per<text:line-break/>quae fit in jecur cibi distributio , tangit. Ac nonnullos<text:line-break/>quidem abolitio appetitus excipit, alios appetentiae a na-<text:line-break/>tura alienae, quas caninas appellant, aut etiam vitiosi<text:line-break/>cibi cupiditas, qualis gravidis accidit. Sane non latet,<text:line-break/>uvam quoque et paristhmia, et parotides, et antiades^ et<text:line-break/>dentium erosioues, et ulcera, et putredines in ore fa-<text:line-break/>niem hanc, quae a capite in ipsa decidit, consequi. Ac<text:line-break/>pleraque medicorum pars aut columellam incidunt; aut<text:line-break/>medicamenta, quibus id expuatur, quod in pulmonem per<text:line-break/>asperam arteriam defluxit, exhibent. Alii ventri- prospe-<text:line-break/>ciunt, alii dentibus et ori, aut etiam iis, quae lu nari-</text:p>
      <text:p text:style-name="P2">bus constitere, provident ;ut de oculis auribusque taceam,<text:line-break/>qui ipfi quoque in non paucis .laeduntur; quum fatuis<text:line-break/>(arbitror) esset ipsum mali ceu fontem tollere caput<text:line-break/>ipsum firmando, aut, si hoc prae magnitudine naturalis in-<text:line-break/>temperantiae non liceret, saltem illi prospicere, ab ipsa<text:line-break/>scilicet vitii specie providentiae indicatione semper ac-<text:line-break/>cepta, nec committere, ut, quod nonnulli medicorum fa-<text:line-break/>ciunt siqui omni capiti medicame<text:span text:style-name="Default_20_Paragraph_20_Font"><text:span text:style-name="T1">n</text:span></text:span>tum, quod ex thapsia et<text:line-break/>sinapi componitur, applicant, id ipsi quoque faciant,<text:line-break/>quandoquidem, si ex calida lutemperie caput male habet,<text:line-break/>talia medicamenta noceant. Expedit igitur hos frequenti<text:line-break/>balueo potabilis aquae fovere, quo et calidos vapores,<text:line-break/>qui in capite sunt, evocemus, et totum capitis tempera-<text:line-break/>mentum mestus reddamus. Calidarum autem, quae sponte<text:line-break/>nascuntur, noxius his usus est; siquidem, quae ex his<text:line-break/>sulphurofae bituminofaeve sunt; eae propterea, quod cale-<text:line-break/>facitint, inicimissimae calido naturaliter capiti sunt, alumi-<text:line-break/>nolae vero, quoniam angustos habitus meatus claudunt.</text:p>
      <text:p text:style-name="P4">Solis autem iis sponte natis citra noxam utantur, (si tamen<text:line-break/>ipsis utendum,) quae utique dulces sunt; sic enim tute<text:line-break/>dixeris, nam quod utile etiam aliquid ex ipsis proveniat,<text:line-break/>id vero non perinde tuto dixeris, quandoquidem nec ca-<text:line-break/>lidae fortasse forent, si omnisjcalefacientis medicamentofae<text:line-break/>virtutis essent expertes. Satius autem sit ejusmodi aquas<text:line-break/>experientia disce<text:span text:style-name="Default_20_Paragraph_20_Font"><text:span text:style-name="T1">r</text:span></text:span>nere; nam etiam rarae inventu funt,<text:line-break/>apud nos stadiis ab urbe paulo plus centum, in Prufa<text:line-break/>minus decem. Ergo quae apud nos est in Allianis, (ita<text:line-break/>enim locum appellant,) unius tuta rationis est atque ex<text:line-break/>uno fonte manans; quae vero in Prusa est, diversae.<text:line-break/>Item diversus medicamentofae aquae fons, aeque ut apud<text:line-break/>n<text:span text:style-name="Default_20_Paragraph_20_Font"><text:span text:style-name="T1">o</text:span></text:span>s, in Lycetis. Quibus vero caput vehementer calidum<text:line-break/>aestuansque est, iis praestat aestatis tempore rofaceo per-<text:line-break/>ungi, quod ex rosis tantum ac sine frondibus sit con<text:span text:style-name="Default_20_Paragraph_20_Font"><text:span text:style-name="T1">t</text:span></text:span>e-<text:line-break/>ctum. Atque in hoc ipso. genere illud praestantius est,<text:line-break/>quod ex omphacino, quod et crudum oleum nominatur,<text:line-break/>iniectis rosis componitur; quod longe etiam melius est, si<text:line-break/>falis omnino sit expers. Sunt capita, quae propter arte-</text:p>
      <text:p text:style-name="P4">viarum temperamentum in vertigines et capitis dolores<text:line-break/>incidunt; in quibus etiam arterias incidere <text:span text:style-name="Default_20_Paragraph_20_Font"><text:span text:style-name="T1">s</text:span></text:span>olemus. Sed<text:line-break/>hoc genus propositae artis limites egreditur.</text:p>
      <text:h text:style-name="Heading_20_2" text:outline-level="2">Cap. X. </text:h>
      <text:p text:style-name="P16">Qui tamen ob exquisitiorem nervorum sen-<text:line-break/>sum assidue dolent, qui a capite orti plurima fui parte<text:line-break/>os ventris texunt, para etiam ad reliquum ventrem de-<text:line-break/>fcendit, his sane mederi propositae jam artis officium<text:line-break/>est; potius tamen consilium est id agere, quo minus haec<text:line-break/>ullo modo contingant, cavendo, ne aut biliosus humor<text:line-break/>in ventrem prorsus confluat, aut quam celerrime inde<text:line-break/>expellatur. Atque ut ne prorsus quidem confluat, cotio-<text:line-break/>lucris, fi citius cibum exhibeas. Ubi enim totius corporis<text:line-break/>biliosius temperamentum est, venter autem imbecillus,<text:line-break/>utique cibo, qui ventrem roboret, firmari postulat. Ubi<text:line-break/>enim ita prospicitur, defluunt in eum quos corpus super-<text:line-break/>vacuos congerit robores. Ex quorum vapore non solum<text:line-break/>capitis dolores nonnullis oboriuntur, sed etiam suffusorum</text:p>
      <text:p text:style-name="P4">symptomata, aliquibus vero et comitialis convulsio. Ido-<text:line-break/>nun itaque omnium universa victus ratio ad frigidius<text:line-break/>potius humidiusque mutanda esu Quod autem in ventrem<text:line-break/>confluit, id vomitione ac ventris <text:span text:style-name="Default_20_Paragraph_20_Font"><text:span text:style-name="T1">s</text:span></text:span>olutione expellendum<text:line-break/>est. Stomachus vero cibis quidem quotidie , priusquam<text:line-break/>bilem contrahat, firmandus; purgetur vero medicamentis<text:line-break/>ex majore intervallo, absinthii coma et compositione ex<text:line-break/>aloe, quam proram vocant; quippe haec, quod altius in<text:line-break/>tunicas biliosi ventris fe. receperit, .expurgat, absinthio<text:line-break/>parum id praestare valente. Est enim absinthio facultas<text:line-break/>tantum detergendi adstringendique , ac talis, quae (ut sic<text:line-break/>dicam] sordes tunicarum ventris detergeat, non, si quid<text:line-break/>altius in eo imbibitum est, foras extrahat atque expellat,<text:line-break/>sicut aloe. Quae autem postsuane ventri extrinsecus ad-<text:line-break/>moventur unctiones, eae modice adstringentes sunto, ut<text:line-break/>melinum, mastichinum, et nardinum, et alia id genus.<text:line-break/>Ac aestate quidem potius melinum; hyeme nardinum;<text:line-break/>vere mastichinum; nam id medium est luter melinum et</text:p>
      <text:p text:style-name="P4">unguentum nardinum; hoc enim calefacit, potissimum<text:line-break/>quum amomum liberalius immixtum habet, illud refrigerat.<text:line-break/>Est autem opulentis mulieribus et quod praestantius nar-<text:line-break/>dino unguentum sit, nempe foliatum, praeterea quae fpi-<text:line-break/>cata vocant, quae ventrem et roborare possunt, et cale-<text:line-break/>facere. Si ve<text:span text:style-name="Default_20_Paragraph_20_Font"><text:span text:style-name="T1">r</text:span></text:span>o non modo caput calidam saniem ventris<text:line-break/>partibus t<text:span text:style-name="Default_20_Paragraph_20_Font"><text:span text:style-name="T1">r</text:span></text:span>ansmittit, sed etiam venter ipse calidam intem-<text:line-break/>periem habet, utique qui frigesaciant, tum cibo tum<text:line-break/>potu femper uti conveniet, atque eam qualitatem in his<text:line-break/>pro temporum anni ratione intendere varie ac remittere,<text:line-break/>nusquam tamen ad contrariam pervenire ; id quod in iis,<text:line-break/>qui medii temperamenti erant, fecimus, hyeme calefa-<text:line-break/>cientes, aestate refrigerantes. Ad eundem modum, si utra-<text:line-break/>que pars. frigida intemperie fit affecta, femper calefacien-<text:line-break/>tibus tum cibis, tum potione, tum unctione utendum est;<text:line-break/>verre tamen ea pro temporum ratione i<text:span text:style-name="Default_20_Paragraph_20_Font"><text:span text:style-name="T1">n</text:span></text:span>tendenda remit-<text:line-break/>tendaque funi. Porro difficilis connexio est, quoties vel<text:line-break/>in calidum ventrem frigida et .pituitufa sanies ex capite</text:p>
      <text:p text:style-name="P4">defluit, vel in frigidum calida. Atque harum duarum ala<text:line-break/>teram semper expertus sum magis ad curandum rebellem,<text:line-break/>nempe in qua frigidi pituitosique fimei in calidum deci-<text:line-break/>duut ventrem. Pessimus vero is status est, quum homo<text:line-break/>ea compositione natur aque est, ut nec ventrem facile fo-<text:line-break/>lubilem habeat, nec vomere ex facili possit. Corrumpuu-<text:line-break/>tur enim pituitosi humores, si diu sint in ventre morati,<text:line-break/>adeo ut et ap<text:span text:style-name="Default_20_Paragraph_20_Font"><text:span text:style-name="T1">t</text:span></text:span>um erodant, et simul vitiosos interim hali-<text:line-break/>tus ad caput submittant. Nam si pituitosus succus a ca-<text:line-break/>pite in frigidum <text:span text:style-name="Default_20_Paragraph_20_Font"><text:span text:style-name="T1">n</text:span></text:span>atura ventrem decurrat, facile his fue-<text:line-break/>curritur, si mane aliquid simplicis medicamenti sumpserint,<text:line-break/>quod diatrioupepereon dicitur. Sed. et piper folum ad<text:line-break/>exactum contritum laevorem aquae mixtum bibere. his li-<text:line-break/>cet; ad quem usum melius stomachoque aptius album piper<text:line-break/>esu Porro absinthii:- potio his est adverfiffima, ut quae<text:line-break/>pituitofum fuccum ipsorum ventri affigat, quum detergemli<text:line-break/>vini non habeat, quae adeo fit aestimanda. Sed nec aloe<text:line-break/>valde uls conducit, quum ei biliosi trahendi humoris fa-</text:p>
      <text:p text:style-name="P4">cultas sitpeoque excogitata salubriter est compositio, quam<text:line-break/>proram vocant, quae acrimonia caloreque eorum, quae in<text:line-break/>fe habet, crass<text:span text:style-name="Default_20_Paragraph_20_Font"><text:span text:style-name="T1">a</text:span></text:span>s et lentos succos incidit ac deterget, cu-<text:line-break/>jus generis cinnamomum esu Verum.assidue uti hoc medr-<text:line-break/>camento non licet, sicut diatrionpepereon , aut diacala-<text:line-break/>minthes; quibus etiam si quotidie utatur, qui frigidum ha-<text:line-break/>bet ventrem, nihil luconnuodi ex his sentiet. In totum<text:line-break/>ergo ad alosis drachmas centum reliquorum cujusque<text:line-break/>coniiciuntur drachmae sex, quae ipsa quoque fex sunt.<text:line-break/>Atque haec est picra, quam Romae omnes praeparant.<text:line-break/>Ego vero etiam alias duas compono, atque in altera<text:line-break/>eorum, quae calefaciunt, plus, in altera minus coniicio.<text:line-break/>Ac plus quidem reliquorum immiscebimus, si de aloes<text:line-break/>fusius pondere detrahemus , sic ut in illius drachmas<text:line-break/>octuaginta reliquorum cujusque addamus sex; minus vero,<text:line-break/>quum aloes modum augebimus, vigluti drachmis adjectis,<text:line-break/>sic .ut centum viginti ejus drachmis caeterorum cujusque<text:line-break/>adpetamus sex. Minime vero latet et quod in penuria</text:p>
      <text:p text:style-name="P4">cinnamomi ^p<text:span text:style-name="Default_20_Paragraph_20_Font"><text:span text:style-name="T1">o</text:span></text:span>nendum pr<text:span text:style-name="Default_20_Paragraph_20_Font"><text:span text:style-name="T1">o</text:span></text:span> e<text:span text:style-name="Default_20_Paragraph_20_Font"><text:span text:style-name="T1">o</text:span></text:span> sit optimae casiae du-<text:line-break/>plum, quam alias ea esse virtute nonnulli putant, ut nr-<text:line-break/>hil ab invalid<text:span text:style-name="Default_20_Paragraph_20_Font"><text:span text:style-name="T1">o</text:span></text:span> cinnamomo absit; nam a generoso etiam<text:line-break/>talis casse longe superatur. Verum sicuti in boni panis<text:line-break/>in<text:span text:style-name="Default_20_Paragraph_20_Font"><text:span text:style-name="T1">o</text:span></text:span>pia vel vilissimo vescimur, sic in cinnamomi penu-<text:line-break/>ria exquisitissima utemur casia. Ac in quibus .quidem<text:line-break/>venter aut frigidus est, aut etiam temperatus, caeterum<text:line-break/>ad frigus pr<text:span text:style-name="Default_20_Paragraph_20_Font"><text:span text:style-name="T1">o</text:span></text:span>pensior, iis aptum medicamentum est, quod<text:line-break/>Diospoliticon vocant. Quod ipsum quoque dupliciter com-<text:line-break/>ponere consuevi, iis, qui alvo sunt adstricta, nitro, quod<text:line-break/>Berenicarium vocant, cum cumin<text:span text:style-name="Default_20_Paragraph_20_Font"><text:span text:style-name="T1">o, </text:span></text:span>ruta et pipere pari<text:line-break/>pondere admixto, pro iis, qui s<text:span text:style-name="Default_20_Paragraph_20_Font"><text:span text:style-name="T1">o</text:span></text:span>luta sunt, dimidi<text:span text:style-name="Default_20_Paragraph_20_Font"><text:span text:style-name="T1">o. </text:span></text:span>Con-<text:line-break/>veuit namque inter omnes, ab hoc medicament<text:span text:style-name="Default_20_Paragraph_20_Font"><text:span text:style-name="T1">o</text:span></text:span> et pitui-<text:line-break/>tam extenuari, et fpicitum . flatulentum expelli. Gravis<text:line-break/>autem nec fatale tractabilis complexio est ventris, qui in-<text:line-break/>temperanter calidus fit, cum frigido capite; quae enim<text:line-break/>in ventrem defluit pituita, diatrionnepereon ac diacala-<text:line-break/>minthes eget, etiam cujus modo mentionem fecimus Dios-</text:p>
      <text:p text:style-name="P4">politici, os autem ventris ab iis, quae calorem accon-<text:line-break/>dunt, offenditur. Ergo in iis, qui ita sunt affecti, id<text:line-break/>agendum, ut pituitam incidas detergeasque iis, quae haud-<text:line-break/>quaquam calefaciunt, quod genus oxymeli esse norimus.<text:line-break/>lam lubrica atque ad curationem difficilis connexio est,<text:line-break/>ubi tales partium affectus coierint, in quibus os ventris<text:line-break/>(quem stomachum vocant) imbecillum est ac naufeabuu-<text:line-break/>dum, venter autem ipse retinetur. Quippe quae hunc<text:line-break/>proritent, stomachum omnia subvertunt ita, ut in sum-<text:line-break/>mo ejus cibi natent, et nauseam subinde excitent. His<text:line-break/>necessario contingit , ut cibum parum belle concoquant.<text:line-break/>Quod si contra illis ea, quae stomachum sumant, exhibue-<text:line-break/>ris, etiam in tertium quartumque diem ipsis venter fisti-<text:line-break/>tur. Hujuscemodi igitur hominibus unicam victus ratio-<text:line-break/>nem convenire animadverti, nempe ut primo loco olera<text:line-break/>cum oleo et gero, aliaque, quae ventrem mollire solent,<text:line-break/>sumerent, post justum autem cibi modum aliquod eorum,<text:line-break/>quae stomachum roborent, acciperent. Ea sunt mala coto-</text:p>
      <text:p text:style-name="P4">nea et pica et punrca. Quippe aliqua sunt horum ge-<text:line-break/>nerum , quae citra acorem adstringant. Ipsis autem , qui<text:line-break/>affligitur, omnibus seorsum usu exploratis, quod minime<text:line-break/>noxium jucundissimumque invenerit, eo utitor. Non mul-<text:line-break/>tnm autem de horum singulis est sumendum, sied quantum<text:line-break/>(ut nixi) imbecillitatem stomachi reficiat; nam ejusmodi<text:line-break/>horum usum ventrem salvere experientia comperi. Atque<text:line-break/>in totum magis, qui ita fiunt affecti, de ji ciunt, si quid ad-<text:line-break/>stringens post cibum sumpserint, quam si eo proc<text:span text:style-name="Default_20_Paragraph_20_Font"><text:span text:style-name="T1">t</text:span></text:span>us ca-<text:line-break/>ruerint, propterea quod os ventris jam roboratum et tru-<text:line-break/>dit deorsum, quae in summo natant, et cum his una quae<text:line-break/>lu tuto superiore sunt ventre; ac ciborum quoque copiam<text:line-break/>intestina quoque excipientia servant, ipsis quoque iinpel-<text:line-break/>lentia, quae a superioribus acceperunt. Videtur enim<text:line-break/>ipfa tum impellendi tum expellendi vis, etiamsi a fede<text:line-break/>i pla aliquid fur<text:span text:style-name="Default_20_Paragraph_20_Font"><text:span text:style-name="T1">t</text:span></text:span>um impulerit, ipsum motum longissime<text:line-break/>tueri, quamvis praeter naturam sit ejusmodi in animalis<text:line-break/>corpo<text:span text:style-name="Default_20_Paragraph_20_Font"><text:span text:style-name="T1">r</text:span></text:span>e transitus. Caeterum ita <text:span text:style-name="Default_20_Paragraph_20_Font"><text:span text:style-name="T1">t</text:span></text:span>e habere, quod dico, in-</text:p>
      <text:p text:style-name="P11">telligere licet unionique, si; quod saepe nobis accidit, in<text:line-break/>memoriam revocet. Nam mordax interim humor in lo-<text:line-break/>cum aliquem sedi vicinum receptus ad expulsionem sui<text:line-break/>nos irritat: quem tamen cohibere propter civilia negotia<text:line-break/>coacti, nec ab his expediti eum expellimus, et faria<text:line-break/>conversione ejus , caput lude dolere . saepenumero senti-<text:line-break/>mus. Merito igitur, tametsi lubricantes cibi fluctuent in<text:line-break/>stomacho; austera sumpta, ubi superioribus ventris par-<text:line-break/>tihus robur addiderint, principium deorsum ferendi iis,<text:line-break/>quae in eo continentur, suppeditant. Id ferendi princr-<text:line-break/>pium intestina tum excipere, tuus ad iulum usque exitum<text:line-break/>servare solent.</text:p>
      <text:h text:style-name="Heading_20_2" text:outline-level="2">Cap. XI. </text:h>
      <text:p text:style-name="P16">Atque quum satis de his hactenus sit dis<text:line-break/>ctum, ad aliam inaequalem constitutionem transire par est,<text:line-break/>quae nulli dictarum in malitia cedit, utique in qua re-<text:line-break/>nes calculum gig<text:span text:style-name="Default_20_Paragraph_20_Font"><text:span text:style-name="T1">n</text:span></text:span>unt, aut alphos, aut quomodocunque<text:line-break/>aliter vocare volueris; totus vero corporis habitus graci-<text:line-break/>lis est. Hi namque medicamenta et victum, quae extenua-</text:p>
      <text:p text:style-name="P4">re p<text:span text:style-name="Default_20_Paragraph_20_Font"><text:span text:style-name="T1">o</text:span></text:span>ssint, requirunt. At ea gracili c<text:span text:style-name="Default_20_Paragraph_20_Font"><text:span text:style-name="T1">o</text:span></text:span>rpori sunt iuimi-<text:line-break/>cissitua, adeo ut quidam, qui propter remum vitium usus<text:line-break/>his fuerat, nbi digitus deterius moveri fentireque perce-<text:line-break/>pit, et, ut ipse loquutus est, veluti cavum quiddam fo-<text:line-break/>nantes , communicaverit rem medicis primum lu Campa-<text:line-break/>nia, ubi ipse agebat. Hi, tanquam eo affectu laboraret, qui<text:line-break/>paralysin minaretur, medicamentis, quae ex euphorbio et<text:line-break/>lymnesi, quam etiam adarcen vel adarcuut vocant, utebau-<text:line-break/>tur. Ut autem affectus ei lu deterius cessit, et Iympto-<text:line-break/>urata cum vehementi dolore ad superiores partes semper<text:line-break/>nscend erunt, mihi, qui id temporis in Campania forte<text:line-break/>eram , rem indicavit opemque rogavit. Ego vero eum<text:line-break/>ex iis medicamentis, quae memoravit, siccatum in hunc uf-<text:line-break/>fectum venisse intellexi; quaerentique; qua maxime victus<text:line-break/>ratione siccitati suae ultra. renum noxam mederi quis pof-<text:line-break/>sct, ptisanae cremorem excogitavi, et pisces tum saxa—<text:line-break/>tiles, tum qui lu altu -mari degunt, aliosque, in quibus<text:line-break/>nihil esset glutinosum. Simili modo et ex volatilibus</text:p>
      <text:p text:style-name="P4">quaecunque similem carnem habent. Porro multae ex<text:line-break/>monta<text:span text:style-name="Default_20_Paragraph_20_Font"><text:span text:style-name="T1">n</text:span></text:span>is vocatis volucribus tali funt temperamento ; quas<text:line-break/>namque in urbibus conclusas caupones humido ac copio-<text:line-break/>fo nutrimento impinguant, adversissimae his funi. opti-<text:line-break/>ma, vero iis, qui ita sunt affecti, caro est, ut ex axibus<text:line-break/>perdicum; proxima attagenarum, et. sturnorum, merula-<text:line-break/>rutu et turdorum. Quod si montanarum avium copia non<text:line-break/>est, de iis, quae in agro victitant, et gregalibus columbis,<text:line-break/>qui in turribus nidificant, sumere licebit; itemque passer--<text:line-break/>culos, qui similiter in. turribus nidificant, quos pyrgitas vo-<text:line-break/>cant; sunto autem in editis locis ejusmodi turres. Ita nam-<text:line-break/>que et gallis, et gallinis, qui lu villis. aluntur, uti licet.<text:line-break/>Lac vero sic affectis reliquorum quidem a<text:span text:style-name="Default_20_Paragraph_20_Font"><text:span text:style-name="T1">n</text:span></text:span>imalium est<text:line-break/>prohibendum, unum vero asininum concedendum, propter-<text:line-break/>ea quod caeteris omnibus est te<text:span text:style-name="Default_20_Paragraph_20_Font"><text:span text:style-name="T1">n</text:span></text:span>uius. Ac ut uno verbo<text:line-break/>dicam, messiam. esse co<text:span text:style-name="Default_20_Paragraph_20_Font"><text:span text:style-name="T1">n</text:span></text:span>venit inter .extenuantem impio-<text:line-break/>guantemque victus eorum rationem. Particularem vero</text:p>
      <text:p text:style-name="P4">quae his conveniat materiam tum in iis libris scripsimus,<text:line-break/>qui sunt de alimentorum facultatibus, tum in eo, in quo<text:line-break/>de eucbymia et cacochymia praecepimus. Itaque fuper-<text:line-break/>vacunm est . hoc loco pluribus morari , quum id tantum<text:line-break/>dixisse sit ratis, de toto horum corpore nutriendo curam<text:line-break/>habendam per eam quam supra comprehendi victus r;-<text:line-break/>tument, ubi de eo sermonem feci, qui quiduis potius sus-<text:line-break/>ferre voluit, quam pice illini. At si obefus sit, quem cal-<text:line-break/>culus infestat, audacter huic tenuem rictum iniungite.<text:line-break/>Eadem vero existima et de iis, qui arti cusorum vitiis la-<text:line-break/>borant. Quippe ipsi quoque, medicamentis arthriticis po-<text:line-break/>dagricisque ebibitis, si carnosi et crassi et plugues funt,<text:line-break/>nullum sentiunt incommodum; sin graciles, non mode<text:line-break/>totum corpus, sed etiam pedes ipsus, interdum vero et<text:line-break/>manus, si hae quoque prius male habebant, in gravissi-<text:line-break/>tuum fletum siccando perducunt. Scire tamen licet, poda-<text:line-break/>gricas has antidotos multum a nephriticis distare, non iit<text:line-break/>eo modo, quod orasses glutinososque succos attenuent, ve-</text:p>
      <text:p text:style-name="P4">rum etiam quod calefaciant et siccent; nam calculosis,<text:line-break/>quae in. principio valde calefaciant, . dare nullo modo<text:line-break/>convenit. Quoniam vero dictum abunde de talibus omni-<text:line-break/>bus est an opere de medendi ratione, ac in libris de me-<text:line-break/>dicamentis, (qui et ipsi. duplices sunt; hui priores ordine<text:line-break/>sunt, de medicamentis simplicibus; qui posteriores, de<text:line-break/>compositis;) profecto nec omnino nisisi, neo prolixius rne-<text:line-break/>minisse de Ilis conveniebat, propterea quod ejusmodi<text:line-break/>corpora inter.ea, quae exactam sanitatem habent et quae<text:line-break/>jam aegrotant, medium statum obtine<text:span text:style-name="Default_20_Paragraph_20_Font"><text:span text:style-name="T1">n</text:span></text:span>t.; fiquidem ea pars<text:line-break/>artis, quae prophylactice dicitur, affectis <text:span text:style-name="Default_20_Paragraph_20_Font"><text:span text:style-name="T1">i</text:span></text:span>d hunc modum<text:line-break/>corporibus consulit. Nemini ex iis, qui corporis habitum<text:line-break/>inculpatum habent, aut medicamenta bibenda, aut atte-<text:line-break/>nuante victu utendum censemus; . Sed qui pro naturali<text:line-break/>imbecillitate aut. corporis tutius aut partium quarundam<text:line-break/>en levi causa laeduntur, bos ad dictam prophylactices .<text:line-break/>partis victum traducendos censemus, atque a suspecto<text:line-break/>submovendos, quem tamen nemini esse noxium ridemus</text:p>
      <text:p text:style-name="P4">eorum, qui naturali corporis bono sunt habit<text:span text:style-name="Default_20_Paragraph_20_Font"><text:span text:style-name="T1">u</text:span></text:span>, et modice<text:line-break/>Iahorare non gravantur.</text:p>
      <text:h text:style-name="Heading_20_2" text:outline-level="2">Cap. XII. </text:h>
      <text:p text:style-name="P16">Verum qui ex levi causa male afficiuntur,<text:line-break/>ut magnis morbis assidue vexentur , veluti comitiali ver-<text:line-break/>tigine, capitis doloribus, item aliis, in quibus caput fissi-<text:line-break/>jectis partibus symptomatum occasio est, quarum sunt<text:line-break/>dentes, gingivae, columella, uno verbo omnes quae in<text:line-break/>cue et faucib<text:span text:style-name="Default_20_Paragraph_20_Font"><text:span text:style-name="T1">u</text:span></text:span>s sunt partes, ad haec aures, et o c Idi, et<text:line-break/>stomachus, et venter, et spirandi partes, nempe Iaryax,<text:line-break/>et aspera arterla, et pulmo, et thorax, his victus com-<text:line-break/>munis scopus est, caput ipsum ante omnia et quam acca-<text:line-break/>ratifiline minus opportunum ad vilia reddere, mox esiam<text:line-break/>affectis partibus prospicere, modo tamen non ignoretur,<text:line-break/>hoc ipsum quoque alia distinctione egere , ulique hac,<text:line-break/>non omnes quae laesae sunt partes eflë roborandas.<text:line-break/>Optima vero distinctio est, quae ex us<text:span text:style-name="Default_20_Paragraph_20_Font"><text:span text:style-name="T1">u</text:span></text:span> earum petitur;<text:line-break/>quippe oculorum et aurium permagnus est usus, ac id-</text:p>
      <text:p text:style-name="P4">circo decumbentibus in has . a capite exerent entis; quae<text:line-break/>ab Hippoerate derivatio dicitur, molienda est, ac ad na-<text:line-break/>sum potissimum tralrenda, quae in has partes seruntur;<text:line-break/>sin ad nasum nun loquuntur, in os ipsum, utique per<text:line-break/>ea, quae pituitam eliciunt, sicuti ad nasum tum per ea,.<text:line-break/>quae per sternutamenta movent, tum quae ejus obstructio-<text:line-break/>nes aperiunt. Oculis vero ipsis robur adjicies, si sicco<text:line-break/>collyrio, quod ex Phrygio lapide componitur, utare, ac<text:line-break/>sic palpebris specillo inducas, ne oculi membranam intus<text:line-break/>contingas: ita namque mulieres . quotidie faciunt, quum<text:line-break/>stibio oculis gratiam conciliant. Ad aurium vero robur<text:line-break/>fuffirit vel glaucium folum super cote tritum cum aceto,<text:line-break/>mox tepidum per specillum blande infusum, aut etiam<text:line-break/>per instrumentum illud, quod publice in usu est, et di-<text:line-break/>otos clysteres auriculares; ubi vero satis sinuatae sunt, ita<text:line-break/>ut nihil in has consuat, assidue instillandum optimi nar-<text:line-break/>dini unguenti .aliquid: id olim duntaxat Laodiceae .in Asia<text:line-break/>praestantissimum fiebat, nunc vero et in aliis fit urbibus.</text:p>
      <text:p text:style-name="P4">Robur autem auribus vel magis afferet iisdemque pro-<text:line-break/>fidet collyrium, quod diaglaucium pr<text:span text:style-name="Default_20_Paragraph_20_Font"><text:span text:style-name="T1">o</text:span></text:span>pterea, quod glau-<text:line-break/>cium recipit, vocant; praeterea diarhodon, et crocodes,<text:line-break/>et nardinum, et quod ex vino dicitur; praeterea ex usi-<text:line-break/>guentis ea, quae Romae opulentis mulieribus conficiuntur,<text:line-break/>quae foliata et spicata vocant. Quod si .larga fluxio et<text:line-break/>sanies assidue in aures a capite feratur, et exulceratio<text:line-break/>jam facta sit, sane exulcerationi Andronis medicamento<text:line-break/>et similibus medeberis. Inter autem id agendum avertere<text:line-break/><text:span text:style-name="Default_20_Paragraph_20_Font"><text:span text:style-name="T1">materiam</text:span></text:span> ad nasum et os debebis, quo facto jam compte-<text:line-break/>henlis uteris.</text:p>
      <text:h text:style-name="Heading_20_2" text:outline-level="2">Cap. Xlll. </text:h>
      <text:p text:style-name="P16">Quemadmodum autem ex iis, quae a ca-<text:line-break/>pite defluunt, nonnunquam laeduntur aliqua e<text:span text:style-name="Default_20_Paragraph_20_Font"><text:span text:style-name="T1">o</text:span></text:span>rum, quae<text:line-break/>illi subjecta sunt, sic ex jecinore et renibus vel liene<text:line-break/>in alias partes, quae ipsis sunt imbecilliores, morbi in-<text:line-break/>eluunt. Siquidem demonstratum in iis commentariis est,<text:line-break/>qui sunt de naturalibus facultatibus inscripti, singulas par-<text:line-break/>t es trahendi facultatem habere proprii sibi ac conveniens</text:p>
      <text:p text:style-name="P4">lis succi, quem alterantes assimilantesque eo utuntur ad<text:line-break/>nutrimentum; rursus aliam facultatem habere , qua, quod<text:line-break/>supervacuum est, expellere in ricinum desiderent Ac si<text:line-break/>quidem ipsa quae assecla pars est corporis habitum fir-<text:line-break/>num habeat, quod sibi obtruditur, utique nun admittit,<text:line-break/>sacitque, ut lu ipsa solum, quae primum assecla pars est,<text:line-break/>dolor. usque subsistat. Sin imbecillior sit, quam illa, unde<text:line-break/>excrementum mittitur, admittit illa quidem , caeterum<text:line-break/>ipsa quoque ad imbecilliorem quampiam a se rursus trans-<text:line-break/>mittit, atque haec .rursus ad alium, donec in eam pro-<text:line-break/>cumbat, qua imbecillior nulla sit reliqua. Atque ad litum<text:line-break/>quidem modum, quorum nulla victus sui cora est, alius<text:line-break/>alia parte assidue vexatur. .Qui nihil colligunt superva-<text:line-break/>cui, lis manent imbecillae partes semper in tuto. Cu-<text:line-break/>jus rei evidentissimum argumentum. est, quod aliqui sex<text:line-break/>mensibus pluribusve insumis partibus laborant ; si enim<text:line-break/>sola imbecillitas in ipfa id efficeret, perpetuo laboraret<text:line-break/>infirma pars, ceu cui aegrotationis caula nunquam abesset.</text:p>
      <text:p text:style-name="P4">Nunc quoniam perpetuo non laborat, manifestum est, aliud<text:line-break/>quippiam interveniie, quod ejus assectus gignendi sit occa-<text:line-break/>fio, Quod certe aliud non est, quam quod vel quantitate,<text:line-break/>vel qualitate redundat. Atque hoc ipsum, quod redundat,<text:line-break/>aut per tutum colligitur corpus, vocantque ejusmodi<text:line-break/>affectum plethoram, aut in parte aliqua principe, fed<text:line-break/>quae alioqui natura sit imbecillior. Id vero aut in ipsa<text:line-break/>manens, aut fe lu imbecilliorem quampiam natura reci-<text:line-break/>piens noxam ingerit lllud ergo ante omnia confiderau-<text:line-break/>dutu definiendumque est, an a fe ipsa perpetuo pars la-<text:line-break/>boret, an propter aliam, prius ipsis affectam. -Atque ex-<text:line-break/>trinsecus quidem nonnunquam imbecillae parti noxa in-<text:line-break/>cluit ex eo, quod refrigerata, aut contusa, aut vulnerata,<text:line-break/>aut lassata est; plurimum tamen ex victus ratione, quae<text:line-break/>redundantiam vitiofumve succum contrahit. Attendere<text:line-break/>itaque magnitudini naturalis infirmitatis membri conve-<text:line-break/>niet, hac prius distinctione usum; ac tenuiorem quidem<text:line-break/>hornius victum quam prius exhibere; tum idoneam exer-</text:p>
      <text:p text:style-name="P4">citatio<text:span text:style-name="Default_20_Paragraph_20_Font"><text:span text:style-name="T1">n</text:span></text:span>em iniungere, cavere vero, ne quid ab externis<text:line-break/>causis noxae incidat. Postea, si ab his nec ipse gracilis<text:line-break/>fiat, nec imbecilla ejus. pars affligatur, insistendum eidem<text:line-break/>victus rationi esu Sin autem aut omnibus partibus fiat<text:line-break/>gracilis, aut aliquo afficiatur, quod constitutionis fit vi-<text:line-break/>tiosae, mutare talem victus rationem debebis, utique, si<text:line-break/>estimatur, duorum alterum faciens, aut rictum hominis in<text:line-break/>tenuiorem mutans, aut certo anui tempore purgatione<text:line-break/>utens. Ac aliis quidem una quotannis purgatio vere in-<text:line-break/>cipiente satisfacit, aliis altera quoque post hanc autumno<text:line-break/>est opus. Ac si sanguinis quidem abundantiam corpus<text:line-break/>congessit, mittendus is est; sin vitiosum succum, vacuan-<text:line-break/>dus luo medicamento est, quod superantem humorem pur-<text:line-break/>geti . Quod si ex tenui victu pars afflicta levetur, sed<text:line-break/>corpus emacietur, picatione utendum, sicut antea est com-<text:line-break/>prehensum, ad extenuati habitus refectionem,</text:p>
      <text:h text:style-name="Heading_20_2" text:outline-level="2">Cap. XIU . </text:h>
      <text:p text:style-name="P16">Sane pessimus corporis sim<text:span text:style-name="Default_20_Paragraph_20_Font"><text:span text:style-name="T1">u</text:span></text:span>s est et<text:line-break/>ille. Sunt enim qui genitale femen . copiosum- ca-</text:p>
      <text:p text:style-name="P4">lidumque gignunt, quod eos ad expulsionem sui proritat,<text:line-break/>post quam et ve<text:span text:style-name="Default_20_Paragraph_20_Font"><text:span text:style-name="T1">n</text:span></text:span>tris os illis resolvitur, quod et stoma-<text:line-break/>chus non a medicis modo, sed etiam aliis hominibus yoc<text:line-break/>eatur, quemadmodum a veteribus. con dicebatur, et qui sic<text:line-break/>affecti siunt, ipsi toto corpore non fotum dissolvuntur im-<text:line-break/>becillique fiunt, fed etiam sicci, graciles, pallidi, cavis-<text:line-break/>que oculis cernuntur. Quod si propterea, quod ex coitu<text:line-break/>fio vexantur, abstineant a venereo concubitu, non mode<text:line-break/>capitis molestiam, sid etiam stomachi offeusiouem fasti,<text:line-break/>diaque sentiunt. Sed nec ex continentia magnopere ju-<text:line-break/>vantur;accidunt enim ipsis ab insomniis venereorum non<text:line-break/>minora incommoda iis, quae a concubitu senserunt. Ho-<text:line-break/>rum quum quidam mordax praecalidumque femen inter<text:line-break/>emrtlendum sentire non solum se, sed etiam mulieres, cum<text:line-break/>quibus rem habepet, reservet, suasi homini, ut abstineret<text:line-break/>a cibis, qui semen genitale augerent, sumeret etiam no<text:span text:style-name="Default_20_Paragraph_20_Font"><text:span text:style-name="T1">n<text:line-break/></text:span></text:span>cibos modo, verum etiam medicamenta, quae id extin-<text:line-break/>gpereut; quorum tradita nobis materia est in iis libris,</text:p>
      <text:p text:style-name="P4">quos de alimentis, itemque quos de simplicibus medica-<text:line-break/>mentis conscripsimus; tum veto exercitationibus uteretur,<text:line-break/>quae supernas partes potius exercerent, cujusmodi est, quae<text:line-break/>parva pila, et quae magna pila fit, et quae per haltere.s,<text:line-break/><text:span text:style-name="Default_20_Paragraph_20_Font"><text:span text:style-name="T3">a </text:span></text:span>balneo vero lumbos totos ungeret unctione quapiam Iri-<text:line-break/>gida. Talia sunt et crudum oleum, et ompliacinum, et<text:line-break/>rosaceum, et melinum, utique quod ex ejusmodi .fit oleo.<text:line-break/>Ipse vero crassioris substantiae unctiones nonnullis com-<text:line-break/>pono, ne facile a corpore defluant. Est autem compositio<text:line-break/>earum ex cera et aliquo . eorum , quae refrigerent. Pri-<text:line-break/>mum autem ubi quod a medicis ceratum dicitur feceris,<text:line-break/>delu in mortario manibus affatim subegeris, i<text:span text:style-name="Default_20_Paragraph_20_Font"><text:span text:style-name="T1">n</text:span></text:span>fundes re-<text:line-break/>frigerantem succum, quem etiam quam maxime cum ce-<text:line-break/>ra sic permifcebis, ut uniuntur. Succorum vero id ge-<text:line-break/>nus descriptum materiam habes in simplicium medicamen-<text:line-break/>torum libris. Quorum obvii maxime facillimeque para-<text:line-break/>biles funt et fempervivi, et folani, et umbilici veneris,<text:line-break/>et p<text:span text:style-name="Default_20_Paragraph_20_Font"><text:span text:style-name="T1">s</text:span></text:span>yllii, et polygoui, et tribuli, et portulacae; haec</text:p>
      <text:p text:style-name="P4">vero succum non remittit, nisi, dum in mortario tunditur,<text:line-break/>affusum sit humoris quippiam, qui tenuis aquosaeque, <text:span text:style-name="Default_20_Paragraph_20_Font"><text:span text:style-name="T1">n</text:span></text:span>on<text:line-break/>lentae et crassae substantiae fit, qualis uvae immaturae<text:line-break/>est et rosarum. Verum hi aestate, reliquorum non pau-<text:line-break/>ci etiam aliis temporibus habentur, veluti lactucae, qui<text:line-break/>ipfe quoque ex refrigerantibus est. Quin etiam Ii lini fe-<text:line-break/>men in aqua coquas, refrigerantem cremorem efficit<text:line-break/>Porro gymnasi<text:span text:style-name="Default_20_Paragraph_20_Font"><text:span text:style-name="T1">o</text:span></text:span>rum quempiam vidimus ex iis, qui athletis<text:line-break/>praefuerant, qui athletae cuiusdam renibus plumbi lami-<text:line-break/>nam s<text:span text:style-name="Default_20_Paragraph_20_Font"><text:span text:style-name="T1">n</text:span></text:span>perpofuit, quo nocturnis veneris imaginibus care-<text:line-break/>ret. Idque quum e plebe cuidam, qui sic esset affectus,<text:line-break/>indicarem^ adjutus gratias egit. Alter vero, cui carnis<text:line-break/>natura imbecillior erat, non tulit plumbi duritiem; huic<text:line-break/>ergo suasi earum quas supra dixi herbarum aliquas fub-<text:line-break/>stemere, ac cum ipsis molles amerinae frondes et rutae,<text:line-break/>fenfitque illico ex his fructum ; itaque usus deinceps assi-<text:line-break/>due est. Quin, ubi amerinae femine assidue vestri fuafi,</text:p>
      <text:p text:style-name="P4">etiam ob. id gratias egit, sicuti etiam pro ruta. Ac ta-<text:line-break/>Itum quidem materia tum lu opere de simplicibus ine-<text:line-break/>dicamentis, tum in libris de alimentorum facultatibus<text:line-break/>tradita est. Nunc illud visum est sermoni necessario ad-<text:line-break/>jiciendum, .cavendas esse unctiones frigidas, quaecunque<text:line-break/>ex papavere mandragorave fiunt. Neque enim horum<text:line-break/>quippiam admovendum, neque, quum i<text:span text:style-name="Default_20_Paragraph_20_Font"><text:span text:style-name="T1">n</text:span></text:span> summe vigore<text:line-break/>consistunt herbae, quemadmodum praedictis, ita etiam<text:line-break/>istis substratis est utendum, vehementes enim refrigeratio-<text:line-break/>nes, quae fiunt ab iis, quae lumborum regionibus lippo-<text:line-break/>nuntur, renes ipsos laedunt. Qum rufas experiri cuidam<text:line-break/>suasi, sensitque ex his substratis levamen citra ullam re-<text:line-break/>num noxam. Sed et aliud excogitavi iis, qui ita funt as-.<text:line-break/>lecti, non insalubre, veluti ex ipso usu comperi. Quippe<text:line-break/>experientia normae .vice semper habenda eorum est, quae -<text:line-break/>excogitaveris, nec scribe<text:span text:style-name="Default_20_Paragraph_20_Font"><text:span text:style-name="T1">n</text:span></text:span>dum pro utili quicquam est,<text:line-break/>quod non sic expertus, nisi tamen hoc ipsum testeris non<text:line-break/>esse tibi adhuc expertum. Quid ergo est, quod a me ex-</text:p>
      <text:p text:style-name="P4">cogitatum magnae esse utilitatis sum praefatus? Dicant.<text:line-break/>Observare dixi oportere eos, qui hoc corporis vitio urgen-<text:line-break/>tur, quando maxime genitalis seminis abundantiam, quod<text:line-break/>excerni postulet, collegerint, ac die quopiam, posse<text:line-break/>quam boni succi cibis lu coena se modice impleverint, ad<text:line-break/>somnum couverfos concumbere; postero die, quum satis<text:line-break/>dormierint ac surrexerint, linteo fricari, quoad rubor per<text:line-break/>cutim appereat; mox aliqua ex oleo frictione modice uti;<text:line-break/>tum exiguo interposito tempore panis aliquid bene fer-<text:line-break/>mentali et in clibano cocti ac puri ex rino mixto gu-<text:line-break/>stare, atque. ita ad opus consuetum redire; medio tamen<text:line-break/>tempore frictionis ex oleo et exhibitionis ipsius panis, si<text:line-break/>quis locus in ricino sit, in eo ambulare, excepte si hy-<text:line-break/>bernam frigus sit, tum enim lutus manere satius duco.<text:line-break/>Non dissimilem roborandi^ per cibum stomachi rationem<text:line-break/>et grammatico cuidam, qui epileptica convulsione assidue<text:line-break/>corripiebatur, suasi, ac mnisice contulit. Maxime vero in<text:line-break/>fiduciam veni hominis juvandi, ubi ab ipso didici, tum</text:p>
      <text:p text:style-name="P4">convulsiones incidere, quum diutius a cibo abstinuisset,<text:line-break/>magisque, si dolor interdum irave intervenisset. Quin<text:line-break/>etiam habitum corporis ejus contuebar gracilem; felici-<text:line-break/>tantique de hac ipsa re stomachum assidue bile urgeri<text:line-break/>est fassus. omnibus vero, qui haec legent, communiter<text:line-break/>illud suasum velim, praesertim qui, tametsi medicinae artis<text:line-break/>sunt ignari, cogitationem tamen habent exercitatam, ne,<text:line-break/>veluti vulgus, ita ipsi quoque pecorum ritu rictus ratione<text:line-break/>utantur, quin potius usu explorent, quinam ipsis cibus p o-<text:line-break/>tusve fit noxius, qui praeterea quantique motus. Pari<text:line-break/>modo et de venere observent, num noxia fibi innoxiave<text:line-break/>sit; tum ex quanto intervallo utentibus noxia innoxiave<text:line-break/>sit. Nam, sicut retuli, nonnulli immodice laeduntur; alii-<text:line-break/>citra noxam usu ejus ad senium usque sufficiunt. Verum<text:line-break/>haec amb<text:span text:style-name="Default_20_Paragraph_20_Font"><text:span text:style-name="T1">o</text:span></text:span> genera rara, nempe eorum, qui magnopere lae-<text:line-break/>duntur, -et qui nullum sentiunt incommodum. Totum vero,<text:line-break/>quod in messio est, id cum majoris minorisque discrimine<text:line-break/>ad magnum hominum numerum fe extendit; quorum qui</text:p>
      <text:p text:style-name="P4">non. rudes sunt,. (non enim quorumlibet . est haec nosse,]<text:line-break/>lis suadeo, ob<text:span text:style-name="Default_20_Paragraph_20_Font"><text:span text:style-name="T1">s</text:span></text:span>ervent, ex quibus laedi fe juvarive sentiant ;<text:line-break/>ita enim fiet, ut lu paucissimis medicorum opera indigeant,<text:line-break/>quousque in sanitate fuerint.</text:p>
      <text:h text:style-name="Heading_20_2" text:outline-level="2">C ap. XV. </text:h>
      <text:p text:style-name="P16">His jam scriptis, amicorum quidam, quum<text:line-break/>totum lioc opus relegisset , unum omnino restare dicebat,<text:line-break/>quod. superius a me relictum post erat dicendum, nempe<text:line-break/>melicam en tum, quod ex malorum cotoneorum succo con-<text:line-break/>ficitur, quod tum ad appetentiam excitandam iis, quibus<text:line-break/>ea languet, est utile, tum ad concoctionem iis, qui pa<text:span text:style-name="Default_20_Paragraph_20_Font"><text:span text:style-name="T1">r</text:span></text:span>um<text:line-break/>feliciter cibos concoquunt; et in summa ventri robur con-<text:line-break/>ciliat. Laudato igitur homine, quod admonuerit, apposui<text:line-break/>et compositionem. ipsius, quae ad. hunc modum se habet.<text:line-break/>Accipies succi malorum cotoneorum, quae dulciora majora-<text:line-break/>que sunt ac minus. acerba, quaecunque nostrates in Asia<text:line-break/>Graeci stiuthia vocant, sextarios Romanos duos, quibus-<text:line-break/>mellis optimi tantundem miscebis, aceti sextarium unum<text:line-break/>et semissem; haec quum saner prunas. modice coxeris et</text:p>
      <text:p text:style-name="P4">spumam detraxeris, immittes gingiberis uncias. tres, pipe-<text:line-break/>ris albi duas; dein rutilis in simili igne recoques; donec<text:line-break/>mellis crassitudo existat, qua utique .crassitudine stoma-<text:line-break/>chica medicamenta praeparari solent. Hoc vero tnedica-<text:line-break/>mentum etiam iis, quibus invalidum jecur est, salutare in<text:line-break/>primis est. Illud vero latere n<text:span text:style-name="Default_20_Paragraph_20_Font"><text:span text:style-name="T1">o</text:span></text:span>n debet, jejunis id maxi-<text:line-break/>me dandum esse, mediocris mystri modo; quanquam nec<text:line-break/>si a cibo fit sumptum, quicquam laedit. Commode quo-<text:line-break/>que dabitu<text:span text:style-name="Default_20_Paragraph_20_Font"><text:span text:style-name="T1">r</text:span></text:span> etiam si prius pransus quispiam ante coenam<text:line-break/>id sumpserit. Maxime tamen tempestive id duabus aut<text:line-break/>tribus horis ante cibum obtuleris. Quod fi adstringere<text:line-break/>magis voles, etiam ex cotoneo<text:span text:style-name="Default_20_Paragraph_20_Font"><text:span text:style-name="T1">r</text:span></text:span>um succo conficias. Cae-<text:line-break/>terum si cui venter intemperie caloris labo<text:span text:style-name="Default_20_Paragraph_20_Font"><text:span text:style-name="T1">r</text:span></text:span>at, aut etiam<text:line-break/>bile quovis modo abundat, huic auferri et piper et sin-<text:line-break/>giber debebit; ac furens malorum cum aceto et melle<text:line-break/>tantum ad praescriptam crassitudluem coctus dari. Qui<text:line-break/>vero messio tempe<text:span text:style-name="Default_20_Paragraph_20_Font"><text:span text:style-name="T1">r</text:span></text:span>amento ventres habent ita, ut nec lu-<text:line-break/>liosuur excrementum, nec pituitosunr congerant, iis pipe-</text:p>
      <text:p text:style-name="P4">ris et riugiberis dimidium ejus qui praedictus est m<text:span text:style-name="Default_20_Paragraph_20_Font"><text:span text:style-name="T1">o</text:span></text:span>di<text:line-break/>sat erit, ita nimirum, ut sit piperis uncia una, et ringi-<text:line-break/>beris una et semis. At quibus frigiditas temperiem vitiat,<text:line-break/>lis quatuor gingiberis, piperis tres aut duas et semis un-<text:line-break/>cras iniicies. Licebit autem, quum ad medium m<text:span text:style-name="Default_20_Paragraph_20_Font"><text:span text:style-name="T1">o</text:span></text:span>dum<text:line-break/>praeparaveris, in ipso usu piper addere. Atque ad hunc<text:line-break/>modum iis, quibus in diversis membris pugnantia tempera-<text:line-break/>menta sunt, consulendum censemus. Quibus vero in una<text:line-break/>qualibet similari instrmnentalive parte imparitas tempera-<text:line-break/>menti visitur, de his alio opere agetu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VA" fo:font-style="normal" style:text-underline-style="none" fo:font-weight="normal" style:letter-kerning="false" fo:background-color="transparent" style:font-name-asian="Microsoft Sans Serif" style:font-size-asian="12pt" style:language-asian="la" style:country-asian="VA" style:font-style-asian="normal" style:font-weight-asian="normal" style:font-name-complex="Microsoft Sans Serif" style:font-size-complex="12pt" style:language-complex="la" style:country-complex="V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1-10T12:40:00Z</meta:creation-date>
    <dc:date>2023-03-23T18:13:16.790000000</dc:date>
    <meta:editing-cycles>5</meta:editing-cycles>
    <meta:editing-duration>PT42M37S</meta:editing-duration>
    <meta:document-statistic meta:table-count="1" meta:image-count="0" meta:object-count="0" meta:page-count="452" meta:paragraph-count="620" meta:word-count="65402" meta:character-count="439646" meta:non-whitespace-character-count="374788"/>
    <meta:template xlink:type="simple" xlink:actuate="onRequest" xlink:title="" xlink:href="Normal.dotm"/>
  </office:meta>
</office:document-meta>
</file>